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language="es" fo:country="CO" officeooo:rsid="07fa4f3f" officeooo:paragraph-rsid="07faf899"/>
    </style:style>
    <style:style style:name="P3" style:family="paragraph" style:parent-style-name="Text_20_body">
      <style:text-properties fo:language="es" fo:country="CO" officeooo:rsid="08ef0057" officeooo:paragraph-rsid="08ef0057"/>
    </style:style>
    <style:style style:name="P4" style:family="paragraph" style:parent-style-name="Text_20_body">
      <style:text-properties fo:language="es" fo:country="CO" officeooo:rsid="090462b8" officeooo:paragraph-rsid="090462b8"/>
    </style:style>
    <style:style style:name="P5" style:family="paragraph" style:parent-style-name="Text_20_body">
      <style:text-properties fo:language="es" fo:country="CO" officeooo:rsid="08bf5c03" officeooo:paragraph-rsid="0940d532"/>
    </style:style>
    <style:style style:name="P6" style:family="paragraph" style:parent-style-name="Text_20_body">
      <style:text-properties fo:language="es" fo:country="CO" officeooo:rsid="0aa93d55" officeooo:paragraph-rsid="0b252d53"/>
    </style:style>
    <style:style style:name="P7" style:family="paragraph" style:parent-style-name="Text_20_body">
      <style:text-properties officeooo:rsid="074ed2b5" officeooo:paragraph-rsid="0a41617e"/>
    </style:style>
    <style:style style:name="P8" style:family="paragraph" style:parent-style-name="Text_20_body">
      <style:text-properties officeooo:rsid="07cd9feb" officeooo:paragraph-rsid="07df750a"/>
    </style:style>
    <style:style style:name="P9" style:family="paragraph" style:parent-style-name="Text_20_body">
      <style:text-properties officeooo:rsid="07cd9feb" officeooo:paragraph-rsid="07e32ae2"/>
    </style:style>
    <style:style style:name="P10" style:family="paragraph" style:parent-style-name="Text_20_body">
      <style:text-properties officeooo:rsid="07ce2638" officeooo:paragraph-rsid="07d4dd92"/>
    </style:style>
    <style:style style:name="P11" style:family="paragraph" style:parent-style-name="Text_20_body">
      <style:text-properties officeooo:rsid="07ce2638" officeooo:paragraph-rsid="1aa885f5"/>
    </style:style>
    <style:style style:name="P12" style:family="paragraph" style:parent-style-name="Text_20_body">
      <style:text-properties officeooo:rsid="07d6016b" officeooo:paragraph-rsid="0b71002c"/>
    </style:style>
    <style:style style:name="P13" style:family="paragraph" style:parent-style-name="Text_20_body">
      <style:text-properties officeooo:rsid="07d6016b" officeooo:paragraph-rsid="1a7645fb"/>
    </style:style>
    <style:style style:name="P14" style:family="paragraph" style:parent-style-name="Text_20_body">
      <style:text-properties officeooo:rsid="07e5fecc" officeooo:paragraph-rsid="07e5fecc"/>
    </style:style>
    <style:style style:name="P15" style:family="paragraph" style:parent-style-name="Text_20_body">
      <style:text-properties officeooo:rsid="07ee333b" officeooo:paragraph-rsid="07f01a71"/>
    </style:style>
    <style:style style:name="P16" style:family="paragraph" style:parent-style-name="Text_20_body">
      <style:text-properties officeooo:rsid="07f3442a" officeooo:paragraph-rsid="07f3442a"/>
    </style:style>
    <style:style style:name="P17" style:family="paragraph" style:parent-style-name="Text_20_body">
      <style:text-properties officeooo:rsid="07f3442a" officeooo:paragraph-rsid="07f34724"/>
    </style:style>
    <style:style style:name="P18" style:family="paragraph" style:parent-style-name="Text_20_body">
      <style:text-properties officeooo:rsid="07f543e4" officeooo:paragraph-rsid="07f543e4"/>
    </style:style>
    <style:style style:name="P19" style:family="paragraph" style:parent-style-name="Text_20_body">
      <style:text-properties officeooo:rsid="07f543e4" officeooo:paragraph-rsid="086c73e3"/>
    </style:style>
    <style:style style:name="P20" style:family="paragraph" style:parent-style-name="Text_20_body">
      <style:text-properties officeooo:rsid="07f6422e" officeooo:paragraph-rsid="07f7d268"/>
    </style:style>
    <style:style style:name="P21" style:family="paragraph" style:parent-style-name="Text_20_body">
      <style:text-properties officeooo:rsid="07f6422e" officeooo:paragraph-rsid="07f6422e"/>
    </style:style>
    <style:style style:name="P22" style:family="paragraph" style:parent-style-name="Text_20_body">
      <style:text-properties officeooo:rsid="07f6422e" officeooo:paragraph-rsid="16d84dc1"/>
    </style:style>
    <style:style style:name="P23" style:family="paragraph" style:parent-style-name="Text_20_body">
      <style:text-properties officeooo:paragraph-rsid="07f6422e"/>
    </style:style>
    <style:style style:name="P24" style:family="paragraph" style:parent-style-name="Text_20_body">
      <style:text-properties officeooo:rsid="07f97342" officeooo:paragraph-rsid="07f97342"/>
    </style:style>
    <style:style style:name="P25" style:family="paragraph" style:parent-style-name="Text_20_body">
      <style:text-properties officeooo:rsid="07fa4f3f" officeooo:paragraph-rsid="07fa4f3f"/>
    </style:style>
    <style:style style:name="P26" style:family="paragraph" style:parent-style-name="Text_20_body">
      <style:text-properties officeooo:rsid="07f01a71" officeooo:paragraph-rsid="07f01a71"/>
    </style:style>
    <style:style style:name="P27" style:family="paragraph" style:parent-style-name="Text_20_body">
      <style:text-properties officeooo:rsid="07cc5ccb" officeooo:paragraph-rsid="07cc5ccb"/>
    </style:style>
    <style:style style:name="P28" style:family="paragraph" style:parent-style-name="Text_20_body">
      <style:text-properties officeooo:rsid="07fdc782" officeooo:paragraph-rsid="0802772c"/>
    </style:style>
    <style:style style:name="P29" style:family="paragraph" style:parent-style-name="Text_20_body">
      <style:text-properties officeooo:rsid="0817762f" officeooo:paragraph-rsid="081ccaa1"/>
    </style:style>
    <style:style style:name="P30" style:family="paragraph" style:parent-style-name="Text_20_body">
      <style:text-properties officeooo:rsid="081ccaa1" officeooo:paragraph-rsid="0836b55d"/>
    </style:style>
    <style:style style:name="P31" style:family="paragraph" style:parent-style-name="Text_20_body">
      <style:text-properties officeooo:rsid="081ccaa1" officeooo:paragraph-rsid="08a87cf0"/>
    </style:style>
    <style:style style:name="P32" style:family="paragraph" style:parent-style-name="Text_20_body">
      <style:text-properties officeooo:rsid="081f29e4" officeooo:paragraph-rsid="0836b55d"/>
    </style:style>
    <style:style style:name="P33" style:family="paragraph" style:parent-style-name="Text_20_body">
      <style:text-properties officeooo:rsid="081f29e4" officeooo:paragraph-rsid="08a87cf0"/>
    </style:style>
    <style:style style:name="P34" style:family="paragraph" style:parent-style-name="Text_20_body">
      <style:text-properties officeooo:paragraph-rsid="0836b55d"/>
    </style:style>
    <style:style style:name="P35" style:family="paragraph" style:parent-style-name="Text_20_body">
      <style:text-properties officeooo:rsid="07f34724" officeooo:paragraph-rsid="0836b55d"/>
    </style:style>
    <style:style style:name="P36" style:family="paragraph" style:parent-style-name="Text_20_body">
      <style:text-properties officeooo:rsid="07e5c6f9" officeooo:paragraph-rsid="07e5fecc"/>
    </style:style>
    <style:style style:name="P37" style:family="paragraph" style:parent-style-name="Text_20_body">
      <style:text-properties officeooo:rsid="087e7696" officeooo:paragraph-rsid="08a303e1"/>
    </style:style>
    <style:style style:name="P38" style:family="paragraph" style:parent-style-name="Text_20_body">
      <style:text-properties officeooo:paragraph-rsid="0890a102"/>
    </style:style>
    <style:style style:name="P39" style:family="paragraph" style:parent-style-name="Text_20_body">
      <style:text-properties officeooo:rsid="08935cf8" officeooo:paragraph-rsid="089b7eb5"/>
    </style:style>
    <style:style style:name="P40" style:family="paragraph" style:parent-style-name="Text_20_body">
      <style:text-properties officeooo:paragraph-rsid="089aece4"/>
    </style:style>
    <style:style style:name="P41" style:family="paragraph" style:parent-style-name="Text_20_body">
      <style:text-properties officeooo:paragraph-rsid="08a303e1"/>
    </style:style>
    <style:style style:name="P42" style:family="paragraph" style:parent-style-name="Text_20_body">
      <style:text-properties officeooo:paragraph-rsid="08a87cf0"/>
    </style:style>
    <style:style style:name="P43" style:family="paragraph" style:parent-style-name="Text_20_body">
      <style:text-properties officeooo:rsid="087e8eaa" officeooo:paragraph-rsid="08a303e1"/>
    </style:style>
    <style:style style:name="P44" style:family="paragraph" style:parent-style-name="Text_20_body">
      <style:text-properties officeooo:rsid="08abf2b8" officeooo:paragraph-rsid="08abf2b8"/>
    </style:style>
    <style:style style:name="P45" style:family="paragraph" style:parent-style-name="Text_20_body">
      <style:text-properties officeooo:rsid="08ad1d16" officeooo:paragraph-rsid="08ad1d16"/>
    </style:style>
    <style:style style:name="P46" style:family="paragraph" style:parent-style-name="Text_20_body">
      <style:text-properties officeooo:rsid="08aeea8f" officeooo:paragraph-rsid="08aeea8f"/>
    </style:style>
    <style:style style:name="P47" style:family="paragraph" style:parent-style-name="Text_20_body">
      <style:text-properties officeooo:paragraph-rsid="08afd0b4"/>
    </style:style>
    <style:style style:name="P48" style:family="paragraph" style:parent-style-name="Text_20_body">
      <style:text-properties officeooo:paragraph-rsid="08b11903"/>
    </style:style>
    <style:style style:name="P49" style:family="paragraph" style:parent-style-name="Text_20_body">
      <style:text-properties officeooo:paragraph-rsid="08b6833c"/>
    </style:style>
    <style:style style:name="P50" style:family="paragraph" style:parent-style-name="Text_20_body">
      <style:text-properties officeooo:paragraph-rsid="08b7b2ea"/>
    </style:style>
    <style:style style:name="P51" style:family="paragraph" style:parent-style-name="Text_20_body">
      <style:text-properties officeooo:paragraph-rsid="08c9104a"/>
    </style:style>
    <style:style style:name="P52" style:family="paragraph" style:parent-style-name="Text_20_body">
      <style:text-properties officeooo:paragraph-rsid="08d1cafd"/>
    </style:style>
    <style:style style:name="P53" style:family="paragraph" style:parent-style-name="Text_20_body">
      <style:text-properties officeooo:paragraph-rsid="08dd163d"/>
    </style:style>
    <style:style style:name="P54" style:family="paragraph" style:parent-style-name="Text_20_body">
      <style:text-properties officeooo:paragraph-rsid="08e1e301"/>
    </style:style>
    <style:style style:name="P55" style:family="paragraph" style:parent-style-name="Text_20_body">
      <style:text-properties officeooo:rsid="08e6a206" officeooo:paragraph-rsid="08e6a206"/>
    </style:style>
    <style:style style:name="P56" style:family="paragraph" style:parent-style-name="Text_20_body">
      <style:text-properties officeooo:paragraph-rsid="08ea454f"/>
    </style:style>
    <style:style style:name="P57" style:family="paragraph" style:parent-style-name="Text_20_body">
      <style:text-properties officeooo:paragraph-rsid="08f501fc"/>
    </style:style>
    <style:style style:name="P58" style:family="paragraph" style:parent-style-name="Text_20_body">
      <style:text-properties officeooo:paragraph-rsid="08fdae02"/>
    </style:style>
    <style:style style:name="P59" style:family="paragraph" style:parent-style-name="Text_20_body">
      <style:text-properties officeooo:paragraph-rsid="08ff7284"/>
    </style:style>
    <style:style style:name="P60" style:family="paragraph" style:parent-style-name="Text_20_body">
      <style:text-properties officeooo:rsid="091d277c" officeooo:paragraph-rsid="0b18e656"/>
    </style:style>
    <style:style style:name="P61" style:family="paragraph" style:parent-style-name="Text_20_body">
      <style:text-properties officeooo:rsid="091d69c5" officeooo:paragraph-rsid="0b18e656"/>
    </style:style>
    <style:style style:name="P62" style:family="paragraph" style:parent-style-name="Text_20_body">
      <style:text-properties officeooo:rsid="0923349d" officeooo:paragraph-rsid="0b18e656"/>
    </style:style>
    <style:style style:name="P63" style:family="paragraph" style:parent-style-name="Text_20_body">
      <style:text-properties officeooo:rsid="092a1fc2" officeooo:paragraph-rsid="0b18e656"/>
    </style:style>
    <style:style style:name="P64" style:family="paragraph" style:parent-style-name="Text_20_body">
      <style:text-properties officeooo:rsid="092a1fc2" officeooo:paragraph-rsid="0a88352b"/>
    </style:style>
    <style:style style:name="P65" style:family="paragraph" style:parent-style-name="Text_20_body">
      <style:text-properties officeooo:paragraph-rsid="0940d532"/>
    </style:style>
    <style:style style:name="P66" style:family="paragraph" style:parent-style-name="Text_20_body">
      <style:text-properties officeooo:rsid="074d8687" officeooo:paragraph-rsid="0a41617e"/>
    </style:style>
    <style:style style:name="P67" style:family="paragraph" style:parent-style-name="Text_20_body">
      <style:text-properties officeooo:rsid="074d8687" officeooo:paragraph-rsid="195c3b2a"/>
    </style:style>
    <style:style style:name="P68" style:family="paragraph" style:parent-style-name="Text_20_body">
      <style:text-properties officeooo:rsid="095bb0ef" officeooo:paragraph-rsid="098ed9d5"/>
    </style:style>
    <style:style style:name="P69" style:family="paragraph" style:parent-style-name="Text_20_body">
      <style:text-properties officeooo:rsid="0959b287" officeooo:paragraph-rsid="098ed9d5"/>
    </style:style>
    <style:style style:name="P70" style:family="paragraph" style:parent-style-name="Text_20_body">
      <style:text-properties officeooo:rsid="098f8007" officeooo:paragraph-rsid="09c1a372"/>
    </style:style>
    <style:style style:name="P71" style:family="paragraph" style:parent-style-name="Text_20_body">
      <style:text-properties officeooo:rsid="098f8007" officeooo:paragraph-rsid="0b561b31"/>
    </style:style>
    <style:style style:name="P72" style:family="paragraph" style:parent-style-name="Text_20_body">
      <style:text-properties officeooo:rsid="09910b55" officeooo:paragraph-rsid="09abf3cf"/>
    </style:style>
    <style:style style:name="P73" style:family="paragraph" style:parent-style-name="Text_20_body">
      <style:text-properties officeooo:rsid="09910b55" officeooo:paragraph-rsid="1c5596b8"/>
    </style:style>
    <style:style style:name="P74" style:family="paragraph" style:parent-style-name="Text_20_body">
      <style:text-properties officeooo:rsid="09926a26" officeooo:paragraph-rsid="09abf3cf"/>
    </style:style>
    <style:style style:name="P75" style:family="paragraph" style:parent-style-name="Text_20_body">
      <style:text-properties officeooo:paragraph-rsid="09b43cad"/>
    </style:style>
    <style:style style:name="P76" style:family="paragraph" style:parent-style-name="Text_20_body">
      <style:text-properties officeooo:rsid="09ac8b3d" officeooo:paragraph-rsid="09c655a0"/>
    </style:style>
    <style:style style:name="P77" style:family="paragraph" style:parent-style-name="Text_20_body">
      <style:text-properties officeooo:rsid="09ac8b3d" officeooo:paragraph-rsid="1b34ef5a"/>
    </style:style>
    <style:style style:name="P78" style:family="paragraph" style:parent-style-name="Text_20_body">
      <style:text-properties officeooo:rsid="095c53ff" officeooo:paragraph-rsid="09c92027"/>
    </style:style>
    <style:style style:name="P79" style:family="paragraph" style:parent-style-name="Text_20_body">
      <style:text-properties officeooo:paragraph-rsid="09cc57ae"/>
    </style:style>
    <style:style style:name="P80" style:family="paragraph" style:parent-style-name="Text_20_body">
      <style:text-properties officeooo:rsid="09bbd148" officeooo:paragraph-rsid="09dbb298"/>
    </style:style>
    <style:style style:name="P81" style:family="paragraph" style:parent-style-name="Text_20_body">
      <style:text-properties officeooo:rsid="09e96ee9" officeooo:paragraph-rsid="09f84957"/>
    </style:style>
    <style:style style:name="P82" style:family="paragraph" style:parent-style-name="Text_20_body">
      <style:text-properties officeooo:rsid="09e96ee9" officeooo:paragraph-rsid="0b71002c"/>
    </style:style>
    <style:style style:name="P83" style:family="paragraph" style:parent-style-name="Text_20_body">
      <style:text-properties officeooo:rsid="09eb15e8" officeooo:paragraph-rsid="09eb15e8"/>
    </style:style>
    <style:style style:name="P84" style:family="paragraph" style:parent-style-name="Text_20_body">
      <style:text-properties officeooo:paragraph-rsid="0a265a56"/>
    </style:style>
    <style:style style:name="P85" style:family="paragraph" style:parent-style-name="Text_20_body">
      <style:text-properties officeooo:rsid="0a39ed49" officeooo:paragraph-rsid="0a3e5658"/>
    </style:style>
    <style:style style:name="P86" style:family="paragraph" style:parent-style-name="Text_20_body">
      <style:text-properties officeooo:rsid="0a39ed49" officeooo:paragraph-rsid="19445318"/>
    </style:style>
    <style:style style:name="P87" style:family="paragraph" style:parent-style-name="Text_20_body">
      <style:text-properties officeooo:rsid="0a3fc936" officeooo:paragraph-rsid="0a3fc936"/>
    </style:style>
    <style:style style:name="P88" style:family="paragraph" style:parent-style-name="Text_20_body">
      <style:text-properties officeooo:paragraph-rsid="0a5bcf1d"/>
    </style:style>
    <style:style style:name="P89" style:family="paragraph" style:parent-style-name="Text_20_body">
      <style:text-properties officeooo:paragraph-rsid="0a819564"/>
    </style:style>
    <style:style style:name="P90" style:family="paragraph" style:parent-style-name="Text_20_body">
      <style:text-properties officeooo:paragraph-rsid="0a81a0bc"/>
    </style:style>
    <style:style style:name="P91" style:family="paragraph" style:parent-style-name="Text_20_body">
      <style:text-properties officeooo:paragraph-rsid="0a849e3a"/>
    </style:style>
    <style:style style:name="P92" style:family="paragraph" style:parent-style-name="Text_20_body">
      <style:text-properties officeooo:paragraph-rsid="0a88352b"/>
    </style:style>
    <style:style style:name="P93" style:family="paragraph" style:parent-style-name="Text_20_body">
      <style:text-properties officeooo:paragraph-rsid="0a8f13fc"/>
    </style:style>
    <style:style style:name="P94" style:family="paragraph" style:parent-style-name="Text_20_body">
      <style:text-properties officeooo:rsid="0a80d0dc" officeooo:paragraph-rsid="0a819564"/>
    </style:style>
    <style:style style:name="P95" style:family="paragraph" style:parent-style-name="Text_20_body">
      <style:text-properties officeooo:paragraph-rsid="0a9291bd"/>
    </style:style>
    <style:style style:name="P96" style:family="paragraph" style:parent-style-name="Text_20_body">
      <style:text-properties officeooo:paragraph-rsid="0a93fcb7"/>
    </style:style>
    <style:style style:name="P97" style:family="paragraph" style:parent-style-name="Text_20_body">
      <style:text-properties officeooo:rsid="0a93fcb7" officeooo:paragraph-rsid="0a93fcb7"/>
    </style:style>
    <style:style style:name="P98" style:family="paragraph" style:parent-style-name="Text_20_body">
      <style:text-properties officeooo:rsid="0a958263" officeooo:paragraph-rsid="0a97a584"/>
    </style:style>
    <style:style style:name="P99" style:family="paragraph" style:parent-style-name="Text_20_body">
      <style:text-properties officeooo:rsid="0a04f5bb" officeooo:paragraph-rsid="0a974fcb"/>
    </style:style>
    <style:style style:name="P100" style:family="paragraph" style:parent-style-name="Text_20_body">
      <style:text-properties officeooo:paragraph-rsid="0a9b1557"/>
    </style:style>
    <style:style style:name="P101" style:family="paragraph" style:parent-style-name="Text_20_body">
      <style:text-properties officeooo:rsid="0a0859fc" officeooo:paragraph-rsid="0a9e3795"/>
    </style:style>
    <style:style style:name="P102" style:family="paragraph" style:parent-style-name="Text_20_body">
      <style:text-properties officeooo:rsid="0a9ebe3a" officeooo:paragraph-rsid="0a9ebe3a"/>
    </style:style>
    <style:style style:name="P103" style:family="paragraph" style:parent-style-name="Text_20_body">
      <style:text-properties officeooo:paragraph-rsid="0aa02da1"/>
    </style:style>
    <style:style style:name="P104" style:family="paragraph" style:parent-style-name="Text_20_body">
      <style:text-properties officeooo:rsid="0a9ce1c7" officeooo:paragraph-rsid="0aa02da1"/>
    </style:style>
    <style:style style:name="P105" style:family="paragraph" style:parent-style-name="Text_20_body">
      <style:text-properties officeooo:paragraph-rsid="0ab076b7"/>
    </style:style>
    <style:style style:name="P106" style:family="paragraph" style:parent-style-name="Text_20_body">
      <style:text-properties officeooo:paragraph-rsid="0ab697b9"/>
    </style:style>
    <style:style style:name="P107" style:family="paragraph" style:parent-style-name="Text_20_body">
      <style:text-properties officeooo:paragraph-rsid="0abbf6a2"/>
    </style:style>
    <style:style style:name="P108" style:family="paragraph" style:parent-style-name="Text_20_body">
      <style:text-properties officeooo:paragraph-rsid="0aca098e"/>
    </style:style>
    <style:style style:name="P109" style:family="paragraph" style:parent-style-name="Text_20_body">
      <style:text-properties officeooo:paragraph-rsid="0ad2840a"/>
    </style:style>
    <style:style style:name="P110" style:family="paragraph" style:parent-style-name="Text_20_body">
      <style:text-properties officeooo:rsid="0ad3df4f" officeooo:paragraph-rsid="0ad95b5f"/>
    </style:style>
    <style:style style:name="P111" style:family="paragraph" style:parent-style-name="Text_20_body">
      <style:text-properties officeooo:paragraph-rsid="0ae7a27c"/>
    </style:style>
    <style:style style:name="P112" style:family="paragraph" style:parent-style-name="Text_20_body">
      <style:text-properties officeooo:paragraph-rsid="0ae91bd1"/>
    </style:style>
    <style:style style:name="P113" style:family="paragraph" style:parent-style-name="Text_20_body">
      <style:text-properties officeooo:paragraph-rsid="0aea4ab3"/>
    </style:style>
    <style:style style:name="P114" style:family="paragraph" style:parent-style-name="Text_20_body">
      <style:text-properties officeooo:paragraph-rsid="0aec9a25"/>
    </style:style>
    <style:style style:name="P115" style:family="paragraph" style:parent-style-name="Text_20_body">
      <style:text-properties officeooo:paragraph-rsid="0aee868a"/>
    </style:style>
    <style:style style:name="P116" style:family="paragraph" style:parent-style-name="Text_20_body">
      <style:text-properties officeooo:paragraph-rsid="0aefb1c7"/>
    </style:style>
    <style:style style:name="P117" style:family="paragraph" style:parent-style-name="Text_20_body">
      <style:text-properties officeooo:paragraph-rsid="0af9245d"/>
    </style:style>
    <style:style style:name="P118" style:family="paragraph" style:parent-style-name="Text_20_body">
      <style:text-properties officeooo:rsid="0b07d733" officeooo:paragraph-rsid="0b0ddc08"/>
    </style:style>
    <style:style style:name="P119" style:family="paragraph" style:parent-style-name="Text_20_body">
      <style:text-properties officeooo:paragraph-rsid="0b0ddc08"/>
    </style:style>
    <style:style style:name="P120" style:family="paragraph" style:parent-style-name="Text_20_body">
      <style:text-properties officeooo:paragraph-rsid="0b14a4da"/>
    </style:style>
    <style:style style:name="P121" style:family="paragraph" style:parent-style-name="Text_20_body">
      <style:text-properties officeooo:paragraph-rsid="0b15e95f"/>
    </style:style>
    <style:style style:name="P122" style:family="paragraph" style:parent-style-name="Text_20_body">
      <style:text-properties officeooo:paragraph-rsid="0b1798ca"/>
    </style:style>
    <style:style style:name="P123" style:family="paragraph" style:parent-style-name="Text_20_body">
      <style:text-properties officeooo:paragraph-rsid="0b18e656"/>
    </style:style>
    <style:style style:name="P124" style:family="paragraph" style:parent-style-name="Standard">
      <style:text-properties officeooo:paragraph-rsid="0b18e656"/>
    </style:style>
    <style:style style:name="P125" style:family="paragraph" style:parent-style-name="Text_20_body">
      <style:text-properties officeooo:paragraph-rsid="0b07d733"/>
    </style:style>
    <style:style style:name="P126" style:family="paragraph" style:parent-style-name="Text_20_body">
      <style:text-properties officeooo:paragraph-rsid="0b252d53"/>
    </style:style>
    <style:style style:name="P127" style:family="paragraph" style:parent-style-name="Text_20_body">
      <style:text-properties officeooo:rsid="0b297fc7" officeooo:paragraph-rsid="0b297fc7"/>
    </style:style>
    <style:style style:name="P128" style:family="paragraph" style:parent-style-name="Text_20_body">
      <style:text-properties officeooo:rsid="0b0bad0d" officeooo:paragraph-rsid="0b0ddc08"/>
    </style:style>
    <style:style style:name="P129" style:family="paragraph" style:parent-style-name="Text_20_body">
      <style:text-properties officeooo:paragraph-rsid="0b315110"/>
    </style:style>
    <style:style style:name="P130" style:family="paragraph" style:parent-style-name="Text_20_body">
      <style:text-properties officeooo:rsid="0b491926" officeooo:paragraph-rsid="0b491926"/>
    </style:style>
    <style:style style:name="P131" style:family="paragraph" style:parent-style-name="Text_20_body">
      <style:text-properties officeooo:rsid="0b4c8335" officeooo:paragraph-rsid="0b4d80fe"/>
    </style:style>
    <style:style style:name="P132" style:family="paragraph" style:parent-style-name="Text_20_body">
      <style:text-properties officeooo:rsid="0b53642b" officeooo:paragraph-rsid="0b53642b"/>
    </style:style>
    <style:style style:name="P133" style:family="paragraph" style:parent-style-name="Text_20_body">
      <style:text-properties officeooo:rsid="0b5520ff" officeooo:paragraph-rsid="0b5520ff"/>
    </style:style>
    <style:style style:name="P134" style:family="paragraph" style:parent-style-name="Text_20_body">
      <style:text-properties officeooo:rsid="0b849711" officeooo:paragraph-rsid="0b849711"/>
    </style:style>
    <style:style style:name="P135" style:family="paragraph" style:parent-style-name="Text_20_body">
      <style:text-properties officeooo:rsid="0cf7c514" officeooo:paragraph-rsid="1b3391ba"/>
    </style:style>
    <style:style style:name="P136" style:family="paragraph" style:parent-style-name="Text_20_body">
      <style:text-properties officeooo:rsid="09cc57ae" officeooo:paragraph-rsid="09cc57ae"/>
    </style:style>
    <style:style style:name="P137" style:family="paragraph" style:parent-style-name="Text_20_body">
      <style:text-properties officeooo:rsid="18bba3b1" officeooo:paragraph-rsid="18c24e5f"/>
    </style:style>
    <style:style style:name="P138" style:family="paragraph" style:parent-style-name="Text_20_body">
      <style:text-properties officeooo:rsid="18bc8321" officeooo:paragraph-rsid="18c24e5f"/>
    </style:style>
    <style:style style:name="P139" style:family="paragraph" style:parent-style-name="Text_20_body">
      <style:text-properties officeooo:paragraph-rsid="08be7d6f"/>
    </style:style>
    <style:style style:name="P140" style:family="paragraph" style:parent-style-name="Text_20_body">
      <style:text-properties officeooo:rsid="18be0a2e" officeooo:paragraph-rsid="18c24e5f"/>
    </style:style>
    <style:style style:name="P141" style:family="paragraph" style:parent-style-name="Text_20_body">
      <style:text-properties officeooo:rsid="18b9ef29" officeooo:paragraph-rsid="18c24e5f"/>
    </style:style>
    <style:style style:name="P142" style:family="paragraph" style:parent-style-name="Text_20_body">
      <style:text-properties officeooo:rsid="18bc161f" officeooo:paragraph-rsid="18c24e5f"/>
    </style:style>
    <style:style style:name="P143" style:family="paragraph" style:parent-style-name="Text_20_body">
      <style:text-properties officeooo:rsid="18bc161f" officeooo:paragraph-rsid="1920169c"/>
    </style:style>
    <style:style style:name="P144" style:family="paragraph" style:parent-style-name="Text_20_body">
      <style:text-properties officeooo:rsid="09937829" officeooo:paragraph-rsid="192927ef"/>
    </style:style>
    <style:style style:name="P145" style:family="paragraph" style:parent-style-name="Text_20_body">
      <style:text-properties officeooo:rsid="09937829" officeooo:paragraph-rsid="192e8ef5"/>
    </style:style>
    <style:style style:name="P146" style:family="paragraph" style:parent-style-name="Text_20_body">
      <style:text-properties officeooo:rsid="099974c3" officeooo:paragraph-rsid="192927ef"/>
    </style:style>
    <style:style style:name="P147" style:family="paragraph" style:parent-style-name="Text_20_body">
      <style:text-properties officeooo:rsid="09b2f530" officeooo:paragraph-rsid="09dbb298"/>
    </style:style>
    <style:style style:name="P148" style:family="paragraph" style:parent-style-name="Text_20_body">
      <style:text-properties officeooo:paragraph-rsid="193807e9"/>
    </style:style>
    <style:style style:name="P149" style:family="paragraph" style:parent-style-name="Text_20_body">
      <style:text-properties officeooo:paragraph-rsid="19385549"/>
    </style:style>
    <style:style style:name="P150" style:family="paragraph" style:parent-style-name="Text_20_body">
      <style:text-properties officeooo:paragraph-rsid="1938d3d1"/>
    </style:style>
    <style:style style:name="P151" style:family="paragraph" style:parent-style-name="Text_20_body">
      <style:text-properties officeooo:paragraph-rsid="193caab9"/>
    </style:style>
    <style:style style:name="P152" style:family="paragraph" style:parent-style-name="Text_20_body">
      <style:text-properties officeooo:paragraph-rsid="193e99b7"/>
    </style:style>
    <style:style style:name="P153" style:family="paragraph" style:parent-style-name="Text_20_body">
      <style:text-properties officeooo:paragraph-rsid="19441e89"/>
    </style:style>
    <style:style style:name="P154" style:family="paragraph" style:parent-style-name="Text_20_body">
      <style:text-properties officeooo:paragraph-rsid="19445318"/>
    </style:style>
    <style:style style:name="P155" style:family="paragraph" style:parent-style-name="Text_20_body">
      <style:text-properties officeooo:paragraph-rsid="19454146"/>
    </style:style>
    <style:style style:name="P156" style:family="paragraph" style:parent-style-name="Text_20_body">
      <style:text-properties officeooo:rsid="0a1d6444" officeooo:paragraph-rsid="193e99b7"/>
    </style:style>
    <style:style style:name="P157" style:family="paragraph" style:parent-style-name="Text_20_body">
      <style:text-properties officeooo:paragraph-rsid="194df88c"/>
    </style:style>
    <style:style style:name="P158" style:family="paragraph" style:parent-style-name="Text_20_body">
      <style:text-properties officeooo:paragraph-rsid="1950a9ac"/>
    </style:style>
    <style:style style:name="P159" style:family="paragraph" style:parent-style-name="Text_20_body">
      <style:text-properties officeooo:paragraph-rsid="1951fd32"/>
    </style:style>
    <style:style style:name="P160" style:family="paragraph" style:parent-style-name="Text_20_body">
      <style:text-properties officeooo:paragraph-rsid="0abcfb9a"/>
    </style:style>
    <style:style style:name="P161" style:family="paragraph" style:parent-style-name="Text_20_body">
      <style:text-properties officeooo:rsid="1951fd32" officeooo:paragraph-rsid="1951fd32"/>
    </style:style>
    <style:style style:name="P162" style:family="paragraph" style:parent-style-name="Text_20_body">
      <style:text-properties officeooo:rsid="0a658585" officeooo:paragraph-rsid="194df88c"/>
    </style:style>
    <style:style style:name="P163" style:family="paragraph" style:parent-style-name="Text_20_body">
      <style:text-properties officeooo:rsid="0a987b8b" officeooo:paragraph-rsid="1950a9ac"/>
    </style:style>
    <style:style style:name="P164" style:family="paragraph" style:parent-style-name="Text_20_body">
      <style:text-properties officeooo:rsid="0ab27820" officeooo:paragraph-rsid="1951fd32"/>
    </style:style>
    <style:style style:name="P165" style:family="paragraph" style:parent-style-name="Text_20_body">
      <style:text-properties officeooo:rsid="0ab7522b" officeooo:paragraph-rsid="1951fd32"/>
    </style:style>
    <style:style style:name="P166" style:family="paragraph" style:parent-style-name="Text_20_body">
      <style:text-properties officeooo:rsid="18b809ab" officeooo:paragraph-rsid="18be0a2e"/>
    </style:style>
    <style:style style:name="P167" style:family="paragraph" style:parent-style-name="Text_20_body">
      <style:text-properties officeooo:rsid="195893ec" officeooo:paragraph-rsid="195893ec"/>
    </style:style>
    <style:style style:name="P168" style:family="paragraph" style:parent-style-name="Text_20_body">
      <style:text-properties officeooo:rsid="195893ec" officeooo:paragraph-rsid="1b299246"/>
    </style:style>
    <style:style style:name="P169" style:family="paragraph" style:parent-style-name="Text_20_body">
      <style:text-properties officeooo:rsid="0954b95a" officeooo:paragraph-rsid="09beaab4"/>
    </style:style>
    <style:style style:name="P170" style:family="paragraph" style:parent-style-name="Text_20_body">
      <style:text-properties officeooo:rsid="195c3b2a" officeooo:paragraph-rsid="1963cafc"/>
    </style:style>
    <style:style style:name="P171" style:family="paragraph" style:parent-style-name="Text_20_body">
      <style:text-properties officeooo:rsid="195c3b2a" officeooo:paragraph-rsid="1c54aa19"/>
    </style:style>
    <style:style style:name="P172" style:family="paragraph" style:parent-style-name="Text_20_body">
      <style:text-properties officeooo:rsid="173ff076" officeooo:paragraph-rsid="195c3b2a"/>
    </style:style>
    <style:style style:name="P173" style:family="paragraph" style:parent-style-name="Text_20_body">
      <style:text-properties officeooo:rsid="1963cafc" officeooo:paragraph-rsid="1963cafc"/>
    </style:style>
    <style:style style:name="P174" style:family="paragraph" style:parent-style-name="Text_20_body">
      <style:text-properties officeooo:rsid="07d00a0f" officeooo:paragraph-rsid="1b1dcfca"/>
    </style:style>
    <style:style style:name="P175" style:family="paragraph" style:parent-style-name="Text_20_body">
      <style:text-properties officeooo:rsid="07d2de13" officeooo:paragraph-rsid="1b1dcfca"/>
    </style:style>
    <style:style style:name="P176" style:family="paragraph" style:parent-style-name="Text_20_body">
      <style:text-properties officeooo:paragraph-rsid="1b320759"/>
    </style:style>
    <style:style style:name="P177" style:family="paragraph" style:parent-style-name="Text_20_body">
      <style:text-properties officeooo:rsid="1b321686" officeooo:paragraph-rsid="1b3391ba"/>
    </style:style>
    <style:style style:name="P178" style:family="paragraph" style:parent-style-name="Text_20_body">
      <style:text-properties officeooo:rsid="1b3140ca" officeooo:paragraph-rsid="1b320759"/>
    </style:style>
    <style:style style:name="P179" style:family="paragraph" style:parent-style-name="Text_20_body">
      <style:text-properties officeooo:rsid="09c43526" officeooo:paragraph-rsid="1b3391ba"/>
    </style:style>
    <style:style style:name="P180" style:family="paragraph" style:parent-style-name="Text_20_body">
      <style:text-properties officeooo:paragraph-rsid="1b4182f4"/>
    </style:style>
    <style:style style:name="P181" style:family="paragraph" style:parent-style-name="Text_20_body">
      <style:text-properties officeooo:paragraph-rsid="0accc738"/>
    </style:style>
    <style:style style:name="P182" style:family="paragraph" style:parent-style-name="Text_20_body">
      <style:text-properties officeooo:paragraph-rsid="0ac5afe0"/>
    </style:style>
    <style:style style:name="P183" style:family="paragraph" style:parent-style-name="Text_20_body">
      <style:text-properties officeooo:rsid="1b46a6fa" officeooo:paragraph-rsid="1b46a6fa"/>
    </style:style>
    <style:style style:name="P184" style:family="paragraph" style:parent-style-name="Text_20_body">
      <style:text-properties officeooo:rsid="0ac3c77b" officeooo:paragraph-rsid="1b46a6fa"/>
    </style:style>
    <style:style style:name="P185" style:family="paragraph" style:parent-style-name="Text_20_body">
      <style:text-properties officeooo:rsid="08fdae02" officeooo:paragraph-rsid="1beabf23"/>
    </style:style>
    <style:style style:name="P186" style:family="paragraph" style:parent-style-name="Footnote">
      <style:text-properties officeooo:paragraph-rsid="0770642c"/>
    </style:style>
    <style:style style:name="P187" style:family="paragraph" style:parent-style-name="Footnote">
      <style:text-properties officeooo:paragraph-rsid="081d6b41"/>
    </style:style>
    <style:style style:name="P188" style:family="paragraph" style:parent-style-name="Footnote">
      <style:text-properties officeooo:paragraph-rsid="08411cb3"/>
    </style:style>
    <style:style style:name="P189" style:family="paragraph" style:parent-style-name="Footnote">
      <style:text-properties officeooo:paragraph-rsid="08935cf8"/>
    </style:style>
    <style:style style:name="P190" style:family="paragraph" style:parent-style-name="Footnote">
      <style:text-properties officeooo:paragraph-rsid="08996104"/>
    </style:style>
    <style:style style:name="P191" style:family="paragraph" style:parent-style-name="Footnote">
      <style:paragraph-properties fo:text-align="justify" style:justify-single-word="false"/>
    </style:style>
    <style:style style:name="P192" style:family="paragraph" style:parent-style-name="Footnote">
      <style:paragraph-properties fo:text-align="start" style:justify-single-word="false"/>
      <style:text-properties officeooo:paragraph-rsid="0aab98bf"/>
    </style:style>
    <style:style style:name="P193" style:family="paragraph" style:parent-style-name="Footnote">
      <style:text-properties officeooo:paragraph-rsid="0b1ddbb3"/>
    </style:style>
    <style:style style:name="P194" style:family="paragraph" style:parent-style-name="Footnote">
      <style:text-properties officeooo:paragraph-rsid="17b8b7b5"/>
    </style:style>
    <style:style style:name="P195" style:family="paragraph" style:parent-style-name="Footnote">
      <style:text-properties officeooo:paragraph-rsid="1be64214"/>
    </style:style>
    <style:style style:name="P196" style:family="paragraph" style:parent-style-name="Standard">
      <style:text-properties officeooo:rsid="093d8f09" officeooo:paragraph-rsid="0b18e656"/>
    </style:style>
    <style:style style:name="P197" style:family="paragraph" style:parent-style-name="Standard">
      <style:text-properties officeooo:rsid="094c95dd" officeooo:paragraph-rsid="0b18e656"/>
    </style:style>
    <style:style style:name="P198" style:family="paragraph" style:parent-style-name="Standard">
      <style:text-properties officeooo:rsid="09e5d9cf" officeooo:paragraph-rsid="0b18e656"/>
    </style:style>
    <style:style style:name="P199" style:family="paragraph" style:parent-style-name="Standard">
      <style:text-properties officeooo:rsid="1b495887" officeooo:paragraph-rsid="1b495887"/>
    </style:style>
    <style:style style:name="P200" style:family="paragraph" style:parent-style-name="Standard">
      <style:text-properties officeooo:rsid="1b4aceee" officeooo:paragraph-rsid="1b4f3a43"/>
    </style:style>
    <style:style style:name="P201" style:family="paragraph" style:parent-style-name="Standard">
      <style:text-properties officeooo:rsid="1b4bf833" officeooo:paragraph-rsid="1b4bf833"/>
    </style:style>
    <style:style style:name="P202" style:family="paragraph" style:parent-style-name="Text_20_body">
      <style:text-properties officeooo:rsid="086d1e03" officeooo:paragraph-rsid="1c900570"/>
    </style:style>
    <style:style style:name="P203" style:family="paragraph" style:parent-style-name="Text_20_body">
      <style:text-properties officeooo:rsid="0ae4d3dd" officeooo:paragraph-rsid="0ae4d3dd"/>
    </style:style>
    <style:style style:name="P204" style:family="paragraph" style:parent-style-name="Text_20_body">
      <style:text-properties officeooo:paragraph-rsid="1ce49c3c"/>
    </style:style>
    <style:style style:name="P205" style:family="paragraph" style:parent-style-name="Text_20_body">
      <style:text-properties officeooo:paragraph-rsid="1ce958fa"/>
    </style:style>
    <style:style style:name="P206" style:family="paragraph" style:parent-style-name="Text_20_body">
      <style:text-properties officeooo:rsid="1b230624" officeooo:paragraph-rsid="1ced8daa"/>
    </style:style>
    <style:style style:name="P207" style:family="paragraph" style:parent-style-name="Heading_20_3" style:master-page-name="">
      <style:paragraph-properties style:page-number="auto" fo:break-before="auto" fo:break-after="auto"/>
    </style:style>
    <style:style style:name="P208" style:family="paragraph" style:parent-style-name="Heading_20_4">
      <style:text-properties officeooo:paragraph-rsid="08634017"/>
    </style:style>
    <style:style style:name="P209" style:family="paragraph" style:parent-style-name="Heading_20_4">
      <style:text-properties officeooo:rsid="0905760d"/>
    </style:style>
    <style:style style:name="P210" style:family="paragraph" style:parent-style-name="Heading_20_4">
      <style:text-properties officeooo:paragraph-rsid="18c24e5f"/>
    </style:style>
    <style:style style:name="P211" style:family="paragraph" style:parent-style-name="Heading_20_4">
      <style:text-properties officeooo:paragraph-rsid="098ed9d5"/>
    </style:style>
    <style:style style:name="P212" style:family="paragraph" style:parent-style-name="Heading_20_4">
      <style:text-properties officeooo:paragraph-rsid="09abf3cf"/>
    </style:style>
    <style:style style:name="P213" style:family="paragraph" style:parent-style-name="Heading_20_4">
      <style:text-properties officeooo:rsid="09ac8b3d" officeooo:paragraph-rsid="09b43cad"/>
    </style:style>
    <style:style style:name="P214" style:family="paragraph" style:parent-style-name="Heading_20_4">
      <style:text-properties officeooo:paragraph-rsid="09b43cad"/>
    </style:style>
    <style:style style:name="P215" style:family="paragraph" style:parent-style-name="Heading_20_4">
      <style:text-properties officeooo:rsid="09e96ee9" officeooo:paragraph-rsid="09dc4f02"/>
    </style:style>
    <style:style style:name="P216" style:family="paragraph" style:parent-style-name="Heading_20_4">
      <style:text-properties officeooo:rsid="09180b82" officeooo:paragraph-rsid="0b18e656"/>
    </style:style>
    <style:style style:name="P217" style:family="paragraph" style:parent-style-name="Heading_20_5">
      <style:text-properties officeooo:rsid="1aa92072"/>
    </style:style>
    <style:style style:name="P218" style:family="paragraph" style:parent-style-name="Standard">
      <style:text-properties officeooo:rsid="09b8d456" officeooo:paragraph-rsid="0b18e656"/>
    </style:style>
    <style:style style:name="P219" style:family="paragraph" style:parent-style-name="Text_20_body" style:list-style-name="L1">
      <style:text-properties officeooo:paragraph-rsid="098ed9d5"/>
    </style:style>
    <style:style style:name="P220" style:family="paragraph" style:parent-style-name="Text_20_body" style:list-style-name="L1">
      <style:text-properties officeooo:rsid="095bb0ef" officeooo:paragraph-rsid="098ed9d5"/>
    </style:style>
    <style:style style:name="P221" style:family="paragraph" style:parent-style-name="Text_20_body" style:list-style-name="L1">
      <style:text-properties officeooo:rsid="1417327f" officeooo:paragraph-rsid="1417327f"/>
    </style:style>
    <style:style style:name="T1" style:family="text">
      <style:text-properties fo:language="es" fo:country="CO"/>
    </style:style>
    <style:style style:name="T2" style:family="text">
      <style:text-properties fo:language="es" fo:country="CO" officeooo:rsid="04355c4c"/>
    </style:style>
    <style:style style:name="T3" style:family="text">
      <style:text-properties fo:language="es" fo:country="CO" officeooo:rsid="044e4643"/>
    </style:style>
    <style:style style:name="T4" style:family="text">
      <style:text-properties fo:language="es" fo:country="CO" officeooo:rsid="047fa770"/>
    </style:style>
    <style:style style:name="T5" style:family="text">
      <style:text-properties fo:language="es" fo:country="CO" officeooo:rsid="0480d71a"/>
    </style:style>
    <style:style style:name="T6" style:family="text">
      <style:text-properties fo:language="es" fo:country="CO" officeooo:rsid="04ab5c6c"/>
    </style:style>
    <style:style style:name="T7" style:family="text">
      <style:text-properties fo:language="es" fo:country="CO" officeooo:rsid="04ac5adc"/>
    </style:style>
    <style:style style:name="T8" style:family="text">
      <style:text-properties fo:language="es" fo:country="CO" officeooo:rsid="03998d50"/>
    </style:style>
    <style:style style:name="T9" style:family="text">
      <style:text-properties fo:language="es" fo:country="CO" officeooo:rsid="025c8888"/>
    </style:style>
    <style:style style:name="T10" style:family="text">
      <style:text-properties fo:language="es" fo:country="CO" officeooo:rsid="0713bb26"/>
    </style:style>
    <style:style style:name="T11" style:family="text">
      <style:text-properties fo:language="es" fo:country="CO" officeooo:rsid="0713e635"/>
    </style:style>
    <style:style style:name="T12" style:family="text">
      <style:text-properties fo:language="es" fo:country="CO" officeooo:rsid="0715d81a"/>
    </style:style>
    <style:style style:name="T13" style:family="text">
      <style:text-properties fo:language="es" fo:country="CO" officeooo:rsid="07278b06"/>
    </style:style>
    <style:style style:name="T14" style:family="text">
      <style:text-properties fo:language="es" fo:country="CO" officeooo:rsid="076da4af"/>
    </style:style>
    <style:style style:name="T15" style:family="text">
      <style:text-properties fo:language="es" fo:country="CO" officeooo:rsid="076e0542"/>
    </style:style>
    <style:style style:name="T16" style:family="text">
      <style:text-properties fo:language="es" fo:country="CO" officeooo:rsid="0770351b"/>
    </style:style>
    <style:style style:name="T17" style:family="text">
      <style:text-properties fo:language="es" fo:country="CO" officeooo:rsid="0778915c"/>
    </style:style>
    <style:style style:name="T18" style:family="text">
      <style:text-properties fo:language="es" fo:country="CO" officeooo:rsid="077b1f2c"/>
    </style:style>
    <style:style style:name="T19" style:family="text">
      <style:text-properties fo:language="es" fo:country="CO" officeooo:rsid="077bab06"/>
    </style:style>
    <style:style style:name="T20" style:family="text">
      <style:text-properties fo:language="es" fo:country="CO" officeooo:rsid="077f9582"/>
    </style:style>
    <style:style style:name="T21" style:family="text">
      <style:text-properties fo:language="es" fo:country="CO" officeooo:rsid="07828519"/>
    </style:style>
    <style:style style:name="T22" style:family="text">
      <style:text-properties fo:language="es" fo:country="CO" officeooo:rsid="078377e4"/>
    </style:style>
    <style:style style:name="T23" style:family="text">
      <style:text-properties fo:language="es" fo:country="CO" officeooo:rsid="0781601b"/>
    </style:style>
    <style:style style:name="T24" style:family="text">
      <style:text-properties fo:language="es" fo:country="CO" officeooo:rsid="07ce2638"/>
    </style:style>
    <style:style style:name="T25" style:family="text">
      <style:text-properties fo:language="es" fo:country="CO" officeooo:rsid="07e32ae2"/>
    </style:style>
    <style:style style:name="T26" style:family="text">
      <style:text-properties fo:language="es" fo:country="CO" officeooo:rsid="07eb3ffc"/>
    </style:style>
    <style:style style:name="T27" style:family="text">
      <style:text-properties fo:language="es" fo:country="CO" officeooo:rsid="07f6422e"/>
    </style:style>
    <style:style style:name="T28" style:family="text">
      <style:text-properties fo:language="es" fo:country="CO" officeooo:rsid="07f7d268"/>
    </style:style>
    <style:style style:name="T29" style:family="text">
      <style:text-properties fo:language="es" fo:country="CO" officeooo:rsid="07faf899"/>
    </style:style>
    <style:style style:name="T30" style:family="text">
      <style:text-properties fo:language="es" fo:country="CO" officeooo:rsid="07fc190d"/>
    </style:style>
    <style:style style:name="T31" style:family="text">
      <style:text-properties fo:language="es" fo:country="CO" officeooo:rsid="07fdc782"/>
    </style:style>
    <style:style style:name="T32" style:family="text">
      <style:text-properties fo:language="es" fo:country="CO" officeooo:rsid="07fdf5bb"/>
    </style:style>
    <style:style style:name="T33" style:family="text">
      <style:text-properties fo:language="es" fo:country="CO" officeooo:rsid="07ff1136"/>
    </style:style>
    <style:style style:name="T34" style:family="text">
      <style:text-properties fo:language="es" fo:country="CO" officeooo:rsid="08007a2c"/>
    </style:style>
    <style:style style:name="T35" style:family="text">
      <style:text-properties fo:language="es" fo:country="CO" officeooo:rsid="0801fb66"/>
    </style:style>
    <style:style style:name="T36" style:family="text">
      <style:text-properties fo:language="es" fo:country="CO" officeooo:rsid="0802772c"/>
    </style:style>
    <style:style style:name="T37" style:family="text">
      <style:text-properties fo:language="es" fo:country="CO" officeooo:rsid="0804f4d4"/>
    </style:style>
    <style:style style:name="T38" style:family="text">
      <style:text-properties fo:language="es" fo:country="CO" officeooo:rsid="0806ec33"/>
    </style:style>
    <style:style style:name="T39" style:family="text">
      <style:text-properties fo:language="es" fo:country="CO" officeooo:rsid="0808cbe1"/>
    </style:style>
    <style:style style:name="T40" style:family="text">
      <style:text-properties fo:language="es" fo:country="CO" officeooo:rsid="0809fd70"/>
    </style:style>
    <style:style style:name="T41" style:family="text">
      <style:text-properties fo:language="es" fo:country="CO" officeooo:rsid="080c27fb"/>
    </style:style>
    <style:style style:name="T42" style:family="text">
      <style:text-properties fo:language="es" fo:country="CO" officeooo:rsid="080d79d1"/>
    </style:style>
    <style:style style:name="T43" style:family="text">
      <style:text-properties fo:language="es" fo:country="CO" officeooo:rsid="080e35e3"/>
    </style:style>
    <style:style style:name="T44" style:family="text">
      <style:text-properties fo:language="es" fo:country="CO" officeooo:rsid="08b11903"/>
    </style:style>
    <style:style style:name="T45" style:family="text">
      <style:text-properties fo:language="es" fo:country="CO" officeooo:rsid="08b14151"/>
    </style:style>
    <style:style style:name="T46" style:family="text">
      <style:text-properties fo:language="es" fo:country="CO" officeooo:rsid="08b56740"/>
    </style:style>
    <style:style style:name="T47" style:family="text">
      <style:text-properties fo:language="es" fo:country="CO" officeooo:rsid="08b35e38"/>
    </style:style>
    <style:style style:name="T48" style:family="text">
      <style:text-properties fo:language="es" fo:country="CO" officeooo:rsid="08b6833c"/>
    </style:style>
    <style:style style:name="T49" style:family="text">
      <style:text-properties fo:language="es" fo:country="CO" officeooo:rsid="08b7b2ea"/>
    </style:style>
    <style:style style:name="T50" style:family="text">
      <style:text-properties fo:language="es" fo:country="CO" officeooo:rsid="08b7c7ee"/>
    </style:style>
    <style:style style:name="T51" style:family="text">
      <style:text-properties fo:language="es" fo:country="CO" officeooo:rsid="08b8a048"/>
    </style:style>
    <style:style style:name="T52" style:family="text">
      <style:text-properties fo:language="es" fo:country="CO" officeooo:rsid="08bab0de"/>
    </style:style>
    <style:style style:name="T53" style:family="text">
      <style:text-properties fo:language="es" fo:country="CO" officeooo:rsid="08bb0973"/>
    </style:style>
    <style:style style:name="T54" style:family="text">
      <style:text-properties fo:language="es" fo:country="CO" officeooo:rsid="08bcd3f6"/>
    </style:style>
    <style:style style:name="T55" style:family="text">
      <style:text-properties fo:language="es" fo:country="CO" officeooo:rsid="08be7d6f"/>
    </style:style>
    <style:style style:name="T56" style:family="text">
      <style:text-properties fo:language="es" fo:country="CO" officeooo:rsid="08c0a798"/>
    </style:style>
    <style:style style:name="T57" style:family="text">
      <style:text-properties fo:language="es" fo:country="CO" officeooo:rsid="08c15c09"/>
    </style:style>
    <style:style style:name="T58" style:family="text">
      <style:text-properties fo:language="es" fo:country="CO" officeooo:rsid="08bf5c03"/>
    </style:style>
    <style:style style:name="T59" style:family="text">
      <style:text-properties fo:language="es" fo:country="CO" officeooo:rsid="08c201f0"/>
    </style:style>
    <style:style style:name="T60" style:family="text">
      <style:text-properties fo:language="es" fo:country="CO" officeooo:rsid="08c22b2d"/>
    </style:style>
    <style:style style:name="T61" style:family="text">
      <style:text-properties fo:language="es" fo:country="CO" officeooo:rsid="08c5f3ee"/>
    </style:style>
    <style:style style:name="T62" style:family="text">
      <style:text-properties fo:language="es" fo:country="CO" officeooo:rsid="08c74212"/>
    </style:style>
    <style:style style:name="T63" style:family="text">
      <style:text-properties fo:language="es" fo:country="CO" officeooo:rsid="08c9104a"/>
    </style:style>
    <style:style style:name="T64" style:family="text">
      <style:text-properties fo:language="es" fo:country="CO" officeooo:rsid="08cad779"/>
    </style:style>
    <style:style style:name="T65" style:family="text">
      <style:text-properties fo:language="es" fo:country="CO" officeooo:rsid="08cdabac"/>
    </style:style>
    <style:style style:name="T66" style:family="text">
      <style:text-properties fo:language="es" fo:country="CO" officeooo:rsid="08ceeb42"/>
    </style:style>
    <style:style style:name="T67" style:family="text">
      <style:text-properties fo:language="es" fo:country="CO" officeooo:rsid="08cf02ac"/>
    </style:style>
    <style:style style:name="T68" style:family="text">
      <style:text-properties fo:language="es" fo:country="CO" officeooo:rsid="08d0c5ae"/>
    </style:style>
    <style:style style:name="T69" style:family="text">
      <style:text-properties fo:language="es" fo:country="CO" officeooo:rsid="08d1cafd"/>
    </style:style>
    <style:style style:name="T70" style:family="text">
      <style:text-properties fo:language="es" fo:country="CO" officeooo:rsid="08d35968"/>
    </style:style>
    <style:style style:name="T71" style:family="text">
      <style:text-properties fo:language="es" fo:country="CO" officeooo:rsid="08d4b3e3"/>
    </style:style>
    <style:style style:name="T72" style:family="text">
      <style:text-properties fo:language="es" fo:country="CO" officeooo:rsid="08d51a18"/>
    </style:style>
    <style:style style:name="T73" style:family="text">
      <style:text-properties fo:language="es" fo:country="CO" officeooo:rsid="08d6d7b4"/>
    </style:style>
    <style:style style:name="T74" style:family="text">
      <style:text-properties fo:language="es" fo:country="CO" officeooo:rsid="08db8e14"/>
    </style:style>
    <style:style style:name="T75" style:family="text">
      <style:text-properties fo:language="es" fo:country="CO" officeooo:rsid="0729446b"/>
    </style:style>
    <style:style style:name="T76" style:family="text">
      <style:text-properties fo:language="es" fo:country="CO" officeooo:rsid="08e2c230"/>
    </style:style>
    <style:style style:name="T77" style:family="text">
      <style:text-properties fo:language="es" fo:country="CO" officeooo:rsid="08e34050"/>
    </style:style>
    <style:style style:name="T78" style:family="text">
      <style:text-properties fo:language="es" fo:country="CO" officeooo:rsid="08e5e9df"/>
    </style:style>
    <style:style style:name="T79" style:family="text">
      <style:text-properties fo:language="es" fo:country="CO" officeooo:rsid="08e7b51d"/>
    </style:style>
    <style:style style:name="T80" style:family="text">
      <style:text-properties fo:language="es" fo:country="CO" officeooo:rsid="08e93c61"/>
    </style:style>
    <style:style style:name="T81" style:family="text">
      <style:text-properties fo:language="es" fo:country="CO" officeooo:rsid="08e856fd"/>
    </style:style>
    <style:style style:name="T82" style:family="text">
      <style:text-properties fo:language="es" fo:country="CO" officeooo:rsid="08ea454f"/>
    </style:style>
    <style:style style:name="T83" style:family="text">
      <style:text-properties fo:language="es" fo:country="CO" officeooo:rsid="08eb7280"/>
    </style:style>
    <style:style style:name="T84" style:family="text">
      <style:text-properties fo:language="es" fo:country="CO" officeooo:rsid="08ebb365"/>
    </style:style>
    <style:style style:name="T85" style:family="text">
      <style:text-properties fo:language="es" fo:country="CO" officeooo:rsid="08ec92ab"/>
    </style:style>
    <style:style style:name="T86" style:family="text">
      <style:text-properties fo:language="es" fo:country="CO" officeooo:rsid="08ed71f8"/>
    </style:style>
    <style:style style:name="T87" style:family="text">
      <style:text-properties fo:language="es" fo:country="CO" officeooo:rsid="08ef0057"/>
    </style:style>
    <style:style style:name="T88" style:family="text">
      <style:text-properties fo:language="es" fo:country="CO" officeooo:rsid="08efe3bf"/>
    </style:style>
    <style:style style:name="T89" style:family="text">
      <style:text-properties fo:language="es" fo:country="CO" officeooo:rsid="08f38778"/>
    </style:style>
    <style:style style:name="T90" style:family="text">
      <style:text-properties fo:language="es" fo:country="CO" officeooo:rsid="08f501fc"/>
    </style:style>
    <style:style style:name="T91" style:family="text">
      <style:text-properties fo:language="es" fo:country="CO" officeooo:rsid="08f87602"/>
    </style:style>
    <style:style style:name="T92" style:family="text">
      <style:text-properties fo:language="es" fo:country="CO" officeooo:rsid="08f6e6ec"/>
    </style:style>
    <style:style style:name="T93" style:family="text">
      <style:text-properties fo:language="es" fo:country="CO" officeooo:rsid="08f917c3"/>
    </style:style>
    <style:style style:name="T94" style:family="text">
      <style:text-properties fo:language="es" fo:country="CO" officeooo:rsid="08fdae02"/>
    </style:style>
    <style:style style:name="T95" style:family="text">
      <style:text-properties fo:language="es" fo:country="CO" officeooo:rsid="08ff7284"/>
    </style:style>
    <style:style style:name="T96" style:family="text">
      <style:text-properties fo:language="es" fo:country="CO" officeooo:rsid="09003359"/>
    </style:style>
    <style:style style:name="T97" style:family="text">
      <style:text-properties fo:language="es" fo:country="CO" officeooo:rsid="09025c90"/>
    </style:style>
    <style:style style:name="T98" style:family="text">
      <style:text-properties fo:language="es" fo:country="CO" officeooo:rsid="093e3d24"/>
    </style:style>
    <style:style style:name="T99" style:family="text">
      <style:text-properties fo:language="es" fo:country="CO" officeooo:rsid="093f04d5"/>
    </style:style>
    <style:style style:name="T100" style:family="text">
      <style:text-properties fo:language="es" fo:country="CO" officeooo:rsid="0940d532"/>
    </style:style>
    <style:style style:name="T101" style:family="text">
      <style:text-properties fo:language="es" fo:country="CO" officeooo:rsid="0a88352b"/>
    </style:style>
    <style:style style:name="T102" style:family="text">
      <style:text-properties fo:language="es" fo:country="CO" officeooo:rsid="0a86bb0f"/>
    </style:style>
    <style:style style:name="T103" style:family="text">
      <style:text-properties fo:language="es" fo:country="CO" officeooo:rsid="0a8b005a"/>
    </style:style>
    <style:style style:name="T104" style:family="text">
      <style:text-properties fo:language="es" fo:country="CO" officeooo:rsid="0b1b9e40"/>
    </style:style>
    <style:style style:name="T105" style:family="text">
      <style:text-properties fo:language="es" fo:country="CO" officeooo:rsid="13ecc3f5"/>
    </style:style>
    <style:style style:name="T106" style:family="text">
      <style:text-properties fo:language="es" fo:country="CO" officeooo:rsid="13ecfe5d"/>
    </style:style>
    <style:style style:name="T107" style:family="text">
      <style:text-properties fo:language="es" fo:country="CO" officeooo:rsid="13edb11d"/>
    </style:style>
    <style:style style:name="T108" style:family="text">
      <style:text-properties fo:language="es" fo:country="CO" officeooo:rsid="16dbdd37"/>
    </style:style>
    <style:style style:name="T109" style:family="text">
      <style:text-properties fo:language="es" fo:country="CO" officeooo:rsid="16dc6108"/>
    </style:style>
    <style:style style:name="T110" style:family="text">
      <style:text-properties fo:language="es" fo:country="CO" officeooo:rsid="17b8b7b5"/>
    </style:style>
    <style:style style:name="T111" style:family="text">
      <style:text-properties fo:language="es" fo:country="CO" officeooo:rsid="18c08c8c"/>
    </style:style>
    <style:style style:name="T112" style:family="text">
      <style:text-properties fo:language="es" fo:country="CO" officeooo:rsid="18b9ef29"/>
    </style:style>
    <style:style style:name="T113" style:family="text">
      <style:text-properties fo:language="es" fo:country="CO" officeooo:rsid="19107f51"/>
    </style:style>
    <style:style style:name="T114" style:family="text">
      <style:text-properties fo:language="es" fo:country="CO" officeooo:rsid="191b0b89"/>
    </style:style>
    <style:style style:name="T115" style:family="text">
      <style:text-properties fo:language="es" fo:country="CO" officeooo:rsid="191bc739"/>
    </style:style>
    <style:style style:name="T116" style:family="text">
      <style:text-properties fo:language="es" fo:country="CO" officeooo:rsid="191ce0cb"/>
    </style:style>
    <style:style style:name="T117" style:family="text">
      <style:text-properties fo:language="es" fo:country="CO" officeooo:rsid="1922d45f"/>
    </style:style>
    <style:style style:name="T118" style:family="text">
      <style:text-properties fo:language="es" fo:country="CO" officeooo:rsid="192927ef"/>
    </style:style>
    <style:style style:name="T119" style:family="text">
      <style:text-properties fo:language="es" fo:country="CO" officeooo:rsid="193807e9"/>
    </style:style>
    <style:style style:name="T120" style:family="text">
      <style:text-properties fo:language="es" fo:country="CO" officeooo:rsid="19385549"/>
    </style:style>
    <style:style style:name="T121" style:family="text">
      <style:text-properties fo:language="es" fo:country="CO" officeooo:rsid="1938d3d1"/>
    </style:style>
    <style:style style:name="T122" style:family="text">
      <style:text-properties fo:language="es" fo:country="CO" officeooo:rsid="193a0aee"/>
    </style:style>
    <style:style style:name="T123" style:family="text">
      <style:text-properties fo:language="es" fo:country="CO" officeooo:rsid="19441e89"/>
    </style:style>
    <style:style style:name="T124" style:family="text">
      <style:text-properties fo:language="es" fo:country="CO" officeooo:rsid="19445318"/>
    </style:style>
    <style:style style:name="T125" style:family="text">
      <style:text-properties fo:language="es" fo:country="CO" officeooo:rsid="0a30fc64"/>
    </style:style>
    <style:style style:name="T126" style:family="text">
      <style:text-properties fo:language="es" fo:country="CO" officeooo:rsid="194eb592"/>
    </style:style>
    <style:style style:name="T127" style:family="text">
      <style:text-properties fo:language="es" fo:country="CO" officeooo:rsid="1953eef6"/>
    </style:style>
    <style:style style:name="T128" style:family="text">
      <style:text-properties fo:language="es" fo:country="CO" officeooo:rsid="1aa887b4"/>
    </style:style>
    <style:style style:name="T129" style:family="text">
      <style:text-properties fo:language="es" fo:country="CO" officeooo:rsid="1aa92072"/>
    </style:style>
    <style:style style:name="T130" style:family="text">
      <style:text-properties fo:language="es" fo:country="CO" officeooo:rsid="1aaa11d2"/>
    </style:style>
    <style:style style:name="T131" style:family="text">
      <style:text-properties fo:language="es" fo:country="CO" officeooo:rsid="1b401a83"/>
    </style:style>
    <style:style style:name="T132" style:family="text">
      <style:text-properties fo:language="es" fo:country="CO" officeooo:rsid="1b4182f4"/>
    </style:style>
    <style:style style:name="T133" style:family="text">
      <style:text-properties fo:language="es" fo:country="CO" officeooo:rsid="1be64214"/>
    </style:style>
    <style:style style:name="T134" style:family="text">
      <style:text-properties fo:language="es" fo:country="CO" officeooo:rsid="1c35c42c"/>
    </style:style>
    <style:style style:name="T135" style:family="text">
      <style:text-properties fo:language="es" fo:country="CO" officeooo:rsid="1ce324c9"/>
    </style:style>
    <style:style style:name="T136" style:family="text">
      <style:text-properties fo:language="es" fo:country="CO" officeooo:rsid="1ce958fa"/>
    </style:style>
    <style:style style:name="T137" style:family="text">
      <style:text-properties fo:language="es" fo:country="CO" officeooo:rsid="1cea48cd"/>
    </style:style>
    <style:style style:name="T138" style:family="text">
      <style:text-properties officeooo:rsid="06c3b828"/>
    </style:style>
    <style:style style:name="T139" style:family="text">
      <style:text-properties officeooo:rsid="06c4e34b"/>
    </style:style>
    <style:style style:name="T140" style:family="text">
      <style:text-properties officeooo:rsid="0713e635"/>
    </style:style>
    <style:style style:name="T141" style:family="text">
      <style:text-properties officeooo:rsid="0715d81a"/>
    </style:style>
    <style:style style:name="T142" style:family="text">
      <style:text-properties officeooo:rsid="075bed7f"/>
    </style:style>
    <style:style style:name="T143" style:family="text">
      <style:text-properties officeooo:rsid="075efa8e"/>
    </style:style>
    <style:style style:name="T144" style:family="text">
      <style:text-properties officeooo:rsid="076089b4"/>
    </style:style>
    <style:style style:name="T145" style:family="text">
      <style:text-properties officeooo:rsid="076da4af"/>
    </style:style>
    <style:style style:name="T146" style:family="text">
      <style:text-properties officeooo:rsid="076e0542"/>
    </style:style>
    <style:style style:name="T147" style:family="text">
      <style:text-properties officeooo:rsid="0770642c"/>
    </style:style>
    <style:style style:name="T148" style:family="text">
      <style:text-properties officeooo:rsid="077bab06"/>
    </style:style>
    <style:style style:name="T149" style:family="text">
      <style:text-properties officeooo:rsid="07ce2638"/>
    </style:style>
    <style:style style:name="T150" style:family="text">
      <style:text-properties officeooo:rsid="07d0bf51"/>
    </style:style>
    <style:style style:name="T151" style:family="text">
      <style:text-properties officeooo:rsid="07d2de13"/>
    </style:style>
    <style:style style:name="T152" style:family="text">
      <style:text-properties officeooo:rsid="07d341a6"/>
    </style:style>
    <style:style style:name="T153" style:family="text">
      <style:text-properties officeooo:rsid="07d45449"/>
    </style:style>
    <style:style style:name="T154" style:family="text">
      <style:text-properties officeooo:rsid="07d7363d"/>
    </style:style>
    <style:style style:name="T155" style:family="text">
      <style:text-properties officeooo:rsid="07d93b55"/>
    </style:style>
    <style:style style:name="T156" style:family="text">
      <style:text-properties officeooo:rsid="07d9e172"/>
    </style:style>
    <style:style style:name="T157" style:family="text">
      <style:text-properties officeooo:rsid="07db5650"/>
    </style:style>
    <style:style style:name="T158" style:family="text">
      <style:text-properties officeooo:rsid="07df750a"/>
    </style:style>
    <style:style style:name="T159" style:family="text">
      <style:text-properties officeooo:rsid="07e5fecc"/>
    </style:style>
    <style:style style:name="T160" style:family="text">
      <style:text-properties officeooo:rsid="07e784cc"/>
    </style:style>
    <style:style style:name="T161" style:family="text">
      <style:text-properties officeooo:rsid="07eb2e35"/>
    </style:style>
    <style:style style:name="T162" style:family="text">
      <style:text-properties officeooo:rsid="07eba8c4"/>
    </style:style>
    <style:style style:name="T163" style:family="text">
      <style:text-properties officeooo:rsid="07ee333b"/>
    </style:style>
    <style:style style:name="T164" style:family="text">
      <style:text-properties officeooo:rsid="07f17f91"/>
    </style:style>
    <style:style style:name="T165" style:family="text">
      <style:text-properties officeooo:rsid="07f3442a"/>
    </style:style>
    <style:style style:name="T166" style:family="text">
      <style:text-properties officeooo:rsid="07f34724"/>
    </style:style>
    <style:style style:name="T167" style:family="text">
      <style:text-properties officeooo:rsid="07f543e4"/>
    </style:style>
    <style:style style:name="T168" style:family="text">
      <style:text-properties officeooo:rsid="07f6422e"/>
    </style:style>
    <style:style style:name="T169" style:family="text">
      <style:text-properties officeooo:rsid="07f76f82"/>
    </style:style>
    <style:style style:name="T170" style:family="text">
      <style:text-properties officeooo:rsid="07f7d268"/>
    </style:style>
    <style:style style:name="T171" style:family="text">
      <style:text-properties officeooo:rsid="07f97342"/>
    </style:style>
    <style:style style:name="T172" style:family="text">
      <style:text-properties officeooo:rsid="07fa4f3f"/>
    </style:style>
    <style:style style:name="T173" style:family="text">
      <style:text-properties officeooo:rsid="08074775"/>
    </style:style>
    <style:style style:name="T174" style:family="text">
      <style:text-properties officeooo:rsid="08145463"/>
    </style:style>
    <style:style style:name="T175" style:family="text">
      <style:text-properties officeooo:rsid="0816fbc7"/>
    </style:style>
    <style:style style:name="T176" style:family="text">
      <style:text-properties officeooo:rsid="081b7d41"/>
    </style:style>
    <style:style style:name="T177" style:family="text">
      <style:text-properties officeooo:rsid="081c348e"/>
    </style:style>
    <style:style style:name="T178" style:family="text">
      <style:text-properties officeooo:rsid="081cc3f2"/>
    </style:style>
    <style:style style:name="T179" style:family="text">
      <style:text-properties officeooo:rsid="081ccaa1"/>
    </style:style>
    <style:style style:name="T180" style:family="text">
      <style:text-properties officeooo:rsid="081d6b41"/>
    </style:style>
    <style:style style:name="T181" style:family="text">
      <style:text-properties officeooo:rsid="081f29e4"/>
    </style:style>
    <style:style style:name="T182" style:family="text">
      <style:text-properties officeooo:rsid="08203751"/>
    </style:style>
    <style:style style:name="T183" style:family="text">
      <style:text-properties officeooo:rsid="0825bc1e"/>
    </style:style>
    <style:style style:name="T184" style:family="text">
      <style:text-properties officeooo:rsid="08266bb5"/>
    </style:style>
    <style:style style:name="T185" style:family="text">
      <style:text-properties officeooo:rsid="0836b55d"/>
    </style:style>
    <style:style style:name="T186" style:family="text">
      <style:text-properties officeooo:rsid="083ec294"/>
    </style:style>
    <style:style style:name="T187" style:family="text">
      <style:text-properties officeooo:rsid="08419dfd"/>
    </style:style>
    <style:style style:name="T188" style:family="text">
      <style:text-properties officeooo:rsid="0842e924"/>
    </style:style>
    <style:style style:name="T189" style:family="text">
      <style:text-properties officeooo:rsid="08442a3b"/>
    </style:style>
    <style:style style:name="T190" style:family="text">
      <style:text-properties officeooo:rsid="0848831a"/>
    </style:style>
    <style:style style:name="T191" style:family="text">
      <style:text-properties officeooo:rsid="08621683"/>
    </style:style>
    <style:style style:name="T192" style:family="text">
      <style:text-properties officeooo:rsid="08634017"/>
    </style:style>
    <style:style style:name="T193" style:family="text">
      <style:text-properties officeooo:rsid="08657f2f"/>
    </style:style>
    <style:style style:name="T194" style:family="text">
      <style:text-properties officeooo:rsid="086865fb"/>
    </style:style>
    <style:style style:name="T195" style:family="text">
      <style:text-properties officeooo:rsid="086a51cc"/>
    </style:style>
    <style:style style:name="T196" style:family="text">
      <style:text-properties officeooo:rsid="086d1e03"/>
    </style:style>
    <style:style style:name="T197" style:family="text">
      <style:text-properties officeooo:rsid="086d772f"/>
    </style:style>
    <style:style style:name="T198" style:family="text">
      <style:text-properties officeooo:rsid="086ff947"/>
    </style:style>
    <style:style style:name="T199" style:family="text">
      <style:text-properties officeooo:rsid="0870523f"/>
    </style:style>
    <style:style style:name="T200" style:family="text">
      <style:text-properties officeooo:rsid="087a9899"/>
    </style:style>
    <style:style style:name="T201" style:family="text">
      <style:text-properties officeooo:rsid="087e7696"/>
    </style:style>
    <style:style style:name="T202" style:family="text">
      <style:text-properties officeooo:rsid="087e8eaa"/>
    </style:style>
    <style:style style:name="T203" style:family="text">
      <style:text-properties officeooo:rsid="0891be24"/>
    </style:style>
    <style:style style:name="T204" style:family="text">
      <style:text-properties officeooo:rsid="08935cf8"/>
    </style:style>
    <style:style style:name="T205" style:family="text">
      <style:text-properties officeooo:rsid="0893e65e"/>
    </style:style>
    <style:style style:name="T206" style:family="text">
      <style:text-properties officeooo:rsid="089714d0"/>
    </style:style>
    <style:style style:name="T207" style:family="text">
      <style:text-properties officeooo:rsid="0898785f"/>
    </style:style>
    <style:style style:name="T208" style:family="text">
      <style:text-properties officeooo:rsid="08996104"/>
    </style:style>
    <style:style style:name="T209" style:family="text">
      <style:text-properties officeooo:rsid="089aece4"/>
    </style:style>
    <style:style style:name="T210" style:family="text">
      <style:text-properties officeooo:rsid="089e9f9e"/>
    </style:style>
    <style:style style:name="T211" style:family="text">
      <style:text-properties officeooo:rsid="08ad1d16"/>
    </style:style>
    <style:style style:name="T212" style:family="text">
      <style:text-properties officeooo:rsid="08ae28f6"/>
    </style:style>
    <style:style style:name="T213" style:family="text">
      <style:text-properties officeooo:rsid="08b11903"/>
    </style:style>
    <style:style style:name="T214" style:family="text">
      <style:text-properties officeooo:rsid="08b56740"/>
    </style:style>
    <style:style style:name="T215" style:family="text">
      <style:text-properties officeooo:rsid="08b6833c"/>
    </style:style>
    <style:style style:name="T216" style:family="text">
      <style:text-properties officeooo:rsid="08c15c09"/>
    </style:style>
    <style:style style:name="T217" style:family="text">
      <style:text-properties officeooo:rsid="08e34050"/>
    </style:style>
    <style:style style:name="T218" style:family="text">
      <style:text-properties officeooo:rsid="08e93c61"/>
    </style:style>
    <style:style style:name="T219" style:family="text">
      <style:text-properties officeooo:rsid="08ea454f"/>
    </style:style>
    <style:style style:name="T220" style:family="text">
      <style:text-properties officeooo:rsid="08ec92ab"/>
    </style:style>
    <style:style style:name="T221" style:family="text">
      <style:text-properties officeooo:rsid="08ed71f8"/>
    </style:style>
    <style:style style:name="T222" style:family="text">
      <style:text-properties officeooo:rsid="08ef0057"/>
    </style:style>
    <style:style style:name="T223" style:family="text">
      <style:text-properties officeooo:rsid="08efe3bf"/>
    </style:style>
    <style:style style:name="T224" style:family="text">
      <style:text-properties officeooo:rsid="08f501fc"/>
    </style:style>
    <style:style style:name="T225" style:family="text">
      <style:text-properties officeooo:rsid="08f917c3"/>
    </style:style>
    <style:style style:name="T226" style:family="text">
      <style:text-properties officeooo:rsid="08fdae02"/>
    </style:style>
    <style:style style:name="T227" style:family="text">
      <style:text-properties officeooo:rsid="08ff7284"/>
    </style:style>
    <style:style style:name="T228" style:family="text">
      <style:text-properties officeooo:rsid="09067cb3"/>
    </style:style>
    <style:style style:name="T229" style:family="text">
      <style:text-properties officeooo:rsid="090961ef"/>
    </style:style>
    <style:style style:name="T230" style:family="text">
      <style:text-properties officeooo:rsid="090aa1d6"/>
    </style:style>
    <style:style style:name="T231" style:family="text">
      <style:text-properties officeooo:rsid="09180b82"/>
    </style:style>
    <style:style style:name="T232" style:family="text">
      <style:text-properties officeooo:rsid="09181058"/>
    </style:style>
    <style:style style:name="T233" style:family="text">
      <style:text-properties officeooo:rsid="0919fc68"/>
    </style:style>
    <style:style style:name="T234" style:family="text">
      <style:text-properties officeooo:rsid="091af3b8"/>
    </style:style>
    <style:style style:name="T235" style:family="text">
      <style:text-properties officeooo:rsid="091d277c"/>
    </style:style>
    <style:style style:name="T236" style:family="text">
      <style:text-properties officeooo:rsid="091d69c5"/>
    </style:style>
    <style:style style:name="T237" style:family="text">
      <style:text-properties officeooo:rsid="091f66a7"/>
    </style:style>
    <style:style style:name="T238" style:family="text">
      <style:text-properties officeooo:rsid="09215159"/>
    </style:style>
    <style:style style:name="T239" style:family="text">
      <style:text-properties officeooo:rsid="0923349d"/>
    </style:style>
    <style:style style:name="T240" style:family="text">
      <style:text-properties officeooo:rsid="0923430d"/>
    </style:style>
    <style:style style:name="T241" style:family="text">
      <style:text-properties officeooo:rsid="0924e836"/>
    </style:style>
    <style:style style:name="T242" style:family="text">
      <style:text-properties officeooo:rsid="092510eb"/>
    </style:style>
    <style:style style:name="T243" style:family="text">
      <style:text-properties officeooo:rsid="092a1fc2"/>
    </style:style>
    <style:style style:name="T244" style:family="text">
      <style:text-properties officeooo:rsid="092becf9"/>
    </style:style>
    <style:style style:name="T245" style:family="text">
      <style:text-properties officeooo:rsid="092daecd"/>
    </style:style>
    <style:style style:name="T246" style:family="text">
      <style:text-properties officeooo:rsid="092f8251"/>
    </style:style>
    <style:style style:name="T247" style:family="text">
      <style:text-properties officeooo:rsid="093145c4"/>
    </style:style>
    <style:style style:name="T248" style:family="text">
      <style:text-properties officeooo:rsid="0933ab98"/>
    </style:style>
    <style:style style:name="T249" style:family="text">
      <style:text-properties officeooo:rsid="0934c686"/>
    </style:style>
    <style:style style:name="T250" style:family="text">
      <style:text-properties officeooo:rsid="0936b424"/>
    </style:style>
    <style:style style:name="T251" style:family="text">
      <style:text-properties officeooo:rsid="093ab617"/>
    </style:style>
    <style:style style:name="T252" style:family="text">
      <style:text-properties officeooo:rsid="093d8f09"/>
    </style:style>
    <style:style style:name="T253" style:family="text">
      <style:text-properties officeooo:rsid="093e3d24"/>
    </style:style>
    <style:style style:name="T254" style:family="text">
      <style:text-properties officeooo:rsid="094302a0"/>
    </style:style>
    <style:style style:name="T255" style:family="text">
      <style:text-properties officeooo:rsid="0944d183"/>
    </style:style>
    <style:style style:name="T256" style:family="text">
      <style:text-properties officeooo:rsid="0947dc52"/>
    </style:style>
    <style:style style:name="T257" style:family="text">
      <style:text-properties officeooo:rsid="0949a6de"/>
    </style:style>
    <style:style style:name="T258" style:family="text">
      <style:text-properties officeooo:rsid="094b1e41"/>
    </style:style>
    <style:style style:name="T259" style:family="text">
      <style:text-properties officeooo:rsid="094c9ff0"/>
    </style:style>
    <style:style style:name="T260" style:family="text">
      <style:text-properties officeooo:rsid="094d1d7e"/>
    </style:style>
    <style:style style:name="T261" style:family="text">
      <style:text-properties officeooo:rsid="094dcfb3"/>
    </style:style>
    <style:style style:name="T262" style:family="text">
      <style:text-properties officeooo:rsid="094e719c"/>
    </style:style>
    <style:style style:name="T263" style:family="text">
      <style:text-properties officeooo:rsid="074d8687"/>
    </style:style>
    <style:style style:name="T264" style:family="text">
      <style:text-properties officeooo:rsid="0958bd0c"/>
    </style:style>
    <style:style style:name="T265" style:family="text">
      <style:text-properties officeooo:rsid="095bb0ef"/>
    </style:style>
    <style:style style:name="T266" style:family="text">
      <style:text-properties officeooo:rsid="095c53ff"/>
    </style:style>
    <style:style style:name="T267" style:family="text">
      <style:text-properties officeooo:rsid="095df6e1"/>
    </style:style>
    <style:style style:name="T268" style:family="text">
      <style:text-properties officeooo:rsid="095fc621"/>
    </style:style>
    <style:style style:name="T269" style:family="text">
      <style:text-properties officeooo:rsid="096078f8"/>
    </style:style>
    <style:style style:name="T270" style:family="text">
      <style:text-properties officeooo:rsid="096209ad"/>
    </style:style>
    <style:style style:name="T271" style:family="text">
      <style:text-properties officeooo:rsid="09658237"/>
    </style:style>
    <style:style style:name="T272" style:family="text">
      <style:text-properties officeooo:rsid="096bd4b0"/>
    </style:style>
    <style:style style:name="T273" style:family="text">
      <style:text-properties officeooo:rsid="096ea692"/>
    </style:style>
    <style:style style:name="T274" style:family="text">
      <style:text-properties officeooo:rsid="096fd9ed"/>
    </style:style>
    <style:style style:name="T275" style:family="text">
      <style:text-properties officeooo:rsid="0972b329"/>
    </style:style>
    <style:style style:name="T276" style:family="text">
      <style:text-properties officeooo:rsid="09736aac"/>
    </style:style>
    <style:style style:name="T277" style:family="text">
      <style:text-properties officeooo:rsid="098211a0"/>
    </style:style>
    <style:style style:name="T278" style:family="text">
      <style:text-properties officeooo:rsid="098bd85c"/>
    </style:style>
    <style:style style:name="T279" style:family="text">
      <style:text-properties officeooo:rsid="09910b55"/>
    </style:style>
    <style:style style:name="T280" style:family="text">
      <style:text-properties officeooo:rsid="09951451"/>
    </style:style>
    <style:style style:name="T281" style:family="text">
      <style:text-properties officeooo:rsid="0996e05a"/>
    </style:style>
    <style:style style:name="T282" style:family="text">
      <style:text-properties officeooo:rsid="099a0dca"/>
    </style:style>
    <style:style style:name="T283" style:family="text">
      <style:text-properties officeooo:rsid="09a1a966"/>
    </style:style>
    <style:style style:name="T284" style:family="text">
      <style:text-properties officeooo:rsid="09a29e41"/>
    </style:style>
    <style:style style:name="T285" style:family="text">
      <style:text-properties officeooo:rsid="09a3b482"/>
    </style:style>
    <style:style style:name="T286" style:family="text">
      <style:text-properties officeooo:rsid="09a5296f"/>
    </style:style>
    <style:style style:name="T287" style:family="text">
      <style:text-properties officeooo:rsid="09a74312"/>
    </style:style>
    <style:style style:name="T288" style:family="text">
      <style:text-properties officeooo:rsid="09a7cf51"/>
    </style:style>
    <style:style style:name="T289" style:family="text">
      <style:text-properties officeooo:rsid="09ac8b3d"/>
    </style:style>
    <style:style style:name="T290" style:family="text">
      <style:text-properties officeooo:rsid="09ae5218"/>
    </style:style>
    <style:style style:name="T291" style:family="text">
      <style:text-properties officeooo:rsid="09afd36a"/>
    </style:style>
    <style:style style:name="T292" style:family="text">
      <style:text-properties officeooo:rsid="09b9531b"/>
    </style:style>
    <style:style style:name="T293" style:family="text">
      <style:text-properties officeooo:rsid="09bb4ba7"/>
    </style:style>
    <style:style style:name="T294" style:family="text">
      <style:text-properties officeooo:rsid="09c1a372"/>
    </style:style>
    <style:style style:name="T295" style:family="text">
      <style:text-properties officeooo:rsid="09c42b3a"/>
    </style:style>
    <style:style style:name="T296" style:family="text">
      <style:text-properties officeooo:rsid="09c43526"/>
    </style:style>
    <style:style style:name="T297" style:family="text">
      <style:text-properties officeooo:rsid="09c92027"/>
    </style:style>
    <style:style style:name="T298" style:family="text">
      <style:text-properties officeooo:rsid="09cc57ae"/>
    </style:style>
    <style:style style:name="T299" style:family="text">
      <style:text-properties officeooo:rsid="09cfb772"/>
    </style:style>
    <style:style style:name="T300" style:family="text">
      <style:text-properties officeooo:rsid="09d10afe"/>
    </style:style>
    <style:style style:name="T301" style:family="text">
      <style:text-properties officeooo:rsid="09da3822"/>
    </style:style>
    <style:style style:name="T302" style:family="text">
      <style:text-properties officeooo:rsid="09eb15e8"/>
    </style:style>
    <style:style style:name="T303" style:family="text">
      <style:text-properties officeooo:rsid="09ebbdb3"/>
    </style:style>
    <style:style style:name="T304" style:family="text">
      <style:text-properties officeooo:rsid="09ebceb5"/>
    </style:style>
    <style:style style:name="T305" style:family="text">
      <style:text-properties officeooo:rsid="09edb259"/>
    </style:style>
    <style:style style:name="T306" style:family="text">
      <style:text-properties officeooo:rsid="09edfe33"/>
    </style:style>
    <style:style style:name="T307" style:family="text">
      <style:text-properties officeooo:rsid="09ef0ce2"/>
    </style:style>
    <style:style style:name="T308" style:family="text">
      <style:text-properties officeooo:rsid="09f60542"/>
    </style:style>
    <style:style style:name="T309" style:family="text">
      <style:text-properties officeooo:rsid="09f84957"/>
    </style:style>
    <style:style style:name="T310" style:family="text">
      <style:text-properties officeooo:rsid="09fdbe55"/>
    </style:style>
    <style:style style:name="T311" style:family="text">
      <style:text-properties officeooo:rsid="09ffb780"/>
    </style:style>
    <style:style style:name="T312" style:family="text">
      <style:text-properties officeooo:rsid="0a010528"/>
    </style:style>
    <style:style style:name="T313" style:family="text">
      <style:text-properties officeooo:rsid="0a01bb0e"/>
    </style:style>
    <style:style style:name="T314" style:family="text">
      <style:text-properties officeooo:rsid="0a04f5bb"/>
    </style:style>
    <style:style style:name="T315" style:family="text">
      <style:text-properties officeooo:rsid="0a0d3f82"/>
    </style:style>
    <style:style style:name="T316" style:family="text">
      <style:text-properties officeooo:rsid="0a10f87b"/>
    </style:style>
    <style:style style:name="T317" style:family="text">
      <style:text-properties officeooo:rsid="0a172557"/>
    </style:style>
    <style:style style:name="T318" style:family="text">
      <style:text-properties officeooo:rsid="0a1d6444"/>
    </style:style>
    <style:style style:name="T319" style:family="text">
      <style:text-properties officeooo:rsid="0a1e7755"/>
    </style:style>
    <style:style style:name="T320" style:family="text">
      <style:text-properties officeooo:rsid="0a1f11bc"/>
    </style:style>
    <style:style style:name="T321" style:family="text">
      <style:text-properties officeooo:rsid="0a205408"/>
    </style:style>
    <style:style style:name="T322" style:family="text">
      <style:text-properties officeooo:rsid="0a223ac6"/>
    </style:style>
    <style:style style:name="T323" style:family="text">
      <style:text-properties officeooo:rsid="0a2f833b"/>
    </style:style>
    <style:style style:name="T324" style:family="text">
      <style:text-properties officeooo:rsid="0a30fc64"/>
    </style:style>
    <style:style style:name="T325" style:family="text">
      <style:text-properties officeooo:rsid="0a32d474"/>
    </style:style>
    <style:style style:name="T326" style:family="text">
      <style:text-properties officeooo:rsid="0a34dd38"/>
    </style:style>
    <style:style style:name="T327" style:family="text">
      <style:text-properties officeooo:rsid="0a39ed49"/>
    </style:style>
    <style:style style:name="T328" style:family="text">
      <style:text-properties officeooo:rsid="0a3a76d4"/>
    </style:style>
    <style:style style:name="T329" style:family="text">
      <style:text-properties officeooo:rsid="0a3bd615"/>
    </style:style>
    <style:style style:name="T330" style:family="text">
      <style:text-properties officeooo:rsid="0a3c58f2"/>
    </style:style>
    <style:style style:name="T331" style:family="text">
      <style:text-properties officeooo:rsid="0a3e5658"/>
    </style:style>
    <style:style style:name="T332" style:family="text">
      <style:text-properties officeooo:rsid="0a41617e"/>
    </style:style>
    <style:style style:name="T333" style:family="text">
      <style:text-properties officeooo:rsid="0a59fd3c"/>
    </style:style>
    <style:style style:name="T334" style:family="text">
      <style:text-properties officeooo:rsid="0a5bcf1d"/>
    </style:style>
    <style:style style:name="T335" style:family="text">
      <style:text-properties officeooo:rsid="0a5d4c26"/>
    </style:style>
    <style:style style:name="T336" style:family="text">
      <style:text-properties officeooo:rsid="0a5e861d"/>
    </style:style>
    <style:style style:name="T337" style:family="text">
      <style:text-properties officeooo:rsid="0a62ba1f"/>
    </style:style>
    <style:style style:name="T338" style:family="text">
      <style:text-properties officeooo:rsid="0a6394f0"/>
    </style:style>
    <style:style style:name="T339" style:family="text">
      <style:text-properties officeooo:rsid="0a64b1a5"/>
    </style:style>
    <style:style style:name="T340" style:family="text">
      <style:text-properties officeooo:rsid="0a60b8ec"/>
    </style:style>
    <style:style style:name="T341" style:family="text">
      <style:text-properties officeooo:rsid="0a658585"/>
    </style:style>
    <style:style style:name="T342" style:family="text">
      <style:text-properties officeooo:rsid="0a67704a"/>
    </style:style>
    <style:style style:name="T343" style:family="text">
      <style:text-properties officeooo:rsid="0a68a55c"/>
    </style:style>
    <style:style style:name="T344" style:family="text">
      <style:text-properties officeooo:rsid="0a69ec51"/>
    </style:style>
    <style:style style:name="T345" style:family="text">
      <style:text-properties officeooo:rsid="0a6bc8ef"/>
    </style:style>
    <style:style style:name="T346" style:family="text">
      <style:text-properties officeooo:rsid="0a79e960"/>
    </style:style>
    <style:style style:name="T347" style:family="text">
      <style:text-properties officeooo:rsid="0a7b96d4"/>
    </style:style>
    <style:style style:name="T348" style:family="text">
      <style:text-properties officeooo:rsid="0a80d0dc"/>
    </style:style>
    <style:style style:name="T349" style:family="text">
      <style:text-properties officeooo:rsid="0a81a0bc"/>
    </style:style>
    <style:style style:name="T350" style:family="text">
      <style:text-properties officeooo:rsid="0a849e3a"/>
    </style:style>
    <style:style style:name="T351" style:family="text">
      <style:text-properties officeooo:rsid="0a8693d8"/>
    </style:style>
    <style:style style:name="T352" style:family="text">
      <style:text-properties officeooo:rsid="0a86bb0f"/>
    </style:style>
    <style:style style:name="T353" style:family="text">
      <style:text-properties officeooo:rsid="0a88352b"/>
    </style:style>
    <style:style style:name="T354" style:family="text">
      <style:text-properties officeooo:rsid="0a8b005a"/>
    </style:style>
    <style:style style:name="T355" style:family="text">
      <style:text-properties officeooo:rsid="0a8c96a1"/>
    </style:style>
    <style:style style:name="T356" style:family="text">
      <style:text-properties officeooo:rsid="0a8f13fc"/>
    </style:style>
    <style:style style:name="T357" style:family="text">
      <style:text-properties officeooo:rsid="0a923d07"/>
    </style:style>
    <style:style style:name="T358" style:family="text">
      <style:text-properties officeooo:rsid="0a9291bd"/>
    </style:style>
    <style:style style:name="T359" style:family="text">
      <style:text-properties officeooo:rsid="0a93fcb7"/>
    </style:style>
    <style:style style:name="T360" style:family="text">
      <style:text-properties officeooo:rsid="0a974fcb"/>
    </style:style>
    <style:style style:name="T361" style:family="text">
      <style:text-properties officeooo:rsid="0a987b8b"/>
    </style:style>
    <style:style style:name="T362" style:family="text">
      <style:text-properties officeooo:rsid="0a9a27bb"/>
    </style:style>
    <style:style style:name="T363" style:family="text">
      <style:text-properties officeooo:rsid="0a9b1557"/>
    </style:style>
    <style:style style:name="T364" style:family="text">
      <style:text-properties officeooo:rsid="0a9ce1c7"/>
    </style:style>
    <style:style style:name="T365" style:family="text">
      <style:text-properties officeooo:rsid="0a9ebe3a"/>
    </style:style>
    <style:style style:name="T366" style:family="text">
      <style:text-properties officeooo:rsid="0aa02da1"/>
    </style:style>
    <style:style style:name="T367" style:family="text">
      <style:text-properties officeooo:rsid="0aa054a0"/>
    </style:style>
    <style:style style:name="T368" style:family="text">
      <style:text-properties officeooo:rsid="0aa23950"/>
    </style:style>
    <style:style style:name="T369" style:family="text">
      <style:text-properties officeooo:rsid="0aa517db"/>
    </style:style>
    <style:style style:name="T370" style:family="text">
      <style:text-properties officeooo:rsid="0aa9dc72"/>
    </style:style>
    <style:style style:name="T371" style:family="text">
      <style:text-properties officeooo:rsid="0aab98bf"/>
    </style:style>
    <style:style style:name="T372" style:family="text">
      <style:text-properties officeooo:rsid="0aaea3a6"/>
    </style:style>
    <style:style style:name="T373" style:family="text">
      <style:text-properties officeooo:rsid="0ab076b7"/>
    </style:style>
    <style:style style:name="T374" style:family="text">
      <style:text-properties officeooo:rsid="0ab0e6a5"/>
    </style:style>
    <style:style style:name="T375" style:family="text">
      <style:text-properties officeooo:rsid="0ab27820"/>
    </style:style>
    <style:style style:name="T376" style:family="text">
      <style:text-properties officeooo:rsid="0ab36590"/>
    </style:style>
    <style:style style:name="T377" style:family="text">
      <style:text-properties officeooo:rsid="0ab697b9"/>
    </style:style>
    <style:style style:name="T378" style:family="text">
      <style:text-properties officeooo:rsid="0ab7522b"/>
    </style:style>
    <style:style style:name="T379" style:family="text">
      <style:text-properties officeooo:rsid="0abbf6a2"/>
    </style:style>
    <style:style style:name="T380" style:family="text">
      <style:text-properties officeooo:rsid="0abcfb9a"/>
    </style:style>
    <style:style style:name="T381" style:family="text">
      <style:text-properties officeooo:rsid="0abd6e3b"/>
    </style:style>
    <style:style style:name="T382" style:family="text">
      <style:text-properties officeooo:rsid="0ac3411a"/>
    </style:style>
    <style:style style:name="T383" style:family="text">
      <style:text-properties officeooo:rsid="0ac3c77b"/>
    </style:style>
    <style:style style:name="T384" style:family="text">
      <style:text-properties officeooo:rsid="0ac4d0bf"/>
    </style:style>
    <style:style style:name="T385" style:family="text">
      <style:text-properties officeooo:rsid="0aca098e"/>
    </style:style>
    <style:style style:name="T386" style:family="text">
      <style:text-properties officeooo:rsid="0acb1f3a"/>
    </style:style>
    <style:style style:name="T387" style:family="text">
      <style:text-properties officeooo:rsid="0accc738"/>
    </style:style>
    <style:style style:name="T388" style:family="text">
      <style:text-properties officeooo:rsid="0ad0d498"/>
    </style:style>
    <style:style style:name="T389" style:family="text">
      <style:text-properties officeooo:rsid="0ad2840a"/>
    </style:style>
    <style:style style:name="T390" style:family="text">
      <style:text-properties officeooo:rsid="0ad5bc21"/>
    </style:style>
    <style:style style:name="T391" style:family="text">
      <style:text-properties officeooo:rsid="0ad6bc3e"/>
    </style:style>
    <style:style style:name="T392" style:family="text">
      <style:text-properties officeooo:rsid="0ad95b5f"/>
    </style:style>
    <style:style style:name="T393" style:family="text">
      <style:text-properties officeooo:rsid="0ad9c239"/>
    </style:style>
    <style:style style:name="T394" style:family="text">
      <style:text-properties officeooo:rsid="0adcb36d"/>
    </style:style>
    <style:style style:name="T395" style:family="text">
      <style:text-properties officeooo:rsid="0adf3f73"/>
    </style:style>
    <style:style style:name="T396" style:family="text">
      <style:text-properties officeooo:rsid="0ae70890"/>
    </style:style>
    <style:style style:name="T397" style:family="text">
      <style:text-properties officeooo:rsid="0ae7a27c"/>
    </style:style>
    <style:style style:name="T398" style:family="text">
      <style:text-properties officeooo:rsid="0ae91bd1"/>
    </style:style>
    <style:style style:name="T399" style:family="text">
      <style:text-properties officeooo:rsid="0aea4ab3"/>
    </style:style>
    <style:style style:name="T400" style:family="text">
      <style:text-properties officeooo:rsid="0aebdde0"/>
    </style:style>
    <style:style style:name="T401" style:family="text">
      <style:text-properties officeooo:rsid="0aec9a25"/>
    </style:style>
    <style:style style:name="T402" style:family="text">
      <style:text-properties officeooo:rsid="0aee868a"/>
    </style:style>
    <style:style style:name="T403" style:family="text">
      <style:text-properties officeooo:rsid="0aefb1c7"/>
    </style:style>
    <style:style style:name="T404" style:family="text">
      <style:text-properties officeooo:rsid="0af2ab9e"/>
    </style:style>
    <style:style style:name="T405" style:family="text">
      <style:text-properties officeooo:rsid="0af9245d"/>
    </style:style>
    <style:style style:name="T406" style:family="text">
      <style:text-properties officeooo:rsid="0b030eef"/>
    </style:style>
    <style:style style:name="T407" style:family="text">
      <style:text-properties officeooo:rsid="0b04dc6a"/>
    </style:style>
    <style:style style:name="T408" style:family="text">
      <style:text-properties officeooo:rsid="0b07d733"/>
    </style:style>
    <style:style style:name="T409" style:family="text">
      <style:text-properties officeooo:rsid="0b0dec8b"/>
    </style:style>
    <style:style style:name="T410" style:family="text">
      <style:text-properties officeooo:rsid="0b11203f"/>
    </style:style>
    <style:style style:name="T411" style:family="text">
      <style:text-properties officeooo:rsid="0b126dc8"/>
    </style:style>
    <style:style style:name="T412" style:family="text">
      <style:text-properties officeooo:rsid="0b1194f8"/>
    </style:style>
    <style:style style:name="T413" style:family="text">
      <style:text-properties officeooo:rsid="0b12f147"/>
    </style:style>
    <style:style style:name="T414" style:family="text">
      <style:text-properties officeooo:rsid="0b15e95f"/>
    </style:style>
    <style:style style:name="T415" style:family="text">
      <style:text-properties officeooo:rsid="0b1798ca"/>
    </style:style>
    <style:style style:name="T416" style:family="text">
      <style:text-properties officeooo:rsid="0b1b9e40"/>
    </style:style>
    <style:style style:name="T417" style:family="text">
      <style:text-properties officeooo:rsid="0b1d920b"/>
    </style:style>
    <style:style style:name="T418" style:family="text">
      <style:text-properties officeooo:rsid="0b2658e9"/>
    </style:style>
    <style:style style:name="T419" style:family="text">
      <style:text-properties officeooo:rsid="0b27ef80"/>
    </style:style>
    <style:style style:name="T420" style:family="text">
      <style:text-properties officeooo:rsid="0b282a93"/>
    </style:style>
    <style:style style:name="T421" style:family="text">
      <style:text-properties officeooo:rsid="0b2899f5"/>
    </style:style>
    <style:style style:name="T422" style:family="text">
      <style:text-properties officeooo:rsid="0b2aead7"/>
    </style:style>
    <style:style style:name="T423" style:family="text">
      <style:text-properties officeooo:rsid="0b33501f"/>
    </style:style>
    <style:style style:name="T424" style:family="text">
      <style:text-properties officeooo:rsid="0b3c24cd"/>
    </style:style>
    <style:style style:name="T425" style:family="text">
      <style:text-properties officeooo:rsid="0b3ccec4"/>
    </style:style>
    <style:style style:name="T426" style:family="text">
      <style:text-properties officeooo:rsid="0b3da7b6"/>
    </style:style>
    <style:style style:name="T427" style:family="text">
      <style:text-properties officeooo:rsid="0b3ea4c0"/>
    </style:style>
    <style:style style:name="T428" style:family="text">
      <style:text-properties officeooo:rsid="0b400059"/>
    </style:style>
    <style:style style:name="T429" style:family="text">
      <style:text-properties officeooo:rsid="0b4825fe"/>
    </style:style>
    <style:style style:name="T430" style:family="text">
      <style:text-properties officeooo:rsid="0b4bc714"/>
    </style:style>
    <style:style style:name="T431" style:family="text">
      <style:text-properties officeooo:rsid="0b4c402f"/>
    </style:style>
    <style:style style:name="T432" style:family="text">
      <style:text-properties officeooo:rsid="098f8007"/>
    </style:style>
    <style:style style:name="T433" style:family="text">
      <style:text-properties officeooo:rsid="0b4d80fe"/>
    </style:style>
    <style:style style:name="T434" style:family="text">
      <style:text-properties officeooo:rsid="0b4f1f7d"/>
    </style:style>
    <style:style style:name="T435" style:family="text">
      <style:text-properties officeooo:rsid="0b507bc3"/>
    </style:style>
    <style:style style:name="T436" style:family="text">
      <style:text-properties officeooo:rsid="0b53e064"/>
    </style:style>
    <style:style style:name="T437" style:family="text">
      <style:text-properties officeooo:rsid="0b5476b1"/>
    </style:style>
    <style:style style:name="T438" style:family="text">
      <style:text-properties officeooo:rsid="0b54a1c5"/>
    </style:style>
    <style:style style:name="T439" style:family="text">
      <style:text-properties officeooo:rsid="0b55beaa"/>
    </style:style>
    <style:style style:name="T440" style:family="text">
      <style:text-properties officeooo:rsid="0b582829"/>
    </style:style>
    <style:style style:name="T441" style:family="text">
      <style:text-properties officeooo:rsid="0b59d6c7"/>
    </style:style>
    <style:style style:name="T442" style:family="text">
      <style:text-properties officeooo:rsid="0b5b103d"/>
    </style:style>
    <style:style style:name="T443" style:family="text">
      <style:text-properties officeooo:rsid="0b5e10ea"/>
    </style:style>
    <style:style style:name="T444" style:family="text">
      <style:text-properties officeooo:rsid="0b5f1eab"/>
    </style:style>
    <style:style style:name="T445" style:family="text">
      <style:text-properties officeooo:rsid="0b60cdc3"/>
    </style:style>
    <style:style style:name="T446" style:family="text">
      <style:text-properties officeooo:rsid="0b624bd9"/>
    </style:style>
    <style:style style:name="T447" style:family="text">
      <style:text-properties officeooo:rsid="0b66ce1d"/>
    </style:style>
    <style:style style:name="T448" style:family="text">
      <style:text-properties officeooo:rsid="0b686299"/>
    </style:style>
    <style:style style:name="T449" style:family="text">
      <style:text-properties officeooo:rsid="0b68f0d4"/>
    </style:style>
    <style:style style:name="T450" style:family="text">
      <style:text-properties officeooo:rsid="0b69e52a"/>
    </style:style>
    <style:style style:name="T451" style:family="text">
      <style:text-properties officeooo:rsid="0b6bf383"/>
    </style:style>
    <style:style style:name="T452" style:family="text">
      <style:text-properties officeooo:rsid="0b70b82e"/>
    </style:style>
    <style:style style:name="T453" style:family="text">
      <style:text-properties officeooo:rsid="0b71002c"/>
    </style:style>
    <style:style style:name="T454" style:family="text">
      <style:text-properties officeooo:rsid="0b8553d4"/>
    </style:style>
    <style:style style:name="T455" style:family="text">
      <style:text-properties officeooo:rsid="0cf89e11"/>
    </style:style>
    <style:style style:name="T456" style:family="text">
      <style:text-properties officeooo:rsid="0cf9c372"/>
    </style:style>
    <style:style style:name="T457" style:family="text">
      <style:text-properties officeooo:rsid="0cfa332f"/>
    </style:style>
    <style:style style:name="T458" style:family="text">
      <style:text-properties officeooo:rsid="0d03a727"/>
    </style:style>
    <style:style style:name="T459" style:family="text">
      <style:text-properties officeooo:rsid="13c75c4d"/>
    </style:style>
    <style:style style:name="T460" style:family="text">
      <style:text-properties officeooo:rsid="13f56557"/>
    </style:style>
    <style:style style:name="T461" style:family="text">
      <style:text-properties officeooo:rsid="1417327f"/>
    </style:style>
    <style:style style:name="T462" style:family="text">
      <style:text-properties officeooo:rsid="1417a5e4"/>
    </style:style>
    <style:style style:name="T463" style:family="text">
      <style:text-properties officeooo:rsid="16d84805"/>
    </style:style>
    <style:style style:name="T464" style:family="text">
      <style:text-properties officeooo:rsid="16d84dc1"/>
    </style:style>
    <style:style style:name="T465" style:family="text">
      <style:text-properties officeooo:rsid="16de815b"/>
    </style:style>
    <style:style style:name="T466" style:family="text">
      <style:text-properties officeooo:rsid="16e0370e"/>
    </style:style>
    <style:style style:name="T467" style:family="text">
      <style:text-properties officeooo:rsid="16ef344f"/>
    </style:style>
    <style:style style:name="T468" style:family="text">
      <style:text-properties officeooo:rsid="16f04ab6"/>
    </style:style>
    <style:style style:name="T469" style:family="text">
      <style:text-properties officeooo:rsid="16f1fe94"/>
    </style:style>
    <style:style style:name="T470" style:family="text">
      <style:text-properties officeooo:rsid="16f25c6a"/>
    </style:style>
    <style:style style:name="T471" style:family="text">
      <style:text-properties officeooo:rsid="1740de6a"/>
    </style:style>
    <style:style style:name="T472" style:family="text">
      <style:text-properties officeooo:rsid="17ee3086"/>
    </style:style>
    <style:style style:name="T473" style:family="text">
      <style:text-properties officeooo:rsid="18b9ef29"/>
    </style:style>
    <style:style style:name="T474" style:family="text">
      <style:text-properties officeooo:rsid="18bc161f"/>
    </style:style>
    <style:style style:name="T475" style:family="text">
      <style:text-properties officeooo:rsid="18bff224"/>
    </style:style>
    <style:style style:name="T476" style:family="text">
      <style:text-properties officeooo:rsid="190baeb3"/>
    </style:style>
    <style:style style:name="T477" style:family="text">
      <style:text-properties officeooo:rsid="190bb051"/>
    </style:style>
    <style:style style:name="T478" style:family="text">
      <style:text-properties officeooo:rsid="190e0f92"/>
    </style:style>
    <style:style style:name="T479" style:family="text">
      <style:text-properties officeooo:rsid="19168aaa"/>
    </style:style>
    <style:style style:name="T480" style:family="text">
      <style:text-properties officeooo:rsid="191791c3"/>
    </style:style>
    <style:style style:name="T481" style:family="text">
      <style:text-properties officeooo:rsid="191a1e9c"/>
    </style:style>
    <style:style style:name="T482" style:family="text">
      <style:text-properties officeooo:rsid="191efd28"/>
    </style:style>
    <style:style style:name="T483" style:family="text">
      <style:text-properties officeooo:rsid="1921cbb2"/>
    </style:style>
    <style:style style:name="T484" style:family="text">
      <style:text-properties officeooo:rsid="192927ef"/>
    </style:style>
    <style:style style:name="T485" style:family="text">
      <style:text-properties officeooo:rsid="192e8ef5"/>
    </style:style>
    <style:style style:name="T486" style:family="text">
      <style:text-properties officeooo:rsid="192fc3b6"/>
    </style:style>
    <style:style style:name="T487" style:family="text">
      <style:text-properties officeooo:rsid="193c0439"/>
    </style:style>
    <style:style style:name="T488" style:family="text">
      <style:text-properties officeooo:rsid="193caab9"/>
    </style:style>
    <style:style style:name="T489" style:family="text">
      <style:text-properties officeooo:rsid="1947247e"/>
    </style:style>
    <style:style style:name="T490" style:family="text">
      <style:text-properties officeooo:rsid="194add0c"/>
    </style:style>
    <style:style style:name="T491" style:family="text">
      <style:text-properties officeooo:rsid="194eb592"/>
    </style:style>
    <style:style style:name="T492" style:family="text">
      <style:text-properties officeooo:rsid="1950321b"/>
    </style:style>
    <style:style style:name="T493" style:family="text">
      <style:text-properties officeooo:rsid="1950a9ac"/>
    </style:style>
    <style:style style:name="T494" style:family="text">
      <style:text-properties officeooo:rsid="1951678c"/>
    </style:style>
    <style:style style:name="T495" style:family="text">
      <style:text-properties officeooo:rsid="1953eef6"/>
    </style:style>
    <style:style style:name="T496" style:family="text">
      <style:text-properties officeooo:rsid="19552824"/>
    </style:style>
    <style:style style:name="T497" style:family="text">
      <style:text-properties officeooo:rsid="19566656"/>
    </style:style>
    <style:style style:name="T498" style:family="text">
      <style:text-properties officeooo:rsid="1959afdf"/>
    </style:style>
    <style:style style:name="T499" style:family="text">
      <style:text-properties officeooo:rsid="195c3b2a"/>
    </style:style>
    <style:style style:name="T500" style:family="text">
      <style:text-properties officeooo:rsid="195c3d78"/>
    </style:style>
    <style:style style:name="T501" style:family="text">
      <style:text-properties officeooo:rsid="195d26b8"/>
    </style:style>
    <style:style style:name="T502" style:family="text">
      <style:text-properties officeooo:rsid="195ee45a"/>
    </style:style>
    <style:style style:name="T503" style:family="text">
      <style:text-properties officeooo:rsid="19602226"/>
    </style:style>
    <style:style style:name="T504" style:family="text">
      <style:text-properties officeooo:rsid="19627988"/>
    </style:style>
    <style:style style:name="T505" style:family="text">
      <style:text-properties officeooo:rsid="1963cafc"/>
    </style:style>
    <style:style style:name="T506" style:family="text">
      <style:text-properties officeooo:rsid="1a7645fb"/>
    </style:style>
    <style:style style:name="T507" style:family="text">
      <style:text-properties fo:language="en" fo:country="US" officeooo:rsid="07e5fecc"/>
    </style:style>
    <style:style style:name="T508" style:family="text">
      <style:text-properties fo:language="zxx" fo:country="none" style:language-asian="zxx" style:country-asian="none" style:language-complex="zxx" style:country-complex="none"/>
    </style:style>
    <style:style style:name="T509" style:family="text">
      <style:text-properties fo:language="zxx" fo:country="none" officeooo:rsid="07e5fecc" style:language-asian="zxx" style:country-asian="none" style:language-complex="zxx" style:country-complex="none"/>
    </style:style>
    <style:style style:name="T510" style:family="text">
      <style:text-properties fo:language="zxx" fo:country="none" officeooo:rsid="0b4d80fe" style:language-asian="zxx" style:country-asian="none" style:language-complex="zxx" style:country-complex="none"/>
    </style:style>
    <style:style style:name="T511" style:family="text">
      <style:text-properties officeooo:rsid="1aa885f5"/>
    </style:style>
    <style:style style:name="T512" style:family="text">
      <style:text-properties officeooo:rsid="1aa887b4"/>
    </style:style>
    <style:style style:name="T513" style:family="text">
      <style:text-properties officeooo:rsid="1aa92072"/>
    </style:style>
    <style:style style:name="T514" style:family="text">
      <style:text-properties officeooo:rsid="1aab0dbb"/>
    </style:style>
    <style:style style:name="T515" style:family="text">
      <style:text-properties officeooo:rsid="1aabccdc"/>
    </style:style>
    <style:style style:name="T516" style:family="text">
      <style:text-properties officeooo:rsid="1ac7a33c"/>
    </style:style>
    <style:style style:name="T517" style:family="text">
      <style:text-properties officeooo:rsid="1ac8075f"/>
    </style:style>
    <style:style style:name="T518" style:family="text">
      <style:text-properties officeooo:rsid="1b1dcfca"/>
    </style:style>
    <style:style style:name="T519" style:family="text">
      <style:text-properties officeooo:rsid="1b201755"/>
    </style:style>
    <style:style style:name="T520" style:family="text">
      <style:text-properties officeooo:rsid="1b201b21"/>
    </style:style>
    <style:style style:name="T521" style:family="text">
      <style:text-properties style:text-underline-style="solid" style:text-underline-width="auto" style:text-underline-color="font-color" officeooo:rsid="08203751"/>
    </style:style>
    <style:style style:name="T522" style:family="text">
      <style:text-properties officeooo:rsid="1b2182eb"/>
    </style:style>
    <style:style style:name="T523" style:family="text">
      <style:text-properties officeooo:rsid="1b230624"/>
    </style:style>
    <style:style style:name="T524" style:family="text">
      <style:text-properties officeooo:rsid="1b235537"/>
    </style:style>
    <style:style style:name="T525" style:family="text">
      <style:text-properties officeooo:rsid="1b2494c5"/>
    </style:style>
    <style:style style:name="T526" style:family="text">
      <style:text-properties officeooo:rsid="1b269491"/>
    </style:style>
    <style:style style:name="T527" style:family="text">
      <style:text-properties officeooo:rsid="1b27a7bc"/>
    </style:style>
    <style:style style:name="T528" style:family="text">
      <style:text-properties officeooo:rsid="1b27bd11"/>
    </style:style>
    <style:style style:name="T529" style:family="text">
      <style:text-properties officeooo:rsid="1b2b7764"/>
    </style:style>
    <style:style style:name="T530" style:family="text">
      <style:text-properties officeooo:rsid="1b2ca737"/>
    </style:style>
    <style:style style:name="T531" style:family="text">
      <style:text-properties officeooo:rsid="1b2e75f0"/>
    </style:style>
    <style:style style:name="T532" style:family="text">
      <style:text-properties officeooo:rsid="1b305c7e"/>
    </style:style>
    <style:style style:name="T533" style:family="text">
      <style:text-properties officeooo:rsid="1b3140ca"/>
    </style:style>
    <style:style style:name="T534" style:family="text">
      <style:text-properties officeooo:rsid="1b320759"/>
    </style:style>
    <style:style style:name="T535" style:family="text">
      <style:text-properties officeooo:rsid="1b3391ba"/>
    </style:style>
    <style:style style:name="T536" style:family="text">
      <style:text-properties officeooo:rsid="1b34ef5a"/>
    </style:style>
    <style:style style:name="T537" style:family="text">
      <style:text-properties officeooo:rsid="1b3cfc3e"/>
    </style:style>
    <style:style style:name="T538" style:family="text">
      <style:text-properties officeooo:rsid="1b3d5d6f"/>
    </style:style>
    <style:style style:name="T539" style:family="text">
      <style:text-properties officeooo:rsid="1b4373e4"/>
    </style:style>
    <style:style style:name="T540" style:family="text">
      <style:text-properties officeooo:rsid="1b45572a"/>
    </style:style>
    <style:style style:name="T541" style:family="text">
      <style:text-properties officeooo:rsid="1b46a6fa"/>
    </style:style>
    <style:style style:name="T542" style:family="text">
      <style:text-properties officeooo:rsid="1b46d78e"/>
    </style:style>
    <style:style style:name="T543" style:family="text">
      <style:text-properties officeooo:rsid="1b495887"/>
    </style:style>
    <style:style style:name="T544" style:family="text">
      <style:text-properties officeooo:rsid="1b4da872"/>
    </style:style>
    <style:style style:name="T545" style:family="text">
      <style:text-properties officeooo:rsid="1b4f3a43"/>
    </style:style>
    <style:style style:name="T546" style:family="text">
      <style:text-properties officeooo:rsid="1b4f8240"/>
    </style:style>
    <style:style style:name="T547" style:family="text">
      <style:text-properties officeooo:rsid="1be64214"/>
    </style:style>
    <style:style style:name="T548" style:family="text">
      <style:text-properties officeooo:rsid="1c54aa19"/>
    </style:style>
    <style:style style:name="T549" style:family="text">
      <style:text-properties officeooo:rsid="1c550425"/>
    </style:style>
    <style:style style:name="T550" style:family="text">
      <style:text-properties officeooo:rsid="1c900570"/>
    </style:style>
    <style:style style:name="T551" style:family="text">
      <style:text-properties officeooo:rsid="1c907067"/>
    </style:style>
    <style:style style:name="T552" style:family="text">
      <style:text-properties officeooo:rsid="1c9242bb"/>
    </style:style>
    <style:style style:name="T553" style:family="text">
      <style:text-properties officeooo:rsid="1cdebd48"/>
    </style:style>
    <style:style style:name="T554" style:family="text">
      <style:text-properties officeooo:rsid="1ce1fee5"/>
    </style:style>
    <style:style style:name="T555" style:family="text">
      <style:text-properties officeooo:rsid="1ce35096"/>
    </style:style>
    <style:style style:name="T556" style:family="text">
      <style:text-properties officeooo:rsid="1ce49c3c"/>
    </style:style>
    <style:style style:name="T557" style:family="text">
      <style:text-properties officeooo:rsid="1ce5e01f"/>
    </style:style>
    <style:style style:name="T558" style:family="text">
      <style:text-properties officeooo:rsid="1ce75b1e"/>
    </style:style>
    <style:style style:name="T559" style:family="text">
      <style:text-properties officeooo:rsid="1ce958fa"/>
    </style:style>
    <style:style style:name="T560" style:family="text">
      <style:text-properties officeooo:rsid="1cea48cd"/>
    </style:style>
    <style:style style:name="T561" style:family="text">
      <style:text-properties officeooo:rsid="1ced8daa"/>
    </style:style>
    <style:style style:name="T562" style:family="text">
      <style:text-properties officeooo:rsid="1cf083e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7" text:outline-level="1"><text:bookmark-start text:name="__RefHeading___Toc28211_1627726659"/>Todos.<text:bookmark-end text:name="__RefHeading___Toc28211_1627726659"/></text:h>
      <text:p text:style-name="P13"><text:span text:style-name="T155">Para este momento ya debe ser claro que, a</text:span> mi mejor entender, la biblia enseña que, <text:s/>después de la resurrección de los muertos, cuando TODOS los muertos sean resucitados en una tierra nueva <text:span text:style-name="T463">FÍSICA</text:span> con un cielo nuevo <text:span text:style-name="T463">FÍSICO</text:span>, <text:span text:style-name="T156">en este mismo planeta, </text:span>TODOS, absolutamente TODOS los resucitados <text:span text:style-name="T506">podrán </text:span>confesar con su boca que Yeshua es Señor, <text:span text:style-name="T506">y </text:span>creer en su corazón que <text:span text:style-name="T156">Yeshua</text:span> resucitó, <text:span text:style-name="T506">lo tienen ahí en frente, </text:span>y por <text:span text:style-name="T506">lo tanto, </text:span><text:span text:style-name="T554">puede que se demoren un poquito, pero tarde que temprano, </text:span>lo<text:span text:style-name="T506">s que no empezaron antes de su muerte física, empezarán a </text:span>ser <text:span text:style-name="T423">criaturas nuevas en Cristo Jesús y empezarán La Vida eterna.</text:span></text:p>
      <text:p text:style-name="P12">Una de las doctrinas mas rechazadas por la mayoría de los creyentes en Yeshua, en Jesucristo, es la doctrina comúnmente conocida como “<text:span text:style-name="T157">u</text:span>niversalismo <text:span text:style-name="T453">cristiano”</text:span>. <text:span text:style-name="T453">En esta presentación se le llamará simplemente “reconciliación absoluta”.</text:span></text:p>
      <text:p text:style-name="P12"><text:span text:style-name="T154">La manera en que entiendo las enseñanzas de la biblia es una forma de reconciliación absoluta. Y p</text:span>uesto que genera tanto rechazo, y es tan enfáticamente señalada por algunos como contraria a las escrituras, me parece necesario hacer un <text:span text:style-name="T154">análisis de las razones por las cuales creo que es justamente eso lo que enseña la biblia.</text:span></text:p>
      <text:h text:style-name="Heading_20_4" text:outline-level="2"><text:bookmark-start text:name="__RefHeading___Toc28213_1627726659"/>Infierno.<text:bookmark-end text:name="__RefHeading___Toc28213_1627726659"/></text:h>
      <text:p text:style-name="P27">La palabra “infierno” no aparece en ninguna parte en los manuscritos mas antiguos porque estos están escritos en hebreo y en griego. <text:span text:style-name="T158">Y ésta palabra no es ni griega ni hebrea.</text:span></text:p>
      <text:h text:style-name="Heading_20_5" text:outline-level="5"><text:bookmark-start text:name="__RefHeading___Toc28215_1627726659"/>Jesucristo.<text:bookmark-end text:name="__RefHeading___Toc28215_1627726659"/></text:h>
      <text:p text:style-name="P8"><text:soft-page-break/><text:span text:style-name="T158">E</text:span>n los evangelios <text:span text:style-name="T158">h</text:span>ay <text:span text:style-name="T158">solo </text:span>dos vocablos <text:span text:style-name="T149">del griego que, </text:span>en las palabras de Jesucristo, han sido traducid<text:span text:style-name="T149">o</text:span>s como “infierno”: El vocablo <text:span text:style-name="T149">G86, el “Hadés”, y el vocablo </text:span>G1067, <text:span text:style-name="T429">el “Ge-Henná”</text:span>, <text:span text:style-name="T424">según el código del señor James Strong.</text:span></text:p>
      <text:h text:style-name="Heading_20_6" text:outline-level="6"><text:bookmark-start text:name="__RefHeading___Toc28217_1627726659"/><text:span text:style-name="T161">Hadés. </text:span>Vocablo G86.<text:bookmark-end text:name="__RefHeading___Toc28217_1627726659"/></text:h>
      <text:p text:style-name="P174">El vocablo G86 suena “hadés”, <text:span text:style-name="T150">aunque muchas personas lo pronuncian “hádes”,</text:span> <text:span text:style-name="T151">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175">El vocablo “Sheol”, el vocablo H7585, significa el lugar donde van los muertos, es decir la tumba, la sepultura, o el sepulcro. </text:p>
      <text:p text:style-name="P175">”Sepultura” o “sepulcro” es justamente la traducción mas frecuente al español en la Reina Valera del vocablo H7585 de la Tanakh, con mas de 40 ocurrencias de 64 traducidas de esta manera.</text:p>
      <text:p text:style-name="P10">Luego la traducción <text:span text:style-name="T153">mas adecuada</text:span> de<text:span text:style-name="T176">l </text:span>vocablo griego “<text:span text:style-name="T176">Hadés” </text:span>sería la <text:span text:style-name="T152">palabra</text:span>: “<text:span text:style-name="T152">sepulcro</text:span>”, <text:span text:style-name="T518">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pan text:style-name="T511">Ge-Henná. Vocablo </text:span>G1067.<text:bookmark-end text:name="__RefHeading___Toc28219_1627726659"/></text:h>
      <text:p text:style-name="P9"><text:span text:style-name="T149">El vocablo griego G1067 </text:span>suena “<text:span text:style-name="T425">Ge-H</text:span>enn<text:span text:style-name="T511">á</text:span>” y es una transliteración del hebreo “Ge Hinom” al griego. “<text:span text:style-name="T149">Ge” significa valle y “Hinom” es nombre propio. Según <text:s/></text:span><text:alphabetical-index-mark-start text:id="IMark94726643693664"/><text:span text:style-name="T149">2 Reyes 23</text:span><text:alphabetical-index-mark-end text:id="IMark94726643693664"/><text:span text:style-name="T149"> y Jeremías 7, </text:span><text:span text:style-name="T21">en tiempos de</text:span><text:span text:style-name="T22">l rey Jos</text:span><text:span text:style-name="T26">í</text:span><text:span text:style-name="T22">as, </text:span><text:span text:style-name="T21">los hebreos, los Israelitas, </text:span><text:span text:style-name="T22">venían </text:span><text:soft-page-break/><text:span text:style-name="T21">sacrifica</text:span><text:span text:style-name="T22">ndo</text:span><text:span text:style-name="T21"> </text:span><text:span text:style-name="T25">a </text:span><text:span text:style-name="T22">sus hijos </text:span><text:span text:style-name="T25">e</text:span><text:span text:style-name="T24">n </text:span><text:span text:style-name="T25">el </text:span><text:span text:style-name="T24">valle </text:span><text:span text:style-name="T25">de Hinom pasándolos</text:span><text:span text:style-name="T22"> por fuego</text:span><text:span text:style-name="T21"> a un </text:span><text:span text:style-name="T25">tal d</text:span><text:span text:style-name="T21">ios Moloc, </text:span><text:span text:style-name="T24">y Josías, </text:span><text:span text:style-name="T25">que según la biblia fue un rey bueno,</text:span><text:span text:style-name="T24"> acabó con el temita.</text:span></text:p>
      <text:p text:style-name="P11">Luego la traducción <text:span text:style-name="T153">mas adecuada</text:span> de<text:span text:style-name="T177">l </text:span>vocablo griego “<text:span text:style-name="T425">Ge-Henná</text:span>” sería la frase: “Valle de Hinom”.</text:p>
      <text:h text:style-name="P208" text:outline-level="2"><text:bookmark-start text:name="__RefHeading___Toc28223_1627726659"/><text:span text:style-name="T160">Sheol</text:span>. <text:span text:style-name="T162">Vocablo H7585.</text:span><text:bookmark-end text:name="__RefHeading___Toc28223_1627726659"/></text:h>
      <text:p text:style-name="P130">El primero de los dos vocablos griegos usados por Jesucristo, según los evangelios, y traducidos como “infierno”, es el “Hadés”. Puesto que “Hadés”, <text:span text:style-name="T519">en las primeras traducciones al griego, </text:span>es simplemente una traducción de<text:span text:style-name="T519">l</text:span> vocablo “Sheol”, <text:span text:style-name="T520">e</text:span>ste es el primer vocablo que se analizará.</text:p>
      <text:p text:style-name="P36">El <text:span text:style-name="T159">vocablo hebreo </text:span>“Sheol” del antiguo testamento <text:span text:style-name="T159">fue traducido en la Septuaginta al griego como “hadés” y este fue traducido posteriormente al latín como “inferno” y también traducido a los idiomas germánicos como “</text:span><text:span text:style-name="T509">hel</text:span><text:span text:style-name="T159">” o “</text:span><text:span text:style-name="T509">helle</text:span><text:span text:style-name="T159">” y luego traducido al inglés como “</text:span><text:span text:style-name="T507">hell</text:span><text:span text:style-name="T159">” y del latín al español como “infierno”.</text:span></text:p>
      <text:p text:style-name="P14">El “<text:span text:style-name="T511">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63">Todos</text:span>.<text:bookmark-end text:name="__RefHeading___Toc28225_1627726659"/></text:h>
      <text:p text:style-name="P15"><text:span text:style-name="T164">De</text:span> <text:alphabetical-index-mark-start text:id="IMark94726669936288"/>Génesis 37<text:alphabetical-index-mark-end text:id="IMark94726669936288"/>, <text:span text:style-name="T185">se entiende que </text:span>Jacob, <text:span text:style-name="T426">el mismísimo Israel,</text:span> fue al “Sheol” cuando murió <text:note text:id="ftn1" text:note-class="footnote"><text:note-citation>1</text:note-citation><text:note-body><text:p text:style-name="Footnote"><text:bookmark-start text:name="__RefHeading___Toc39203_1836810514"/><text:s/><text:alphabetical-index-mark-start text:id="IMark94726794557008"/><text:span text:style-name="T163">Génesis 37</text:span><text:alphabetical-index-mark-end text:id="IMark94726794557008"/><text:span text:style-name="T163">:35 </text:span><text:a xlink:type="simple" xlink:href="https://biblehub.com/text/genesis/37-35.htm" text:style-name="Internet_20_link" text:visited-style-name="Visited_20_Internet_20_Link"><text:span text:style-name="T163">biblehub</text:span></text:a><text:bookmark-end text:name="__RefHeading___Toc39203_1836810514"/></text:p></text:note-body></text:note>. <text:span text:style-name="T164">De</text:span> <text:alphabetical-index-mark-start text:id="IMark94726644282192"/>Job 14<text:alphabetical-index-mark-end text:id="IMark94726644282192"/>, <text:span text:style-name="T426">se deduce que </text:span>Job, <text:span text:style-name="T426">hombre justo según el mismísimo creador, también</text:span> iría al “Sheol” si muriera <text:span text:style-name="T426">en ese momento </text:span><text:note text:id="ftn2" text:note-class="footnote"><text:note-citation>2</text:note-citation><text:note-body><text:p text:style-name="Footnote"><text:bookmark-start text:name="__RefHeading___Toc39201_1836810514"/><text:s/><text:alphabetical-index-mark-start text:id="IMark94726698961344"/><text:span text:style-name="T163">Job 14</text:span><text:alphabetical-index-mark-end text:id="IMark94726698961344"/><text:span text:style-name="T163">:13 </text:span><text:a xlink:type="simple" xlink:href="https://biblehub.com/text/job/14-13.htm" text:style-name="Internet_20_link" text:visited-style-name="Visited_20_Internet_20_Link"><text:span text:style-name="T163">biblehub</text:span></text:a><text:bookmark-end text:name="__RefHeading___Toc39201_1836810514"/></text:p></text:note-body></text:note>. <text:span text:style-name="T164">De</text:span> <text:alphabetical-index-mark-start text:id="IMark94726766712496"/>Job 21<text:alphabetical-index-mark-end text:id="IMark94726766712496"/>, los malvados bajan <text:soft-page-break/>tranquilos al “Sheol” <text:note text:id="ftn3" text:note-class="footnote"><text:note-citation>3</text:note-citation><text:note-body><text:p text:style-name="Footnote"><text:bookmark-start text:name="__RefHeading___Toc39199_1836810514"/><text:s/><text:alphabetical-index-mark-start text:id="IMark94726716338144"/><text:span text:style-name="T163">Job 21</text:span><text:alphabetical-index-mark-end text:id="IMark94726716338144"/><text:span text:style-name="T163">:13 </text:span><text:a xlink:type="simple" xlink:href="https://biblehub.com/text/job/21-13.htm" text:style-name="Internet_20_link" text:visited-style-name="Visited_20_Internet_20_Link"><text:span text:style-name="T163">biblehub</text:span></text:a><text:bookmark-end text:name="__RefHeading___Toc39199_1836810514"/></text:p></text:note-body></text:note>. <text:span text:style-name="T164">De</text:span>l <text:alphabetical-index-mark-start text:id="IMark94726695947984"/>Salmo 16<text:alphabetical-index-mark-end text:id="IMark94726695947984"/>, <text:span text:style-name="T173">del 18 y del 86</text:span>, David, <text:span text:style-name="T426">el hombre acorde al corazón de Dios,</text:span> fue al “Sheol” cuando murió <text:note text:id="ftn4" text:note-class="footnote"><text:note-citation>4</text:note-citation><text:note-body><text:p text:style-name="Footnote"><text:bookmark-start text:name="__RefHeading___Toc39197_1836810514"/><text:s/><text:alphabetical-index-mark-start text:id="IMark94726766712720"/><text:span text:style-name="T163">Salmo 16</text:span><text:alphabetical-index-mark-end text:id="IMark94726766712720"/><text:span text:style-name="T163">:10 </text:span><text:a xlink:type="simple" xlink:href="https://biblehub.com/text/psalms/16-10.htm" text:style-name="Internet_20_link" text:visited-style-name="Visited_20_Internet_20_Link"><text:span text:style-name="T163">biblehub</text:span></text:a><text:bookmark-end text:name="__RefHeading___Toc39197_1836810514"/></text:p></text:note-body></text:note>. </text:p>
      <text:p text:style-name="P26">Según el antiguo testamento <text:span text:style-name="T427">TODOS</text:span> los muertos van a parar al “Sheol”, <text:span text:style-name="T428">tanto l</text:span>os que consideramos buenos, <text:span text:style-name="T428">como </text:span>los que consideramos malos. <text:span text:style-name="T477">TODOS</text:span> los muertos <text:span text:style-name="T477">van al “Sheol”.</text:span></text:p>
      <text:h text:style-name="Heading_20_5" text:outline-level="5"><text:bookmark-start text:name="__RefHeading___Toc28227_1627726659"/>Levantar.<text:bookmark-end text:name="__RefHeading___Toc28227_1627726659"/></text:h>
      <text:p text:style-name="P34"><text:span text:style-name="T165">De 1ra Samuel 2, se entiende que YHWH es el que hace decender al “Sheol” y también de el levanta a los muertos </text:span><text:span text:style-name="T165"><text:note text:id="ftn5" text:note-class="footnote"><text:note-citation>5</text:note-citation><text:note-body><text:p text:style-name="Footnote"><text:bookmark-start text:name="__RefHeading___Toc39195_1836810514"/><text:s/><text:alphabetical-index-mark-start text:id="IMark94726773416944"/><text:span text:style-name="T165">1</text:span> <text:span text:style-name="T165">Samuel 2</text:span><text:alphabetical-index-mark-end text:id="IMark94726773416944"/><text:span text:style-name="T165">:6 </text:span><text:a xlink:type="simple" xlink:href="https://biblehub.com/text/1_samuel/2-6.htm" text:style-name="Internet_20_link" text:visited-style-name="Visited_20_Internet_20_Link"><text:span text:style-name="T165">biblehub</text:span></text:a><text:bookmark-end text:name="__RefHeading___Toc39195_1836810514"/></text:p></text:note-body></text:note></text:span><text:span text:style-name="T165">. De </text:span><text:alphabetical-index-mark-start text:id="IMark94726700332784"/><text:span text:style-name="T165">Amos 9</text:span><text:alphabetical-index-mark-end text:id="IMark94726700332784"/><text:span text:style-name="T165">, nadie puede esconderse en el “Sheol” porque YHWH los saca, los levanta, del “Sheol” </text:span><text:span text:style-name="T165"><text:note text:id="ftn6" text:note-class="footnote"><text:note-citation>6</text:note-citation><text:note-body><text:p text:style-name="Footnote"><text:bookmark-start text:name="__RefHeading___Toc39193_1836810514"/><text:s/><text:alphabetical-index-mark-start text:id="IMark94726669936288"/><text:span text:style-name="T165">Amos 9</text:span><text:alphabetical-index-mark-end text:id="IMark94726669936288"/><text:span text:style-name="T165">:2 </text:span><text:a xlink:type="simple" xlink:href="https://biblehub.com/text/amos/9-2.htm" text:style-name="Internet_20_link" text:visited-style-name="Visited_20_Internet_20_Link"><text:span text:style-name="T165">biblehub</text:span></text:a><text:bookmark-end text:name="__RefHeading___Toc39193_1836810514"/></text:p></text:note-body></text:note></text:span><text:span text:style-name="T165">. Del </text:span><text:alphabetical-index-mark-start text:id="IMark94726698961344"/><text:span text:style-name="T165">Salmo 16</text:span><text:alphabetical-index-mark-end text:id="IMark94726698961344"/><text:span text:style-name="T165">, YHWH no deja a su amigo en el “Sheol” </text:span><text:span text:style-name="T165"><text:note text:id="ftn7" text:note-class="footnote"><text:note-citation>7</text:note-citation><text:note-body><text:p text:style-name="Footnote"><text:bookmark-start text:name="__RefHeading___Toc39191_1836810514"/><text:s/><text:alphabetical-index-mark-start text:id="IMark94726698961344"/><text:span text:style-name="T163">Salmo 16</text:span><text:alphabetical-index-mark-end text:id="IMark94726698961344"/><text:span text:style-name="T163">:10 </text:span><text:a xlink:type="simple" xlink:href="https://biblehub.com/text/psalms/16-10.htm" text:style-name="Internet_20_link" text:visited-style-name="Visited_20_Internet_20_Link"><text:span text:style-name="T163">biblehub</text:span></text:a><text:bookmark-end text:name="__RefHeading___Toc39191_1836810514"/></text:p></text:note-body></text:note></text:span><text:span text:style-name="T165">. Del </text:span><text:alphabetical-index-mark-start text:id="IMark94726695947984"/><text:span text:style-name="T165">Salmo 30</text:span><text:alphabetical-index-mark-end text:id="IMark94726695947984"/><text:span text:style-name="T165">, lo mismo, YHWH levanta del “Sheol” </text:span><text:span text:style-name="T165"><text:note text:id="ftn8" text:note-class="footnote"><text:note-citation>8</text:note-citation><text:note-body><text:p text:style-name="Footnote"><text:bookmark-start text:name="__RefHeading___Toc39189_1836810514"/><text:s/><text:alphabetical-index-mark-start text:id="IMark94726685074144"/><text:span text:style-name="T165">Salmo 30</text:span><text:alphabetical-index-mark-end text:id="IMark94726685074144"/><text:span text:style-name="T165">:3 </text:span><text:a xlink:type="simple" xlink:href="https://biblehub.com/text/psalms/30-3.htm" text:style-name="Internet_20_link" text:visited-style-name="Visited_20_Internet_20_Link"><text:span text:style-name="T165">biblehub</text:span></text:a><text:bookmark-end text:name="__RefHeading___Toc39189_1836810514"/></text:p></text:note-body></text:note></text:span><text:span text:style-name="T165">. De </text:span><text:alphabetical-index-mark-start text:id="IMark94726662004880"/><text:span text:style-name="T165">Oseas 13</text:span><text:alphabetical-index-mark-end text:id="IMark94726662004880"/><text:span text:style-name="T165">, YHWH rescata del “Sheol” y la muerte ya no tiene aguijón </text:span><text:span text:style-name="T165"><text:note text:id="ftn9" text:note-class="footnote"><text:note-citation>9</text:note-citation><text:note-body><text:p text:style-name="Footnote"><text:bookmark-start text:name="__RefHeading___Toc39187_1836810514"/><text:s/><text:alphabetical-index-mark-start text:id="IMark94726794556912"/><text:span text:style-name="T165">Oseas 13</text:span><text:alphabetical-index-mark-end text:id="IMark94726794556912"/><text:span text:style-name="T165">:14 </text:span><text:a xlink:type="simple" xlink:href="https://biblehub.com/text/hosea/13-14.htm" text:style-name="Internet_20_link" text:visited-style-name="Visited_20_Internet_20_Link"><text:span text:style-name="T165">biblehub</text:span></text:a><text:bookmark-end text:name="__RefHeading___Toc39187_1836810514"/></text:p></text:note-body></text:note></text:span><text:span text:style-name="T165">. </text:span></text:p>
      <text:p text:style-name="P16">Según la Tanakh, el antiguo testamento, las escrituras hebreas, del “Sheol” se puede salir. Se sale cuando YHWH lo saca a uno del “Sheol”. Cuando YHWH levanta a la persona del “Sheol”. <text:span text:style-name="T174">Jesucristo fue al Sheol cuando murió y salió del Sheol cuando resucitó.</text:span></text:p>
      <text:h text:style-name="Heading_20_5" text:outline-level="5"><text:bookmark-start text:name="__RefHeading___Toc28229_1627726659"/><text:soft-page-break/>Nada.<text:bookmark-end text:name="__RefHeading___Toc28229_1627726659"/></text:h>
      <text:p text:style-name="P35">De 1ra Samuel 2, <text:span text:style-name="T185">se entiende que </text:span>no hay vida en el “Sheol”, parece obvio pero a algunos se les olvida <text:span text:style-name="T165"><text:note text:id="ftn10" text:note-class="footnote"><text:note-citation>10</text:note-citation><text:note-body><text:p text:style-name="Footnote"><text:bookmark-start text:name="__RefHeading___Toc39185_1836810514"/><text:s/><text:alphabetical-index-mark-start text:id="IMark94726773454624"/><text:span text:style-name="T165">1</text:span> <text:span text:style-name="T165">Samuel 2</text:span><text:alphabetical-index-mark-end text:id="IMark94726773454624"/><text:span text:style-name="T165">:6 </text:span><text:a xlink:type="simple" xlink:href="https://biblehub.com/text/1_samuel/2-6.htm" text:style-name="Internet_20_link" text:visited-style-name="Visited_20_Internet_20_Link"><text:span text:style-name="T165">biblehub</text:span></text:a><text:bookmark-end text:name="__RefHeading___Toc39185_1836810514"/></text:p></text:note-body></text:note></text:span>. De <text:alphabetical-index-mark-start text:id="IMark94726767921200"/>Job 14<text:alphabetical-index-mark-end text:id="IMark94726767921200"/>, en el “Sheol” no se siente la ira de YHWH <text:span text:style-name="T163"><text:note text:id="ftn11" text:note-class="footnote"><text:note-citation>11</text:note-citation><text:note-body><text:p text:style-name="Footnote"><text:bookmark-start text:name="__RefHeading___Toc39183_1836810514"/><text:s/><text:alphabetical-index-mark-start text:id="IMark94726767921200"/><text:span text:style-name="T163">Job 14</text:span><text:alphabetical-index-mark-end text:id="IMark94726767921200"/><text:span text:style-name="T163">:13 </text:span><text:a xlink:type="simple" xlink:href="https://biblehub.com/text/job/14-13.htm" text:style-name="Internet_20_link" text:visited-style-name="Visited_20_Internet_20_Link"><text:span text:style-name="T163">biblehub</text:span></text:a><text:bookmark-end text:name="__RefHeading___Toc39183_1836810514"/></text:p></text:note-body></text:note></text:span>. De <text:alphabetical-index-mark-start text:id="IMark94726698961344"/>Proverbios 15<text:alphabetical-index-mark-end text:id="IMark94726698961344"/>, no hay pensamientos en el “Sheol” <text:note text:id="ftn12" text:note-class="footnote"><text:note-citation>12</text:note-citation><text:note-body><text:p text:style-name="Footnote"><text:bookmark-start text:name="__RefHeading___Toc39181_1836810514"/><text:s/><text:alphabetical-index-mark-start text:id="IMark94726698961344"/><text:span text:style-name="T166">Proverbios 15</text:span><text:alphabetical-index-mark-end text:id="IMark94726698961344"/><text:span text:style-name="T166">:11 </text:span><text:a xlink:type="simple" xlink:href="https://biblehub.com/text/proverbs/15-11.htm" text:style-name="Internet_20_link" text:visited-style-name="Visited_20_Internet_20_Link"><text:span text:style-name="T166">biblehub</text:span></text:a><text:bookmark-end text:name="__RefHeading___Toc39181_1836810514"/></text:p></text:note-body></text:note>. Del <text:alphabetical-index-mark-start text:id="IMark94726662004880"/>Salmo 6<text:alphabetical-index-mark-end text:id="IMark94726662004880"/>, no hay recuerdos en el “Sheol” <text:note text:id="ftn13" text:note-class="footnote"><text:note-citation>13</text:note-citation><text:note-body><text:p text:style-name="Footnote"><text:bookmark-start text:name="__RefHeading___Toc39179_1836810514"/><text:s/><text:alphabetical-index-mark-start text:id="IMark94726662004880"/><text:span text:style-name="T166">Salmo 6</text:span><text:alphabetical-index-mark-end text:id="IMark94726662004880"/><text:span text:style-name="T166">:5 </text:span><text:a xlink:type="simple" xlink:href="https://biblehub.com/text/psalms/6-5.htm" text:style-name="Internet_20_link" text:visited-style-name="Visited_20_Internet_20_Link"><text:span text:style-name="T166">biblehub</text:span></text:a><text:bookmark-end text:name="__RefHeading___Toc39179_1836810514"/></text:p></text:note-body></text:note>. Del <text:alphabetical-index-mark-start text:id="IMark94726673354128"/>Salmo 30<text:alphabetical-index-mark-end text:id="IMark94726673354128"/>, no hay vida en el “Sheol”, parece obvio pero a algunos se les olvida <text:span text:style-name="T165"><text:note text:id="ftn14" text:note-class="footnote"><text:note-citation>14</text:note-citation><text:note-body><text:p text:style-name="Footnote"><text:bookmark-start text:name="__RefHeading___Toc39177_1836810514"/><text:s/><text:alphabetical-index-mark-start text:id="IMark94726673354128"/><text:span text:style-name="T165">Salmo 30</text:span><text:alphabetical-index-mark-end text:id="IMark94726673354128"/><text:span text:style-name="T165">:3 </text:span><text:a xlink:type="simple" xlink:href="https://biblehub.com/text/psalms/30-3.htm" text:style-name="Internet_20_link" text:visited-style-name="Visited_20_Internet_20_Link"><text:span text:style-name="T165">biblehub</text:span></text:a><text:bookmark-end text:name="__RefHeading___Toc39177_1836810514"/></text:p></text:note-body></text:note></text:span>. De <text:alphabetical-index-mark-start text:id="IMark94726670227040"/>Eclesiastés 9<text:alphabetical-index-mark-end text:id="IMark94726670227040"/>, en el “Sheol” no se hace nada, ni se piensa, ni hay conocimiento, ni <text:span text:style-name="T512">sabiduría</text:span> <text:note text:id="ftn15" text:note-class="footnote"><text:note-citation>15</text:note-citation><text:note-body><text:p text:style-name="Footnote"><text:bookmark-start text:name="__RefHeading___Toc39175_1836810514"/><text:s/><text:alphabetical-index-mark-start text:id="IMark94726670227040"/><text:span text:style-name="T166">Eclesiastés 9</text:span><text:alphabetical-index-mark-end text:id="IMark94726670227040"/><text:span text:style-name="T166">:10 </text:span><text:a xlink:type="simple" xlink:href="https://biblehub.com/text/ecclesiastes/9-10.htm" text:style-name="Internet_20_link" text:visited-style-name="Visited_20_Internet_20_Link"><text:span text:style-name="T166">biblehub</text:span></text:a><text:bookmark-end text:name="__RefHeading___Toc39175_1836810514"/></text:p></text:note-body></text:note>.</text:p>
      <text:p text:style-name="P17">Según la Tanakh, <text:span text:style-name="T166">las escrituras hebreas, en el “Sheol” no pasa nada, se está muerto y punto.</text:span></text:p>
      <text:h text:style-name="Heading_20_5" text:outline-level="5"><text:bookmark-start text:name="__RefHeading___Toc28231_1627726659"/>Diferen<text:span text:style-name="T167">te</text:span>.<text:bookmark-end text:name="__RefHeading___Toc28231_1627726659"/></text:h>
      <text:p text:style-name="P18">Solo haciendo un análisis del antiguo testamento vemos que hay grandes diferencias entre lo que nos muestra la biblia del “Sheol” y el concepto popular del “Infierno”.</text:p>
      <text:p text:style-name="P19"><text:span text:style-name="T195">E</text:span>l <text:span text:style-name="T192">actual </text:span>concepto popular <text:span text:style-name="T192">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93">No es un concepto que Jesucristo usara </text:span><text:span text:style-name="T550">en un contexto hebreo</text:span><text:span text:style-name="T193">. Este concepto termina pasando </text:span>a los <text:soft-page-break/>Romanos <text:span text:style-name="T194">en la palabra latina “inferno” </text:span>y de estos al actual concepto popular <text:span text:style-name="T192">del “infierno”</text:span>.</text:p>
      <text:p text:style-name="P22">Se mezclaron los conceptos porque, en su momento, <text:span text:style-name="T464">el de la traducción </text:span>Septuaginta, la mejor traducción al griego de<text:span text:style-name="T478">l</text:span> “Sheol” <text:span text:style-name="T478">hebreo </text:span>fue “Hadés” y la traducción Septuaginta fue la base para las demás traducciones.</text:p>
      <text:p text:style-name="P202"><text:span text:style-name="T198">El vocablo</text:span> “Hadés” es usad<text:span text:style-name="T478">o</text:span> en el nuevo testamento de manera consistente con el concepto de “Sheol” del antiguo testamento, <text:span text:style-name="T550">con una m</text:span><text:span text:style-name="T551">u</text:span><text:span text:style-name="T550">y famosa excepción que será analizada mas adelante,</text:span> y <text:span text:style-name="T197">NO</text:span> con el concepto griego de “Hadés” que por supuesto <text:span text:style-name="T197">NO</text:span> es hebreo, y <text:span text:style-name="T197">NO</text:span> sería usado por Jesucristo, <text:span text:style-name="T199">el mas hebreo de todos los hebreos,</text:span> <text:span text:style-name="T550">para enseñar sobre las escrituras hebreas</text:span>.</text:p>
      <text:p text:style-name="P21">Algunos de los versículos del nuevo testamento que ratifican el concepto <text:span text:style-name="T196">de “Sheol” </text:span>del antiguo testamento, ya se mencionaron en esta presentación, y están en boca de Jesucristo. </text:p>
      <text:p text:style-name="P23"><text:span text:style-name="T27">En</text:span><text:span text:style-name="T1"> </text:span><text:alphabetical-index-mark-start text:id="IMark94726708793872"/><text:span text:style-name="T1">Juan 11</text:span><text:alphabetical-index-mark-end text:id="IMark94726708793872"/><text:span text:style-name="T1"> </text:span><text:span text:style-name="T8">Jesús</text:span><text:span text:style-name="T1"> afirma que: </text:span><text:span text:style-name="Bible_5f_text"><text:span text:style-name="T1">"Nuestro amigo Lázaro duerme pero voy para despertarlo" </text:span></text:span><text:span text:style-name="Bible_5f_text"><text:span text:style-name="T1"><text:note text:id="ftn16" text:note-class="footnote"><text:note-citation>16</text:note-citation><text:note-body><text:p text:style-name="Footnote"><text:bookmark-start text:name="__RefHeading___Toc39173_1836810514"/><text:span text:style-name="T1"><text:s/></text:span><text:alphabetical-index-mark-start text:id="IMark94726794887056"/><text:span text:style-name="T4">Juan 11</text:span><text:alphabetical-index-mark-end text:id="IMark94726794887056"/><text:span text:style-name="T4">:11 </text:span><text:a xlink:type="simple" xlink:href="https://www.biblegateway.com/passage/?search=Juan+11%3A11&amp;version=RVA-2015" text:style-name="Internet_20_link" text:visited-style-name="Visited_20_Internet_20_Link"><text:span text:style-name="T4">RVA-2015</text:span></text:a><text:bookmark-end text:name="__RefHeading___Toc39173_1836810514"/></text:p></text:note-body></text:note></text:span></text:span><text:span text:style-name="T1"><text:s/>y luego explica </text:span><text:span text:style-name="Bible_5f_text"><text:span text:style-name="T1">"</text:span></text:span><text:span text:style-name="Bible_5f_text"><text:span text:style-name="T8">Lázaro</text:span></text:span><text:span text:style-name="Bible_5f_text"><text:span text:style-name="T1"> </text:span></text:span><text:span text:style-name="Bible_5f_text"><text:span text:style-name="T4">h</text:span></text:span><text:span text:style-name="Bible_5f_text"><text:span text:style-name="T1">a muerto" </text:span></text:span><text:span text:style-name="Bible_5f_text"><text:span text:style-name="T1"><text:note text:id="ftn17" text:note-class="footnote"><text:note-citation>17</text:note-citation><text:note-body><text:p text:style-name="Footnote"><text:bookmark-start text:name="__RefHeading___Toc39171_1836810514"/><text:span text:style-name="T1"><text:s/></text:span><text:alphabetical-index-mark-start text:id="IMark94726766722800"/><text:span text:style-name="T4">Juan 11</text:span><text:alphabetical-index-mark-end text:id="IMark94726766722800"/><text:span text:style-name="T4">:14 </text:span><text:a xlink:type="simple" xlink:href="https://www.biblegateway.com/passage/?search=Juan+11%3A14&amp;version=RVA-2015" text:style-name="Internet_20_link" text:visited-style-name="Visited_20_Internet_20_Link"><text:span text:style-name="T4">RVA-2015</text:span></text:a><text:bookmark-end text:name="__RefHeading___Toc39171_1836810514"/></text:p></text:note-body></text:note></text:span></text:span><text:span text:style-name="T1">.</text:span><text:span text:style-name="T8"> </text:span><text:span text:style-name="T27">En</text:span><text:span text:style-name="T1"> </text:span><text:alphabetical-index-mark-start text:id="IMark94726764284112"/><text:span text:style-name="T1">Marcos 5</text:span><text:alphabetical-index-mark-end text:id="IMark94726764284112"/><text:span text:style-name="T1"> y </text:span><text:alphabetical-index-mark-start text:id="IMark94726740690256"/><text:span text:style-name="T1">Lucas 8</text:span><text:alphabetical-index-mark-end text:id="IMark94726740690256"/><text:span text:style-name="T1"> Yeshua afirma: </text:span><text:span text:style-name="Bible_5f_text"><text:span text:style-name="T1">"La niña no esta muerta, sino dormida" </text:span></text:span><text:span text:style-name="Bible_5f_text"><text:span text:style-name="T1"><text:note text:id="ftn18" text:note-class="footnote"><text:note-citation>18</text:note-citation><text:note-body><text:p text:style-name="Footnote"><text:bookmark-start text:name="__RefHeading___Toc39169_1836810514"/><text:span text:style-name="T1"><text:s/></text:span><text:alphabetical-index-mark-start text:id="IMark94726766738640"/><text:span text:style-name="T5">Marcos 5</text:span><text:alphabetical-index-mark-end text:id="IMark94726766738640"/><text:span text:style-name="T5">:39 </text:span><text:a xlink:type="simple" xlink:href="https://www.biblegateway.com/passage/?search=Marcos+5%3A39&amp;version=RVA" text:style-name="Internet_20_link" text:visited-style-name="Visited_20_Internet_20_Link"><text:span text:style-name="T5">RVA</text:span></text:a><text:span text:style-name="T5"> </text:span><text:alphabetical-index-mark-start text:id="IMark94726764284112"/><text:span text:style-name="T5">Lucas 8</text:span><text:alphabetical-index-mark-end text:id="IMark94726764284112"/><text:span text:style-name="T5">:52 </text:span><text:a xlink:type="simple" xlink:href="https://www.biblegateway.com/passage/?search=Lucas+8%3A52&amp;version=RVA" text:style-name="Internet_20_link" text:visited-style-name="Visited_20_Internet_20_Link"><text:span text:style-name="T5">RVA</text:span></text:a><text:bookmark-end text:name="__RefHeading___Toc39169_1836810514"/></text:p></text:note-body></text:note></text:span></text:span><text:span text:style-name="T1">. </text:span></text:p>
      <text:p text:style-name="P20"><text:alphabetical-index-mark-start text:id="IMark94726764011696"/><text:span text:style-name="T28">Mateo 27</text:span><text:alphabetical-index-mark-end text:id="IMark94726764011696"/><text:span text:style-name="T28"> también usa la misma terminología </text:span><text:span text:style-name="T28"><text:note text:id="ftn19" text:note-class="footnote"><text:note-citation>19</text:note-citation><text:note-body><text:p text:style-name="Footnote"><text:bookmark-start text:name="__RefHeading___Toc39167_1836810514"/><text:s/><text:alphabetical-index-mark-start text:id="IMark94726740808928"/><text:span text:style-name="T170">Mateo 27</text:span><text:alphabetical-index-mark-end text:id="IMark94726740808928"/><text:span text:style-name="T170">:52 </text:span><text:a xlink:type="simple" xlink:href="https://biblehub.com/text/matthew/27-52.htm" text:style-name="Internet_20_link" text:visited-style-name="Visited_20_Internet_20_Link"><text:span text:style-name="T170">biblehub</text:span></text:a><text:bookmark-end text:name="__RefHeading___Toc39167_1836810514"/></text:p></text:note-body></text:note></text:span><text:span text:style-name="T28">. Y </text:span><text:span text:style-name="T1">Pablo usa la misma terminología en 1ra Corintios 11 </text:span><text:span text:style-name="T1"><text:note text:id="ftn20" text:note-class="footnote"><text:note-citation>20</text:note-citation><text:note-body><text:p text:style-name="Footnote"><text:bookmark-start text:name="__RefHeading___Toc39165_1836810514"/><text:s/><text:alphabetical-index-mark-start text:id="IMark94726628246496"/><text:span text:style-name="T168">1</text:span> <text:span text:style-name="T168">Corintios 11</text:span><text:alphabetical-index-mark-end text:id="IMark94726628246496"/><text:span text:style-name="T168">:30 </text:span><text:a xlink:type="simple" xlink:href="https://biblehub.com/text/1_corinthians/11-30.htm" text:style-name="Internet_20_link" text:visited-style-name="Visited_20_Internet_20_Link"><text:span text:style-name="T168">biblehub</text:span></text:a><text:bookmark-end text:name="__RefHeading___Toc39165_1836810514"/></text:p></text:note-body></text:note></text:span><text:span text:style-name="T1"><text:s/>y en 1ra </text:span><text:span text:style-name="T128">Tesalonicenses</text:span><text:span text:style-name="T1"> 4 </text:span><text:span text:style-name="T1"><text:note text:id="ftn21" text:note-class="footnote"><text:note-citation>21</text:note-citation><text:note-body><text:p text:style-name="Footnote"><text:bookmark-start text:name="__RefHeading___Toc39163_1836810514"/><text:s/><text:alphabetical-index-mark-start text:id="IMark94726685276192"/><text:span text:style-name="T169">1 Tesalonicenses 4</text:span><text:alphabetical-index-mark-end text:id="IMark94726685276192"/><text:span text:style-name="T169">:13 </text:span><text:a xlink:type="simple" xlink:href="https://biblehub.com/text/1_thessalonians/4-13.htm" text:style-name="Internet_20_link" text:visited-style-name="Visited_20_Internet_20_Link"><text:span text:style-name="T169">biblehub</text:span></text:a><text:bookmark-end text:name="__RefHeading___Toc39163_1836810514"/></text:p></text:note-body></text:note></text:span><text:span text:style-name="T1">.</text:span></text:p>
      <text:p text:style-name="P24"><text:soft-page-break/><text:span text:style-name="T1">En </text:span><text:alphabetical-index-mark-start text:id="IMark94726643693664"/><text:span text:style-name="T1">Hechos 2</text:span><text:alphabetical-index-mark-end text:id="IMark94726643693664"/><text:span text:style-name="T1">, Jesucristo sale del “Sheol” hebreo </text:span><text:span text:style-name="T1"><text:note text:id="ftn22" text:note-class="footnote"><text:note-citation>22</text:note-citation><text:note-body><text:p text:style-name="Footnote"><text:bookmark-start text:name="__RefHeading___Toc39161_1836810514"/><text:s/><text:alphabetical-index-mark-start text:id="IMark94726662004880"/><text:span text:style-name="T171">Hechos 2</text:span><text:alphabetical-index-mark-end text:id="IMark94726662004880"/><text:span text:style-name="T171">:27 </text:span><text:a xlink:type="simple" xlink:href="https://biblehub.com/text/acts/2-27.htm" text:style-name="Internet_20_link" text:visited-style-name="Visited_20_Internet_20_Link"><text:span text:style-name="T171">biblehub</text:span></text:a><text:bookmark-end text:name="__RefHeading___Toc39161_1836810514"/></text:p></text:note-body></text:note></text:span><text:span text:style-name="T1">. Pedro citado por Lucas le habla a </text:span><text:span text:style-name="T29">una</text:span><text:span text:style-name="T1"> multitud y </text:span><text:span text:style-name="T113">éste </text:span><text:span text:style-name="T1">cita al rey David. El vocablo en Hechos es obviamente “Hadés” pero sabemos por el contexto que está citando del antiguo testamento el vocablo “Sheol”.</text:span></text:p>
      <text:p text:style-name="P25"><text:span text:style-name="T1">Es de anotar que algunos quisieran poner a Jesucristo predicando el evangelio en el “Sheol” por el versículo de 1ra Pedro que dice que </text:span><text:span text:style-name="T29">se le </text:span><text:span text:style-name="T1">predico el evangelio a los muertos <text:s/></text:span><text:span text:style-name="T1"><text:note text:id="ftn23" text:note-class="footnote"><text:note-citation>23</text:note-citation><text:note-body><text:p text:style-name="Footnote"><text:bookmark-start text:name="__RefHeading___Toc39159_1836810514"/><text:s/><text:alphabetical-index-mark-start text:id="IMark94726685276192"/><text:span text:style-name="T172">1 Pedro 4</text:span><text:alphabetical-index-mark-end text:id="IMark94726685276192"/><text:span text:style-name="T172">:6 </text:span><text:a xlink:type="simple" xlink:href="https://biblehub.com/text/1_peter/4-6.htm" text:style-name="Internet_20_link" text:visited-style-name="Visited_20_Internet_20_Link"><text:span text:style-name="T172">biblehub</text:span></text:a><text:bookmark-end text:name="__RefHeading___Toc39159_1836810514"/></text:p></text:note-body></text:note></text:span><text:span text:style-name="T1">, pero en ninguna parte </text:span><text:span text:style-name="T31">del contexto </text:span><text:span text:style-name="T1">aparece el vocablo G86, el “Hadés”. </text:span><text:span text:style-name="T31">Y</text:span><text:span text:style-name="T1"> obviamente, “</text:span><text:span text:style-name="T32">los muertos”,</text:span><text:span text:style-name="T1"> </text:span><text:span text:style-name="T32">en este contexto, </text:span><text:span text:style-name="T1">tiene</text:span><text:span text:style-name="T32">n</text:span><text:span text:style-name="T1"> el mismo sentido que usa el mismo Jesucristo cuando se refiere a personas </text:span><text:span text:style-name="T33">VIVAS</text:span><text:span text:style-name="T1"> físicamente pero </text:span><text:span text:style-name="T33">MUERTAS</text:span><text:span text:style-name="T1"> espiritualmente, </text:span><text:span text:style-name="T29">porque de lo contrario no sería un concepto hebreo, </text:span><text:span text:style-name="T113">d</text:span><text:span text:style-name="T29">e las escrituras hebreas. </text:span><text:span text:style-name="T31">Y</text:span><text:span text:style-name="T29"> Jesucristo vino a cumplir las profecías, a confirmar, a llenar, a completar, </text:span><text:span text:style-name="T30">a darles </text:span><text:span text:style-name="T34">PLENITUD</text:span><text:span text:style-name="T30">, a</text:span><text:span text:style-name="T29"> las escrituras </text:span><text:span text:style-name="T113">HEBREAS</text:span><text:span text:style-name="T29">. </text:span><text:span text:style-name="T42">Es </text:span><text:span text:style-name="T43">evidente</text:span><text:span text:style-name="T39"> que </text:span><text:span text:style-name="T41">Jesucristo </text:span><text:span text:style-name="T39">predic</text:span><text:span text:style-name="T40">ó</text:span><text:span text:style-name="T39"> el evangelio a los muertos </text:span><text:span text:style-name="T41">porque</text:span><text:span text:style-name="T39"> todos estaban muertos espiritualmente antes de Jesucristo. </text:span></text:p>
      <text:p text:style-name="P2">El nuevo testamento ratifica el antiguo. Jesucristo estuvo en el sepulcro, muerto, sin hacer nada y ahora está vivo porque salió del sepulcro al resucitar. <text:span text:style-name="T175">Y, según Jesucristo, cuando se resucita es para no morir porque ya no se puede morir</text:span>.</text:p>
      <text:p text:style-name="P28"><text:span text:style-name="T36">Lo único que tienen en común e</text:span><text:span text:style-name="T1">l “Sheol” </text:span><text:span text:style-name="T36">de las escrituras hebreas con el </text:span><text:span text:style-name="T35">popular “infierno” </text:span><text:span text:style-name="T36">es que </text:span><text:span text:style-name="T38">ambos </text:span><text:span text:style-name="T36">tienen muertos, </text:span><text:span text:style-name="T37">pero ni siquiera son los mismos muertos.</text:span></text:p>
      <text:h text:style-name="P209" text:outline-level="2"><text:bookmark-start text:name="__RefHeading___Toc28233_1627726659"/><text:soft-page-break/>G<text:span text:style-name="T512">e</text:span>-Henná. Vocablo G1067.<text:bookmark-end text:name="__RefHeading___Toc28233_1627726659"/></text:h>
      <text:p text:style-name="P130">El segundo y último de los dos vocablos griegos usados por Jesucristo, según los evangelios, y traducidos como “infierno”, es el “<text:span text:style-name="T512">Ge-Henná</text:span>”.</text:p>
      <text:p text:style-name="P29"><text:span text:style-name="T228">El Ge-Henná, es decir e</text:span>l valle de <text:span text:style-name="T512">Hinom</text:span> <text:span text:style-name="T179">descrito por</text:span> Jesucristo <text:span text:style-name="T178">en 11 versículos de los evangelios de Mateo, Marcos y Lucas, y nombrado una vez en la carta de Santiago, ese que terminó siendo traducido como “infierno”, </text:span>tiene una serie de características <text:span text:style-name="T159">que se deducen por el contexto en el que se usa el vocablo</text:span>.</text:p>
      <text:h text:style-name="Heading_20_5" text:outline-level="5"><text:bookmark-start text:name="__RefHeading___Toc28235_1627726659"/><text:span text:style-name="T183">Es de f</text:span>uego.<text:bookmark-end text:name="__RefHeading___Toc28235_1627726659"/></text:h>
      <text:p text:style-name="P30">De <text:alphabetical-index-mark-start text:id="IMark94726685276192"/>Mateo 5<text:alphabetical-index-mark-end text:id="IMark94726685276192"/> <text:note text:id="ftn24" text:note-class="footnote"><text:note-citation>24</text:note-citation><text:note-body><text:p text:style-name="Footnote"><text:bookmark-start text:name="__RefHeading___Toc39157_1836810514"/><text:s/><text:alphabetical-index-mark-start text:id="IMark94726740593520"/><text:span text:style-name="T179">Mateo 5</text:span><text:alphabetical-index-mark-end text:id="IMark94726740593520"/><text:span text:style-name="T179">:22 </text:span><text:a xlink:type="simple" xlink:href="https://biblehub.com/text/matthew/5-22.htm" text:style-name="Internet_20_link" text:visited-style-name="Visited_20_Internet_20_Link"><text:span text:style-name="T179">biblehub</text:span></text:a> <text:bookmark-end text:name="__RefHeading___Toc39157_1836810514"/></text:p></text:note-body></text:note>, <text:span text:style-name="T185">d</text:span>e <text:alphabetical-index-mark-start text:id="IMark94726672050608"/>Mateo <text:span text:style-name="T180">18</text:span><text:alphabetical-index-mark-end text:id="IMark94726672050608"/><text:span text:style-name="T180"> </text:span><text:span text:style-name="T180"><text:note text:id="ftn25" text:note-class="footnote"><text:note-citation>25</text:note-citation><text:note-body><text:p text:style-name="P187"><text:bookmark-start text:name="__RefHeading___Toc39155_1836810514"/><text:s/><text:alphabetical-index-mark-start text:id="IMark94726708793872"/><text:span text:style-name="T180">Mateo 18</text:span><text:alphabetical-index-mark-end text:id="IMark94726708793872"/><text:span text:style-name="T180">:8 </text:span><text:a xlink:type="simple" xlink:href="https://biblehub.com/text/matthew/18-8.htm" text:style-name="Internet_20_link" text:visited-style-name="Visited_20_Internet_20_Link"><text:span text:style-name="T180">biblehub</text:span></text:a><text:span text:style-name="T180"> Mateo 18:9 </text:span><text:a xlink:type="simple" xlink:href="https://biblehub.com/text/matthew/18-9.htm" text:style-name="Internet_20_link" text:visited-style-name="Visited_20_Internet_20_Link"><text:span text:style-name="T180">biblehub</text:span></text:a><text:bookmark-end text:name="__RefHeading___Toc39155_1836810514"/></text:p></text:note-body></text:note></text:span><text:span text:style-name="T180"><text:s/>y de </text:span><text:alphabetical-index-mark-start text:id="IMark94726740675072"/><text:span text:style-name="T180">Marcos 9</text:span><text:alphabetical-index-mark-end text:id="IMark94726740675072"/><text:span text:style-name="T180"> </text:span><text:span text:style-name="T180"><text:note text:id="ftn26" text:note-class="footnote"><text:note-citation>26</text:note-citation><text:note-body><text:p text:style-name="Footnote"><text:bookmark-start text:name="__RefHeading___Toc39153_1836810514"/><text:s/><text:alphabetical-index-mark-start text:id="IMark94726765747248"/><text:span text:style-name="T181">Marcos 9</text:span><text:alphabetical-index-mark-end text:id="IMark94726765747248"/><text:span text:style-name="T181">:43 </text:span><text:a xlink:type="simple" xlink:href="https://biblehub.com/text/mark/9-43.htm" text:style-name="Internet_20_link" text:visited-style-name="Visited_20_Internet_20_Link"><text:span text:style-name="T181">biblehub</text:span></text:a> <text:span text:style-name="T181">Marcos 9:48 </text:span><text:a xlink:type="simple" xlink:href="https://biblehub.com/text/mark/9-48.htm" text:style-name="Internet_20_link" text:visited-style-name="Visited_20_Internet_20_Link"><text:span text:style-name="T181">biblehub</text:span></text:a><text:bookmark-end text:name="__RefHeading___Toc39153_1836810514"/></text:p></text:note-body></text:note></text:span><text:span text:style-name="T180">,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30"><text:span text:style-name="T180">De </text:span><text:alphabetical-index-mark-start text:id="IMark94726766489568"/><text:span text:style-name="T180">Marcos 9</text:span><text:alphabetical-index-mark-end text:id="IMark94726766489568"/><text:span text:style-name="T180"> </text:span><text:span text:style-name="T180"><text:note text:id="ftn27" text:note-class="footnote"><text:note-citation>27</text:note-citation><text:note-body><text:p text:style-name="Footnote"><text:bookmark-start text:name="__RefHeading___Toc39151_1836810514"/><text:s/><text:alphabetical-index-mark-start text:id="IMark94726740781424"/><text:span text:style-name="T181">Marcos 9</text:span><text:alphabetical-index-mark-end text:id="IMark94726740781424"/><text:span text:style-name="T181">:43 </text:span><text:a xlink:type="simple" xlink:href="https://biblehub.com/text/mark/9-43.htm" text:style-name="Internet_20_link" text:visited-style-name="Visited_20_Internet_20_Link"><text:span text:style-name="T181">biblehub</text:span></text:a> <text:span text:style-name="T181">Marcos 9:48 </text:span><text:a xlink:type="simple" xlink:href="https://biblehub.com/text/mark/9-48.htm" text:style-name="Internet_20_link" text:visited-style-name="Visited_20_Internet_20_Link"><text:span text:style-name="T181">biblehub</text:span></text:a><text:bookmark-end text:name="__RefHeading___Toc39151_1836810514"/></text:p></text:note-body></text:note></text:span><text:span text:style-name="T180">, se entiende que es de un fuego que no se apaga. En este capitulo se hace evidente la referencia bíblica a </text:span><text:alphabetical-index-mark-start text:id="IMark94726740593520"/><text:span text:style-name="T180">Isaías 66</text:span><text:alphabetical-index-mark-end text:id="IMark94726740593520"/><text:span text:style-name="T180"> </text:span><text:span text:style-name="T180"><text:note text:id="ftn28" text:note-class="footnote"><text:note-citation>28</text:note-citation><text:note-body><text:p text:style-name="Footnote"><text:bookmark-start text:name="__RefHeading___Toc39149_1836810514"/><text:s/><text:alphabetical-index-mark-start text:id="IMark94726715961856"/><text:span text:style-name="T200">Isaías 66</text:span><text:alphabetical-index-mark-end text:id="IMark94726715961856"/><text:span text:style-name="T200">:24 </text:span><text:a xlink:type="simple" xlink:href="https://biblehub.com/text/isaiah/66-24.htm" text:style-name="Internet_20_link" text:visited-style-name="Visited_20_Internet_20_Link"><text:span text:style-name="T200">biblehub</text:span></text:a><text:bookmark-end text:name="__RefHeading___Toc39149_1836810514"/></text:p></text:note-body></text:note></text:span><text:span text:style-name="T180"><text:s/>porque utiliza la misma terminología. En hebreo es la frase “no apaga”.</text:span></text:p>
      <text:h text:style-name="Heading_20_5" text:outline-level="5"><text:bookmark-start text:name="__RefHeading___Toc28239_1627726659"/><text:span text:style-name="T203">Vida</text:span>.<text:bookmark-end text:name="__RefHeading___Toc28239_1627726659"/></text:h>
      <text:p text:style-name="P39"><text:span text:style-name="T179">De </text:span><text:alphabetical-index-mark-start text:id="IMark94726697035936"/><text:span text:style-name="T179">Mateo 18</text:span><text:alphabetical-index-mark-end text:id="IMark94726697035936"/><text:span text:style-name="T179"> </text:span><text:span text:style-name="T179"><text:note text:id="ftn29" text:note-class="footnote"><text:note-citation>29</text:note-citation><text:note-body><text:p text:style-name="P187"><text:bookmark-start text:name="__RefHeading___Toc39147_1836810514"/><text:s/><text:alphabetical-index-mark-start text:id="IMark94726740593520"/><text:span text:style-name="T180">Mateo 18</text:span><text:alphabetical-index-mark-end text:id="IMark94726740593520"/><text:span text:style-name="T180">:9 </text:span><text:a xlink:type="simple" xlink:href="https://biblehub.com/text/matthew/18-9.htm" text:style-name="Internet_20_link" text:visited-style-name="Visited_20_Internet_20_Link"><text:span text:style-name="T180">biblehub</text:span></text:a><text:bookmark-end text:name="__RefHeading___Toc39147_1836810514"/></text:p></text:note-body></text:note></text:span><text:span text:style-name="T179"><text:s/>y d</text:span>e <text:alphabetical-index-mark-start text:id="IMark94726739912512"/>Marcos 9<text:alphabetical-index-mark-end text:id="IMark94726739912512"/> <text:note text:id="ftn30" text:note-class="footnote"><text:note-citation>30</text:note-citation><text:note-body><text:p text:style-name="P189"><text:bookmark-start text:name="__RefHeading___Toc39145_1836810514"/><text:s/><text:alphabetical-index-mark-start text:id="IMark94726765488368"/><text:span text:style-name="T204">Marcos 9</text:span><text:alphabetical-index-mark-end text:id="IMark94726765488368"/><text:span text:style-name="T204">:43 </text:span><text:a xlink:type="simple" xlink:href="https://biblehub.com/text/mark/9-43.htm" text:style-name="Internet_20_link" text:visited-style-name="Visited_20_Internet_20_Link"><text:span text:style-name="T204">biblehub</text:span></text:a> <text:s/><text:span text:style-name="T204">Marcos 9:45 </text:span><text:a xlink:type="simple" xlink:href="https://biblehub.com/text/mark/9-45.htm" text:style-name="Internet_20_link" text:visited-style-name="Visited_20_Internet_20_Link"><text:span text:style-name="T204">biblehub</text:span></text:a><text:bookmark-end text:name="__RefHeading___Toc39145_1836810514"/></text:p></text:note-body></text:note>, <text:span text:style-name="T205">se entiende que entrar a la Vida </text:span>y ser puesto en este valle son dos cosas exclusivas. <text:span text:style-name="T210">T</text:span>ambién nos <text:soft-page-break/>indica que antes de <text:span text:style-name="T205">poder </text:span>entrar <text:span text:style-name="T205">a </text:span>l<text:span text:style-name="T205">a</text:span> <text:span text:style-name="T205">Vida</text:span> era imposible ser lanzado a este valle. <text:span text:style-name="T205">Y recordemos que nuestro Señor dice </text:span><text:span text:style-name="Bible_5f_text"><text:span text:style-name="T205">“Yo soy el camino, la verdad y la vida” </text:span></text:span><text:span text:style-name="Bible_5f_text"><text:span text:style-name="T205"><text:note text:id="ftn31" text:note-class="footnote"><text:note-citation>31</text:note-citation><text:note-body><text:p text:style-name="P190"><text:bookmark-start text:name="__RefHeading___Toc39143_1836810514"/><text:s/><text:alphabetical-index-mark-start text:id="IMark94726697035936"/><text:span text:style-name="T140">Juan 14</text:span><text:alphabetical-index-mark-end text:id="IMark94726697035936"/><text:span text:style-name="T140">:6 </text:span><text:a xlink:type="simple" xlink:href="https://www.biblegateway.com/passage/?search=Juan+14%3A6&amp;version=RVA-2015" text:style-name="Internet_20_link" text:visited-style-name="Visited_20_Internet_20_Link"><text:span text:style-name="T140">RVA-2015</text:span></text:a><text:bookmark-end text:name="__RefHeading___Toc39143_1836810514"/></text:p></text:note-body></text:note></text:span></text:span><text:span text:style-name="T205">,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203">Reino de Dios</text:span>.<text:bookmark-end text:name="__RefHeading___Toc28241_1627726659"/></text:h>
      <text:p text:style-name="P40"><text:span text:style-name="T204">De </text:span><text:alphabetical-index-mark-start text:id="IMark94726697035936"/><text:span text:style-name="T204">Marcos 9</text:span><text:alphabetical-index-mark-end text:id="IMark94726697035936"/><text:span text:style-name="T204"> </text:span><text:span text:style-name="T204"><text:note text:id="ftn32" text:note-class="footnote"><text:note-citation>32</text:note-citation><text:note-body><text:p text:style-name="Footnote"><text:bookmark-start text:name="__RefHeading___Toc39141_1836810514"/><text:s/><text:alphabetical-index-mark-start text:id="IMark94726627364112"/><text:span text:style-name="T204">Marcos 9</text:span><text:alphabetical-index-mark-end text:id="IMark94726627364112"/><text:span text:style-name="T204">:47 </text:span><text:a xlink:type="simple" xlink:href="https://biblehub.com/text/mark/9-47.htm" text:style-name="Internet_20_link" text:visited-style-name="Visited_20_Internet_20_Link"><text:span text:style-name="T204">biblehub</text:span></text:a><text:bookmark-end text:name="__RefHeading___Toc39141_1836810514"/></text:p></text:note-body></text:note></text:span><text:span text:style-name="T204">, se entiende que entrar al Reino de Dios y ser puesto en este valle son dos cosas exclusivas. También nos indica que antes de poder entrar en el Reino de Dios era imposible ser lanzado a este valle. Cuando Jesucristo envía a 70 de sus sus discípulos, en </text:span><text:alphabetical-index-mark-start text:id="IMark94726739941936"/><text:span text:style-name="T204">Lucas 10</text:span><text:alphabetical-index-mark-end text:id="IMark94726739941936"/><text:span text:style-name="T204">, les dice </text:span><text:span text:style-name="Bible_5f_text"><text:span text:style-name="T204">“</text:span></text:span><text:bookmark text:name="es-RVA-2015-25340"/><text:span text:style-name="Bible_5f_text">Sanen a los enfermos que haya allí y díganles: ‘El reino de Dios se ha acercado a ustedes’</text:span><text:span text:style-name="Bible_5f_text"><text:span text:style-name="T206">” </text:span></text:span><text:span text:style-name="Bible_5f_text"><text:span text:style-name="T206"><text:note text:id="ftn33" text:note-class="footnote"><text:note-citation>33</text:note-citation><text:note-body><text:p text:style-name="Footnote"><text:bookmark-start text:name="__RefHeading___Toc39139_1836810514"/><text:s/><text:alphabetical-index-mark-start text:id="IMark94726740675072"/><text:span text:style-name="T206">Lucas 10</text:span><text:alphabetical-index-mark-end text:id="IMark94726740675072"/><text:span text:style-name="T206">:9 </text:span><text:a xlink:type="simple" xlink:href="https://www.biblegateway.com/passage/?search=Lucas+10%3A9&amp;version=RVA-2015" text:style-name="Internet_20_link" text:visited-style-name="Visited_20_Internet_20_Link"><text:span text:style-name="T206">RVA-2015</text:span></text:a><text:bookmark-end text:name="__RefHeading___Toc39139_1836810514"/></text:p></text:note-body></text:note></text:span></text:span><text:span text:style-name="T206">, en </text:span><text:alphabetical-index-mark-start text:id="IMark94726719231872"/><text:span text:style-name="T206">Lucas 11</text:span><text:alphabetical-index-mark-end text:id="IMark94726719231872"/><text:span text:style-name="T206">, les dice a los que lo acusaban de obtener su poder de Beelzebú, que: </text:span><text:span text:style-name="Bible_5f_text"><text:span text:style-name="T206">“</text:span></text:span><text:bookmark text:name="es-RVA-2015-25393"/><text:span text:style-name="Bible_5f_text">si por el dedo de Dios yo echo fuera los demonios, ciertamente ha llegado a ustedes el reino de Dios</text:span><text:span text:style-name="Bible_5f_text"><text:span text:style-name="T206">” </text:span></text:span><text:span text:style-name="Bible_5f_text"><text:span text:style-name="T206"><text:note text:id="ftn34" text:note-class="footnote"><text:note-citation>34</text:note-citation><text:note-body><text:p text:style-name="Footnote"><text:bookmark-start text:name="__RefHeading___Toc39137_1836810514"/><text:s/><text:alphabetical-index-mark-start text:id="IMark94726574834208"/><text:span text:style-name="T207">Lucas 11</text:span><text:alphabetical-index-mark-end text:id="IMark94726574834208"/><text:span text:style-name="T207">:20 </text:span><text:a xlink:type="simple" xlink:href="https://www.biblegateway.com/passage/?search=Lucas+11%3A20&amp;version=RVA-2015" text:style-name="Internet_20_link" text:visited-style-name="Visited_20_Internet_20_Link"><text:span text:style-name="T207">RVA-2015</text:span></text:a><text:bookmark-end text:name="__RefHeading___Toc39137_1836810514"/></text:p></text:note-body></text:note></text:span></text:span><text:span text:style-name="T206">, en </text:span><text:alphabetical-index-mark-start text:id="IMark94726739912512"/><text:span text:style-name="T206">Lucas 17</text:span><text:alphabetical-index-mark-end text:id="IMark94726739912512"/><text:span text:style-name="T206">, </text:span><text:span text:style-name="Bible_5f_text"><text:span text:style-name="T206">“</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206">” </text:span></text:span><text:span text:style-name="Bible_5f_text"><text:span text:style-name="T206"><text:note text:id="ftn35" text:note-class="footnote"><text:note-citation>35</text:note-citation><text:note-body><text:p text:style-name="Footnote"><text:bookmark-start text:name="__RefHeading___Toc39135_1836810514"/><text:s/><text:alphabetical-index-mark-start text:id="IMark94726627364112"/>Lucas 17<text:alphabetical-index-mark-end text:id="IMark94726627364112"/>:20-21 <text:a xlink:type="simple" xlink:href="https://www.biblegateway.com/passage/?search=Lucas+17%3A20-21&amp;version=RVA-2015" text:style-name="Internet_20_link" text:visited-style-name="Visited_20_Internet_20_Link"><text:span text:style-name="T208">RVA-2015</text:span></text:a><text:bookmark-end text:name="__RefHeading___Toc39135_1836810514"/></text:p></text:note-body></text:note></text:span></text:span><text:span text:style-name="T206">. Y Pablo despidiéndose de los de Éfeso dice </text:span><text:span text:style-name="Bible_5f_text"><text:span text:style-name="T206">“</text:span></text:span><text:bookmark text:name="es-RVA-27651"/><text:span text:style-name="Bible_5f_text">Y ahora, he aquí, yo sé que ninguno de todos vosotros, por quien he pasado predicando el reino de Dios, verá más mi rostro</text:span><text:span text:style-name="Bible_5f_text"><text:span text:style-name="T206">” </text:span></text:span><text:span text:style-name="Bible_5f_text"><text:span text:style-name="T206"><text:note text:id="ftn36" text:note-class="footnote"><text:note-citation>36</text:note-citation><text:note-body><text:p text:style-name="Footnote"><text:bookmark-start text:name="__RefHeading___Toc39133_1836810514"/><text:s/><text:alphabetical-index-mark-start text:id="IMark94726766403152"/><text:span text:style-name="T209">Hechos 20</text:span><text:alphabetical-index-mark-end text:id="IMark94726766403152"/><text:span text:style-name="T209">:25 </text:span><text:a xlink:type="simple" xlink:href="https://www.biblegateway.com/passage/?search=Hechos+20%3A25&amp;version=RVA" text:style-name="Internet_20_link" text:visited-style-name="Visited_20_Internet_20_Link"><text:span text:style-name="T209">RVA</text:span></text:a><text:bookmark-end text:name="__RefHeading___Toc39133_1836810514"/></text:p></text:note-body></text:note></text:span></text:span><text:span text:style-name="T206">. Antes de Jesucristo el Reino de Dios no había llegado, luego antes de Jesucristo era imposible poner a alguien en este valle.</text:span></text:p>
      <text:h text:style-name="Heading_20_5" text:outline-level="5"><text:bookmark-start text:name="__RefHeading___Toc28243_1627726659"/><text:soft-page-break/>Eterno.<text:bookmark-end text:name="__RefHeading___Toc28243_1627726659"/></text:h>
      <text:p text:style-name="P42"><text:span text:style-name="T179">De </text:span><text:alphabetical-index-mark-start text:id="IMark94726644282192"/><text:span text:style-name="T179">Mateo 18</text:span><text:alphabetical-index-mark-end text:id="IMark94726644282192"/><text:span text:style-name="T179"> </text:span><text:span text:style-name="T179"><text:note text:id="ftn37" text:note-class="footnote"><text:note-citation>37</text:note-citation><text:note-body><text:p text:style-name="P187"><text:bookmark-start text:name="__RefHeading___Toc39131_1836810514"/><text:s/><text:alphabetical-index-mark-start text:id="IMark94726740675072"/><text:span text:style-name="T180">Mateo 18</text:span><text:alphabetical-index-mark-end text:id="IMark94726740675072"/><text:span text:style-name="T180">:8 </text:span><text:a xlink:type="simple" xlink:href="https://biblehub.com/text/matthew/18-8.htm" text:style-name="Internet_20_link" text:visited-style-name="Visited_20_Internet_20_Link"><text:span text:style-name="T180">biblehub</text:span></text:a><text:span text:style-name="T180"> Mateo 18:9 </text:span><text:a xlink:type="simple" xlink:href="https://biblehub.com/text/matthew/18-9.htm" text:style-name="Internet_20_link" text:visited-style-name="Visited_20_Internet_20_Link"><text:span text:style-name="T180">biblehub</text:span></text:a><text:bookmark-end text:name="__RefHeading___Toc39131_1836810514"/></text:p></text:note-body></text:note></text:span><text:span text:style-name="T179">, se entiende que el fuego de ese valle es eterno. Aquí el vocablo es el G166 </text:span><text:span text:style-name="T179"><text:note text:id="ftn38" text:note-class="footnote"><text:note-citation>38</text:note-citation><text:note-body><text:p text:style-name="Footnote"><text:bookmark-start text:name="__RefHeading___Toc39129_1836810514"/><text:s/><text:a xlink:type="simple" xlink:href="https://biblehub.com/greek/166.htm" text:style-name="Internet_20_link" text:visited-style-name="Visited_20_Internet_20_Link"><text:span text:style-name="T190">G166</text:span></text:a><text:bookmark-end text:name="__RefHeading___Toc39129_1836810514"/></text:p></text:note-body></text:note></text:span><text:span text:style-name="T179">, “</text:span>aiónios”, <text:span text:style-name="T190">que es el mismo que se usa para la vida eterna.</text:span></text:p>
      <text:h text:style-name="Heading_20_5" text:outline-level="5"><text:bookmark-start text:name="__RefHeading___Toc28245_1627726659"/>Todos.<text:bookmark-end text:name="__RefHeading___Toc28245_1627726659"/></text:h>
      <text:p text:style-name="P31"><text:span text:style-name="T180">De </text:span><text:alphabetical-index-mark-start text:id="IMark94726719231872"/><text:span text:style-name="T180">Marcos 9</text:span><text:alphabetical-index-mark-end text:id="IMark94726719231872"/><text:span text:style-name="T180"> </text:span><text:span text:style-name="T180"><text:note text:id="ftn39" text:note-class="footnote"><text:note-citation>39</text:note-citation><text:note-body><text:p text:style-name="Footnote"><text:bookmark-start text:name="__RefHeading___Toc39127_1836810514"/><text:s/><text:alphabetical-index-mark-start text:id="IMark94726740781424"/><text:span text:style-name="T181">Marcos 9</text:span><text:alphabetical-index-mark-end text:id="IMark94726740781424"/><text:span text:style-name="T181">:49 </text:span><text:a xlink:type="simple" xlink:href="https://biblehub.com/text/mark/9-49.htm" text:style-name="Internet_20_link" text:visited-style-name="Visited_20_Internet_20_Link"><text:span text:style-name="T181">biblehub</text:span></text:a><text:bookmark-end text:name="__RefHeading___Toc39127_1836810514"/></text:p></text:note-body></text:note></text:span><text:span text:style-name="T180">,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33">De <text:alphabetical-index-mark-start text:id="IMark94726765488368"/>Mateo 23<text:alphabetical-index-mark-end text:id="IMark94726765488368"/> <text:note text:id="ftn40" text:note-class="footnote"><text:note-citation>40</text:note-citation><text:note-body><text:p text:style-name="Footnote"><text:bookmark-start text:name="__RefHeading___Toc39125_1836810514"/><text:s/><text:alphabetical-index-mark-start text:id="IMark94726719231872"/><text:span text:style-name="T181">Mateo 23</text:span><text:alphabetical-index-mark-end text:id="IMark94726719231872"/><text:span text:style-name="T181">:33 </text:span><text:a xlink:type="simple" xlink:href="https://biblehub.com/text/matthew/23-33.htm" text:style-name="Internet_20_link" text:visited-style-name="Visited_20_Internet_20_Link"><text:span text:style-name="T181">biblehub</text:span></text:a><text:bookmark-end text:name="__RefHeading___Toc39125_1836810514"/></text:p></text:note-body></text:note>, <text:span text:style-name="T180">se entiende que en ese valle se ejecuta un juicio.</text:span></text:p>
      <text:h text:style-name="Heading_20_5" text:outline-level="5"><text:bookmark-start text:name="__RefHeading___Toc28249_1627726659"/>Antes.<text:bookmark-end text:name="__RefHeading___Toc28249_1627726659"/></text:h>
      <text:p text:style-name="P32">De <text:alphabetical-index-mark-start text:id="IMark94726672050608"/>Mateo 23<text:alphabetical-index-mark-end text:id="IMark94726672050608"/> <text:note text:id="ftn41" text:note-class="footnote"><text:note-citation>41</text:note-citation><text:note-body><text:p text:style-name="Footnote"><text:bookmark-start text:name="__RefHeading___Toc39123_1836810514"/><text:s/><text:alphabetical-index-mark-start text:id="IMark94726766403152"/><text:span text:style-name="T181">Mateo 23</text:span><text:alphabetical-index-mark-end text:id="IMark94726766403152"/><text:span text:style-name="T181">:15 </text:span><text:a xlink:type="simple" xlink:href="https://biblehub.com/text/matthew/23-15.htm" text:style-name="Internet_20_link" text:visited-style-name="Visited_20_Internet_20_Link"><text:span text:style-name="T181">biblehub</text:span></text:a><text:span text:style-name="T181"> Mateo 23:33 </text:span><text:a xlink:type="simple" xlink:href="https://biblehub.com/text/matthew/23-33.htm" text:style-name="Internet_20_link" text:visited-style-name="Visited_20_Internet_20_Link"><text:span text:style-name="T181">biblehub</text:span></text:a><text:bookmark-end text:name="__RefHeading___Toc39123_1836810514"/></text:p></text:note-body></text:note>, <text:span text:style-name="T185">de </text:span><text:alphabetical-index-mark-start text:id="IMark94726643693664"/><text:span text:style-name="T185">Marcos 9</text:span><text:alphabetical-index-mark-end text:id="IMark94726643693664"/><text:span text:style-name="T185"> </text:span><text:span text:style-name="T185"><text:note text:id="ftn42" text:note-class="footnote"><text:note-citation>42</text:note-citation><text:note-body><text:p text:style-name="Footnote"><text:bookmark-start text:name="__RefHeading___Toc39121_1836810514"/><text:s/><text:alphabetical-index-mark-start text:id="IMark94726764011696"/><text:span text:style-name="T181">Marcos 9</text:span><text:alphabetical-index-mark-end text:id="IMark94726764011696"/><text:span text:style-name="T181">:49 </text:span><text:a xlink:type="simple" xlink:href="https://biblehub.com/text/mark/9-49.htm" text:style-name="Internet_20_link" text:visited-style-name="Visited_20_Internet_20_Link"><text:span text:style-name="T181">biblehub</text:span></text:a><text:bookmark-end text:name="__RefHeading___Toc39121_1836810514"/></text:p></text:note-body></text:note></text:span><text:s/><text:span text:style-name="T184">y</text:span> <text:span text:style-name="T184">de </text:span><text:alphabetical-index-mark-start text:id="IMark94726765841232"/><text:span text:style-name="T184">Santiago 3</text:span><text:alphabetical-index-mark-end text:id="IMark94726765841232"/><text:span text:style-name="T184"> </text:span><text:span text:style-name="T184"><text:note text:id="ftn43" text:note-class="footnote"><text:note-citation>43</text:note-citation><text:note-body><text:p text:style-name="Footnote"><text:bookmark-start text:name="__RefHeading___Toc39119_1836810514"/><text:s/><text:alphabetical-index-mark-start text:id="IMark94726672050608"/><text:span text:style-name="T182">Santiago 3</text:span><text:alphabetical-index-mark-end text:id="IMark94726672050608"/><text:span text:style-name="T182">:6 </text:span><text:a xlink:type="simple" xlink:href="https://biblehub.com/text/james/3-6.htm" text:style-name="Internet_20_link" text:visited-style-name="Visited_20_Internet_20_Link"><text:span text:style-name="T182">biblehub</text:span></text:a><text:bookmark-end text:name="__RefHeading___Toc39119_1836810514"/></text:p></text:note-body></text:note></text:span><text:span text:style-name="T184">,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32">De <text:alphabetical-index-mark-start text:id="IMark94726708793872"/><text:span text:style-name="T182">Lucas 12</text:span><text:alphabetical-index-mark-end text:id="IMark94726708793872"/><text:span text:style-name="T182"> </text:span><text:span text:style-name="T182"><text:note text:id="ftn44" text:note-class="footnote"><text:note-citation>44</text:note-citation><text:note-body><text:p text:style-name="Footnote"><text:bookmark-start text:name="__RefHeading___Toc39117_1836810514"/><text:s/><text:alphabetical-index-mark-start text:id="IMark94726766738640"/><text:span text:style-name="T182">Lucas 12</text:span><text:alphabetical-index-mark-end text:id="IMark94726766738640"/><text:span text:style-name="T182">:5 </text:span><text:a xlink:type="simple" xlink:href="https://biblehub.com/text/luke/12-5.htm" text:style-name="Internet_20_link" text:visited-style-name="Visited_20_Internet_20_Link"><text:span text:style-name="T521">biblehub</text:span></text:a><text:bookmark-end text:name="__RefHeading___Toc39117_1836810514"/></text:p></text:note-body></text:note></text:span><text:span text:style-name="T182">, se entiende que ese valle también actúa después de la resurrección física.</text:span></text:p>
      <text:h text:style-name="Heading_20_5" text:outline-level="5"><text:bookmark-start text:name="__RefHeading___Toc28253_1627726659"/><text:soft-page-break/>El gusano <text:span text:style-name="T202">no</text:span> muere.<text:bookmark-end text:name="__RefHeading___Toc28253_1627726659"/></text:h>
      <text:p text:style-name="P41"><text:span text:style-name="T180">De </text:span><text:alphabetical-index-mark-start text:id="IMark94726765841232"/><text:span text:style-name="T180">Marcos 9</text:span><text:alphabetical-index-mark-end text:id="IMark94726765841232"/><text:span text:style-name="T180"> </text:span><text:span text:style-name="T180"><text:note text:id="ftn45" text:note-class="footnote"><text:note-citation>45</text:note-citation><text:note-body><text:p text:style-name="Footnote"><text:bookmark-start text:name="__RefHeading___Toc39115_1836810514"/><text:s/><text:alphabetical-index-mark-start text:id="IMark94726643693664"/><text:span text:style-name="T181">Marcos 9</text:span><text:alphabetical-index-mark-end text:id="IMark94726643693664"/><text:span text:style-name="T181">:43 </text:span><text:a xlink:type="simple" xlink:href="https://biblehub.com/text/mark/9-43.htm" text:style-name="Internet_20_link" text:visited-style-name="Visited_20_Internet_20_Link"><text:span text:style-name="T181">biblehub</text:span></text:a> <text:span text:style-name="T181">Marcos 9:48 </text:span><text:a xlink:type="simple" xlink:href="https://biblehub.com/text/mark/9-48.htm" text:style-name="Internet_20_link" text:visited-style-name="Visited_20_Internet_20_Link"><text:span text:style-name="T181">biblehub</text:span></text:a><text:bookmark-end text:name="__RefHeading___Toc39115_1836810514"/></text:p></text:note-body></text:note></text:span><text:span text:style-name="T180">, se entiende que en ese valle el gusano no muere. En este capitulo se hace evidente la referencia bíblica a </text:span><text:alphabetical-index-mark-start text:id="IMark94726740593520"/><text:span text:style-name="T180">Isaías 66</text:span><text:alphabetical-index-mark-end text:id="IMark94726740593520"/><text:span text:style-name="T180"> </text:span><text:span text:style-name="T180"><text:note text:id="ftn46" text:note-class="footnote"><text:note-citation>46</text:note-citation><text:note-body><text:p text:style-name="Footnote"><text:bookmark-start text:name="__RefHeading___Toc39113_1836810514"/><text:s/><text:alphabetical-index-mark-start text:id="IMark94726688435472"/><text:span text:style-name="T200">Isaías 66</text:span><text:alphabetical-index-mark-end text:id="IMark94726688435472"/><text:span text:style-name="T200">:24 </text:span><text:a xlink:type="simple" xlink:href="https://biblehub.com/text/isaiah/66-24.htm" text:style-name="Internet_20_link" text:visited-style-name="Visited_20_Internet_20_Link"><text:span text:style-name="T200">biblehub</text:span></text:a><text:bookmark-end text:name="__RefHeading___Toc39113_1836810514"/></text:p></text:note-body></text:note></text:span><text:span text:style-name="T180"><text:s/>porque utiliza la misma terminología. El gusano de </text:span><text:alphabetical-index-mark-start text:id="IMark94726740781424"/><text:span text:style-name="T180">Isaías 66</text:span><text:alphabetical-index-mark-end text:id="IMark94726740781424"/><text:span text:style-name="T180"> es el vocablo H8438 </text:span><text:span text:style-name="T180"><text:note text:id="ftn47" text:note-class="footnote"><text:note-citation>47</text:note-citation><text:note-body><text:p text:style-name="Footnote"><text:bookmark-start text:name="__RefHeading___Toc39111_1836810514"/><text:s/><text:a xlink:type="simple" xlink:href="https://biblehub.com/hebrew/8438.htm" text:style-name="Internet_20_link" text:visited-style-name="Visited_20_Internet_20_Link"><text:span text:style-name="T186">H8438</text:span></text:a><text:bookmark-end text:name="__RefHeading___Toc39111_1836810514"/></text:p></text:note-body></text:note></text:span><text:span text:style-name="T180"><text:s/>que hace referencia al “</text:span><text:span text:style-name="T508">coccus-ilicis</text:span><text:span text:style-name="T180">” que se usaba tanto para propósitos medicinales como para preparar un tinte escarlata. Este vocablo aparece casi en todas las partes de tela del tabernáculo de Moisés y en la vestidura de los sacerdotes del tabernáculo </text:span><text:span text:style-name="T180"><text:note text:id="ftn48" text:note-class="footnote"><text:note-citation>48</text:note-citation><text:note-body><text:p text:style-name="P188"><text:bookmark-start text:name="__RefHeading___Toc39109_1836810514"/><text:s/><text:a xlink:type="simple" xlink:href="https://biblehub.com/hebrew/8438.htm" text:style-name="Internet_20_link" text:visited-style-name="Visited_20_Internet_20_Link"><text:span text:style-name="T186">H8438</text:span></text:a><text:span text:style-name="T186"> </text:span><text:a xlink:type="simple" xlink:href="https://biblehub.com/hebrew/strongs_8438.htm" text:style-name="Internet_20_link" text:visited-style-name="Visited_20_Internet_20_Link"><text:span text:style-name="T186">biblehub</text:span></text:a><text:bookmark-end text:name="__RefHeading___Toc39109_1836810514"/></text:p></text:note-body></text:note></text:span><text:span text:style-name="T180">. Es ademas el vocablo usado en el </text:span><text:alphabetical-index-mark-start text:id="IMark94726708793872"/><text:span text:style-name="T553">S</text:span><text:span text:style-name="T180">almo 22</text:span><text:alphabetical-index-mark-end text:id="IMark94726708793872"/><text:span text:style-name="T180"> </text:span><text:span text:style-name="T180"><text:note text:id="ftn49" text:note-class="footnote"><text:note-citation>49</text:note-citation><text:note-body><text:p text:style-name="Footnote"><text:bookmark-start text:name="__RefHeading___Toc39107_1836810514"/><text:s/><text:alphabetical-index-mark-start text:id="IMark94726765488368"/><text:span text:style-name="T186">Salmo 22</text:span><text:alphabetical-index-mark-end text:id="IMark94726765488368"/><text:span text:style-name="T186">:6 </text:span><text:a xlink:type="simple" xlink:href="https://biblehub.com/text/psalms/22-6.htm" text:style-name="Internet_20_link" text:visited-style-name="Visited_20_Internet_20_Link"><text:span text:style-name="T186">biblehub</text:span></text:a><text:bookmark-end text:name="__RefHeading___Toc39107_1836810514"/></text:p></text:note-body></text:note></text:span><text:span text:style-name="T180"><text:s/>citado por nuestro Señor en la cruz. Y es el mismo con el que, en </text:span><text:alphabetical-index-mark-start text:id="IMark94726644282192"/><text:span text:style-name="T180">Isaías 41</text:span><text:alphabetical-index-mark-end text:id="IMark94726644282192"/><text:span text:style-name="T180">, Dios llama “gusano” a Jacob </text:span><text:span text:style-name="T180"><text:note text:id="ftn50" text:note-class="footnote"><text:note-citation>50</text:note-citation><text:note-body><text:p text:style-name="Footnote"><text:bookmark-start text:name="__RefHeading___Toc39105_1836810514"/><text:s/><text:alphabetical-index-mark-start text:id="IMark94726711596080"/><text:span text:style-name="T187">Isaías 41</text:span><text:alphabetical-index-mark-end text:id="IMark94726711596080"/><text:span text:style-name="T187">:14 </text:span><text:a xlink:type="simple" xlink:href="https://biblehub.com/text/isaiah/41-14.htm" text:style-name="Internet_20_link" text:visited-style-name="Visited_20_Internet_20_Link"><text:span text:style-name="T187">biblehub</text:span></text:a><text:bookmark-end text:name="__RefHeading___Toc39105_1836810514"/></text:p></text:note-body></text:note></text:span><text:span text:style-name="T180">. Tabernáculo, vestidos de sacerdote, Jesucristo, Jacob. Todos el mismo “gusano” de </text:span><text:alphabetical-index-mark-start text:id="IMark94726715961856"/><text:span text:style-name="T180">Isaías 66</text:span><text:alphabetical-index-mark-end text:id="IMark94726715961856"/><text:span text:style-name="T180">. </text:span></text:p>
      <text:p text:style-name="P37">Pablo en 2da Corintios 5 <text:note text:id="ftn51" text:note-class="footnote"><text:note-citation>51</text:note-citation><text:note-body><text:p text:style-name="Footnote"><text:bookmark-start text:name="__RefHeading___Toc39103_1836810514"/><text:s/><text:alphabetical-index-mark-start text:id="IMark94726739912512"/><text:span text:style-name="T201">1 Corintios 5</text:span><text:alphabetical-index-mark-end text:id="IMark94726739912512"/><text:span text:style-name="T201">:1-5 </text:span><text:a xlink:type="simple" xlink:href="https://www.biblegateway.com/passage/?search=2+Corintios+5%3A1-5&amp;version=RVA" text:style-name="Internet_20_link" text:visited-style-name="Visited_20_Internet_20_Link"><text:span text:style-name="T201">RVA</text:span></text:a><text:bookmark-end text:name="__RefHeading___Toc39103_1836810514"/></text:p></text:note-body></text:note><text:s/>compara nuestro cuerpo con una tienda, con un tabernáculo, porque así como la presencia de Dios estaba en el <text:span text:style-name="T512">tabernáculo</text:span> de <text:span text:style-name="T512">Moisés</text:span>, el <text:span text:style-name="T512">Espíritu</text:span> Santo vive en el cuerpo de los creyentes. <text:span text:style-name="T202">También</text:span> lo compara con un vestido <text:span text:style-name="T202">que se reviste de la pureza del Espíritu Santo. </text:span></text:p>
      <text:p text:style-name="P43">Estas observaciones permiten concluir que el “gusano no muere” se refiere al cuerpo de la persona que esta en ese valle. El valle <text:span text:style-name="T479">NO</text:span> es la causa de muerte del cuerpo de la persona, de la muerte física.</text:p>
      <text:h text:style-name="Heading_20_5" text:outline-level="5"><text:bookmark-start text:name="__RefHeading___Toc28255_1627726659"/><text:soft-page-break/>Destructor.<text:bookmark-end text:name="__RefHeading___Toc28255_1627726659"/></text:h>
      <text:p text:style-name="P38"><text:span text:style-name="T179">De </text:span><text:alphabetical-index-mark-start text:id="IMark94726766403152"/><text:span text:style-name="T179">Mateo 10</text:span><text:alphabetical-index-mark-end text:id="IMark94726766403152"/><text:span text:style-name="T179"> </text:span><text:span text:style-name="T179"><text:note text:id="ftn52" text:note-class="footnote"><text:note-citation>52</text:note-citation><text:note-body><text:p text:style-name="Footnote"><text:bookmark-start text:name="__RefHeading___Toc39101_1836810514"/><text:s/><text:alphabetical-index-mark-start text:id="IMark94726688435472"/><text:span text:style-name="T179">Mateo 10</text:span><text:alphabetical-index-mark-end text:id="IMark94726688435472"/><text:span text:style-name="T179">:28 </text:span><text:a xlink:type="simple" xlink:href="https://biblehub.com/text/matthew/10-28.htm" text:style-name="Internet_20_link" text:visited-style-name="Visited_20_Internet_20_Link"><text:span text:style-name="T179">biblehub</text:span></text:a><text:span text:style-name="T179"> </text:span><text:a xlink:type="simple" xlink:href="https://biblehub.com/greek/622.htm" text:style-name="Internet_20_link" text:visited-style-name="Visited_20_Internet_20_Link"><text:span text:style-name="T179">G622</text:span></text:a><text:bookmark-end text:name="__RefHeading___Toc39101_1836810514"/></text:p></text:note-body></text:note></text:span><text:span text:style-name="T179">, se entiende que existe una persona que puede usar ese valle para destruir cuerpo y espíritu. El vocablo para destruir es el G622 </text:span><text:span text:style-name="T179"><text:note text:id="ftn53" text:note-class="footnote"><text:note-citation>53</text:note-citation><text:note-body><text:p text:style-name="Footnote"><text:bookmark-start text:name="__RefHeading___Toc39099_1836810514"/><text:s/><text:a xlink:type="simple" xlink:href="https://biblehub.com/greek/622.htm" text:style-name="Internet_20_link" text:visited-style-name="Visited_20_Internet_20_Link"><text:span text:style-name="T188">G622</text:span></text:a> <text:a xlink:type="simple" xlink:href="https://biblehub.com/greek/strongs_622.htm" text:style-name="Internet_20_link" text:visited-style-name="Visited_20_Internet_20_Link"><text:span text:style-name="T189">biblehub</text:span></text:a><text:bookmark-end text:name="__RefHeading___Toc39099_1836810514"/></text:p></text:note-body></text:note></text:span><text:span text:style-name="T179"><text:s/>que no solo se usa en el sentido de “matar” sino también en el sentido de estar arruinado, o perdido. Por ejemplo se usa en </text:span><text:alphabetical-index-mark-start text:id="IMark94726719231872"/><text:span text:style-name="T179">Mateo 15</text:span><text:alphabetical-index-mark-end text:id="IMark94726719231872"/><text:span text:style-name="T179"> cuando nuestro Señor dice que </text:span><text:span text:style-name="Bible_5f_text"><text:span text:style-name="T179">“</text:span></text:span><text:bookmark text:name="es-RVA-23658"/><text:span text:style-name="Bible_5f_text">No soy enviado sino á las ovejas </text:span><text:span text:style-name="Bible_5f_text"><text:span text:style-name="T480">PERDIDAS</text:span></text:span><text:span text:style-name="Bible_5f_text"> de la casa de Israel.</text:span><text:span text:style-name="Bible_5f_text"><text:span text:style-name="T185">” </text:span></text:span><text:span text:style-name="Bible_5f_text"><text:span text:style-name="T185"><text:note text:id="ftn54" text:note-class="footnote"><text:note-citation>54</text:note-citation><text:note-body><text:p text:style-name="Footnote"><text:bookmark-start text:name="__RefHeading___Toc39097_1836810514"/><text:s/><text:alphabetical-index-mark-start text:id="IMark94726696074496"/><text:span text:style-name="T189">Mateo 15</text:span><text:alphabetical-index-mark-end text:id="IMark94726696074496"/><text:span text:style-name="T189">:24 </text:span><text:a xlink:type="simple" xlink:href="https://biblehub.com/text/matthew/15-24.htm" text:style-name="Internet_20_link" text:visited-style-name="Visited_20_Internet_20_Link"><text:span text:style-name="T189">biblehub</text:span></text:a><text:bookmark-end text:name="__RefHeading___Toc39097_1836810514"/></text:p></text:note-body></text:note></text:span></text:span><text:span text:style-name="T185">. Aquí evidentemente a estas ovejitas no 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206">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525">AS </text:span>que tienen un cuerpo <text:span text:style-name="T525">FÍSICO</text:span>. <text:span text:style-name="T561">No es que los hijos de Adán podamos tener ninguna clase de vida sin un cuerpo físico, pero como algunas personas piensan que si, que los muertos siguen vivos, pues hay que hacer el énfasis: <text:s/></text:span>FÍSICAMENTE VIVOS <text:span text:style-name="T561">en CUERPO y ESPÍRITU.</text:span></text:p>
      <text:p text:style-name="P45"><text:span text:style-name="T523">Obviamente</text:span> tiene varias características similares a las del popular “infierno”: es de fuego, ese fuego no se apaga, es eterno, <text:span text:style-name="T212">ejecuta un juicio, </text:span>actúa <text:span text:style-name="T522">también </text:span>después de la <text:span text:style-name="T522">resurrección</text:span> y es <text:soft-page-break/>destructor. <text:span text:style-name="T523">Pero solo actúa sobre vivos físicos y el efecto destructivo es reversible</text:span>.</text:p>
      <text:p text:style-name="P44"><text:span text:style-name="T524">E</text:span>ste concepto <text:span text:style-name="T211">del valle de Hinom </text:span>que vemos reflejado en estas características <text:span text:style-name="T211">también tiene</text:span> <text:span text:style-name="T524">otras</text:span> diferencias con el <text:span text:style-name="T191">popular “infierno”: </text:span>actuá desde antes de la muerte física, solo existe desde que Jesucristo empezó a predicar el Reino de Dios, y el fuego que lo forma, sala, salpica, a <text:span text:style-name="T481">TODOS</text:span> los vivos físicamente pero muertos espiritualmente.</text:p>
      <text:p text:style-name="P46">Es parecido pero diferente. Este es un concepto espiritual con efectos físicos, como el pecado, que también es un concepto espiritual con efectos físicos.</text:p>
      <text:p text:style-name="P47"><text:span text:style-name="T108">Este concepto </text:span><text:span text:style-name="T14">es perfectamente coherente con </text:span><text:span text:style-name="T108">lo observado cuando se habló de la justicia divina: </text:span><text:span text:style-name="T109">con </text:span><text:span text:style-name="T108">l</text:span><text:span text:style-name="T14">as intenciones que Yeshua dice tener en </text:span><text:alphabetical-index-mark-start text:id="IMark94726740781424"/><text:span text:style-name="T14">Lucas 12</text:span><text:alphabetical-index-mark-end text:id="IMark94726740781424"/><text:span text:style-name="T14"> cuando afirma que: </text:span><text:span text:style-name="Bible_5f_text"><text:span text:style-name="T14">“He venido a echar fuego en la tierra. ¡Y cómo quisiera que ya estuviera encendido!” </text:span></text:span><text:span text:style-name="Bible_5f_text"><text:span text:style-name="T14"><text:note text:id="ftn55" text:note-class="footnote"><text:note-citation>55</text:note-citation><text:note-body><text:p text:style-name="Footnote"><text:bookmark-start text:name="__RefHeading___Toc39095_1836810514"/><text:s/><text:alphabetical-index-mark-start text:id="IMark94726719231872"/><text:span text:style-name="T145">Lucas 12</text:span><text:alphabetical-index-mark-end text:id="IMark94726719231872"/><text:span text:style-name="T145">:49 </text:span><text:a xlink:type="simple" xlink:href="https://www.biblegateway.com/passage/?search=Lucas+12%3A49&amp;version=RVA-2015" text:style-name="Internet_20_link" text:visited-style-name="Visited_20_Internet_20_Link"><text:span text:style-name="T145">RVA-2015</text:span></text:a><text:bookmark-end text:name="__RefHeading___Toc39095_1836810514"/></text:p></text:note-body></text:note></text:span></text:span><text:span text:style-name="T14">. </text:span><text:span text:style-name="T128">Lo dicho, e</text:span><text:span text:style-name="T17">l </text:span><text:span text:style-name="T128">pirómano</text:span><text:span text:style-name="T17"> es Jesu</text:span><text:span text:style-name="T128">cristo</text:span><text:span text:style-name="T17">.</text:span></text:p>
      <text:p text:style-name="P47"><text:span text:style-name="T15">Juan el Bautista, </text:span><text:span text:style-name="T18">según </text:span><text:alphabetical-index-mark-start text:id="IMark94726765841232"/><text:span text:style-name="T18">Mateo 3</text:span><text:alphabetical-index-mark-end text:id="IMark94726765841232"/><text:span text:style-name="T18">,</text:span><text:span text:style-name="T15"> nos explica de Jesucristo que: </text:span><text:span text:style-name="Bible_5f_text"><text:span text:style-name="T15">“</text:span></text:span><text:bookmark text:name="es-RVA-2015-231711"/><text:span text:style-name="Bible_5f_text"><text:span text:style-name="T15">Él les bautizará en el Espíritu Santo y fuego. </text:span></text:span><text:bookmark text:name="es-RVA-2015-231721"/><text:span text:style-name="Bible_5f_text"><text:span text:style-name="T15">Su aventador está en su mano, y limpiará su era. Recogerá su trigo en el granero y quemará la paja en el fuego que nunca se apagará” </text:span></text:span><text:span text:style-name="Bible_5f_text"><text:span text:style-name="T15"><text:note text:id="ftn56" text:note-class="footnote"><text:note-citation>56</text:note-citation><text:note-body><text:p text:style-name="Footnote"><text:bookmark-start text:name="__RefHeading___Toc39093_1836810514"/><text:s/><text:alphabetical-index-mark-start text:id="IMark94726708793872"/><text:span text:style-name="T146">Mateo 3</text:span><text:alphabetical-index-mark-end text:id="IMark94726708793872"/><text:span text:style-name="T146">:11-12 </text:span><text:a xlink:type="simple" xlink:href="https://www.biblegateway.com/passage/?search=Mateo+3%3A11-12&amp;version=RVA-2015" text:style-name="Internet_20_link" text:visited-style-name="Visited_20_Internet_20_Link"><text:span text:style-name="T146">RVA-2015</text:span></text:a><text:bookmark-end text:name="__RefHeading___Toc39093_1836810514"/></text:p></text:note-body></text:note></text:span></text:span><text:span text:style-name="T15">. </text:span><text:span text:style-name="T20">Jehová, en </text:span><text:alphabetical-index-mark-start text:id="IMark94726689362048"/><text:span text:style-name="T19">Malaquías 3</text:span><text:alphabetical-index-mark-end text:id="IMark94726689362048"/><text:span text:style-name="T19">, nos advierte: </text:span><text:span text:style-name="Bible_5f_text"><text:span text:style-name="T19">“¿Quién podrá resistir el día de su venida? o ¿quién podrá mantenerse en pie cuando él se manifieste? Porque él es como fuego purificador y como lejía de lavanderos” </text:span></text:span><text:span text:style-name="Bible_5f_text"><text:span text:style-name="T19"><text:note text:id="ftn57" text:note-class="footnote"><text:note-citation>57</text:note-citation><text:note-body><text:p text:style-name="Footnote"><text:bookmark-start text:name="__RefHeading___Toc39091_1836810514"/><text:s/><text:alphabetical-index-mark-start text:id="IMark94726740781424"/><text:span text:style-name="T148">Malaquías 3</text:span><text:alphabetical-index-mark-end text:id="IMark94726740781424"/><text:span text:style-name="T148">:2 </text:span><text:a xlink:type="simple" xlink:href="https://www.biblegateway.com/passage/?search=Malaquias+3%3A2&amp;version=RVA-2015" text:style-name="Internet_20_link" text:visited-style-name="Visited_20_Internet_20_Link"><text:span text:style-name="T148">2015</text:span></text:a><text:bookmark-end text:name="__RefHeading___Toc39091_1836810514"/></text:p></text:note-body></text:note></text:span></text:span><text:span text:style-name="T19">. </text:span></text:p>
      <text:p text:style-name="P48"><text:span text:style-name="T23">E</text:span><text:span text:style-name="T44">ste fuego divide a los que inicialmente se salvan de los que inicialmente se condenan. Pablo lo explica en 2</text:span><text:span text:style-name="T65">da</text:span><text:span text:style-name="T44"> Corintios 2 de </text:span><text:soft-page-break/><text:span text:style-name="T44">la siguiente manera: </text:span><text:span text:style-name="Bible_5f_text"><text:span text:style-name="T44">“</text:span></text:span><text:span text:style-name="Bible_5f_text"><text:span text:style-name="T1">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44">” </text:span></text:span><text:span text:style-name="Bible_5f_text"><text:span text:style-name="T44"><text:note text:id="ftn58" text:note-class="footnote"><text:note-citation>58</text:note-citation><text:note-body><text:p text:style-name="Footnote"><text:bookmark-start text:name="__RefHeading___Toc39089_1836810514"/><text:s/><text:alphabetical-index-mark-start text:id="IMark94726688435472"/><text:span text:style-name="T213">2 Corintios 2</text:span><text:alphabetical-index-mark-end text:id="IMark94726688435472"/><text:span text:style-name="T213">:14-17 </text:span><text:a xlink:type="simple" xlink:href="https://www.biblegateway.com/passage/?search=2+Corintios+2%3A14-17&amp;version=DHH" text:style-name="Internet_20_link" text:visited-style-name="Visited_20_Internet_20_Link"><text:span text:style-name="T213">DHH</text:span></text:a><text:bookmark-end text:name="__RefHeading___Toc39089_1836810514"/></text:p></text:note-body></text:note></text:span></text:span><text:span text:style-name="T44">. </text:span><text:span text:style-name="T45">En este caso el fuego se compara a un aroma, para unos mortal, para otros fragancia de vida.</text:span></text:p>
      <text:p text:style-name="P49"><text:span text:style-name="T45">E</text:span><text:span text:style-name="T47">s un fuego que acaba con los malos, a unos los acaba antes de la muerte física y a otros después de la resurrección física, </text:span><text:span text:style-name="T46">porque </text:span><text:span text:style-name="Bible_5f_text"><text:span text:style-name="T46">“</text:span></text:span><text:bookmark text:name="es-RVA-2015-23760"/><text:span text:style-name="Bible_5f_text"><text:span text:style-name="T46">muchos primeros serán últimos, y muchos últimos serán primeros” </text:span></text:span><text:span text:style-name="Bible_5f_text"><text:span text:style-name="T46"><text:note text:id="ftn59" text:note-class="footnote"><text:note-citation>59</text:note-citation><text:note-body><text:p text:style-name="Footnote"><text:bookmark-start text:name="__RefHeading___Toc39087_1836810514"/><text:s/><text:alphabetical-index-mark-start text:id="IMark94726643693664"/><text:span text:style-name="T215">Mateo 19</text:span><text:alphabetical-index-mark-end text:id="IMark94726643693664"/><text:span text:style-name="T215">:30 </text:span><text:a xlink:type="simple" xlink:href="https://www.biblegateway.com/passage/?search=Mateo+19%3A30&amp;version=RVA-2015" text:style-name="Internet_20_link" text:visited-style-name="Visited_20_Internet_20_Link"><text:span text:style-name="T215">RVA-2015</text:span></text:a><text:bookmark-end text:name="__RefHeading___Toc39087_1836810514"/></text:p></text:note-body></text:note></text:span></text:span><text:span text:style-name="T46">.</text:span></text:p>
      <text:p text:style-name="P50"><text:span text:style-name="T48">E</text:span><text:span text:style-name="T46">l amor de Dios </text:span><text:span text:style-name="T48">e</text:span><text:span text:style-name="T46">s un fuego consumidor, </text:span><text:span text:style-name="T52">su Espíritu </text:span><text:span text:style-name="T46">es un fuego de Vida, que consume la muerte, un fuego de Verdad, que acaba con la mentira, un fuego Santo, que acaba con el pecado. Si me resisto a ese fuego, si me apego a mi muerte </text:span><text:span text:style-name="T66">espiritual</text:span><text:span text:style-name="T46">, a mi mentira, a mi pecado, me va a destruir, </text:span><text:span text:style-name="T114">me va arruinar, a degradar</text:span><text:span text:style-name="T46">. </text:span><text:span text:style-name="T66">S</text:span><text:span text:style-name="T46">i me uno a ese fuego, me hago parte de el </text:span><text:span text:style-name="T48">y </text:span><text:span text:style-name="T46">tendré Vida, Verdad y Santidad. O como dice Jesucristo en </text:span><text:alphabetical-index-mark-start text:id="IMark94726765747248"/><text:span text:style-name="T46">Mateo 16</text:span><text:alphabetical-index-mark-end text:id="IMark94726765747248"/><text:span text:style-name="T46">: </text:span><text:span text:style-name="Bible_5f_text"><text:span text:style-name="T46">”</text:span></text:span><text:bookmark text:name="es-RVA-2015-23665"/><text:span text:style-name="Bible_5f_text"><text:span text:style-name="T1">Porque el que quiera salvar su vida la perderá, y el que pierda su vida por causa de mí la hallará</text:span></text:span><text:span text:style-name="Bible_5f_text"><text:span text:style-name="T46">” </text:span></text:span><text:span text:style-name="Bible_5f_text"><text:span text:style-name="T46"><text:note text:id="ftn60" text:note-class="footnote"><text:note-citation>60</text:note-citation><text:note-body><text:p text:style-name="Footnote"><text:bookmark-start text:name="__RefHeading___Toc39085_1836810514"/><text:s/><text:alphabetical-index-mark-start text:id="IMark94726765841232"/><text:span text:style-name="T214">Mateo 16</text:span><text:alphabetical-index-mark-end text:id="IMark94726765841232"/><text:span text:style-name="T214">:25 </text:span><text:a xlink:type="simple" xlink:href="https://www.biblegateway.com/passage/?search=Mateo+16%3A25&amp;version=RVA-2015" text:style-name="Internet_20_link" text:visited-style-name="Visited_20_Internet_20_Link"><text:span text:style-name="T214">RVA-2015</text:span></text:a><text:bookmark-end text:name="__RefHeading___Toc39085_1836810514"/></text:p></text:note-body></text:note></text:span></text:span><text:span text:style-name="T46">. </text:span></text:p>
      <text:p text:style-name="P65"><text:soft-page-break/><text:span text:style-name="T46">U</text:span><text:span text:style-name="T58">na vez que este fuego haya terminado con cada uno de nosotros, lo único que veremos del pecador, </text:span><text:span text:style-name="T57">del que se rebeló contra Dios, </text:span><text:span text:style-name="T58">del muerto espiritual que fue salpicado con este fuego </text:span><text:span text:style-name="T100">de vida </text:span><text:span text:style-name="T58">cuando </text:span><text:span text:style-name="T98">escuch</text:span><text:span text:style-name="T115">ó</text:span><text:span text:style-name="T98"> las buenas noticia</text:span><text:span text:style-name="T99">s de la resurrección</text:span><text:span text:style-name="T58">, lo único que veremos será el cuerpo de esa persona, </text:span><text:span text:style-name="T100">del muerto,</text:span><text:span text:style-name="T58"> </text:span><text:span text:style-name="T56">y las</text:span><text:span text:style-name="T58"> memorias de esa persona. </text:span></text:p>
      <text:p text:style-name="P5">Una vez ese fuego haga la actualización en caliente, sin dejar de funcionar, del sistema operativo, de la persona, lo único que quedará de la vieja persona, del viejo sistema operativo, sera sus memorias y el cuerpo que habitaba. </text:p>
      <text:p text:style-name="P52"><text:span text:style-name="T69">E</text:span><text:span text:style-name="T59">se fuego será ese nuevo sistema operativo, esa nueva persona santa, ese Espíritu Santo, a imagen </text:span><text:span text:style-name="T70">y semejanza </text:span><text:span text:style-name="T59">de Yeshua HaMashiakh, </text:span><text:span text:style-name="T71">de nuestro salvador Jesucristo</text:span><text:span text:style-name="T59">. </text:span><text:span text:style-name="T60">Un fuego </text:span><text:span text:style-name="T59">que nunca dejará de funcionar. </text:span><text:span text:style-name="T67">Y </text:span><text:span text:style-name="T68">si </text:span><text:span text:style-name="T67">la actualización no termina antes de la muerte física, simplemente continua </text:span><text:span text:style-name="T68">después</text:span><text:span text:style-name="T67"> de la resurrección física. </text:span><text:span text:style-name="T135">Y si la actualización no empieza antes de la muerte física comenzará después de la resurrección.</text:span></text:p>
      <text:p text:style-name="P52"><text:span text:style-name="T67">Una vez terminada la actualización, </text:span><text:span text:style-name="T56">lo único que podremos hacer será mirar ese cuerpo, recordar lo que hizo esa persona, menear la cabeza y </text:span><text:span text:style-name="T57">pensar “que horror”. O como dice </text:span><text:alphabetical-index-mark-start text:id="IMark94726795217344"/><text:span text:style-name="T57">Isaías 66</text:span><text:alphabetical-index-mark-end text:id="IMark94726795217344"/><text:span text:style-name="T57">: </text:span><text:span text:style-name="Bible_5f_text"><text:span text:style-name="T57">“Entonces saldrán y verán los cadáveres de los hombres que se rebelaron contra mí; porque su gusano nunca morirá ni su fuego se apagará. Y serán un horror para” “</text:span></text:span><text:span text:style-name="Bible_5f_text"><text:span text:style-name="T137">TODA</text:span></text:span><text:span text:style-name="Bible_5f_text"><text:span text:style-name="T57"> </text:span></text:span><text:span text:style-name="Bible_5f_text"><text:span text:style-name="T137">CARNE</text:span></text:span><text:span text:style-name="Bible_5f_text"><text:span text:style-name="T57">” </text:span></text:span><text:span text:style-name="Bible_5f_text"><text:span text:style-name="T57"><text:note text:id="ftn61" text:note-class="footnote"><text:note-citation>61</text:note-citation><text:note-body><text:p text:style-name="Footnote"><text:bookmark-start text:name="__RefHeading___Toc39083_1836810514"/><text:s/><text:alphabetical-index-mark-start text:id="IMark94726707536000"/><text:span text:style-name="T216">Isaías 66</text:span><text:alphabetical-index-mark-end text:id="IMark94726707536000"/><text:span text:style-name="T216">:24 </text:span><text:a xlink:type="simple" xlink:href="https://www.biblegateway.com/passage/?search=Isaias+66%3A24&amp;version=RVA-2015" text:style-name="Internet_20_link" text:visited-style-name="Visited_20_Internet_20_Link"><text:span text:style-name="T560">RVA-2015</text:span></text:a><text:span text:style-name="T216"> </text:span><text:a xlink:type="simple" xlink:href="https://www.biblegateway.com/passage/?search=Isaias+66%3A24&amp;version=RVA" text:style-name="Internet_20_link" text:visited-style-name="Visited_20_Internet_20_Link"><text:span text:style-name="T216">RVA</text:span></text:a><text:bookmark-end text:name="__RefHeading___Toc39083_1836810514"/></text:p></text:note-body></text:note></text:span></text:span><text:span text:style-name="T57">. </text:span><text:span text:style-name="T137">Para</text:span><text:span text:style-name="T61"> </text:span><text:span text:style-name="T116">TODA</text:span><text:span text:style-name="T61"> </text:span><text:span text:style-name="T137">CARNE</text:span><text:span text:style-name="T61">, </text:span><text:span text:style-name="T72">incluyendo la </text:span><text:span text:style-name="T73">mía </text:span><text:span text:style-name="T137">y la suya</text:span><text:span text:style-name="T73">,</text:span><text:span text:style-name="T72"> </text:span><text:span text:style-name="T73">ya resucitada</text:span><text:span text:style-name="T137">s</text:span><text:span text:style-name="T61">.</text:span></text:p>
      <text:p text:style-name="P51"><text:span text:style-name="T63">Ni</text:span><text:span text:style-name="T62"> </text:span><text:span text:style-name="T64">el </text:span><text:span text:style-name="T62">popular infierno, </text:span><text:span text:style-name="T63">ni el</text:span><text:span text:style-name="T62"> popular cielo, existen en las escrituras, en la biblia </text:span><text:span text:style-name="T116">pensada en hebreo</text:span><text:span text:style-name="T62">. </text:span><text:span text:style-name="T63">Pero podemos decir que e</text:span><text:span text:style-name="T50">l valle de Hinom es: un infierno para los malos </text:span><text:span text:style-name="T51">y</text:span><text:span text:style-name="T50"> un cielo para los buenos ; </text:span><text:span text:style-name="T51">un infierno para el que se pierde y un cielo para </text:span><text:soft-page-break/><text:span text:style-name="T51">el que se salva ; un infierno para el que niega a Jesucristo y un cielo para el que lo acepta. </text:span><text:span text:style-name="T53">Y </text:span><text:span text:style-name="T55">ningún hijo de Adam</text:span><text:span text:style-name="T53"> empieza siendo bueno, salvo o santo. </text:span></text:p>
      <text:p text:style-name="P139"><text:span text:style-name="T49">O soy fuego o me quemo. </text:span><text:span text:style-name="T54">Y </text:span><text:span text:style-name="T55">ningún hijo de Adam</text:span><text:span text:style-name="T53"> </text:span><text:span text:style-name="T54">empieza siendo fuego.</text:span></text:p>
      <text:h text:style-name="P210" text:outline-level="2"><text:bookmark-start text:name="__RefHeading___Toc32131_1489771327"/>Muerte Eterna.<text:bookmark-end text:name="__RefHeading___Toc32131_1489771327"/></text:h>
      <text:p text:style-name="P140">En la biblia no existe ni un solo versículo ni en hebreo ni en griego que tenga la frase “muerte eterna”. Nada, ninguno, cero. No existe ningún versículo que tenga la secuencia en griego de los vocablos G2288, t<text:span text:style-name="T512">á</text:span>natos, muerte, seguido de G166, ai<text:span text:style-name="T512">ó</text:span>nios, eterna. Tampoco existe ningún versículo que tenga la secuencia H4194 H5769 o H4193 H5769, las posibles secuencias para “muerte eterna” en hebreo. Ninguno, nada, cero. Ni UN SOLO <text:s/>versículo.</text:p>
      <text:p text:style-name="P141">El énfasis es en la VIDA ETERNA. 37 versículos en el Nuevo Testamento tienen la frase en griego “VIDA ETERNA”, es decir el vocablo G2222, <text:span text:style-name="T508">zoe</text:span>, seguido del vocablo G166, <text:span text:style-name="T512">aiónios</text:span>, y mas de 50 versículos se refieren a esa vida, a la VIDA en Cristo Jesús, a la vida eterna, antes o después de la resurrección de los muertos.</text:p>
      <text:p text:style-name="P137">Incluso <text:span text:style-name="T474">el único versículo en que aparece </text:span>la frase “castigo eterno”, <text:span text:style-name="T474">en algunas traducciones de </text:span><text:alphabetical-index-mark-start text:id="IMark94726689362048"/><text:span text:style-name="T474">Mateo 25</text:span><text:alphabetical-index-mark-end text:id="IMark94726689362048"/><text:span text:style-name="T474">, es discutible que signifique un castigo en el sentido normal de la palabra, sino una corrección. Esa que es con fueguito.</text:span></text:p>
      <text:p text:style-name="P143">En el griego el vocablo traducido como “castigo” o “tormento” es el vocablo G2851 <text:span text:style-name="T508">kolasis.</text:span> <text:span text:style-name="T508">Kolasis</text:span> significa corrección de acuerdo al <text:span text:style-name="T476">código</text:span> Strong. Ademas, proviene del vocablo G2849 <text:span text:style-name="T508">kolazó.</text:span>, que algunos académicos argumentan que se usaba para la palabra “podar”, como cuando se poda un árbol. <text:span text:style-name="T482">Lo cual me recuerda el </text:span><text:soft-page-break/><text:span text:style-name="T482">arbusto en llamas que no se consume que vio Moisés. </text:span>Es decir que la frase, discutiblemente, se debería traducir como “corrección eterna”. Esa que es con fueguito.</text:p>
      <text:p text:style-name="P142">En cualquier caso, la secuencia G2851 seguida de G166 solo aparece en un versículo. UN SOLO versículo en todo el nuevo testamento. Un solo versículo para la frase griega que algunos traducen como “castigo eterno”.</text:p>
      <text:p text:style-name="P138">El otro vocablo que se usa para denotar el castigo de Dios es el vocablo G3709, <text:span text:style-name="T508">orgé</text:span>, que traduce “ira”. Este vocablo seguido del vocablo para eternidad, el G166, no aparece ni una sola vez en todo el Nuevo Testamento. La “ira eterna” en el Nuevo Testamento en griego no aparece ni una sola vez, nada, CERO. <text:span text:style-name="T483">Por el contrario en varias partes de la biblia se nos dice que la ira de Dios dura tan solo un instante, un momento y que Dios es muy lento para la ira. Y varias partes de la biblia se nos afirma que la misericordia y el amor de Dios es ETERNO.</text:span></text:p>
      <text:p text:style-name="P138"><text:span text:style-name="T111">E</text:span><text:span text:style-name="T54">l </text:span><text:span text:style-name="T112">énfasis </text:span><text:span text:style-name="T54">en el Nuevo Testamento </text:span><text:span text:style-name="T112">es en la VIDA ETERNA </text:span><text:span text:style-name="T117">y el AMOR ETERNO.</text:span></text:p>
      <text:h text:style-name="P211" text:outline-level="2"><text:bookmark-start text:name="__RefHeading___Toc28259_1627726659"/>Castigo <text:span text:style-name="T278">eterno</text:span>.<text:bookmark-end text:name="__RefHeading___Toc28259_1627726659"/></text:h>
      <text:p text:style-name="P169"><text:span text:style-name="T263">El </text:span><text:alphabetical-index-mark-start text:id="IMark94726735706288"/><text:span text:style-name="T263">Salmo 37</text:span><text:alphabetical-index-mark-end text:id="IMark94726735706288"/><text:span text:style-name="T263">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263"><text:note text:id="ftn62" text:note-class="footnote"><text:note-citation>62</text:note-citation><text:note-body><text:p text:style-name="Footnote"><text:bookmark-start text:name="__RefHeading___Toc39081_1836810514"/><text:s/><text:alphabetical-index-mark-start text:id="IMark94726574834208"/><text:span text:style-name="T264">Salmo 37</text:span><text:alphabetical-index-mark-end text:id="IMark94726574834208"/><text:span text:style-name="T264"> </text:span><text:a xlink:type="simple" xlink:href="https://www.biblegateway.com/passage/?search=Salmo+37&amp;version=RVA-2015" text:style-name="Internet_20_link" text:visited-style-name="Visited_20_Internet_20_Link"><text:span text:style-name="T264">RVA-2015</text:span></text:a><text:bookmark-end text:name="__RefHeading___Toc39081_1836810514"/></text:p></text:note-body></text:note></text:span><text:span text:style-name="T263">. Y el </text:span><text:alphabetical-index-mark-start text:id="IMark94726708793872"/><text:span text:style-name="T263">Salmo 14</text:span><text:alphabetical-index-mark-end text:id="IMark94726708793872"/><text:span text:style-name="T263"> dice que: </text:span><text:span text:style-name="Bible_5f_text"><text:span text:style-name="T263">“El SEÑOR miró desde los cielos sobre los hijos del hombre para ver si había algún sensato que buscara a Dios. Pero todos se habían desviado; a una se habían corrompido. </text:span></text:span><text:soft-page-break/><text:span text:style-name="Bible_5f_text"><text:span text:style-name="T263">No había quien hiciera el bien; no había ni siquiera uno” </text:span></text:span><text:span text:style-name="Bible_5f_text"><text:span text:style-name="T263"><text:note text:id="ftn63" text:note-class="footnote"><text:note-citation>63</text:note-citation><text:note-body><text:p text:style-name="Footnote"><text:bookmark-start text:name="__RefHeading___Toc39079_1836810514"/><text:s/><text:alphabetical-index-mark-start text:id="IMark94726696074496"/><text:span text:style-name="T277">Salmo 14</text:span><text:alphabetical-index-mark-end text:id="IMark94726696074496"/><text:span text:style-name="T277">:2-3 </text:span><text:a xlink:type="simple" xlink:href="https://www.biblegateway.com/passage/?search=Salmo+14%3A2-3&amp;version=RVA-2015" text:style-name="Internet_20_link" text:visited-style-name="Visited_20_Internet_20_Link"><text:span text:style-name="T277">RVA-2015</text:span></text:a><text:bookmark-end text:name="__RefHeading___Toc39079_1836810514"/></text:p></text:note-body></text:note></text:span></text:span><text:span text:style-name="T263">. El mecanismo por el cual Dios hace todas las cosas nuevas es por medio de un fuego eterno, el fuego de su Espíritu Santo. Lo bueno acaba con lo malo, el amor acaba con el odio.</text:span></text:p>
      <text:p text:style-name="P171"><text:span text:style-name="T501">Aunque el castigo bíblico para el que hace lo malo, del malvado, es la muerte, l</text:span>a biblia NO habla de una “muerte eterna” o de un “castigo eterno” <text:span text:style-name="T503">para ese malvado. </text:span>“Muerte <text:span text:style-name="T503">eterna</text:span>” NO es la <text:span text:style-name="T503">frase</text:span> que usa la biblia para referirse a lo que le sucede a los malvados porque Jesucristo vino, murió y resucitó justamente para <text:span text:style-name="T548">sacarnos de</text:span> la muerte, tanto la espiritual como la física. <text:span text:style-name="T504">Hay muerte y hay castigo, solo que no son eternos. </text:span></text:p>
      <text:p text:style-name="P170"><text:span text:style-name="T505">P</text:span>ero <text:span text:style-name="T526">ASUMAMOS, ACEPTEMOS, CREAMOS, que SI, que </text:span>cuando <text:span text:style-name="T505">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73">Veamos como se puede entender una destrucción eterna, una muerte, entre comillas, “eterna”, un castigo, entre comillas, “eterno”, en el contexto de lo que promete el Dios vivo: una VIDA ETERNA.</text:p>
      <text:p text:style-name="P67"><text:span text:style-name="T499">L</text:span>a destrucción, la desaparición del <text:span text:style-name="T468">malvado, del </text:span>que ya est<text:span text:style-name="T468">á</text:span> muerto espiritualmente, <text:span text:style-name="T499">de ese que está muriendo físicamente, esa </text:span>destrucción definitiva, total <text:span text:style-name="T460">y ETERNA, empieza </text:span>cuando nace de nuevo, <text:span text:style-name="T465">c</text:span>uando ese <text:span text:style-name="T469">malvado, ese </text:span>muerto espiritual, es hecho criatura nueva por el Padre Celestial, y el muerto espiritual <text:span text:style-name="T465">empieza su</text:span> destrucción<text:span text:style-name="T465"> ETERNA</text:span>. Ya no vive el <text:span text:style-name="T468">malvado, el </text:span><text:soft-page-break/>muerto espiritual, porque <text:span text:style-name="T465">empezó su </text:span>destrucción<text:span text:style-name="T465"> eterna</text:span>, sufriendo así su <text:span text:style-name="T466">CASTIGO, entre comillas,</text:span> “<text:span text:style-name="T502">eterno”</text:span>. Ahora vive Jesucristo en el <text:span text:style-name="T465">y empezó la vida ETERNA de la NUEVA CRIATURA</text:span>. El Cristo que vive en esa nueva criatura empieza a vivir la Vida eterna en el fuego eterno del Espíritu Santo que destruye, acaba, desaparece, <text:span text:style-name="T470">esfuma, clava el aguijón de la muerte en el malvado, en</text:span> la maldad que había en el muerto espiritual <text:span text:style-name="T465">llevándolo a su </text:span>destrucción<text:span text:style-name="T465"> ETERNA, a su CASTIGO, entre comillas, “eterno”.</text:span></text:p>
      <text:p text:style-name="P172">En el momento de nacer de nuevo, el viejo yo, el malvado, comienza su viaje final a una <text:span text:style-name="T263">destrucción</text:span> eterna, y el nuevo yo, la nueva criatura, comienza su viaje final a una vida eterna. <text:span text:style-name="T471">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66"><text:span text:style-name="T473">La transformación es un proceso donde no </text:span>todo es quemado <text:span text:style-name="T473">y </text:span>no todo es transformado. <text:span text:style-name="T475">La criatura nueva nace en la criatura vieja y crece hasta transformarla completamente en la criatura nueva.</text:span></text:p>
      <text:p text:style-name="P168"><text:span text:style-name="T527">En algunos creyentes en Yeshua, la parte que será transformada es justamente esa que cree que al C</text:span>reador <text:span text:style-name="T528">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527">ó</text:span> grande, <text:span text:style-name="T529">o le va a quedar grande, </text:span>transformar el corazón de otros que también <text:span text:style-name="T498">se</text:span> han negado <text:span text:style-name="T498">a</text:span> acepta<text:span text:style-name="T498">rlo</text:span>, o <text:soft-page-break/>elegi<text:span text:style-name="T498">rlo</text:span>, o busca<text:span text:style-name="T498">rlo</text:span> en un momento dado.<text:span text:style-name="T527"> Esa parte sufrirá el </text:span>castig<text:span text:style-name="T527">o</text:span> etern<text:span text:style-name="T527">o del fuego del valle de Hinom que la destruirá para siempre. Esa parte sufrirá, entre comillas, “una muerte eterna”, cuando el creyente, ya sea antes o después de su resurrección física, sea consciente de la falsedad de lo que creía.</text:span></text:p>
      <text:p text:style-name="P167">E<text:span text:style-name="T529">l</text:span> <text:span text:style-name="T500">malvado que tenemos dentro, ese enemigo de Dios que tenemos dentro, está siendo</text:span> transformado en una criatura nueva, ojo NUEVA, <text:span text:style-name="T531">por el espíritu del Dios vivo que ahora vive en todo creyente, </text:span>que si puede creer <text:span text:style-name="T529">que TODOS seremos transformados, </text:span>porque lo va a ver con sus propios ojos: <text:span text:style-name="T530">nos vamos a volver a ver y a abrazar como hermanos en Cristo Jesús. Esa es la promesa bíblica del Dios que no miente.</text:span></text:p>
      <text:h text:style-name="P212" text:outline-level="2"><text:bookmark-start text:name="__RefHeading___Toc28261_1627726659"/>Lago de fuego.<text:bookmark-end text:name="__RefHeading___Toc28261_1627726659"/></text:h>
      <text:p text:style-name="P131">E<text:span text:style-name="T432">l lago de fuego, mencionado en los últimos capítulos del libro de la revelación, </text:span>es una tercera opción con la que <text:span text:style-name="T434">comúnmente</text:span> se relaciona al popular “infierno”. Curiosamente este lago NUNCA ha sido traducido como infierno. Ni en las <text:span text:style-name="T434">primeras traducciones</text:span> ni en las modernas. La razón es que el vocablo hebreo “Sheol” es el verdadero origen de las apariciones del vocablo “Hadés” en las traducciones al griego de las escrituras hebreas, el ahora conocido como antiguo testamento, <text:span text:style-name="T435">por su aparición en la Septuaginta desde antes de Jesucristo</text:span>. <text:span text:style-name="T433">Y cuando se escribió en griego el nuevo testamento este vocablo, el “Hadés”, nunca fue el “</text:span><text:span text:style-name="T510">limné-tou-pyros</text:span><text:span text:style-name="T433">”, es decir el lago de fuego. El “Hadés” era el “Hadés” y el “</text:span><text:span text:style-name="T510">limné-tou-pyros</text:span><text:span text:style-name="T433">” era el “</text:span><text:span text:style-name="T510">limné-tou-pyros</text:span><text:span text:style-name="T433">”. Nunca hubo oportunidad para que se mezclaran.</text:span></text:p>
      <text:p text:style-name="P132">Entonces ¿Por qué el lago de fuego terminó siendo también un popular “infierno”?</text:p>
      <text:p text:style-name="P70"><text:soft-page-break/><text:span text:style-name="T437">Según el libro de la revelación, e</text:span>n el lago de fuego es arrojado el falso profeta, <text:span text:style-name="T294">y</text:span> la bestia o monstruo, <text:span text:style-name="T294">y </text:span>el <text:span text:style-name="T294">S</text:span>atán <text:span text:style-name="T294">o </text:span>dragón o diablo o serpiente antigua, <text:span text:style-name="T294">y es arrojada </text:span>la muerte, <text:span text:style-name="T294">y es arrojado </text:span>el “<text:span text:style-name="T436">Hadés</text:span>”, <text:span text:style-name="T436">ese que viene del “Sheol”,</text:span> o sepulcro, y <text:span text:style-name="T438">también son arrojados </text:span>parcialmente, <text:span text:style-name="T438">o como dice la biblia “tendrán su parte”,</text:span> los cobardes, los incrédulos, los abominables, los homicidas, los fornicarios, los hechiceros, los idolatras y los mentirosos.</text:p>
      <text:p text:style-name="P133">Se parece, pero no es.</text:p>
      <text:p text:style-name="P83"><text:span text:style-name="T439">La biblia narra que </text:span>el “<text:span text:style-name="T430">S</text:span>heol” y la muerte <text:span text:style-name="T431">serán</text:span> arrojados en este lago. <text:span text:style-name="T439">Este hecho </text:span>nos indica que se trata de un concepto espiritual, no físico.</text:p>
      <text:p text:style-name="P71"><text:span text:style-name="T302">Este lago de fuego e</text:span>s el “castigo eterno”, <text:span text:style-name="T532">entre comillas,</text:span> para la maldad, la muerte y el sepulcro. <text:span text:style-name="T279">Es el final del sepulcro. Es el final de la muerte, es decir que ya no hay muerte, ni espiritual, ni física. </text:span></text:p>
      <text:p text:style-name="P72"><text:span text:style-name="T284">El lago de fuego e</text:span>s la segunda muerte para los que seguían muertos espiritualmente, los que habían muerto físicamente pero <text:span text:style-name="T440">la</text:span> <text:span text:style-name="T549">destrucción</text:span> <text:span text:style-name="T440">eterna de su maldad</text:span> no <text:span text:style-name="T440">ha terminado</text:span>. <text:span text:style-name="T285">Así sea que ya haya comenzado el proceso.</text:span></text:p>
      <text:p text:style-name="P73"><text:span text:style-name="T285">A los únicos que no afecta esta segunda muerte, es a l</text:span>os primero<text:span text:style-name="T285">s</text:span> resucitados, los que ya estaban <text:span text:style-name="T283">completamente </text:span>vivos <text:span text:style-name="T304">física y </text:span>espiritualmente. <text:span text:style-name="T285">A</text:span>quellos que ya habían sufrido la <text:span text:style-name="T549">destrucción</text:span> <text:span text:style-name="T440">eterna de su maldad</text:span> <text:span text:style-name="T305">y por eso fueron los primeros frutos, los primeros en ser resucitados.</text:span> <text:span text:style-name="T285">N</text:span>o los afecta esta segunda muerte porque ya están <text:span text:style-name="T283">completamente </text:span>vivos <text:span text:style-name="T303">tanto físicamente como </text:span>espiritualmente. <text:span text:style-name="T306">Y recordemos que se resucita para no morir porque ya no se puede morir.</text:span></text:p>
      <text:p text:style-name="P74"><text:soft-page-break/>Los primeros resucitados son unos pocos. 144 mil santos, hombres, <text:span text:style-name="T443">todos Israelitas, descendientes de Abraham, </text:span>que reinaron con Cristo por mil años, desde <text:span text:style-name="T286">Jerusalén en </text:span>el templo descrito en <text:span text:style-name="T286">el libro de </text:span>Ezequiel.<text:span text:style-name="T280"> Templo que se construirá al comienzo de los mil años,</text:span> <text:span text:style-name="T441">cuando regrese nuestro Señor.</text:span> Son unos <text:span text:style-name="T442">POCOS</text:span> <text:span text:style-name="T442">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74">El resto, usted y yo, <text:span text:style-name="T444">que no somos descendientes de Abraham, después de los mil años y después de la resurrección de los muertos: </text:span>pal lag<text:span text:style-name="T445">uito</text:span> de fuego, <text:span text:style-name="T287">tarde que temprano, </text:span>por lo menos en parte. <text:span text:style-name="T281">P</text:span>or mas creyente, seguidor y discípulo de Yeshua que <text:span text:style-name="T446">usted </text:span>se crea, <text:span text:style-name="T288">por mas inscrito en el libro de la vida, TIENE</text:span> <text:span text:style-name="T307">PECADO</text:span> mi hermano, tiene por lo menos mentira, y esa parte suya va pal laguito de fuego <text:span text:style-name="T288">en el capitulo 21, si es que no lo mandaron completico en el capítulo 20 del libro de la Revelación</text:span>.</text:p>
      <text:p text:style-name="P144">Solo hasta el final se sabrán todas las cosas y para eso es el laguito de fuego, para purificar todas esas mentiritas, purific<text:span text:style-name="T513">á</text:span>ndolas como se purifica la plata: al FUEGO. <text:span text:style-name="T467">Y el fuego QUEMA. Es exactamente el mismo fuego del Ge-Henná, del Ge Hinom, del valle de Hinom. </text:span><text:span text:style-name="T49">O s</text:span><text:span text:style-name="T118">e</text:span><text:span text:style-name="T49"> </text:span><text:span text:style-name="T118">es </text:span><text:span text:style-name="T49">fuego o </text:span><text:span text:style-name="T118">se</text:span><text:span text:style-name="T49"> quem</text:span><text:span text:style-name="T118">a</text:span><text:span text:style-name="T49">. </text:span><text:span text:style-name="T54">Y </text:span><text:span text:style-name="T55">n</text:span><text:span text:style-name="T118">adie comienza</text:span><text:span text:style-name="T54"> siendo fuego.</text:span></text:p>
      <text:p text:style-name="P146"><text:span text:style-name="T484">Después de la resurrección de TODOS los muertos, cuando</text:span> <text:span text:style-name="T484">nos encontremos</text:span> con todos los que <text:span text:style-name="T484">nos</text:span> hicieron daño y con todos a los que les <text:span text:style-name="T484">hicimos</text:span> daño <text:span text:style-name="T484">vamos a tener que reconocer lo que hicimos</text:span>. <text:span text:style-name="T484">En ese momento será imposible negar la Verdad, negar a </text:span><text:soft-page-break/><text:span text:style-name="T484">Jesucristo, negar la realidad. Y como dicen “La Verdad duele”, o en este caso QUEMA.</text:span></text:p>
      <text:p text:style-name="P146">Es la reconciliación <text:span text:style-name="T453">absoluta</text:span> ante la imposibilidad de negar nuestra mentira, nuestra muerte espiritual, nuestro pecado. <text:span text:style-name="T282">Y ese fueguito QUEMA, acaba con la maldad. Mata a ese malvado, ese muerto espiritual que somos usted y yo sin el FUEGO del Espíritu Santo.</text:span></text:p>
      <text:h text:style-name="P213" text:outline-level="2"><text:bookmark-start text:name="__RefHeading___Toc28263_1627726659"/>Excluidos.<text:bookmark-end text:name="__RefHeading___Toc28263_1627726659"/></text:h>
      <text:p text:style-name="P79"><text:span text:style-name="T298">Según la traducción Reina Valera 2015, en 2da Tesalonicenses 1, los malos </text:span><text:span text:style-name="Bible_5f_text"><text:span text:style-name="T298">“</text:span></text:span><text:bookmark text:name="es-RVA-2015-29626"/><text:span text:style-name="Bible_5f_text">serán castigados con eterna perdición, </text:span><text:span text:style-name="Bible_5f_text"><text:span text:style-name="T447">EXCLUIDOS</text:span></text:span><text:span text:style-name="Bible_5f_text"> de la presencia del Señor y de la gloria de su poder</text:span><text:span text:style-name="Bible_5f_text"><text:span text:style-name="T298">” </text:span></text:span><text:span text:style-name="Bible_5f_text"><text:span text:style-name="T298"><text:note text:id="ftn64" text:note-class="footnote"><text:note-citation>64</text:note-citation><text:note-body><text:p text:style-name="Footnote"><text:bookmark-start text:name="__RefHeading___Toc39077_1836810514"/><text:s/><text:alphabetical-index-mark-start text:id="IMark94726719231872"/><text:span text:style-name="T298">2 Tesalonicenses 1</text:span><text:alphabetical-index-mark-end text:id="IMark94726719231872"/><text:span text:style-name="T298">:9 </text:span><text:a xlink:type="simple" xlink:href="https://www.biblegateway.com/passage/?search=2+Tesalonicenses+1%3A9&amp;version=RVA-2015" text:style-name="Internet_20_link" text:visited-style-name="Visited_20_Internet_20_Link"><text:span text:style-name="T298">RVA-2015</text:span></text:a><text:bookmark-end text:name="__RefHeading___Toc39077_1836810514"/></text:p></text:note-body></text:note></text:span></text:span><text:span text:style-name="T298">, pero según la traducción Reina Valera 1909, es decir exactamente la misma versión de traducción, pero tan solo unos cien años atrás, los malos </text:span><text:span text:style-name="Bible_5f_text"><text:span text:style-name="T298">”serán castigados de eterna perdición POR la presencia del Señor, y POR la gloria de su potencia” </text:span></text:span><text:span text:style-name="Bible_5f_text"><text:span text:style-name="T298"><text:note text:id="ftn65" text:note-class="footnote"><text:note-citation>65</text:note-citation><text:note-body><text:p text:style-name="Footnote"><text:bookmark-start text:name="__RefHeading___Toc39075_1836810514"/><text:s/><text:alphabetical-index-mark-start text:id="IMark94726765747248"/><text:span text:style-name="T291">2 Tesalonicenses 1</text:span><text:alphabetical-index-mark-end text:id="IMark94726765747248"/><text:span text:style-name="T291">:9 </text:span><text:a xlink:type="simple" xlink:href="https://www.biblegateway.com/passage/?search=2+Tesalonicenses+1%3A9&amp;version=RVA" text:style-name="Internet_20_link" text:visited-style-name="Visited_20_Internet_20_Link"><text:span text:style-name="T291">RVA</text:span></text:a><text:bookmark-end text:name="__RefHeading___Toc39075_1836810514"/></text:p></text:note-body></text:note></text:span></text:span><text:span text:style-name="T298">. Es decir que en el 2015 están “excluidos” de la presencia y en 1909 es precisamente POR la presencia, están en la presencia. Completamente lo opuesto. </text:span></text:p>
      <text:p text:style-name="P136"><text:span text:style-name="T448">¿</text:span>A cual le creemos? Es en estos casos cuando hay que recurrir al lo mas cercano a los originales <text:note text:id="ftn66" text:note-class="footnote"><text:note-citation>66</text:note-citation><text:note-body><text:p text:style-name="Footnote"><text:bookmark-start text:name="__RefHeading___Toc39073_1836810514"/><text:s/><text:alphabetical-index-mark-start text:id="IMark94726560812896"/><text:span text:style-name="T299">2 Tesalonicenses 1</text:span><text:alphabetical-index-mark-end text:id="IMark94726560812896"/><text:span text:style-name="T299">:9 </text:span><text:a xlink:type="simple" xlink:href="https://biblehub.com/text/2_thessalonians/1-9.htm" text:style-name="Internet_20_link" text:visited-style-name="Visited_20_Internet_20_Link"><text:span text:style-name="T299">biblehub</text:span></text:a><text:bookmark-end text:name="__RefHeading___Toc39073_1836810514"/></text:p></text:note-body></text:note>.</text:p>
      <text:p text:style-name="P76"><text:span text:style-name="T536">Este es el único caso, e</text:span>l único versículo en toda la biblia, en el que el vocablo G575, el vocablo “<text:span text:style-name="T508">apo</text:span>”, que significa literalmente “de”, misteriosamente en la gran mayoría de traducciones de 2da Tesalonicenses 1, aparece acompañado de palabra<text:span text:style-name="T295">s que no están en el griego original.</text:span> <text:span text:style-name="T295">Palabras como </text:span>“excluidos”, o “separados”, o <text:soft-page-break/>“arrojados lejos”, o “lejos”, o “alejados”. <text:span text:style-name="T299">En el original NO aparece ningún vocablo que corresponda con nada parecido.</text:span></text:p>
      <text:p text:style-name="P77">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span text:style-name="T552">Así, incluso según biblehub.com, este sería el ÚNICO versículo en TODA la biblia en el cual la segunda acepción, según biblehub repito, “away from”, que significa “lejos de”, sería aplicable. No será mas bien que dicha acepción no existe? Y que biblehub la incluye simplemente para que cuadre con los prejuicios de sus editores respecto a este único versículo en mas de 650 otros? </text:span></text:p>
      <text:p text:style-name="P176"><text:span text:style-name="T289">Por ejemplo en </text:span><text:alphabetical-index-mark-start text:id="IMark94726795217344"/><text:span text:style-name="T289">Hechos 19</text:span><text:alphabetical-index-mark-end text:id="IMark94726795217344"/><text:span text:style-name="T289"> cuando dice que </text:span><text:span text:style-name="Bible_5f_text"><text:span text:style-name="T289">“</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533">” </text:span></text:span><text:span text:style-name="Bible_5f_text"><text:span text:style-name="T533"><text:note text:id="ftn67" text:note-class="footnote"><text:note-citation>67</text:note-citation><text:note-body><text:p text:style-name="Footnote"><text:bookmark-start text:name="__RefHeading___Toc39071_1836810514"/><text:s/><text:alphabetical-index-mark-start text:id="IMark94726765841232"/><text:span text:style-name="T534">Hechos 19</text:span><text:alphabetical-index-mark-end text:id="IMark94726765841232"/><text:span text:style-name="T534">:9 </text:span><text:a xlink:type="simple" xlink:href="https://biblehub.com/text/acts/19-9.htm" text:style-name="Internet_20_link" text:visited-style-name="Visited_20_Internet_20_Link"><text:span text:style-name="T534">biblehub</text:span></text:a><text:bookmark-end text:name="__RefHeading___Toc39071_1836810514"/></text:p></text:note-body></text:note></text:span></text:span><text:span text:style-name="T533">, Pablo se “aparta de” ellos, y en el griego aparece el vocablo G868, que significa justamente “apartarse”, o “alejarse”, para modificar el “de” e indicar dicha separación. </text:span></text:p>
      <text:p text:style-name="P178">Lo mismo sucede con toda otra ocurrencia del vocablo G575. Cuando se traduce “guardaos de” está <text:span text:style-name="T562">e</text:span>l vocablo G4337 modificando al G575, cuando se traduce “lejos de” está el vocablo G3112 o el G4206 modificándolo, cuando se traduce “libranos de” está el vocablo G4506. Y así con todas las demás ocurrencias.</text:p>
      <text:p text:style-name="P177"><text:soft-page-break/>En 2da Tesalonicenses 1 cuando se traduce “excluidos de” <text:span text:style-name="T296"><text:note text:id="ftn68" text:note-class="footnote"><text:note-citation>68</text:note-citation><text:note-body><text:p text:style-name="Footnote"><text:bookmark-start text:name="__RefHeading___Toc39069_1836810514"/><text:s/><text:alphabetical-index-mark-start text:id="IMark94726765488368"/><text:span text:style-name="T299">2 Tesalonicenses 1</text:span><text:alphabetical-index-mark-end text:id="IMark94726765488368"/><text:span text:style-name="T299">:9 </text:span><text:a xlink:type="simple" xlink:href="https://biblehub.com/text/2_thessalonians/1-9.htm" text:style-name="Internet_20_link" text:visited-style-name="Visited_20_Internet_20_Link"><text:span text:style-name="T299">biblehub</text:span></text:a><text:bookmark-end text:name="__RefHeading___Toc39069_1836810514"/></text:p></text:note-body></text:note></text:span><text:span text:style-name="T296"><text:s/></text:span>el único vocablo modificador es el vocablo G3639, que significa “ruina”, <text:span text:style-name="T535">o “</text:span>destrucción”. Es decir que la traducción literal sería: “destrucción eterna DE la presencia del Señor”. Es la presencia del Señor la que destruye eternamente. Sin embargo en algunas traducciones aparece misteriosamente la palabra “excluidos”, <text:span text:style-name="T535">que sería el vocablo G1576, o una combinación del vocablo G1544 con el G1854. Pero estos vocablos no aparecen por ningún lado en el griego original del versículo en cuestión de </text:span>2da Tesalonicenses 1. <text:span text:style-name="T535">Es el ÚNICO caso en las mas de 650 ocurrencias que sucede algo así.</text:span></text:p>
      <text:p text:style-name="P179">Esta situación es una muestra de que: por mas bien intencionada que sea una traducción, las preconcepciones, los prejuicios, del traductor se ven reflejadas en la traducción.</text:p>
      <text:p text:style-name="P135"><text:span text:style-name="T458">Y g</text:span>racias a que YHWH esta derramando de su espíritu sobre todos los pueblos y naciones usando Internet, ahora cualquiera puede interpretar correctamente la primera lengua que hay que aprender a interpretar: <text:span text:style-name="T457">l</text:span>a lengua en la que pensó, habló y oró nuestro señor Jesucristo, sus seguidores y TODOS los autores de l<text:span text:style-name="T456">o</text:span> que hoy se conoce como el Nuevo Testamento <text:span text:style-name="T472">cuando lo escribieron:</text:span> <text:span text:style-name="T472">la misma del Antigua testamento</text:span>. <text:span text:style-name="T455">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xt:span><text:soft-page-break/><text:span text:style-name="T455">terminar “hilando en longas” o “hollando las linguas”, como hacen algunos, y creyendo que eso que hacen es bíblico. El problema no está en lo que hacen sino en creer que es bíblico.</text:span></text:p>
      <text:p text:style-name="P75"><text:span text:style-name="T300">Así, entre estas dos traducciones de la Reina Valera, la traducción que mejor refleja el sentido del versículo en griego es la de la Reina Valera Antigua 1909: los malos </text:span><text:span text:style-name="Bible_5f_text"><text:span text:style-name="T289">“</text:span></text:span><text:span text:style-name="Bible_5f_text">serán castigados de eterna perdición </text:span><text:span text:style-name="Bible_5f_text"><text:span text:style-name="T301">POR</text:span></text:span><text:span text:style-name="Bible_5f_text"> la presencia del Señor, y </text:span><text:span text:style-name="Bible_5f_text"><text:span text:style-name="T301">POR</text:span></text:span><text:span text:style-name="Bible_5f_text"> la gloria de su potencia</text:span><text:span text:style-name="Bible_5f_text"><text:span text:style-name="T290">” </text:span></text:span><text:span text:style-name="Bible_5f_text"><text:span text:style-name="T290"><text:note text:id="ftn69" text:note-class="footnote"><text:note-citation>69</text:note-citation><text:note-body><text:p text:style-name="Footnote"><text:bookmark-start text:name="__RefHeading___Toc39067_1836810514"/><text:s/><text:alphabetical-index-mark-start text:id="IMark94726715389584"/><text:span text:style-name="T291">2 Tesalonicenses 1</text:span><text:alphabetical-index-mark-end text:id="IMark94726715389584"/><text:span text:style-name="T291">:9 </text:span><text:a xlink:type="simple" xlink:href="https://www.biblegateway.com/passage/?search=2+Tesalonicenses+1%3A9&amp;version=RVA" text:style-name="Internet_20_link" text:visited-style-name="Visited_20_Internet_20_Link"><text:span text:style-name="T291">RVA</text:span></text:a><text:bookmark-end text:name="__RefHeading___Toc39067_1836810514"/></text:p></text:note-body></text:note></text:span></text:span><text:span text:style-name="T290">. Serán castigados “POR” la presencia, “POR” la gloria de Dios. Ese castigo viene “DESDE” su presencia, “DESDE” su gloria.</text:span></text:p>
      <text:p text:style-name="P80">Esto es completamente lo OPUESTO al sentido que dan la mayoría de las traducciones en la mayoría de los idiomas. Es justamente EN la presencia y EN su gloria que se da el castigo. </text:p>
      <text:p text:style-name="P147">Dios se presenta y su presencia destruye la maldad. <text:span text:style-name="T485">Vencer la maldad con la bondad como dice Pablo. </text:span>En presencia del <text:span text:style-name="T449">FUEGO del Espíritu</text:span> Santo la maldad <text:span text:style-name="T451">de una persona </text:span>es destruida <text:span text:style-name="T450">y esto se vuelve un Ge-Henná de FUEGO para esa maldad, se vuelve un lago de FUEGO para la maldad que habita en el cuerpo físico de esa persona. Y el fuego QUEMA. Antes o después de la resurrección física de la persona, pero QUEMA.</text:span></text:p>
      <text:p text:style-name="P145"><text:span text:style-name="T49">O soy fuego o me quemo. </text:span><text:span text:style-name="T54">Y </text:span><text:span text:style-name="T55">ningún hijo de Adam</text:span><text:span text:style-name="T53"> </text:span><text:span text:style-name="T54">empieza siendo fuego.</text:span></text:p>
      <text:h text:style-name="P214" text:outline-level="2"><text:bookmark-start text:name="__RefHeading___Toc28265_1627726659"/>El rico y el pobre Lázaro.<text:bookmark-end text:name="__RefHeading___Toc28265_1627726659"/></text:h>
      <text:p text:style-name="P68">La famosa parábola de Jesucristo conocida como “El rico y el pobre Lázaro”, que se encuentra en <text:alphabetical-index-mark-start text:id="IMark94726773317232"/>Lucas 16<text:alphabetical-index-mark-end text:id="IMark94726773317232"/>, es popularmente <text:soft-page-break/>citada como un ejemplo de como es literalmente el popular infierno y el popular castigo eterno <text:note text:id="ftn70" text:note-class="footnote"><text:note-citation>70</text:note-citation><text:note-body><text:p text:style-name="Footnote"><text:bookmark-start text:name="__RefHeading___Toc39065_1836810514"/><text:s/><text:alphabetical-index-mark-start text:id="IMark94726708793872"/>Lucas 16<text:alphabetical-index-mark-end text:id="IMark94726708793872"/>:14-31 <text:a xlink:type="simple" xlink:href="https://www.biblegateway.com/passage/?search=Lucas+16%3A14-31&amp;version=RVA" text:style-name="Internet_20_link" text:visited-style-name="Visited_20_Internet_20_Link"><text:span text:style-name="T269">RVA</text:span></text:a><text:bookmark-end text:name="__RefHeading___Toc39065_1836810514"/></text:p></text:note-body></text:note>.</text:p>
      <text:p text:style-name="P68"><text:span text:style-name="T461">Algunas</text:span> observaciones <text:span text:style-name="T269">para aquellos que la conozcan o estén interesados en leerla</text:span>:</text:p>
      <text:list text:style-name="L1">
        <text:list-item>
          <text:p text:style-name="P220">La parábola est<text:span text:style-name="T272">á</text:span> dirigida a unos fariseos, que por lo que les dice Jesucristo pareciera que les gustaba repudiar a sus mujeres y casarse varias veces.</text:p>
        </text:list-item>
        <text:list-item>
          <text:p text:style-name="P220">La autoridad en la parábola no es YHWH, el Padre Celestial, sino Abraham. De quien esos fariseos se <text:span text:style-name="T297">enorgullecían</text:span> de ser descendientes.</text:p>
        </text:list-item>
        <text:list-item>
          <text:p text:style-name="P219"><text:span text:style-name="T265">La parábola termina diciendo: </text:span><text:span text:style-name="Bible_5f_text"><text:span text:style-name="T265">“</text:span></text:span><text:bookmark text:name="es-RVA-25651"/><text:span text:style-name="Bible_5f_text">Mas Abraham le dijo: Si no oyen á Moisés y á los profetas, tampoco se persuadirán, si alguno se levantare de los muertos</text:span><text:span text:style-name="Bible_5f_text"><text:span text:style-name="T265">” </text:span></text:span><text:span text:style-name="Bible_5f_text"><text:span text:style-name="T265"><text:note text:id="ftn71" text:note-class="footnote"><text:note-citation>71</text:note-citation><text:note-body><text:p text:style-name="Footnote"><text:bookmark-start text:name="__RefHeading___Toc39063_1836810514"/><text:s/><text:alphabetical-index-mark-start text:id="IMark94726667482864"/><text:span text:style-name="T266">Lucas 16</text:span><text:alphabetical-index-mark-end text:id="IMark94726667482864"/><text:span text:style-name="T266">:31 </text:span><text:a xlink:type="simple" xlink:href="https://www.biblegateway.com/passage/?search=Lucas+16%3A31&amp;version=RVA" text:style-name="Internet_20_link" text:visited-style-name="Visited_20_Internet_20_Link"><text:span text:style-name="T266">RVA</text:span></text:a><text:bookmark-end text:name="__RefHeading___Toc39063_1836810514"/></text:p></text:note-body></text:note></text:span></text:span><text:span text:style-name="T265">.</text:span></text:p>
        </text:list-item>
        <text:list-item>
          <text:p text:style-name="P221">La parábola no puede referirse a un momento posterior a la resurrección de los muertos porque los hermanos del rico <text:span text:style-name="T555">no han muerto</text:span> físicamente. Y por lo tanto mucho menos a un <text:span text:style-name="T462">momento posterior al juicio final que es posterior a la resurrección de los muertos.</text:span></text:p>
        </text:list-item>
      </text:list>
      <text:p text:style-name="P78">Es decir que toda la parábola no es mas que un paralelo en el que el rico representa a los fariseos , el pobre Lázaro a los paganos, <text:span text:style-name="T486">y los hermanos del rico son los judíos seguidores de los Fariseos</text:span>. <text:span text:style-name="T267">E</text:span>s un <text:span text:style-name="T538">anuncio </text:span>de Jesucristo a los Fariseos <text:span text:style-name="T268">de</text:span> <text:span text:style-name="T537">lo que les iba a suceder: de que no </text:span>creer<text:span text:style-name="T537">ían</text:span> en el que se va a levantar de entre los muertos, es decir Jesucristo mismo, <text:span text:style-name="T297">el que habla, </text:span>y que <text:span text:style-name="T273">esto los llevará a una</text:span> separación <text:span text:style-name="T273">abismal con los que si creyeron en él, la </text:span><text:soft-page-break/><text:span text:style-name="T273">mayoría paganos que eran despreciados por esos Fariseos, esos pobres espirituales representados por Lázaro.</text:span></text:p>
      <text:p text:style-name="P78"><text:span text:style-name="T273">Una separación </text:span>como la que han vivido los <text:span text:style-name="T274">j</text:span>ud<text:span text:style-name="T274">í</text:span>os y <text:span text:style-name="T274">f</text:span>ariseos que no creyeron en su Meshiakh y los paganos que si creyeron <text:span text:style-name="T274">en Jesucristo</text:span>. <text:span text:style-name="T271">El pagano termina siendo Israelita en el seno de Abraham, tal como lo explica Pablo en </text:span><text:alphabetical-index-mark-start text:id="IMark94726765488368"/><text:span text:style-name="T271">Romanos 11</text:span><text:alphabetical-index-mark-end text:id="IMark94726765488368"/><text:span text:style-name="T271">, y el fariseo expulsado del pueblo de Dios viviendo un equivalente espiritual al “hadés” griego por</text:span> <text:span text:style-name="T276">casi 2000 años.</text:span></text:p>
      <text:p text:style-name="P69"><text:span text:style-name="T270">Este es e</text:span>l único pasaje de la biblia donde el vocablo G86, el hadés, <text:span text:style-name="T275">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2"><text:bookmark-start text:name="__RefHeading___Toc28267_1627726659"/><text:span text:style-name="T50">L</text:span><text:span text:style-name="T1">ibre albedrío</text:span><text:span text:style-name="T74">.</text:span><text:bookmark-end text:name="__RefHeading___Toc28267_1627726659"/></text:h>
      <text:p text:style-name="P53"><text:span text:style-name="T10">Desde un punto de vista estrictamente lógico</text:span><text:span text:style-name="T13">, estrictamente racional,</text:span><text:span text:style-name="T10"> es imposible distinguir lo bueno de lo malo sin conocer la verdad. </text:span><text:span text:style-name="T13">Si no conozco la verdad, si no tengo acceso a la verdad, ¿Como puedo distinguir lo bueno de lo malo? Imposible.</text:span></text:p>
      <text:p text:style-name="P53"><text:span text:style-name="T11">Jesucristo se identifica a si mismo co</text:span><text:span text:style-name="T13">mo</text:span><text:span text:style-name="T11"> </text:span><text:span text:style-name="T13">L</text:span><text:span text:style-name="T11">a </text:span><text:span text:style-name="T13">V</text:span><text:span text:style-name="T11">erdad. El dice en </text:span><text:alphabetical-index-mark-start text:id="IMark94726689362048"/><text:span text:style-name="T11">Juan 14</text:span><text:alphabetical-index-mark-end text:id="IMark94726689362048"/><text:span text:style-name="T11"> </text:span><text:span text:style-name="Bible_5f_text"><text:span text:style-name="T11">“Yo soy el camino, la verdad y la vida” </text:span></text:span><text:span text:style-name="Bible_5f_text"><text:span text:style-name="T11"><text:note text:id="ftn72" text:note-class="footnote"><text:note-citation>72</text:note-citation><text:note-body><text:p text:style-name="Footnote"><text:bookmark-start text:name="__RefHeading___Toc39061_1836810514"/><text:s/><text:alphabetical-index-mark-start text:id="IMark94726765747248"/><text:span text:style-name="T140">Juan 14</text:span><text:alphabetical-index-mark-end text:id="IMark94726765747248"/><text:span text:style-name="T140">:6 </text:span><text:a xlink:type="simple" xlink:href="https://www.biblegateway.com/passage/?search=Juan+14%3A6&amp;version=RVA-2015" text:style-name="Internet_20_link" text:visited-style-name="Visited_20_Internet_20_Link"><text:span text:style-name="T140">RVA-2015</text:span></text:a><text:bookmark-end text:name="__RefHeading___Toc39061_1836810514"/></text:p></text:note-body></text:note></text:span></text:span><text:span text:style-name="T11">. </text:span><text:span text:style-name="T12">Luego sin La Verdad, sin Jesucristo, es imposible distinguir lo bueno de lo malo.</text:span><text:span text:style-name="T11"> </text:span><text:span text:style-name="T12">Es por eso que Jesucristo nos dice, según </text:span><text:alphabetical-index-mark-start text:id="IMark94726670420832"/><text:span text:style-name="T12">Juan 8</text:span><text:alphabetical-index-mark-end text:id="IMark94726670420832"/><text:span text:style-name="T12">, que: </text:span><text:span text:style-name="Bible_5f_text"><text:span text:style-name="T12">“Si ustedes permanecen en mi palabra serán verdaderamente mis </text:span></text:span><text:soft-page-break/><text:span text:style-name="Bible_5f_text"><text:span text:style-name="T12">discípulos; y conocerán la verdad, y la verdad los hará libres” </text:span></text:span><text:span text:style-name="Bible_5f_text"><text:span text:style-name="T12"><text:note text:id="ftn73" text:note-class="footnote"><text:note-citation>73</text:note-citation><text:note-body><text:p text:style-name="Footnote"><text:bookmark-start text:name="__RefHeading___Toc39059_1836810514"/><text:s/><text:alphabetical-index-mark-start text:id="IMark94726740675072"/><text:span text:style-name="T141">Juan 8</text:span><text:alphabetical-index-mark-end text:id="IMark94726740675072"/><text:span text:style-name="T141">:31-32 </text:span><text:a xlink:type="simple" xlink:href="https://www.biblegateway.com/passage/?search=Juan+8%3A31-32&amp;version=RVA-2015" text:style-name="Internet_20_link" text:visited-style-name="Visited_20_Internet_20_Link"><text:span text:style-name="T141">RVA-2015</text:span></text:a><text:bookmark-end text:name="__RefHeading___Toc39059_1836810514"/></text:p></text:note-body></text:note></text:span></text:span><text:span text:style-name="T12">. </text:span></text:p>
      <text:p text:style-name="P54"><text:span text:style-name="T12">Si n</text:span><text:span text:style-name="T75">o conocemos a</text:span><text:span text:style-name="T12"> Jesucristo, si n</text:span><text:span text:style-name="T75">o conocemos</text:span><text:span text:style-name="T12"> La Verdad, </text:span><text:span text:style-name="T75">no somos VERDADERAMENTE libres. E</text:span><text:span text:style-name="T12">s posible escoger, elegir, pero no es posible elegir </text:span><text:span text:style-name="T75">correctamente</text:span><text:span text:style-name="T12">. No se es </text:span><text:span text:style-name="T75">VERDADERAMENTE</text:span><text:span text:style-name="T12"> libre.</text:span></text:p>
      <text:p text:style-name="P205"><text:span text:style-name="T78">Además </text:span><text:span text:style-name="T12">P</text:span><text:span text:style-name="T76">ablo explica en </text:span><text:alphabetical-index-mark-start text:id="IMark94726644282000"/><text:span text:style-name="T76">Romanos </text:span><text:span text:style-name="T77">9</text:span><text:alphabetical-index-mark-end text:id="IMark94726644282000"/><text:span text:style-name="T77"> </text:span><text:span text:style-name="T77"><text:note text:id="ftn74" text:note-class="footnote"><text:note-citation>74</text:note-citation><text:note-body><text:p text:style-name="Footnote"><text:bookmark-start text:name="__RefHeading___Toc39057_1836810514"/><text:s/><text:alphabetical-index-mark-start text:id="IMark94726694633392"/><text:span text:style-name="T217">Romanos 9</text:span><text:alphabetical-index-mark-end text:id="IMark94726694633392"/><text:span text:style-name="T217">:10-21 </text:span><text:a xlink:type="simple" xlink:href="https://www.biblegateway.com/passage/?search=Romanos+9%3A10-21&amp;version=DHH" text:style-name="Internet_20_link" text:visited-style-name="Visited_20_Internet_20_Link"><text:span text:style-name="T559">DHH</text:span></text:a><text:bookmark-end text:name="__RefHeading___Toc39057_1836810514"/></text:p></text:note-body></text:note></text:span><text:bookmark text:name="es-RVA-2015-28133"/><text:span text:style-name="T76">: </text:span><text:span text:style-name="Bible_5f_text"><text:span text:style-name="T76">“Pero eso no es todo. Los dos hijos de Rebeca eran de un mismo padre, nuestro antepasado Isaac, y antes que ellos nacieran, cuando aún no habían hecho </text:span></text:span><text:span text:style-name="Bible_5f_text"><text:span text:style-name="T136">NADA</text:span></text:span><text:span text:style-name="Bible_5f_text"><text:span text:style-name="T76">, ni bueno ni malo, Dios anunció a Rebeca: ‘El mayor será siervo del menor.’ Lo cual también está de acuerdo con la Escritura que dice: ‘Amé a Jacob y aborrecí a Esaú.’ Así quedó confirmado el derecho que Dios tiene de escoger, de acuerdo con su propósito, a los que quiere llamar, sin tomar en cuenta lo que hayan hecho. ¿Diremos por eso que Dios es injusto? ¡Claro que no! Porque Dios dijo a Moisés: ‘Tendré misericordia de quien yo quiera, y tendré compasión también de quien yo quiera.’ Así pues, </text:span></text:span><text:span text:style-name="Bible_5f_text"><text:span text:style-name="T136">NO</text:span></text:span><text:span text:style-name="Bible_5f_text"><text:span text:style-name="T76"> depende de que el hombre quiera o se esfuerce, sino de que </text:span></text:span><text:span text:style-name="Bible_5f_text"><text:span text:style-name="T136">DIOS</text:span></text:span><text:span text:style-name="Bible_5f_text"><text:span text:style-name="T76"> tenga compasión. Pues en la Escritura Dios le dice al rey de Egipto: ‘Te hice rey precisamente para mostrar en ti mi poder y para darme a conocer en </text:span></text:span><text:span text:style-name="Bible_5f_text"><text:span text:style-name="T136">TODA</text:span></text:span><text:span text:style-name="Bible_5f_text"><text:span text:style-name="T76"> la tierra.’ De manera que Dios tiene compasión de quien él </text:span></text:span><text:span text:style-name="Bible_5f_text"><text:span text:style-name="T136">QUIERE</text:span></text:span><text:span text:style-name="Bible_5f_text"><text:span text:style-name="T76"> tenerla, y también le </text:span></text:span><text:span text:style-name="Bible_5f_text"><text:span text:style-name="T136">ENDURECE</text:span></text:span><text:span text:style-name="Bible_5f_text"><text:span text:style-name="T76"> el corazón a quien él </text:span></text:span><text:span text:style-name="Bible_5f_text"><text:span text:style-name="T136">QUIERE</text:span></text:span><text:span text:style-name="Bible_5f_text"><text:span text:style-name="T76"> endurecérselo. Pero me dirás: ‘Siendo así, ¿de qué puede Dios culpar al hombre, si </text:span></text:span><text:span text:style-name="Bible_5f_text"><text:span text:style-name="T136">NADIE</text:span></text:span><text:span text:style-name="Bible_5f_text"><text:span text:style-name="T76"> puede oponerse a su voluntad?’ Y tú, hombre, ¿quién eres para pedirle cuentas a Dios? ¿Acaso la </text:span></text:span><text:span text:style-name="Bible_5f_text"><text:span text:style-name="T136">OLLA</text:span></text:span><text:span text:style-name="Bible_5f_text"><text:span text:style-name="T76"> de barro le dirá al que la hizo: ‘Por qué me hiciste </text:span></text:span><text:soft-page-break/><text:span text:style-name="Bible_5f_text"><text:span text:style-name="T76">así?’ El </text:span></text:span><text:span text:style-name="Bible_5f_text"><text:span text:style-name="T136">ALFARERO</text:span></text:span><text:span text:style-name="Bible_5f_text"><text:span text:style-name="T76"> tiene el derecho de hacer lo que quiera con el barro, y del mismo barro puede hacer una olla para uso especial y otra para uso común.”</text:span></text:span></text:p>
      <text:p text:style-name="P55"><text:span text:style-name="T1">Como quien dice la cosa depende es de Dios, no de uno. No es que yo escoja a Dios sino que el me escoge a mi, y gracias a eso, </text:span><text:span text:style-name="T79">después</text:span><text:span text:style-name="T1"> yo puedo escogerlo </text:span><text:span text:style-name="T105">a el</text:span><text:span text:style-name="T1">.</text:span></text:p>
      <text:p text:style-name="P56"><text:span text:style-name="T81">En el </text:span><text:span text:style-name="T84">Éxodo</text:span><text:span text:style-name="T81"> </text:span><text:span text:style-name="T84">observamos</text:span><text:span text:style-name="T81"> que es YHWH quien endurece el corazón del Faraón. Desde </text:span><text:alphabetical-index-mark-start text:id="IMark94726643693664"/><text:span text:style-name="T84">Éxodo</text:span><text:span text:style-name="T81"> 4</text:span><text:alphabetical-index-mark-end text:id="IMark94726643693664"/><text:span text:style-name="T81">, cuando </text:span><text:span text:style-name="T84">Moisés</text:span><text:span text:style-name="T81"> ni siquiera había </text:span><text:span text:style-name="T80">llegado a</text:span><text:span text:style-name="T81"> </text:span><text:span text:style-name="T80">Egipto </text:span><text:span text:style-name="T81">para ver al Faraón, </text:span><text:span text:style-name="T80">justo de</text:span><text:span text:style-name="T84">s</text:span><text:span text:style-name="T80">pu</text:span><text:span text:style-name="T84">é</text:span><text:span text:style-name="T80">s de que</text:span><text:span text:style-name="T81"> </text:span><text:span text:style-name="T83">pareciera que Dios estaba haciendo </text:span><text:span text:style-name="T81">terquito a </text:span><text:span text:style-name="T84">Moisés</text:span><text:span text:style-name="T81">, YHWH </text:span><text:span text:style-name="T80">le dice a </text:span><text:span text:style-name="T84">Moisés</text:span><text:span text:style-name="T80">: </text:span><text:span text:style-name="Bible_5f_text"><text:span text:style-name="T80">“</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80">” </text:span></text:span><text:span text:style-name="Bible_5f_text"><text:span text:style-name="T81"><text:note text:id="ftn75" text:note-class="footnote"><text:note-citation>75</text:note-citation><text:note-body><text:p text:style-name="Footnote"><text:bookmark-start text:name="__RefHeading___Toc39055_1836810514"/><text:s/><text:alphabetical-index-mark-start text:id="IMark94726560812896"/><text:span text:style-name="T516">Éxodo 4</text:span><text:alphabetical-index-mark-end text:id="IMark94726560812896"/><text:span text:style-name="T516">:21 </text:span><text:a xlink:type="simple" xlink:href="https://www.biblegateway.com/passage/?search=Exodo+4%3A21&amp;version=RVA-2015" text:style-name="Internet_20_link" text:visited-style-name="Visited_20_Internet_20_Link"><text:span text:style-name="T516">RVA-2015</text:span></text:a><text:bookmark-end text:name="__RefHeading___Toc39055_1836810514"/></text:p></text:note-body></text:note></text:span></text:span><text:span text:style-name="T81">. Después </text:span><text:span text:style-name="T82">la biblia nos repite </text:span><text:span text:style-name="T81">8 veces, casi que una por plaga, </text:span><text:span text:style-name="T82">que </text:span><text:span text:style-name="Bible_5f_text"><text:span text:style-name="T82">“yo endureceré el corazón de Faraón” </text:span></text:span><text:span text:style-name="Bible_5f_text"><text:span text:style-name="T82"><text:note text:id="ftn76" text:note-class="footnote"><text:note-citation>76</text:note-citation><text:note-body><text:p text:style-name="Footnote"><text:bookmark-start text:name="__RefHeading___Toc39053_1836810514"/><text:s/><text:alphabetical-index-mark-start text:id="IMark94726715961856"/><text:span text:style-name="T219">Éxodo 7</text:span><text:alphabetical-index-mark-end text:id="IMark94726715961856"/><text:span text:style-name="T219">:3 </text:span><text:a xlink:type="simple" xlink:href="https://www.biblegateway.com/passage/?search=Exodo+7%3A3&amp;version=RVA-2015" text:style-name="Internet_20_link" text:visited-style-name="Visited_20_Internet_20_Link"><text:span text:style-name="T219">RVA-2015</text:span></text:a> <text:alphabetical-index-mark-start text:id="IMark94726719231872"/><text:span text:style-name="T219">Éxodo 14</text:span><text:alphabetical-index-mark-end text:id="IMark94726719231872"/><text:span text:style-name="T219">:4 </text:span><text:a xlink:type="simple" xlink:href="https://www.biblegateway.com/passage/?search=Exodo+14%3A4&amp;version=RVA-2015" text:style-name="Internet_20_link" text:visited-style-name="Visited_20_Internet_20_Link"><text:span text:style-name="T219">RVA-2015</text:span></text:a><text:span text:style-name="T219"> Éxodo 14:17 </text:span><text:a xlink:type="simple" xlink:href="https://www.biblegateway.com/passage/?search=Exodo+14%3A17&amp;version=RVA-2015" text:style-name="Internet_20_link" text:visited-style-name="Visited_20_Internet_20_Link"><text:span text:style-name="T219">RVA-2015</text:span></text:a><text:bookmark-end text:name="__RefHeading___Toc39053_1836810514"/></text:p></text:note-body></text:note></text:span></text:span><text:span text:style-name="T82"><text:s/>y que </text:span><text:span text:style-name="Bible_5f_text"><text:span text:style-name="T82">“Jehová endureció el corazón de Faraón” </text:span></text:span><text:span text:style-name="Bible_5f_text"><text:span text:style-name="T82"><text:note text:id="ftn77" text:note-class="footnote"><text:note-citation>77</text:note-citation><text:note-body><text:p text:style-name="Footnote"><text:bookmark-start text:name="__RefHeading___Toc39051_1836810514"/><text:s/><text:alphabetical-index-mark-start text:id="IMark94726706749408"/><text:span text:style-name="T219">Éxodo 9</text:span><text:alphabetical-index-mark-end text:id="IMark94726706749408"/><text:span text:style-name="T219">:12 </text:span><text:a xlink:type="simple" xlink:href="https://www.biblegateway.com/passage/?search=Exodo+9%3A12&amp;version=RVA-2015" text:style-name="Internet_20_link" text:visited-style-name="Visited_20_Internet_20_Link"><text:span text:style-name="T219">RVA-2015</text:span></text:a><text:span text:style-name="T219"> </text:span><text:alphabetical-index-mark-start text:id="IMark94726735706288"/><text:span text:style-name="T219">Éxodo 10</text:span><text:alphabetical-index-mark-end text:id="IMark94726735706288"/><text:span text:style-name="T219">:20 </text:span><text:a xlink:type="simple" xlink:href="https://www.biblegateway.com/passage/?search=Exodo+10%3A20&amp;version=RVA-2015" text:style-name="Internet_20_link" text:visited-style-name="Visited_20_Internet_20_Link"><text:span text:style-name="T219">RVA-2015</text:span></text:a> <text:span text:style-name="T219">Éxodo 10:27 </text:span><text:a xlink:type="simple" xlink:href="https://www.biblegateway.com/passage/?search=Exodo+10%3A27&amp;version=RVA-2015" text:style-name="Internet_20_link" text:visited-style-name="Visited_20_Internet_20_Link"><text:span text:style-name="T219">RVA-2015</text:span></text:a> <text:alphabetical-index-mark-start text:id="IMark94726707536000"/><text:span text:style-name="T219">Éxodo 11</text:span><text:alphabetical-index-mark-end text:id="IMark94726707536000"/><text:span text:style-name="T219">:10 </text:span><text:a xlink:type="simple" xlink:href="https://www.biblegateway.com/passage/?search=Exodo+11%3A10&amp;version=RVA-2015" text:style-name="Internet_20_link" text:visited-style-name="Visited_20_Internet_20_Link"><text:span text:style-name="T219">RVA-2015</text:span></text:a> <text:alphabetical-index-mark-start text:id="IMark94726644282000"/><text:span text:style-name="T219">Éxodo 14</text:span><text:alphabetical-index-mark-end text:id="IMark94726644282000"/><text:span text:style-name="T219">:8 </text:span><text:a xlink:type="simple" xlink:href="https://www.biblegateway.com/passage/?search=Exodo+14%3A8&amp;version=RVA-2015" text:style-name="Internet_20_link" text:visited-style-name="Visited_20_Internet_20_Link"><text:span text:style-name="T219">RVA-2015</text:span></text:a><text:bookmark-end text:name="__RefHeading___Toc39051_1836810514"/></text:p></text:note-body></text:note></text:span></text:span><text:span text:style-name="T80">, como para que la cosa quede clara. </text:span><text:span text:style-name="T83">Es YHWH el que endurece el corazón de Faraón.</text:span></text:p>
      <text:p text:style-name="P148"><text:span text:style-name="T83">E</text:span><text:span text:style-name="T86">n </text:span><text:alphabetical-index-mark-start text:id="IMark94726696074496"/><text:span text:style-name="T86">Jeremías 24</text:span><text:alphabetical-index-mark-end text:id="IMark94726696074496"/><text:span text:style-name="T86">, Jehov</text:span><text:span text:style-name="T106">á </text:span><text:span text:style-name="T86">promete que: </text:span><text:span text:style-name="Bible_5f_text"><text:span text:style-name="T86">“</text:span></text:span><text:bookmark text:name="es-RVA-2015-19499"/><text:span text:style-name="Bible_5f_text"><text:span text:style-name="T1">Les daré un corazón para que me conozcan, pues yo soy el SEÑOR. Ellos serán mi pueblo, y yo seré su Dios, porque volverán a mí de todo corazón</text:span></text:span><text:span text:style-name="Bible_5f_text"><text:span text:style-name="T86">” </text:span></text:span><text:span text:style-name="Bible_5f_text"><text:span text:style-name="T86"><text:note text:id="ftn78" text:note-class="footnote"><text:note-citation>78</text:note-citation><text:note-body><text:p text:style-name="Footnote"><text:bookmark-start text:name="__RefHeading___Toc39049_1836810514"/><text:s/><text:alphabetical-index-mark-start text:id="IMark94726739912512"/><text:span text:style-name="T221">Jeremías 24</text:span><text:alphabetical-index-mark-end text:id="IMark94726739912512"/><text:span text:style-name="T221">:7 </text:span><text:a xlink:type="simple" xlink:href="https://www.biblegateway.com/passage/?search=Jeremias+24%3A7&amp;version=RVA-2015" text:style-name="Internet_20_link" text:visited-style-name="Visited_20_Internet_20_Link"><text:span text:style-name="T221">RVA-2015</text:span></text:a><text:bookmark-end text:name="__RefHeading___Toc39049_1836810514"/></text:p></text:note-body></text:note></text:span></text:span><text:span text:style-name="T86">. </text:span><text:span text:style-name="T83">E</text:span><text:span text:style-name="T85">n </text:span><text:alphabetical-index-mark-start text:id="IMark94726795217344"/><text:span text:style-name="T129">Jeremías</text:span><text:span text:style-name="T85"> 32</text:span><text:alphabetical-index-mark-end text:id="IMark94726795217344"/><text:span text:style-name="T85">, Jehová promete que: </text:span><text:span text:style-name="Bible_5f_text"><text:span text:style-name="T85">“</text:span></text:span><text:bookmark text:name="es-RVA-2015-19738"/><text:span text:style-name="Bible_5f_text"><text:span text:style-name="T1">Les daré un solo corazón y un solo camino, a fin de que me teman perpetuamente, para su propio bien y para el bien de sus hijos después de ellos. Haré con ellos un pacto eterno; no desistiré </text:span></text:span><text:soft-page-break/><text:span text:style-name="Bible_5f_text"><text:span text:style-name="T1">de hacerles bien. Pondré mi temor en el corazón de ellos, para que no se aparten de mí</text:span></text:span><text:span text:style-name="Bible_5f_text"><text:span text:style-name="T85">” </text:span></text:span><text:span text:style-name="Bible_5f_text"><text:span text:style-name="T85"><text:note text:id="ftn79" text:note-class="footnote"><text:note-citation>79</text:note-citation><text:note-body><text:p text:style-name="Footnote"><text:bookmark-start text:name="__RefHeading___Toc39047_1836810514"/><text:s/><text:alphabetical-index-mark-start text:id="IMark94726560812896"/><text:span text:style-name="T220">Jeremías 32</text:span><text:alphabetical-index-mark-end text:id="IMark94726560812896"/><text:span text:style-name="T220">:39-40 </text:span><text:a xlink:type="simple" xlink:href="https://www.biblegateway.com/passage/?search=Jeremias+32%3A39-40&amp;version=RVA-2015" text:style-name="Internet_20_link" text:visited-style-name="Visited_20_Internet_20_Link"><text:span text:style-name="T220">RVA-2015</text:span></text:a><text:bookmark-end text:name="__RefHeading___Toc39047_1836810514"/></text:p></text:note-body></text:note></text:span></text:span><text:span text:style-name="T85">. </text:span><text:span text:style-name="T86">En </text:span><text:alphabetical-index-mark-start text:id="IMark94726740781424"/><text:span text:style-name="T86">Ezequiel </text:span><text:span text:style-name="T87">36</text:span><text:alphabetical-index-mark-end text:id="IMark94726740781424"/><text:span text:style-name="T87">, YHWH promete que: </text:span><text:span text:style-name="Bible_5f_text"><text:span text:style-name="T87">“Les daré un corazón </text:span></text:span><text:span text:style-name="Bible_5f_text"><text:span text:style-name="T119">NUEVO</text:span></text:span><text:span text:style-name="Bible_5f_text"><text:span text:style-name="T87"> y pondré un espíritu </text:span></text:span><text:span text:style-name="Bible_5f_text"><text:span text:style-name="T119">NUEVO </text:span></text:span><text:span text:style-name="Bible_5f_text"><text:span text:style-name="T87">dentro de ustedes. </text:span></text:span><text:span text:style-name="Bible_5f_text"><text:span text:style-name="T119">QUITARÉ</text:span></text:span><text:span text:style-name="Bible_5f_text"><text:span text:style-name="T87"> de su carne el corazón de piedra y les </text:span></text:span><text:span text:style-name="Bible_5f_text"><text:span text:style-name="T119">DARÉ</text:span></text:span><text:span text:style-name="Bible_5f_text"><text:span text:style-name="T87"> un corazón de carne. Pondré mi Espíritu dentro de ustedes y </text:span></text:span><text:span text:style-name="Bible_5f_text"><text:span text:style-name="T131">HARÉ</text:span></text:span><text:span text:style-name="Bible_5f_text"><text:span text:style-name="T87"> que anden según mis leyes, que guarden mis decretos y que los pongan por obra” </text:span></text:span><text:span text:style-name="Bible_5f_text"><text:span text:style-name="T87"><text:note text:id="ftn80" text:note-class="footnote"><text:note-citation>80</text:note-citation><text:note-body><text:p text:style-name="Footnote"><text:bookmark-start text:name="__RefHeading___Toc39045_1836810514"/><text:s/><text:alphabetical-index-mark-start text:id="IMark94726767806720"/><text:span text:style-name="T222">Ezequiel 36</text:span><text:alphabetical-index-mark-end text:id="IMark94726767806720"/><text:span text:style-name="T222">:26-27 </text:span><text:a xlink:type="simple" xlink:href="https://www.biblegateway.com/passage/?search=Ezequiel+36%3A26-27&amp;version=RVA-2015" text:style-name="Internet_20_link" text:visited-style-name="Visited_20_Internet_20_Link"><text:span text:style-name="T222">RVA-2015</text:span></text:a><text:bookmark-end text:name="__RefHeading___Toc39045_1836810514"/></text:p></text:note-body></text:note></text:span></text:span><text:span text:style-name="T87">.</text:span></text:p>
      <text:p text:style-name="P3">Es Yavé quien cambia el corazón. Pone su espíritu dentro de nosotros y hace que obedezcamos sus leyes.</text:p>
      <text:p text:style-name="P149"><text:span text:style-name="T87">Y me dirás ¿De que puede culpar YHWH al hombre si <text:s/>nadie puede resistirse a su voluntad? Y el mismo Dios nos responde en Isaías:</text:span><text:span text:style-name="Bible_5f_text"><text:span text:style-name="T87">”</text:span></text:span><text:span text:style-name="Bible_5f_text"><text:span text:style-name="T1">¡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87">” </text:span></text:span><text:span text:style-name="Bible_5f_text"><text:span text:style-name="T87"><text:note text:id="ftn81" text:note-class="footnote"><text:note-citation>81</text:note-citation><text:note-body><text:p text:style-name="Footnote"><text:bookmark-start text:name="__RefHeading___Toc39043_1836810514"/><text:s/><text:alphabetical-index-mark-start text:id="IMark94726671687760"/><text:span text:style-name="T223">Isaías 29</text:span><text:alphabetical-index-mark-end text:id="IMark94726671687760"/><text:span text:style-name="T223">:16 </text:span><text:a xlink:type="simple" xlink:href="https://www.biblegateway.com/passage/?search=Isaias+29%3A16&amp;version=RVA-2015" text:style-name="Internet_20_link" text:visited-style-name="Visited_20_Internet_20_Link"><text:span text:style-name="T223">RVA-2015</text:span></text:a><text:bookmark-end text:name="__RefHeading___Toc39043_1836810514"/></text:p></text:note-body></text:note></text:span></text:span><text:span text:style-name="Bible_5f_text"><text:span text:style-name="T87"><text:s/>“¡Ay del que contiende con su Hacedor, siendo nada más que un pedazo de </text:span></text:span><text:span text:style-name="Bible_5f_text"><text:span text:style-name="T120">TIESTO</text:span></text:span><text:span text:style-name="Bible_5f_text"><text:span text:style-name="T87"> entre los </text:span></text:span><text:span text:style-name="Bible_5f_text"><text:span text:style-name="T120">TIESTOS</text:span></text:span><text:span text:style-name="Bible_5f_text"><text:span text:style-name="T87"> de tierra! ¿Dirá el barro al que le da forma: ‘¿Qué haces?’ o ‘Tu obra no tiene asas’?” </text:span></text:span><text:span text:style-name="Bible_5f_text"><text:span text:style-name="T87"><text:note text:id="ftn82" text:note-class="footnote"><text:note-citation>82</text:note-citation><text:note-body><text:p text:style-name="Footnote"><text:bookmark-start text:name="__RefHeading___Toc39041_1836810514"/><text:s/><text:alphabetical-index-mark-start text:id="IMark94726696074496"/><text:span text:style-name="T223">Isaías 45</text:span><text:alphabetical-index-mark-end text:id="IMark94726696074496"/><text:span text:style-name="T223">:9 </text:span><text:a xlink:type="simple" xlink:href="https://www.biblegateway.com/passage/?search=Isaias+45%3A9&amp;version=RVA-2015" text:style-name="Internet_20_link" text:visited-style-name="Visited_20_Internet_20_Link"><text:span text:style-name="T223">RVA-2015</text:span></text:a><text:bookmark-end text:name="__RefHeading___Toc39041_1836810514"/></text:p></text:note-body></text:note></text:span></text:span><text:span text:style-name="T87">. </text:span></text:p>
      <text:p text:style-name="P149"><text:span text:style-name="T88">El es el que nos está haciendo, el sabe lo que hace y lo hace de acuerdo a su voluntad. O sea como le da la gana y punto. No alegue. </text:span><text:span text:style-name="T89">De gracias.</text:span></text:p>
      <text:p text:style-name="P57"><text:span text:style-name="T88">P</text:span><text:span text:style-name="T90">ablo explica en <text:s/></text:span><text:alphabetical-index-mark-start text:id="IMark94726670420832"/><text:span text:style-name="T90">Romanos 8</text:span><text:alphabetical-index-mark-end text:id="IMark94726670420832"/><text:span text:style-name="T90"> que: </text:span><text:span text:style-name="Bible_5f_text"><text:span text:style-name="T90">“</text:span></text:span><text:span text:style-name="Bible_5f_text"><text:span text:style-name="T1">la creación ha sido sujetada a la vanidad, no por su propia voluntad sino por causa de </text:span></text:span><text:soft-page-break/><text:span text:style-name="Bible_5f_text"><text:span text:style-name="T1">aquel que la sujetó, en esperanza</text:span></text:span><text:span text:style-name="Bible_5f_text"><text:span text:style-name="T90">” </text:span></text:span><text:span text:style-name="Bible_5f_text"><text:span text:style-name="T90"><text:note text:id="ftn83" text:note-class="footnote"><text:note-citation>83</text:note-citation><text:note-body><text:p text:style-name="Footnote"><text:bookmark-start text:name="__RefHeading___Toc39039_1836810514"/><text:s/><text:alphabetical-index-mark-start text:id="IMark94726766710240"/><text:span text:style-name="T224">Romanos 8</text:span><text:alphabetical-index-mark-end text:id="IMark94726766710240"/><text:span text:style-name="T224">:20 </text:span><text:a xlink:type="simple" xlink:href="https://www.biblegateway.com/passage/?search=Romanos+8%3A20&amp;version=RVA-2015" text:style-name="Internet_20_link" text:visited-style-name="Visited_20_Internet_20_Link"><text:span text:style-name="T224">RVA-2015</text:span></text:a><text:bookmark-end text:name="__RefHeading___Toc39039_1836810514"/></text:p></text:note-body></text:note></text:span></text:span><text:span text:style-name="T90">. Es por causa del alfarero. Luego también explica, en </text:span><text:alphabetical-index-mark-start text:id="IMark94726795217344"/><text:span text:style-name="T90">Romanos 11</text:span><text:alphabetical-index-mark-end text:id="IMark94726795217344"/><text:span text:style-name="T90">, que: </text:span><text:span text:style-name="Bible_5f_text"><text:span text:style-name="T90">“Dios encerró a </text:span></text:span><text:span text:style-name="Bible_5f_text"><text:span text:style-name="T107">TODOS</text:span></text:span><text:span text:style-name="Bible_5f_text"><text:span text:style-name="T90"> bajo desobediencia para tener misericordia de </text:span></text:span><text:span text:style-name="Bible_5f_text"><text:span text:style-name="T107">TODOS</text:span></text:span><text:span text:style-name="Bible_5f_text"><text:span text:style-name="T90">” </text:span></text:span><text:span text:style-name="Bible_5f_text"><text:span text:style-name="T90"><text:note text:id="ftn84" text:note-class="footnote"><text:note-citation>84</text:note-citation><text:note-body><text:p text:style-name="Footnote"><text:bookmark-start text:name="__RefHeading___Toc39037_1836810514"/><text:s/><text:alphabetical-index-mark-start text:id="IMark94726560812896"/><text:span text:style-name="T224">Romanos 11</text:span><text:alphabetical-index-mark-end text:id="IMark94726560812896"/><text:span text:style-name="T224">:32 </text:span><text:a xlink:type="simple" xlink:href="https://www.biblegateway.com/passage/?search=Romanos+11%3A32&amp;version=RVA-2015" text:style-name="Internet_20_link" text:visited-style-name="Visited_20_Internet_20_Link"><text:span text:style-name="T224">RVA-2015</text:span></text:a><text:bookmark-end text:name="__RefHeading___Toc39037_1836810514"/></text:p></text:note-body></text:note></text:span></text:span><text:span text:style-name="T90">.</text:span></text:p>
      <text:p text:style-name="P150"><text:span text:style-name="T90">A</text:span><text:span text:style-name="T92">fortunadamente </text:span><text:span text:style-name="T91">Jesucristo vino para liberar a los cautivos. Pablo en </text:span><text:alphabetical-index-mark-start text:id="IMark94726765747248"/><text:span text:style-name="T91">Efesios 2</text:span><text:alphabetical-index-mark-end text:id="IMark94726765747248"/><text:span text:style-name="T91"> explica que: </text:span><text:span text:style-name="Bible_5f_text"><text:span text:style-name="T91">“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91"><text:note text:id="ftn85" text:note-class="footnote"><text:note-citation>85</text:note-citation><text:note-body><text:p text:style-name="Footnote"><text:bookmark-start text:name="__RefHeading___Toc39035_1836810514"/><text:s/><text:alphabetical-index-mark-start text:id="IMark94726740808928"/><text:span text:style-name="T225">Romanos 6</text:span><text:alphabetical-index-mark-end text:id="IMark94726740808928"/><text:span text:style-name="T225">:17-18 </text:span><text:a xlink:type="simple" xlink:href="https://www.biblegateway.com/passage/?search=Romanos+6%3A17-18&amp;version=RVA-2015" text:style-name="Internet_20_link" text:visited-style-name="Visited_20_Internet_20_Link"><text:span text:style-name="T225">RVA-2015</text:span></text:a><text:bookmark-end text:name="__RefHeading___Toc39035_1836810514"/></text:p></text:note-body></text:note></text:span></text:span><text:span text:style-name="T91">. </text:span></text:p>
      <text:p text:style-name="P180"><text:span text:style-name="T93">El que es esclavo </text:span><text:span text:style-name="T134">del pecado </text:span><text:span text:style-name="T93">no es libre. Eramos esclavos del pecado. </text:span><text:span text:style-name="T121">El que nace de nuevo nace a la esclavitud de Jesucristo, al yugo suave de Jesucristo, se hace esclavo por voluntad propia, después de que le cambiaron el corazón para que pudiera hacerlo, se hace esclavo de La Verdad y </text:span><text:span text:style-name="T132">esta lo hace libre, </text:span><text:span text:style-name="T134">VERDADERAMENTE LIBRE</text:span><text:span text:style-name="T121">.</text:span></text:p>
      <text:p text:style-name="P58"><text:span text:style-name="T94">U</text:span><text:span text:style-name="T93">nos </text:span><text:span text:style-name="T94">judíos, según </text:span><text:alphabetical-index-mark-start text:id="IMark94726614618096"/><text:span text:style-name="T94">Juan 8</text:span><text:alphabetical-index-mark-end text:id="IMark94726614618096"/><text:span text:style-name="T94">, le dicen a Jesucristo</text:span><text:span text:style-name="T93"> que: </text:span><text:span text:style-name="Bible_5f_text"><text:span text:style-name="T93">“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93">” </text:span></text:span><text:span text:style-name="Bible_5f_text"><text:span text:style-name="T93"><text:note text:id="ftn86" text:note-class="footnote"><text:note-citation>86</text:note-citation><text:note-body><text:p text:style-name="Footnote"><text:bookmark-start text:name="__RefHeading___Toc39033_1836810514"/><text:s/><text:alphabetical-index-mark-start text:id="IMark94726739912512"/><text:span text:style-name="T226">Juan 8</text:span><text:alphabetical-index-mark-end text:id="IMark94726739912512"/><text:span text:style-name="T226">:33-34 </text:span><text:a xlink:type="simple" xlink:href="https://www.biblegateway.com/passage/?search=Juan+8%3A33-34&amp;version=RVA-2015" text:style-name="Internet_20_link" text:visited-style-name="Visited_20_Internet_20_Link"><text:span text:style-name="T226">RVA-2015</text:span></text:a><text:bookmark-end text:name="__RefHeading___Toc39033_1836810514"/></text:p></text:note-body></text:note></text:span></text:span><text:span text:style-name="Bible_5f_text"><text:span text:style-name="T93"><text:s/>“</text:span></text:span><text:bookmark text:name="es-RVA-2015-263851"/><text:span text:style-name="Bible_5f_text"><text:span text:style-name="T93">Así que, si el Hijo los hace libres, serán </text:span></text:span><text:span text:style-name="Bible_5f_text"><text:span text:style-name="T132">VERDADERAMENTE</text:span></text:span><text:span text:style-name="Bible_5f_text"><text:span text:style-name="T93"> libres” </text:span></text:span><text:span text:style-name="Bible_5f_text"><text:span text:style-name="T93"><text:note text:id="ftn87" text:note-class="footnote"><text:note-citation>87</text:note-citation><text:note-body><text:p text:style-name="Footnote"><text:bookmark-start text:name="__RefHeading___Toc39031_1836810514"/><text:s/><text:alphabetical-index-mark-start text:id="IMark94726719231872"/><text:span text:style-name="T226">Juan 8</text:span><text:alphabetical-index-mark-end text:id="IMark94726719231872"/><text:span text:style-name="T226">:36 </text:span><text:a xlink:type="simple" xlink:href="https://www.biblegateway.com/passage/?search=Juan+8%3A36&amp;version=RVA-2015" text:style-name="Internet_20_link" text:visited-style-name="Visited_20_Internet_20_Link"><text:span text:style-name="T226">RVA-2015</text:span></text:a><text:bookmark-end text:name="__RefHeading___Toc39031_1836810514"/></text:p></text:note-body></text:note></text:span></text:span><text:span text:style-name="T93">. </text:span></text:p>
      <text:p text:style-name="P185"><text:span text:style-name="T1">Sin Jesucristo ese “libre albedrío” no es tan “libre”. </text:span><text:span text:style-name="T95">Ni siquiera lo podemos escoger a el sin la intervención del Padre, por eso el </text:span><text:soft-page-break/><text:span text:style-name="T95">mismo </text:span><text:span text:style-name="T9">Yeshua, según </text:span><text:alphabetical-index-mark-start text:id="IMark94726795217344"/><text:span text:style-name="T9">Juan 6</text:span><text:alphabetical-index-mark-end text:id="IMark94726795217344"/><text:span text:style-name="T9">, asegura que </text:span><text:span text:style-name="Bible_5f_text"><text:span text:style-name="T9">"Ninguno puede venir á mí, si el Padre que me envió no” </text:span></text:span><text:span text:style-name="Bible_5f_text"><text:span text:style-name="T9"><text:note text:id="ftn88" text:note-class="footnote"><text:note-citation>88</text:note-citation><text:note-body><text:p text:style-name="P194"><text:bookmark-start text:name="__RefHeading___Toc39029_1836810514"/><text:span text:style-name="T1"><text:s/></text:span><text:alphabetical-index-mark-start text:id="IMark94726740675072"/><text:span text:style-name="T3">Juan 6</text:span><text:alphabetical-index-mark-end text:id="IMark94726740675072"/><text:span text:style-name="T3">:44 </text:span><text:a xlink:type="simple" xlink:href="https://www.biblegateway.com/passage/?search=Juan+6%3A44&amp;version=RVA" text:style-name="Internet_20_link" text:visited-style-name="Visited_20_Internet_20_Link"><text:span text:style-name="T110">RVA</text:span></text:a><text:bookmark-end text:name="__RefHeading___Toc39029_1836810514"/></text:p></text:note-body></text:note></text:span></text:span><text:span text:style-name="Bible_5f_text"><text:span text:style-name="T9"><text:s/>“lo arrastra primero” </text:span></text:span><text:span text:style-name="Bible_5f_text"><text:span text:style-name="T9"><text:note text:id="ftn89" text:note-class="footnote"><text:note-citation>89</text:note-citation><text:note-body><text:p text:style-name="P195"><text:bookmark-start text:name="__RefHeading___Toc39027_1836810514"/><text:s/><text:alphabetical-index-mark-start text:id="IMark94726765747248"/><text:span text:style-name="T547">Juan 6</text:span><text:alphabetical-index-mark-end text:id="IMark94726765747248"/><text:span text:style-name="T547">:44</text:span><text:span text:style-name="T3"> </text:span><text:a xlink:type="simple" xlink:href="https://biblehub.com/text/john/6-44.htm" text:style-name="Internet_20_link" text:visited-style-name="Visited_20_Internet_20_Link"><text:span text:style-name="T3">biblehub</text:span></text:a><text:span text:style-name="T133"> </text:span><text:a xlink:type="simple" xlink:href="https://biblehub.com/greek/1670.htm" text:style-name="Internet_20_link" text:visited-style-name="Visited_20_Internet_20_Link"><text:span text:style-name="T3">G1670</text:span></text:a><text:bookmark-end text:name="__RefHeading___Toc39027_1836810514"/></text:p></text:note-body></text:note></text:span></text:span><text:span text:style-name="T9">. </text:span></text:p>
      <text:p text:style-name="P59"><text:span text:style-name="T95">El Padre Celestial nos arrastra primero, </text:span><text:span text:style-name="T122">nos cambia el corazón, </text:span><text:span text:style-name="T95">y luego si podemos escoger a Jesucristo. El mismo Jehová nos lo anuncia desde el principio: </text:span><text:span text:style-name="Bible_5f_text"><text:span text:style-name="T95">“</text:span></text:span><text:bookmark text:name="es-RVA-2015-5715"/><text:span text:style-name="Bible_5f_text"><text:span text:style-name="T95">El SEÑOR tu Dios circuncidará tu corazón y el corazón de tus descendientes, para que ames al SEÑOR tu Dios con todo tu corazón y con toda tu alma, a fin de que vivas” </text:span></text:span><text:span text:style-name="Bible_5f_text"><text:span text:style-name="T95"><text:note text:id="ftn90" text:note-class="footnote"><text:note-citation>90</text:note-citation><text:note-body><text:p text:style-name="Footnote"><text:bookmark-start text:name="__RefHeading___Toc39025_1836810514"/><text:s/><text:alphabetical-index-mark-start text:id="IMark94726711596080"/><text:span text:style-name="T227">Deuteronomio 30</text:span><text:alphabetical-index-mark-end text:id="IMark94726711596080"/><text:span text:style-name="T227">:6 </text:span><text:a xlink:type="simple" xlink:href="https://www.biblegateway.com/passage/?search=Deuteronomio+30%3A6&amp;version=RVA-2015" text:style-name="Internet_20_link" text:visited-style-name="Visited_20_Internet_20_Link"><text:span text:style-name="T227">RVA-2015</text:span></text:a><text:bookmark-end text:name="__RefHeading___Toc39025_1836810514"/></text:p></text:note-body></text:note></text:span></text:span><text:span text:style-name="T95">. </text:span><text:span text:style-name="T96">El nos circuncida el corazón, gracias a eso nos podemos arrepentir, volvernos a Dios, escoger a Jesucristo, recibirlo a el que es la Vida misma, y vivir eternamente </text:span><text:span text:style-name="T97">en unión con el Dios vivo</text:span><text:span text:style-name="T96">. </text:span></text:p>
      <text:p text:style-name="P4"><text:span text:style-name="T141">Jesucristo nos dice, según </text:span><text:alphabetical-index-mark-start text:id="IMark94726714217664"/><text:span text:style-name="T141">Juan 8</text:span><text:alphabetical-index-mark-end text:id="IMark94726714217664"/><text:span text:style-name="T141">, que: </text:span><text:span text:style-name="Bible_5f_text"><text:span text:style-name="T141">“conocerán la verdad, y la verdad los hará libres” </text:span></text:span><text:span text:style-name="Bible_5f_text"><text:span text:style-name="T141"><text:note text:id="ftn91" text:note-class="footnote"><text:note-citation>91</text:note-citation><text:note-body><text:p text:style-name="Footnote"><text:bookmark-start text:name="__RefHeading___Toc39023_1836810514"/><text:s/><text:alphabetical-index-mark-start text:id="IMark94726627364112"/><text:span text:style-name="T141">Juan 8</text:span><text:alphabetical-index-mark-end text:id="IMark94726627364112"/><text:span text:style-name="T141">:31-32 </text:span><text:a xlink:type="simple" xlink:href="https://www.biblegateway.com/passage/?search=Juan+8%3A31-32&amp;version=RVA-2015" text:style-name="Internet_20_link" text:visited-style-name="Visited_20_Internet_20_Link"><text:span text:style-name="T141">RVA-2015</text:span></text:a><text:bookmark-end text:name="__RefHeading___Toc39023_1836810514"/></text:p></text:note-body></text:note></text:span></text:span><text:span text:style-name="T141">. </text:span>El es la verdad. Así, la libertad, la VERDADERA libertad, es proporcional a ese conocimiento de la verdad, de Jesucristo. Entre mas conozcamos a Jesucristo mas <text:span text:style-name="T229">verdaderamente </text:span>libres somos. Mas <text:span text:style-name="T229">VERDADERO será </text:span>ese <text:span text:style-name="T229">libre</text:span> albedrío. <text:span text:style-name="T230">Y nadie nace conociendo a Jesucristo, hay que nacer de nuevo para empezar a conocerlo. Ahí comienza la verdadera Vida, la eterna en Cristo Jesús.</text:span></text:p>
      <text:h text:style-name="P215" text:outline-level="2"><text:bookmark-start text:name="__RefHeading___Toc28269_1627726659"/><text:span text:style-name="T452">Biblia</text:span>.<text:bookmark-end text:name="__RefHeading___Toc28269_1627726659"/></text:h>
      <text:p text:style-name="P81"><text:span text:style-name="T310">Una mayoría de los </text:span>cristiano<text:span text:style-name="T310">s</text:span>, es<text:span text:style-name="T310">os</text:span> que cree<text:span text:style-name="T311">n</text:span> <text:span text:style-name="T138">que: “</text:span><text:span text:style-name="Bible_5f_text"><text:span text:style-name="T138">Cristo fué muerto por nuestros pecados conforme á las Escrituras;</text:span></text:span><text:span text:style-name="Bible_5f_text"> </text:span><text:span text:style-name="Bible_5f_text"><text:span text:style-name="T138">y</text:span></text:span><text:span text:style-name="Bible_5f_text"> que fué sepultado, y que resucitó al tercer día, conforme á las Escrituras” </text:span><text:span text:style-name="Bible_5f_text"><text:note text:id="ftn92" text:note-class="footnote"><text:note-citation>92</text:note-citation><text:note-body><text:p text:style-name="Footnote"><text:bookmark-start text:name="__RefHeading___Toc39021_1836810514"/><text:s/><text:alphabetical-index-mark-start text:id="IMark94726719231872"/><text:span text:style-name="T139">1 Corintios 15</text:span><text:alphabetical-index-mark-end text:id="IMark94726719231872"/><text:span text:style-name="T139">:3-4 </text:span><text:a xlink:type="simple" xlink:href="https://www.biblegateway.com/passage/?search=1+Corintios+15%3A3-4&amp;version=RVA" text:style-name="Internet_20_link" text:visited-style-name="Visited_20_Internet_20_Link"><text:span text:style-name="T139">RVA</text:span></text:a><text:bookmark-end text:name="__RefHeading___Toc39021_1836810514"/></text:p></text:note-body></text:note></text:span>, CONFORME A LAS ESCRITURAS, <text:span text:style-name="T308">también </text:span><text:soft-page-break/><text:span text:style-name="T308">creen que hay un tormento físico, consciente y eterno para una parte de la humanidad</text:span>.</text:p>
      <text:p text:style-name="P82">Todo en la vida del creyente debe ser CONFORME A LAS ESCRITURAS. Así que veamos que <text:span text:style-name="T309">enseñan</text:span> las escrituras de <text:span text:style-name="T453">una reconciliación absoluta</text:span>.</text:p>
      <text:h text:style-name="P217" text:outline-level="5"><text:bookmark-start text:name="__RefHeading___Toc28271_1627726659"/>Adam.<text:bookmark-end text:name="__RefHeading___Toc28271_1627726659"/></text:h>
      <text:p text:style-name="P151"><text:span text:style-name="T312">La creación fue terminada en 6 días porque en el 7mo Dios descansó. Dice </text:span><text:alphabetical-index-mark-start text:id="IMark94726765488368"/><text:span text:style-name="T312">Génesis 1</text:span><text:alphabetical-index-mark-end text:id="IMark94726765488368"/><text:span text:style-name="T312"> que: </text:span><text:span text:style-name="Bible_5f_text"><text:span text:style-name="T312">“</text:span></text:span><text:span text:style-name="Bible_5f_text">Y vió Dios todo lo que había hecho, y he aquí que era bueno en gran manera. Y fué la tarde y la mañana el día sexto</text:span><text:span text:style-name="Bible_5f_text"><text:span text:style-name="T312">” </text:span></text:span><text:span text:style-name="Bible_5f_text"><text:span text:style-name="T312"><text:note text:id="ftn93" text:note-class="footnote"><text:note-citation>93</text:note-citation><text:note-body><text:p text:style-name="Footnote"><text:bookmark-start text:name="__RefHeading___Toc39019_1836810514"/><text:s/><text:alphabetical-index-mark-start text:id="IMark94726740781424"/><text:span text:style-name="T312">Génesis 1</text:span><text:alphabetical-index-mark-end text:id="IMark94726740781424"/><text:span text:style-name="T312">:31 </text:span><text:a xlink:type="simple" xlink:href="https://www.biblegateway.com/passage/?search=Génesis+1%3A31&amp;version=RVA" text:style-name="Internet_20_link" text:visited-style-name="Visited_20_Internet_20_Link"><text:span text:style-name="T312">RVA</text:span></text:a><text:bookmark-end text:name="__RefHeading___Toc39019_1836810514"/></text:p></text:note-body></text:note></text:span></text:span><text:span text:style-name="T312">. Y explica Pablo en </text:span><text:alphabetical-index-mark-start text:id="IMark94726689166992"/><text:span text:style-name="T312">Colosenses 1</text:span><text:alphabetical-index-mark-end text:id="IMark94726689166992"/><text:span text:style-name="T312"> que por Cristo </text:span><text:span text:style-name="Bible_5f_text"><text:span text:style-name="T312">”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312"><text:note text:id="ftn94" text:note-class="footnote"><text:note-citation>94</text:note-citation><text:note-body><text:p text:style-name="Footnote"><text:bookmark-start text:name="__RefHeading___Toc39017_1836810514"/><text:s/><text:alphabetical-index-mark-start text:id="IMark94726560782176"/><text:span text:style-name="T487">Colosenses 1</text:span><text:alphabetical-index-mark-end text:id="IMark94726560782176"/><text:span text:style-name="T487">:16-17 </text:span><text:a xlink:type="simple" xlink:href="https://www.biblegateway.com/passage/?search=Colosenses+1%3A16-17&amp;version=RVA" text:style-name="Internet_20_link" text:visited-style-name="Visited_20_Internet_20_Link"><text:span text:style-name="T487">RVA</text:span></text:a><text:bookmark-end text:name="__RefHeading___Toc39017_1836810514"/></text:p></text:note-body></text:note></text:span></text:span><text:span text:style-name="T312">. Esto obviamente incluye a Adam y a su descendencia. Añade que: </text:span><text:span text:style-name="Bible_5f_text"><text:span text:style-name="T312">”agradó al Padre que en él habitase TODA plenitud, Y por él RECONCILIAR TODAS las cosas á sí, pacificando por la sangre de su cruz, así lo que está en la tierra como lo que está en los cielos” </text:span></text:span><text:span text:style-name="Bible_5f_text"><text:span text:style-name="T312"><text:note text:id="ftn95" text:note-class="footnote"><text:note-citation>95</text:note-citation><text:note-body><text:p text:style-name="Footnote"><text:bookmark-start text:name="__RefHeading___Toc39015_1836810514"/><text:s/><text:alphabetical-index-mark-start text:id="IMark94726661333280"/><text:span text:style-name="T487">Colosenses 1</text:span><text:alphabetical-index-mark-end text:id="IMark94726661333280"/><text:span text:style-name="T487">:19-20 </text:span><text:a xlink:type="simple" xlink:href="https://www.biblegateway.com/passage/?search=Colosenses+1%3A19-20&amp;version=RVA" text:style-name="Internet_20_link" text:visited-style-name="Visited_20_Internet_20_Link"><text:span text:style-name="T487">RVA</text:span></text:a><text:bookmark-end text:name="__RefHeading___Toc39015_1836810514"/></text:p></text:note-body></text:note></text:span></text:span><text:span text:style-name="T312">. Jesucristo reconcilia TODAS las cosas a si mismo, no solo parte, no solo un pequeño porcentaje, no solo unos cuantos elegidos. AGRADO al Padre por Jesucristo reconciliar TODAS las cosas. La solución es mucho mas grande que el problema. Lo explica Pablo en </text:span><text:alphabetical-index-mark-start text:id="IMark94726740691536"/><text:span text:style-name="T312">Romanos 5</text:span><text:alphabetical-index-mark-end text:id="IMark94726740691536"/><text:span text:style-name="T312"> </text:span><text:span text:style-name="Bible_5f_text"><text:span text:style-name="T313">“</text:span></text:span><text:span text:style-name="Bible_5f_text">Mas no como el delito, tal fué el don: porque si por el delito de aquel uno </text:span><text:span text:style-name="Bible_5f_text"><text:span text:style-name="T314">(ADÁN)</text:span></text:span><text:span text:style-name="Bible_5f_text"> murieron los muchos, </text:span><text:span text:style-name="Bible_5f_text"><text:span text:style-name="T315">MUCHO</text:span></text:span><text:span text:style-name="Bible_5f_text"> </text:span><text:span text:style-name="Bible_5f_text"><text:span text:style-name="T315">MÁS</text:span></text:span><text:span text:style-name="Bible_5f_text"> </text:span><text:span text:style-name="Bible_5f_text"><text:span text:style-name="T315">ABUNDÓ</text:span></text:span><text:span text:style-name="Bible_5f_text"> la </text:span><text:soft-page-break/><text:span text:style-name="Bible_5f_text">gracia de Dios á los muchos, y el don por la gracia de un hombre, </text:span><text:span text:style-name="Bible_5f_text"><text:span text:style-name="T488">JESUCRISTO” </text:span></text:span><text:span text:style-name="Bible_5f_text"><text:span text:style-name="T488"><text:note text:id="ftn96" text:note-class="footnote"><text:note-citation>96</text:note-citation><text:note-body><text:p text:style-name="Footnote"><text:bookmark-start text:name="__RefHeading___Toc39013_1836810514"/><text:s/><text:alphabetical-index-mark-start text:id="IMark94726795217344"/><text:span text:style-name="T314">Romanos 5</text:span><text:alphabetical-index-mark-end text:id="IMark94726795217344"/><text:span text:style-name="T314">:15 </text:span><text:a xlink:type="simple" xlink:href="https://www.biblegateway.com/passage/?search=Romanos+5%3A15&amp;version=RVA" text:style-name="Internet_20_link" text:visited-style-name="Visited_20_Internet_20_Link"><text:span text:style-name="T314">RVA</text:span></text:a><text:bookmark-end text:name="__RefHeading___Toc39013_1836810514"/></text:p></text:note-body></text:note></text:span></text:span><text:span text:style-name="T313">. Jesucristo, la solución, es 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239">“así como en Adam TODOS mueren, así también en Cristo TODOS serán vivificados” </text:span></text:span><text:span text:style-name="Bible_5f_text"><text:span text:style-name="T239"><text:note text:id="ftn97" text:note-class="footnote"><text:note-citation>97</text:note-citation><text:note-body><text:p text:style-name="Footnote"><text:bookmark-start text:name="__RefHeading___Toc39011_1836810514"/><text:s/><text:alphabetical-index-mark-start text:id="IMark94726740133056"/><text:span text:style-name="T316">1 Corintios 15</text:span><text:alphabetical-index-mark-end text:id="IMark94726740133056"/><text:span text:style-name="T316">:22 </text:span><text:a xlink:type="simple" xlink:href="https://www.biblegateway.com/passage/?search=1+Corintios+15%3A22&amp;version=RVA" text:style-name="Internet_20_link" text:visited-style-name="Visited_20_Internet_20_Link"><text:span text:style-name="T316">RVA</text:span></text:a><text:bookmark-end text:name="__RefHeading___Toc39011_1836810514"/></text:p></text:note-body></text:note></text:span></text:span><text:span text:style-name="T239">.</text:span></text:p>
      <text:h text:style-name="Heading_20_5" text:outline-level="5"><text:bookmark-start text:name="__RefHeading___Toc28273_1627726659"/><text:span text:style-name="T302">Abraham</text:span>.<text:bookmark-end text:name="__RefHeading___Toc28273_1627726659"/></text:h>
      <text:p text:style-name="P152"><text:span text:style-name="T317">La promesa que YHWH le hace a Abram en </text:span><text:alphabetical-index-mark-start text:id="IMark94726765488368"/><text:span text:style-name="T317">Génesis 12</text:span><text:alphabetical-index-mark-end text:id="IMark94726765488368"/><text:span text:style-name="T317"> es que: </text:span><text:span text:style-name="Bible_5f_text"><text:span text:style-name="T317">“</text:span></text:span><text:bookmark text:name="es-RVA-2015-302"/><text:span text:style-name="Bible_5f_text">en ti serán benditas </text:span><text:span text:style-name="Bible_5f_text"><text:span text:style-name="T320">TODAS</text:span></text:span><text:span text:style-name="Bible_5f_text"> las familias de la tierra</text:span><text:span text:style-name="Bible_5f_text"><text:span text:style-name="T318">” </text:span></text:span><text:span text:style-name="Bible_5f_text"><text:span text:style-name="T318"><text:note text:id="ftn98" text:note-class="footnote"><text:note-citation>98</text:note-citation><text:note-body><text:p text:style-name="Footnote"><text:bookmark-start text:name="__RefHeading___Toc39009_1836810514"/><text:s/><text:alphabetical-index-mark-start text:id="IMark94726713138816"/><text:span text:style-name="T318">Génesis 12</text:span><text:alphabetical-index-mark-end text:id="IMark94726713138816"/><text:span text:style-name="T318">:3 </text:span><text:a xlink:type="simple" xlink:href="https://www.biblegateway.com/passage/?search=Genesis+12%3A3&amp;version=RVA-2015" text:style-name="Internet_20_link" text:visited-style-name="Visited_20_Internet_20_Link"><text:span text:style-name="T318">RVA-2015</text:span></text:a><text:bookmark-end text:name="__RefHeading___Toc39009_1836810514"/></text:p></text:note-body></text:note></text:span></text:span><text:span text:style-name="T318">. Esto fue cuando Abram tenia 75 años y aun no tenia hijos. Luego le promete un hijo y como pasa el tiempo y de aquello nada, Abram decide ayudarle a Dios y tiene a Ismael con la esclava de su esposa. Y Jehová, en </text:span><text:alphabetical-index-mark-start text:id="IMark94726670420832"/><text:span text:style-name="T318">Génesis 18</text:span><text:alphabetical-index-mark-end text:id="IMark94726670420832"/><text:span text:style-name="T318">, justo antes de destruir a Sodoma con fuego que cae del cielo, nos confirma su plan: </text:span><text:span text:style-name="Bible_5f_text"><text:span text:style-name="T318">“</text:span></text:span><text:bookmark text:name="es-RVA-2015-443"/><text:span text:style-name="Bible_5f_text">en él han de ser benditas </text:span><text:span text:style-name="Bible_5f_text"><text:span text:style-name="T320">TODAS</text:span></text:span><text:span text:style-name="Bible_5f_text"> las naciones de la tierra</text:span><text:span text:style-name="Bible_5f_text"><text:span text:style-name="T318">” </text:span></text:span><text:span text:style-name="Bible_5f_text"><text:span text:style-name="T318"><text:note text:id="ftn99" text:note-class="footnote"><text:note-citation>99</text:note-citation><text:note-body><text:p text:style-name="Footnote"><text:bookmark-start text:name="__RefHeading___Toc39007_1836810514"/><text:s/><text:alphabetical-index-mark-start text:id="IMark94726671687760"/><text:span text:style-name="T319">Génesis 18</text:span><text:alphabetical-index-mark-end text:id="IMark94726671687760"/><text:span text:style-name="T319">:18 </text:span><text:a xlink:type="simple" xlink:href="https://www.biblegateway.com/passage/?search=Genesis+18%3A18&amp;version=RVA-2015" text:style-name="Internet_20_link" text:visited-style-name="Visited_20_Internet_20_Link"><text:span text:style-name="T319">RVA-2015</text:span></text:a><text:bookmark-end text:name="__RefHeading___Toc39007_1836810514"/></text:p></text:note-body></text:note></text:span></text:span><text:span text:style-name="T318">. Pero todavía no había nacido Isaac. Y además pareciera que Sodoma no hace parte de ese “TODAS” las naciones y familias de la tierra. En </text:span><text:alphabetical-index-mark-start text:id="IMark94726707536000"/><text:span text:style-name="T318">Génesis 22</text:span><text:alphabetical-index-mark-end text:id="IMark94726707536000"/><text:span text:style-name="T318">, le confirma la promesa a Abraham cuando Isaac ya era jovencito y casi que lo mata por orden de Jehová. Aclarando </text:span><text:soft-page-break/><text:span text:style-name="T318">que es en su simiente que </text:span><text:span text:style-name="Bible_5f_text"><text:span text:style-name="T318">“</text:span></text:span><text:bookmark text:name="es-RVA-2015-566"/><text:span text:style-name="Bible_5f_text">serán benditas </text:span><text:span text:style-name="Bible_5f_text"><text:span text:style-name="T320">TODAS</text:span></text:span><text:span text:style-name="Bible_5f_text"> las naciones de la tierra</text:span><text:span text:style-name="Bible_5f_text"><text:span text:style-name="T318">” </text:span></text:span><text:span text:style-name="Bible_5f_text"><text:span text:style-name="T318"><text:note text:id="ftn100" text:note-class="footnote"><text:note-citation>100</text:note-citation><text:note-body><text:p text:style-name="Footnote"><text:bookmark-start text:name="__RefHeading___Toc39005_1836810514"/><text:s/><text:alphabetical-index-mark-start text:id="IMark94726614618096"/><text:span text:style-name="T320">Génesis 22</text:span><text:alphabetical-index-mark-end text:id="IMark94726614618096"/><text:span text:style-name="T320">:18 </text:span><text:a xlink:type="simple" xlink:href="https://www.biblegateway.com/passage/?search=Genesis+22%3A18&amp;version=RVA-2015" text:style-name="Internet_20_link" text:visited-style-name="Visited_20_Internet_20_Link"><text:span text:style-name="T320">RVA-2015</text:span></text:a><text:bookmark-end text:name="__RefHeading___Toc39005_1836810514"/></text:p></text:note-body></text:note></text:span></text:span><text:span text:style-name="T318">. Años después, cuando Isaac ya estaba casado, Dios le repite la promesa a Isaac en </text:span><text:alphabetical-index-mark-start text:id="IMark94726696074496"/><text:span text:style-name="T318">Génesis 26</text:span><text:alphabetical-index-mark-end text:id="IMark94726696074496"/><text:span text:style-name="T318"> </text:span><text:span text:style-name="Bible_5f_text"><text:span text:style-name="T318">“</text:span></text:span><text:bookmark text:name="es-RVA-2015-697"/><text:span text:style-name="Bible_5f_text">en tu descendencia serán benditas </text:span><text:span text:style-name="Bible_5f_text"><text:span text:style-name="T322">TODAS</text:span></text:span><text:span text:style-name="Bible_5f_text"> las naciones de la tierra</text:span><text:span text:style-name="Bible_5f_text"><text:span text:style-name="T318">” </text:span></text:span><text:span text:style-name="Bible_5f_text"><text:span text:style-name="T318"><text:note text:id="ftn101" text:note-class="footnote"><text:note-citation>101</text:note-citation><text:note-body><text:p text:style-name="Footnote"><text:bookmark-start text:name="__RefHeading___Toc39003_1836810514"/><text:s/><text:alphabetical-index-mark-start text:id="IMark94726711596080"/><text:span text:style-name="T321">Génesis 26</text:span><text:alphabetical-index-mark-end text:id="IMark94726711596080"/><text:span text:style-name="T321">:4 </text:span><text:a xlink:type="simple" xlink:href="https://www.biblegateway.com/passage/?search=Genesis+26%3A4&amp;version=RVA-2015" text:style-name="Internet_20_link" text:visited-style-name="Visited_20_Internet_20_Link"><text:span text:style-name="T321">RVA-2015</text:span></text:a><text:bookmark-end text:name="__RefHeading___Toc39003_1836810514"/></text:p></text:note-body></text:note></text:span></text:span><text:span text:style-name="T318">. Y a Jacob, que luego se llamaría Israel, estando joven y todavía soltero, pero después de haberle robado la bendición, léase herencia, a su hermano mayor, Jehová también le habla y le dice </text:span><text:span text:style-name="Bible_5f_text"><text:span text:style-name="T318">“</text:span></text:span><text:bookmark text:name="es-RVA-2015-788"/><text:span text:style-name="Bible_5f_text">en tu descendencia serán benditas </text:span><text:span text:style-name="Bible_5f_text"><text:span text:style-name="T322">TODAS</text:span></text:span><text:span text:style-name="Bible_5f_text"> las familias de la tierra</text:span><text:span text:style-name="Bible_5f_text"><text:span text:style-name="T318">” </text:span></text:span><text:span text:style-name="Bible_5f_text"><text:span text:style-name="T318"><text:note text:id="ftn102" text:note-class="footnote"><text:note-citation>102</text:note-citation><text:note-body><text:p text:style-name="Footnote"><text:bookmark-start text:name="__RefHeading___Toc39001_1836810514"/><text:s/><text:alphabetical-index-mark-start text:id="IMark94726643693664"/><text:span text:style-name="T322">Génesis 28</text:span><text:alphabetical-index-mark-end text:id="IMark94726643693664"/><text:span text:style-name="T322">:14 </text:span><text:a xlink:type="simple" xlink:href="https://www.biblegateway.com/passage/?search=Genesis+28%3A14&amp;version=RVA-2015" text:style-name="Internet_20_link" text:visited-style-name="Visited_20_Internet_20_Link"><text:span text:style-name="T322">RVA-2015</text:span></text:a><text:bookmark-end text:name="__RefHeading___Toc39001_1836810514"/></text:p></text:note-body></text:note></text:span></text:span><text:span text:style-name="T318">. </text:span></text:p>
      <text:p text:style-name="P156">Familias, naciones, TODAS. Pero ese mismo Dios es el que después manda a <text:span text:style-name="T514">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84"><text:span text:style-name="T318">El problema es el mismo de Adán, tratar de comer del árbol del CONOCIMIENTO del bien y del mal sin conocer la VERDAD, sin conocer a Jesucristo. Y conocer a Jesucristo es vivir con El y en El. Pero todo empieza por creer en El. Jesucristo es descendiente de Jacob, de Israel, que es nieto de Abraham, el de </text:span><text:soft-page-break/><text:span text:style-name="T318">la promesa. Y si Jesucristo resucitó, TODOS van a resucitar en el día último y por el TODAS las cosas del cielo y de la tierra serán reconciliadas. </text:span><text:span text:style-name="Bible_5f_text"><text:span text:style-name="T318">“En ti serán benditas TODAS las familias de la tierra” </text:span></text:span><text:span text:style-name="Bible_5f_text"><text:span text:style-name="T318"><text:note text:id="ftn103" text:note-class="footnote"><text:note-citation>103</text:note-citation><text:note-body><text:p text:style-name="Footnote"><text:bookmark-start text:name="__RefHeading___Toc38999_1836810514"/><text:s/><text:alphabetical-index-mark-start text:id="IMark94726694633392"/><text:span text:style-name="T318">Génesis 12</text:span><text:alphabetical-index-mark-end text:id="IMark94726694633392"/><text:span text:style-name="T318">:3 </text:span><text:a xlink:type="simple" xlink:href="https://www.biblegateway.com/passage/?search=Genesis+12%3A3&amp;version=RVA-2015" text:style-name="Internet_20_link" text:visited-style-name="Visited_20_Internet_20_Link"><text:span text:style-name="T318">RVA-2015</text:span></text:a><text:bookmark-end text:name="__RefHeading___Toc38999_1836810514"/></text:p></text:note-body></text:note></text:span></text:span><text:span text:style-name="T318">.</text:span></text:p>
      <text:h text:style-name="Heading_20_5" text:outline-level="5"><text:bookmark-start text:name="__RefHeading___Toc28275_1627726659"/>Moisés.<text:bookmark-end text:name="__RefHeading___Toc28275_1627726659"/></text:h>
      <text:p text:style-name="P153"><text:span text:style-name="T513">Moisés escribe en el libro del Génesis acerca de Jacob y Esaú que: ANTES de que hubieran nacido, Dios ya había decidido que </text:span><text:span text:style-name="Bible_5f_text"><text:span text:style-name="T323">“el mayor servirá al menor” </text:span></text:span><text:span text:style-name="Bible_5f_text"><text:span text:style-name="T323"><text:note text:id="ftn104" text:note-class="footnote"><text:note-citation>104</text:note-citation><text:note-body><text:p text:style-name="Footnote"><text:bookmark-start text:name="__RefHeading___Toc38997_1836810514"/><text:s/><text:alphabetical-index-mark-start text:id="IMark94726739912512"/><text:span text:style-name="T323">Génesis 25</text:span><text:alphabetical-index-mark-end text:id="IMark94726739912512"/><text:span text:style-name="T323">:23 </text:span><text:a xlink:type="simple" xlink:href="https://www.biblegateway.com/passage/?search=Genesis+25%3A23&amp;version=RVA" text:style-name="Internet_20_link" text:visited-style-name="Visited_20_Internet_20_Link"><text:span text:style-name="T323">RVA</text:span></text:a><text:bookmark-end text:name="__RefHeading___Toc38997_1836810514"/></text:p></text:note-body></text:note></text:span></text:span><text:span text:style-name="T323">. Y que está escrito </text:span><text:span text:style-name="Bible_5f_text"><text:span text:style-name="T323">“</text:span></text:span><text:bookmark text:name="es-RVA-23092"/><text:span text:style-name="Bible_5f_text">amé á Jacob, </text:span><text:span text:style-name="Bible_5f_text"><text:span text:style-name="T324">y</text:span></text:span><text:span text:style-name="Bible_5f_text"> á Esaú aborrecí” </text:span><text:span text:style-name="Bible_5f_text"><text:note text:id="ftn105" text:note-class="footnote"><text:note-citation>105</text:note-citation><text:note-body><text:p text:style-name="Footnote"><text:bookmark-start text:name="__RefHeading___Toc38995_1836810514"/><text:s/><text:alphabetical-index-mark-start text:id="IMark94726560782176"/><text:span text:style-name="T517">Malaquías 1</text:span><text:alphabetical-index-mark-end text:id="IMark94726560782176"/><text:span text:style-name="T517">:2-3 </text:span><text:a xlink:type="simple" xlink:href="https://www.biblegateway.com/passage/?search=Malaquias+1%3A2-3&amp;version=RVA" text:style-name="Internet_20_link" text:visited-style-name="Visited_20_Internet_20_Link"><text:span text:style-name="T517">RVA</text:span></text:a><text:bookmark-end text:name="__RefHeading___Toc38995_1836810514"/></text:p></text:note-body></text:note></text:span>. <text:span text:style-name="T324">Antes de que ni Jacob ni Esaú hubieran hecho nada ni bueno ni malo ya Dios había decidido. Dios decide desde ANTES que sucedan las cosas.</text:span></text:p>
      <text:p text:style-name="P154"><text:span text:style-name="T123">Moisés escribe en</text:span><text:span text:style-name="T81"> </text:span><text:alphabetical-index-mark-start text:id="IMark94726644282000"/><text:span text:style-name="T84">Éxodo</text:span><text:span text:style-name="T81"> 4</text:span><text:alphabetical-index-mark-end text:id="IMark94726644282000"/><text:span text:style-name="T81"> </text:span><text:span text:style-name="T123">que:</text:span><text:span text:style-name="T81"> cuando </text:span><text:span text:style-name="T84">Moisés</text:span><text:span text:style-name="T81"> ni siquiera había </text:span><text:span text:style-name="T124">salido</text:span><text:span text:style-name="T80"> a</text:span><text:span text:style-name="T81"> </text:span><text:span text:style-name="T80">Egipto </text:span><text:span text:style-name="T124">a </text:span><text:span text:style-name="T81">ver al Faraón, YHWH </text:span><text:span text:style-name="T124">ya </text:span><text:span text:style-name="T80">le </text:span><text:span text:style-name="T124">ha anunciado</text:span><text:span text:style-name="T84"> </text:span><text:span text:style-name="T124">que el faraón</text:span><text:span text:style-name="T80">: </text:span><text:span text:style-name="Bible_5f_text"><text:span text:style-name="T80">“</text:span></text:span><text:span text:style-name="Bible_5f_text">no dejará ir al pueblo</text:span><text:span text:style-name="Bible_5f_text"><text:span text:style-name="T80">” </text:span></text:span><text:span text:style-name="Bible_5f_text"><text:span text:style-name="T81"><text:note text:id="ftn106" text:note-class="footnote"><text:note-citation>106</text:note-citation><text:note-body><text:p text:style-name="Footnote"><text:bookmark-start text:name="__RefHeading___Toc38993_1836810514"/><text:s/><text:alphabetical-index-mark-start text:id="IMark94726721884752"/><text:span text:style-name="T218">Éxodo 4</text:span><text:alphabetical-index-mark-end text:id="IMark94726721884752"/><text:span text:style-name="T218">:21 </text:span><text:a xlink:type="simple" xlink:href="https://www.biblegateway.com/passage/?search=Exodo+4%3A21&amp;version=RVA-2015" text:style-name="Internet_20_link" text:visited-style-name="Visited_20_Internet_20_Link"><text:span text:style-name="T218">RVA-2015</text:span></text:a><text:bookmark-end text:name="__RefHeading___Toc38993_1836810514"/></text:p></text:note-body></text:note></text:span></text:span><text:span text:style-name="T81">. </text:span><text:span text:style-name="T124">porque </text:span><text:span text:style-name="Bible_5f_text"><text:span text:style-name="T82">“yo endureceré el corazón de Faraón” </text:span></text:span><text:span text:style-name="Bible_5f_text"><text:span text:style-name="T82"><text:note text:id="ftn107" text:note-class="footnote"><text:note-citation>107</text:note-citation><text:note-body><text:p text:style-name="Footnote"><text:bookmark-start text:name="__RefHeading___Toc38991_1836810514"/><text:s/><text:alphabetical-index-mark-start text:id="IMark94726706749408"/><text:span text:style-name="T219">Éxodo 7</text:span><text:alphabetical-index-mark-end text:id="IMark94726706749408"/><text:span text:style-name="T219">:3 </text:span><text:a xlink:type="simple" xlink:href="https://www.biblegateway.com/passage/?search=Exodo+7%3A3&amp;version=RVA-2015" text:style-name="Internet_20_link" text:visited-style-name="Visited_20_Internet_20_Link"><text:span text:style-name="T219">RVA-2015</text:span></text:a> <text:alphabetical-index-mark-start text:id="IMark94726767806720"/><text:span text:style-name="T219">Éxodo 14</text:span><text:alphabetical-index-mark-end text:id="IMark94726767806720"/><text:span text:style-name="T219">:4 </text:span><text:a xlink:type="simple" xlink:href="https://www.biblegateway.com/passage/?search=Exodo+14%3A4&amp;version=RVA-2015" text:style-name="Internet_20_link" text:visited-style-name="Visited_20_Internet_20_Link"><text:span text:style-name="T219">RVA-2015</text:span></text:a><text:span text:style-name="T219"> Éxodo 14:17 </text:span><text:a xlink:type="simple" xlink:href="https://www.biblegateway.com/passage/?search=Exodo+14%3A17&amp;version=RVA-2015" text:style-name="Internet_20_link" text:visited-style-name="Visited_20_Internet_20_Link"><text:span text:style-name="T219">RVA-2015</text:span></text:a><text:bookmark-end text:name="__RefHeading___Toc38991_1836810514"/></text:p></text:note-body></text:note></text:span></text:span><text:span text:style-name="T80">. </text:span><text:span text:style-name="T83">YHWH </text:span><text:span text:style-name="T124">ya tiene decidido endurecerle el corazón a faraón para que no deje ir al pueblo. </text:span><text:span text:style-name="T125">Dios decide desde ANTES que sucedan las cosas.</text:span></text:p>
      <text:p text:style-name="P154"><text:span text:style-name="T325">Y Pablo nos explica en </text:span><text:alphabetical-index-mark-start text:id="IMark94726719231872"/><text:span text:style-name="T325">Romanos 11</text:span><text:alphabetical-index-mark-end text:id="IMark94726719231872"/><text:span text:style-name="T325"> </text:span><text:span text:style-name="Bible_5f_text"><text:span text:style-name="T243">“</text:span></text:span><text:bookmark text:name="es-RVA-2015-28209"/><text:span text:style-name="Bible_5f_text">Porque Dios encerró a </text:span><text:span text:style-name="Bible_5f_text"><text:span text:style-name="T325">TODOS</text:span></text:span><text:span text:style-name="Bible_5f_text"> bajo desobediencia para tener misericordia de </text:span><text:span text:style-name="Bible_5f_text"><text:span text:style-name="T325">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325">TODAS</text:span></text:span><text:span text:style-name="Bible_5f_text"> las </text:span><text:soft-page-break/><text:span text:style-name="Bible_5f_text">cosas. A él sea la gloria por los siglos. Amén” </text:span><text:span text:style-name="Bible_5f_text"><text:span text:style-name="T243"><text:note text:id="ftn108" text:note-class="footnote"><text:note-citation>108</text:note-citation><text:note-body><text:p text:style-name="Footnote"><text:bookmark-start text:name="__RefHeading___Toc38989_1836810514"/><text:s/><text:alphabetical-index-mark-start text:id="IMark94726740560160"/><text:span text:style-name="T243">Romanos 11</text:span><text:alphabetical-index-mark-end text:id="IMark94726740560160"/><text:span text:style-name="T243">:32-36 </text:span><text:a xlink:type="simple" xlink:href="https://www.biblegateway.com/passage/?search=Romanos+11%3A32-36&amp;version=RVA-2015" text:style-name="Internet_20_link" text:visited-style-name="Visited_20_Internet_20_Link"><text:span text:style-name="T243">RVA-2015</text:span></text:a><text:bookmark-end text:name="__RefHeading___Toc38989_1836810514"/></text:p></text:note-body></text:note></text:span></text:span><text:span text:style-name="T243">. Fue el mismo Dios el que encerró a TODOS en desobediencia. </text:span><text:span text:style-name="T125">Dios decide desde ANTES que sucedan las cosas.</text:span></text:p>
      <text:p text:style-name="P86">Jehová anuncia desde el principio lo que sucede al final, porque el ya lo conoce y lo decidió desde el principio. </text:p>
      <text:p text:style-name="P154"><text:span text:style-name="T327">En </text:span><text:alphabetical-index-mark-start text:id="IMark94726795217344"/><text:span text:style-name="T327">Deuteronomio 29</text:span><text:alphabetical-index-mark-end text:id="IMark94726795217344"/><text:span text:style-name="T327"> y 30, otro de los libros que escribe Moisés, YHWH nos anuncia que después de que Israel conquiste la tierra prometida y obedezca, se volverá desobediente, y que después de que desobedezca, el, Jehová,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327"><text:note text:id="ftn109" text:note-class="footnote"><text:note-citation>109</text:note-citation><text:note-body><text:p text:style-name="Footnote"><text:bookmark-start text:name="__RefHeading___Toc38987_1836810514"/><text:s/><text:alphabetical-index-mark-start text:id="IMark94726671687760"/><text:span text:style-name="T330">Deuteronomio 29</text:span><text:alphabetical-index-mark-end text:id="IMark94726671687760"/><text:span text:style-name="T330">-30:5 </text:span><text:a xlink:type="simple" xlink:href="https://www.biblegateway.com/passage/?search=Deuteronomio+29-30%3A5&amp;version=RVA-2015" text:style-name="Internet_20_link" text:visited-style-name="Visited_20_Internet_20_Link"><text:span text:style-name="T330">RVA-2015</text:span></text:a><text:bookmark-end text:name="__RefHeading___Toc38987_1836810514"/></text:p></text:note-body></text:note></text:span><text:span text:style-name="T327">. </text:span></text:p>
      <text:p text:style-name="P85">Es decir <text:span text:style-name="T331">que Moisés escribe lo que Jehová le manda anunciar: toda</text:span> la historia de Israel desde <text:span text:style-name="T329">Moisés</text:span> hasta 1948 cuando hizo exactamente eso y <text:span text:style-name="T331">YHWH </text:span>formó en un día <text:span text:style-name="T328">a la actual nación de Israel</text:span>. <text:span text:style-name="T328">Cosa que era inimaginable tan solo unos 200 años atrás para nadie que no creyera en el Dios creador del cielo y de la tierra.</text:span></text:p>
      <text:p text:style-name="P155"><text:span text:style-name="T328">Y justo después de anunciar todo esto , en el mismo Deuteronomio escrito por Moisés, YHWH, Dios, nos dice que: </text:span><text:span text:style-name="Bible_5f_text"><text:span text:style-name="T328">“</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328">” </text:span></text:span><text:span text:style-name="Bible_5f_text"><text:span text:style-name="T328"><text:note text:id="ftn110" text:note-class="footnote"><text:note-citation>110</text:note-citation><text:note-body><text:p text:style-name="Footnote"><text:bookmark-start text:name="__RefHeading___Toc38985_1836810514"/><text:s/><text:alphabetical-index-mark-start text:id="IMark94726739912512"/><text:span text:style-name="T329">Deuteronomio 30</text:span><text:alphabetical-index-mark-end text:id="IMark94726739912512"/><text:span text:style-name="T329">:6 </text:span><text:a xlink:type="simple" xlink:href="https://www.biblegateway.com/passage/?search=Deuteronomio+30%3A6&amp;version=RVA-2015" text:style-name="Internet_20_link" text:visited-style-name="Visited_20_Internet_20_Link"><text:span text:style-name="T329">RVA-2015</text:span></text:a><text:bookmark-end text:name="__RefHeading___Toc38985_1836810514"/></text:p></text:note-body></text:note></text:span></text:span><text:span text:style-name="T328">. ¿Quien es el que circuncida el corazón? Jehová. Jehová es quien cambia los corazones. ¿Para que? Para que le obedezcan y vivan. Y ¿que </text:span><text:soft-page-break/><text:span text:style-name="T328">anuncia después, también en </text:span><text:alphabetical-index-mark-start text:id="IMark94726766489328"/><text:span text:style-name="T328">Deuteronomio 30</text:span><text:alphabetical-index-mark-end text:id="IMark94726766489328"/><text:span text:style-name="T328">? que: </text:span><text:span text:style-name="Bible_5f_text"><text:span text:style-name="T328">“</text:span></text:span><text:bookmark text:name="es-RVA-2015-5717"/><text:span text:style-name="Bible_5f_text">tú volverás a escuchar la voz del SEÑOR, y pondrás por obra todos sus mandamientos que yo te mando hoy</text:span><text:span text:style-name="Bible_5f_text"><text:span text:style-name="T328">” </text:span></text:span><text:span text:style-name="Bible_5f_text"><text:span text:style-name="T328"><text:note text:id="ftn111" text:note-class="footnote"><text:note-citation>111</text:note-citation><text:note-body><text:p text:style-name="Footnote"><text:bookmark-start text:name="__RefHeading___Toc38983_1836810514"/><text:s/><text:alphabetical-index-mark-start text:id="IMark94726644282000"/><text:span text:style-name="T329">Deuteronomio 30</text:span><text:alphabetical-index-mark-end text:id="IMark94726644282000"/><text:span text:style-name="T329">:8 </text:span><text:a xlink:type="simple" xlink:href="https://www.biblegateway.com/passage/?search=Deuteronomio+30%3A8&amp;version=RVA-2015" text:style-name="Internet_20_link" text:visited-style-name="Visited_20_Internet_20_Link"><text:span text:style-name="T329">RVA-2015</text:span></text:a><text:bookmark-end text:name="__RefHeading___Toc38983_1836810514"/></text:p></text:note-body></text:note></text:span></text:span><text:span text:style-name="T328">. Gracia inmerecida. Regalo inmerecido. Por amor a si mismo. El mismo que hizo con los paganos al darnos su Espíritu Santo por medio de la muerte de Jesucristo en la cruz.</text:span></text:p>
      <text:p text:style-name="P92"><text:span text:style-name="Bible_5f_text"><text:span text:style-name="T243">“Dios encerró a TODOS bajo desobediencia para tener misericordia de TODOS” </text:span></text:span><text:span text:style-name="Bible_5f_text"><text:span text:style-name="T243"><text:note text:id="ftn112" text:note-class="footnote"><text:note-citation>112</text:note-citation><text:note-body><text:p text:style-name="Footnote"><text:bookmark-start text:name="__RefHeading___Toc38981_1836810514"/><text:s/><text:alphabetical-index-mark-start text:id="IMark94726688454896"/><text:span text:style-name="T326">Romanos 11</text:span><text:alphabetical-index-mark-end text:id="IMark94726688454896"/><text:span text:style-name="T326">:32 </text:span><text:a xlink:type="simple" xlink:href="https://www.biblegateway.com/passage/?search=Romanos+11%3A32&amp;version=RVA-2015" text:style-name="Internet_20_link" text:visited-style-name="Visited_20_Internet_20_Link"><text:span text:style-name="T326">RVA-2015</text:span></text:a><text:bookmark-end text:name="__RefHeading___Toc38981_1836810514"/></text:p></text:note-body></text:note></text:span></text:span><text:span text:style-name="T243"><text:s/>a través de su hijo Jesucristo.</text:span></text:p>
      <text:p text:style-name="P64">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134">Nosotros no escogimos a YHWH, fue <text:span text:style-name="T454">EL</text:span> quien nos escogió <text:span text:style-name="T489">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87">A lo largo de todos los Salmos se <text:span text:style-name="T332">resalta</text:span> la enseñanza <text:span text:style-name="T332">bíblica </text:span>expuesta en esta presentación. </text:p>
      <text:p text:style-name="P66">El <text:alphabetical-index-mark-start text:id="IMark94726661333280"/>Salmo 37<text:alphabetical-index-mark-end text:id="IMark94726661333280"/>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113" text:note-class="footnote"><text:note-citation>113</text:note-citation><text:note-body><text:p text:style-name="Footnote"><text:bookmark-start text:name="__RefHeading___Toc38979_1836810514"/><text:s/><text:alphabetical-index-mark-start text:id="IMark94726662955200"/><text:span text:style-name="T264">Salmo 37</text:span><text:alphabetical-index-mark-end text:id="IMark94726662955200"/><text:span text:style-name="T264"> </text:span><text:a xlink:type="simple" xlink:href="https://www.biblegateway.com/passage/?search=Salmo+37&amp;version=RVA-2015" text:style-name="Internet_20_link" text:visited-style-name="Visited_20_Internet_20_Link"><text:span text:style-name="T264">RVA-2015</text:span></text:a><text:bookmark-end text:name="__RefHeading___Toc38979_1836810514"/></text:p></text:note-body></text:note>. </text:p>
      <text:p text:style-name="P7"><text:soft-page-break/>El Salmo 9 tiene un tono parecido, habla de la destrucción del malvado para siempre jamas. <text:span text:style-name="T143">Otros salmos pidiendo o anunciando la destrucción del malvado son </text:span>el Salmo 10, el 12, el 18, el 21, <text:span text:style-name="T142">el 28, el 52, el 58, el 59, </text:span>el 63, <text:span text:style-name="T144">el 73</text:span>. En fin hay varios salmos que hablan de la destrucción de los malos. </text:p>
      <text:p text:style-name="P88"><text:span text:style-name="T332">Hay otros que nos hablan del mecanismo. Es por fuego como se afina la plata. El </text:span><text:alphabetical-index-mark-start text:id="IMark94726689362048"/><text:span text:style-name="T332">Salmo 66</text:span><text:alphabetical-index-mark-end text:id="IMark94726689362048"/><text:span text:style-name="T332"> dice del pueblo de Israel que: </text:span><text:span text:style-name="Bible_5f_text"><text:span text:style-name="T332">“</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335">FUEGO</text:span></text:span><text:span text:style-name="Bible_5f_text"> y en aguas, Y sacástenos á hartura</text:span><text:span text:style-name="Bible_5f_text"><text:span text:style-name="T333">” </text:span></text:span><text:span text:style-name="Bible_5f_text"><text:span text:style-name="T333"><text:note text:id="ftn114" text:note-class="footnote"><text:note-citation>114</text:note-citation><text:note-body><text:p text:style-name="Footnote"><text:bookmark-start text:name="__RefHeading___Toc38977_1836810514"/><text:s/><text:alphabetical-index-mark-start text:id="IMark94726740695840"/><text:span text:style-name="T334">Salmo 66</text:span><text:alphabetical-index-mark-end text:id="IMark94726740695840"/><text:span text:style-name="T334">:10-12 </text:span><text:a xlink:type="simple" xlink:href="https://www.biblegateway.com/passage/?search=Salmo+66%3A10-12&amp;version=RVA" text:style-name="Internet_20_link" text:visited-style-name="Visited_20_Internet_20_Link"><text:span text:style-name="T334">RVA</text:span></text:a><text:bookmark-end text:name="__RefHeading___Toc38977_1836810514"/></text:p></text:note-body></text:note></text:span></text:span><text:span text:style-name="T333">. Y el </text:span><text:alphabetical-index-mark-start text:id="IMark94726643693664"/><text:span text:style-name="T333">Salmo 21</text:span><text:alphabetical-index-mark-end text:id="IMark94726643693664"/><text:span text:style-name="T333"> dice de los enemigos de Dios que: </text:span><text:span text:style-name="Bible_5f_text"><text:span text:style-name="T333">“</text:span></text:span><text:bookmark text:name="es-RVA-14200"/><text:span text:style-name="Bible_5f_text">Alcanzará tu mano á todos tus enemigos; Tu diestra alcanzará á los que te aborrecen. Ponerlos has como horno de </text:span><text:span text:style-name="Bible_5f_text"><text:span text:style-name="T490">FUEGO</text:span></text:span><text:span text:style-name="Bible_5f_text"> en el tiempo de tu ira: Jehová los deshará en su furor, Y </text:span><text:span text:style-name="Bible_5f_text"><text:span text:style-name="T335">FUEGO</text:span></text:span><text:span text:style-name="Bible_5f_text"> los consumirá. Su fruto destruirás de la tierra, Y su simiente de entre los hijos de los hombres” </text:span><text:span text:style-name="Bible_5f_text"><text:note text:id="ftn115" text:note-class="footnote"><text:note-citation>115</text:note-citation><text:note-body><text:p text:style-name="Footnote"><text:bookmark-start text:name="__RefHeading___Toc38975_1836810514"/><text:s/><text:alphabetical-index-mark-start text:id="IMark94726766489328"/><text:span text:style-name="T334">Salmo 21</text:span><text:alphabetical-index-mark-end text:id="IMark94726766489328"/><text:span text:style-name="T334">:8-10 </text:span><text:a xlink:type="simple" xlink:href="https://www.biblegateway.com/passage/?search=Salmo+21%3A8-10&amp;version=RVA" text:style-name="Internet_20_link" text:visited-style-name="Visited_20_Internet_20_Link"><text:span text:style-name="T334">RVA</text:span></text:a><text:bookmark-end text:name="__RefHeading___Toc38975_1836810514"/></text:p></text:note-body></text:note></text:span>. <text:span text:style-name="T336">Los Salmos 18, 29, 50, 68, 83, 89, 97, 104, 140 </text:span><text:span text:style-name="T336"><text:note text:id="ftn116" text:note-class="footnote"><text:note-citation>116</text:note-citation><text:note-body><text:p text:style-name="P191"><text:bookmark-start text:name="__RefHeading___Toc38973_1836810514"/><text:s/><text:alphabetical-index-mark-start text:id="IMark94726767806720"/><text:span text:style-name="T337">Salmo 18</text:span><text:alphabetical-index-mark-end text:id="IMark94726767806720"/><text:span text:style-name="T337">:8 </text:span><text:a xlink:type="simple" xlink:href="https://www.biblegateway.com/passage/?search=Salmo+18%3A8&amp;version=RVA" text:style-name="Internet_20_link" text:visited-style-name="Visited_20_Internet_20_Link"><text:span text:style-name="T337">RVA</text:span></text:a> <text:alphabetical-index-mark-start text:id="IMark94726724497776"/><text:span text:style-name="T337">Salmo 29</text:span><text:alphabetical-index-mark-end text:id="IMark94726724497776"/><text:span text:style-name="T337">:7 </text:span><text:a xlink:type="simple" xlink:href="https://www.biblegateway.com/passage/?search=Salmo+29%3A7&amp;version=RVA" text:style-name="Internet_20_link" text:visited-style-name="Visited_20_Internet_20_Link"><text:span text:style-name="T337">RVA</text:span></text:a> <text:alphabetical-index-mark-start text:id="IMark94726644282000"/><text:span text:style-name="T337">Salmo 50</text:span><text:alphabetical-index-mark-end text:id="IMark94726644282000"/><text:span text:style-name="T337">:3 </text:span><text:a xlink:type="simple" xlink:href="https://www.biblegateway.com/passage/?search=Salmo+50%3A3&amp;version=RVA" text:style-name="Internet_20_link" text:visited-style-name="Visited_20_Internet_20_Link"><text:span text:style-name="T337">RVA</text:span></text:a> <text:alphabetical-index-mark-start text:id="IMark94726766710240"/><text:span text:style-name="T337">Salmo 68</text:span><text:alphabetical-index-mark-end text:id="IMark94726766710240"/><text:span text:style-name="T337">:2 </text:span><text:a xlink:type="simple" xlink:href="https://www.biblegateway.com/passage/?search=Salmo+68%3A2&amp;version=RVA" text:style-name="Internet_20_link" text:visited-style-name="Visited_20_Internet_20_Link"><text:span text:style-name="T337">RVA</text:span></text:a> <text:alphabetical-index-mark-start text:id="IMark94726560782176"/><text:span text:style-name="T337">Salmo 83</text:span><text:alphabetical-index-mark-end text:id="IMark94726560782176"/><text:span text:style-name="T337">:14 </text:span><text:a xlink:type="simple" xlink:href="https://www.biblegateway.com/passage/?search=Salmo+83%3A14&amp;version=RVA" text:style-name="Internet_20_link" text:visited-style-name="Visited_20_Internet_20_Link"><text:span text:style-name="T337">RVA</text:span></text:a> <text:alphabetical-index-mark-start text:id="IMark94726594774512"/><text:span text:style-name="T337">Salmo 89</text:span><text:alphabetical-index-mark-end text:id="IMark94726594774512"/><text:span text:style-name="T337">:46 </text:span><text:a xlink:type="simple" xlink:href="https://www.biblegateway.com/passage/?search=Salmo+89%3A46&amp;version=RVA" text:style-name="Internet_20_link" text:visited-style-name="Visited_20_Internet_20_Link"><text:span text:style-name="T337">RVA</text:span></text:a> <text:alphabetical-index-mark-start text:id="IMark94726714217664"/><text:span text:style-name="T337">Salmo 97</text:span><text:alphabetical-index-mark-end text:id="IMark94726714217664"/><text:span text:style-name="T337">:3 </text:span><text:a xlink:type="simple" xlink:href="https://www.biblegateway.com/passage/?search=Salmo+97%3A3&amp;version=RVA" text:style-name="Internet_20_link" text:visited-style-name="Visited_20_Internet_20_Link"><text:span text:style-name="T337">RVA</text:span></text:a><text:span text:style-name="T337"> </text:span><text:alphabetical-index-mark-start text:id="IMark94726740781424"/><text:span text:style-name="T337">Salmo 104</text:span><text:alphabetical-index-mark-end text:id="IMark94726740781424"/><text:span text:style-name="T337">:4 </text:span><text:a xlink:type="simple" xlink:href="https://www.biblegateway.com/passage/?search=Salmo+104%3A4&amp;version=RVA" text:style-name="Internet_20_link" text:visited-style-name="Visited_20_Internet_20_Link"><text:span text:style-name="T337">RVA</text:span></text:a> <text:alphabetical-index-mark-start text:id="IMark94726728554320"/><text:span text:style-name="T338">Salmo 140</text:span><text:alphabetical-index-mark-end text:id="IMark94726728554320"/><text:span text:style-name="T338">:10 </text:span><text:a xlink:type="simple" xlink:href="https://www.biblegateway.com/passage/?search=Salmo+140%3A10&amp;version=RVA" text:style-name="Internet_20_link" text:visited-style-name="Visited_20_Internet_20_Link"><text:span text:style-name="T338">RVA</text:span></text:a><text:bookmark-end text:name="__RefHeading___Toc38973_1836810514"/></text:p></text:note-body></text:note></text:span><text:span text:style-name="T336"><text:s/>y otros hacen referencia al fuego de YHWH que destruye a los malvados y a los enemigos de Dios. Que recordemos somos TODOS, porque no hay uno bueno !</text:span></text:p>
      <text:p text:style-name="P157"><text:span text:style-name="T340">Y ¿el resultado de dicha destrucción cual es? Dice el </text:span><text:alphabetical-index-mark-start text:id="IMark94726767806720"/><text:span text:style-name="T340">Salmo 45</text:span><text:alphabetical-index-mark-end text:id="IMark94726767806720"/><text:span text:style-name="T340"> que: </text:span><text:span text:style-name="Bible_5f_text"><text:span text:style-name="T340">“</text:span></text:span><text:bookmark text:name="es-RVA-14615"/><text:span text:style-name="Bible_5f_text">Haré perpetua la memoria de tu nombre en </text:span><text:span text:style-name="Bible_5f_text"><text:span text:style-name="T539">TODAS</text:span></text:span><text:span text:style-name="Bible_5f_text"> las generaciones: Por lo cual te alabarán los pueblos eternamente y para siempre</text:span><text:span text:style-name="Bible_5f_text"><text:span text:style-name="T339">” </text:span></text:span><text:span text:style-name="Bible_5f_text"><text:span text:style-name="T339"><text:note text:id="ftn117" text:note-class="footnote"><text:note-citation>117</text:note-citation><text:note-body><text:p text:style-name="Footnote"><text:bookmark-start text:name="__RefHeading___Toc38971_1836810514"/><text:s/><text:alphabetical-index-mark-start text:id="IMark94726627364112"/><text:span text:style-name="T339">Salmo 45</text:span><text:alphabetical-index-mark-end text:id="IMark94726627364112"/><text:span text:style-name="T339">:17 </text:span><text:a xlink:type="simple" xlink:href="https://www.biblegateway.com/passage/?search=Salmo+45%3A17&amp;version=RVA" text:style-name="Internet_20_link" text:visited-style-name="Visited_20_Internet_20_Link"><text:span text:style-name="T339">RVA</text:span></text:a><text:bookmark-end text:name="__RefHeading___Toc38971_1836810514"/></text:p></text:note-body></text:note></text:span></text:span><text:span text:style-name="T339">. Y el </text:span><text:alphabetical-index-mark-start text:id="IMark94726694633392"/><text:span text:style-name="T339">Salmo 22</text:span><text:alphabetical-index-mark-end text:id="IMark94726694633392"/><text:span text:style-name="T339">: </text:span><text:span text:style-name="Bible_5f_text"><text:span text:style-name="T339">“</text:span></text:span><text:bookmark text:name="es-RVA-14232"/><text:span text:style-name="Bible_5f_text">Acordarse han, y volveránse á Jehová </text:span><text:span text:style-name="Bible_5f_text"><text:span text:style-name="T539">TODOS</text:span></text:span><text:span text:style-name="Bible_5f_text"> los términos de la tierra; Y se </text:span><text:soft-page-break/><text:span text:style-name="Bible_5f_text">humillarán delante de ti </text:span><text:span text:style-name="Bible_5f_text"><text:span text:style-name="T342">TODAS</text:span></text:span><text:span text:style-name="Bible_5f_text"> las familias de las gentes</text:span><text:span text:style-name="Bible_5f_text"><text:span text:style-name="T339">” </text:span></text:span><text:span text:style-name="Bible_5f_text"><text:span text:style-name="T339"><text:note text:id="ftn118" text:note-class="footnote"><text:note-citation>118</text:note-citation><text:note-body><text:p text:style-name="Footnote"><text:bookmark-start text:name="__RefHeading___Toc38969_1836810514"/><text:s/><text:alphabetical-index-mark-start text:id="IMark94726670420832"/><text:span text:style-name="T342">Salmo 22</text:span><text:alphabetical-index-mark-end text:id="IMark94726670420832"/><text:span text:style-name="T342">:27 </text:span><text:a xlink:type="simple" xlink:href="https://www.biblegateway.com/passage/?search=Salmo+22%3A27&amp;version=RVA" text:style-name="Internet_20_link" text:visited-style-name="Visited_20_Internet_20_Link"><text:span text:style-name="T342">RVA</text:span></text:a><text:bookmark-end text:name="__RefHeading___Toc38969_1836810514"/></text:p></text:note-body></text:note></text:span></text:span><text:span text:style-name="T339">. Y el </text:span><text:alphabetical-index-mark-start text:id="IMark94726794556288"/><text:span text:style-name="T339">Salmo 47</text:span><text:alphabetical-index-mark-end text:id="IMark94726794556288"/><text:span text:style-name="T339"> </text:span><text:span text:style-name="Bible_5f_text"><text:span text:style-name="T339">“Pueblos</text:span></text:span><text:span text:style-name="Bible_5f_text"> </text:span><text:span text:style-name="Bible_5f_text"><text:span text:style-name="T341">TODOS</text:span></text:span><text:span text:style-name="Bible_5f_text">, batid las manos; Aclamad á Dios con voz de júbilo</text:span><text:span text:style-name="Bible_5f_text"><text:span text:style-name="T339">” </text:span></text:span><text:span text:style-name="Bible_5f_text"><text:span text:style-name="T339"><text:note text:id="ftn119" text:note-class="footnote"><text:note-citation>119</text:note-citation><text:note-body><text:p text:style-name="Footnote"><text:bookmark-start text:name="__RefHeading___Toc38967_1836810514"/><text:s/><text:alphabetical-index-mark-start text:id="IMark94726594774512"/><text:span text:style-name="T339">Salmo 47</text:span><text:alphabetical-index-mark-end text:id="IMark94726594774512"/><text:span text:style-name="T339">:1 </text:span><text:a xlink:type="simple" xlink:href="https://www.biblegateway.com/passage/?search=Salmo+47%3A1&amp;version=RVA" text:style-name="Internet_20_link" text:visited-style-name="Visited_20_Internet_20_Link"><text:span text:style-name="T339">RVA</text:span></text:a><text:bookmark-end text:name="__RefHeading___Toc38967_1836810514"/></text:p></text:note-body></text:note></text:span></text:span><text:span text:style-name="T339">. Y el </text:span><text:alphabetical-index-mark-start text:id="IMark94726735706288"/><text:span text:style-name="T339">Salmo 65</text:span><text:alphabetical-index-mark-end text:id="IMark94726735706288"/><text:span text:style-name="T339"> </text:span><text:span text:style-name="Bible_5f_text"><text:span text:style-name="T341">“</text:span></text:span><text:bookmark text:name="es-RVA-14863"/><text:span text:style-name="Bible_5f_text"><text:span text:style-name="T341">Tú oyes la oración: A ti vendrá TODA CARNE” </text:span></text:span><text:span text:style-name="Bible_5f_text"><text:span text:style-name="T341"><text:note text:id="ftn120" text:note-class="footnote"><text:note-citation>120</text:note-citation><text:note-body><text:p text:style-name="Footnote"><text:bookmark-start text:name="__RefHeading___Toc38965_1836810514"/><text:s/><text:alphabetical-index-mark-start text:id="IMark94726740691536"/><text:span text:style-name="T345">Salmo 65</text:span><text:alphabetical-index-mark-end text:id="IMark94726740691536"/><text:span text:style-name="T345">:2 </text:span><text:a xlink:type="simple" xlink:href="https://www.biblegateway.com/passage/?search=Salmo+65%3A2&amp;version=RVA" text:style-name="Internet_20_link" text:visited-style-name="Visited_20_Internet_20_Link"><text:span text:style-name="T345">RVA</text:span></text:a><text:bookmark-end text:name="__RefHeading___Toc38965_1836810514"/></text:p></text:note-body></text:note></text:span></text:span><text:span text:style-name="T341">. Y el </text:span><text:alphabetical-index-mark-start text:id="IMark94726689166992"/><text:span text:style-name="T341">Salmo 67</text:span><text:alphabetical-index-mark-end text:id="IMark94726689166992"/><text:span text:style-name="T341">: </text:span><text:span text:style-name="Bible_5f_text"><text:span text:style-name="T339">“</text:span></text:span><text:bookmark text:name="es-RVA-14897"/><text:span text:style-name="Bible_5f_text">Alábente los pueblos, oh Dios; Alábente los pueblos </text:span><text:span text:style-name="Bible_5f_text"><text:span text:style-name="T341">TODOS” </text:span></text:span><text:span text:style-name="Bible_5f_text"><text:span text:style-name="T341"><text:note text:id="ftn121" text:note-class="footnote"><text:note-citation>121</text:note-citation><text:note-body><text:p text:style-name="Footnote"><text:bookmark-start text:name="__RefHeading___Toc38963_1836810514"/><text:s/><text:alphabetical-index-mark-start text:id="IMark94726688435472"/><text:span text:style-name="T341">Salmo 67</text:span><text:alphabetical-index-mark-end text:id="IMark94726688435472"/><text:span text:style-name="T341">:3 </text:span><text:a xlink:type="simple" xlink:href="https://www.biblegateway.com/passage/?search=Salmo+67%3A3&amp;version=RVA" text:style-name="Internet_20_link" text:visited-style-name="Visited_20_Internet_20_Link"><text:span text:style-name="T341">RVA</text:span></text:a><text:bookmark-end text:name="__RefHeading___Toc38963_1836810514"/></text:p></text:note-body></text:note></text:span></text:span><text:span text:style-name="T341">. Y el </text:span><text:alphabetical-index-mark-start text:id="IMark94726694350224"/><text:span text:style-name="T341">Salmo 72</text:span><text:alphabetical-index-mark-end text:id="IMark94726694350224"/><text:span text:style-name="T341"> </text:span><text:span text:style-name="Bible_5f_text"><text:span text:style-name="T341">“</text:span></text:span><text:bookmark text:name="es-RVA-15012"/><text:span text:style-name="Bible_5f_text">Y arrodillarse han á él </text:span><text:span text:style-name="Bible_5f_text"><text:span text:style-name="T343">TODOS</text:span></text:span><text:span text:style-name="Bible_5f_text"> los reyes; Le servirán </text:span><text:span text:style-name="Bible_5f_text"><text:span text:style-name="T343">TODAS</text:span></text:span><text:span text:style-name="Bible_5f_text"> las gentes</text:span><text:span text:style-name="Bible_5f_text"><text:span text:style-name="T341">” </text:span></text:span><text:span text:style-name="Bible_5f_text"><text:span text:style-name="T341"><text:note text:id="ftn122" text:note-class="footnote"><text:note-citation>122</text:note-citation><text:note-body><text:p text:style-name="Footnote"><text:bookmark-start text:name="__RefHeading___Toc38961_1836810514"/><text:s/><text:alphabetical-index-mark-start text:id="IMark94726767806720"/><text:span text:style-name="T343">Salmo 72</text:span><text:alphabetical-index-mark-end text:id="IMark94726767806720"/><text:span text:style-name="T343">:11 </text:span><text:a xlink:type="simple" xlink:href="https://www.biblegateway.com/passage/?search=Salmo+72%3A11&amp;version=RVA" text:style-name="Internet_20_link" text:visited-style-name="Visited_20_Internet_20_Link"><text:span text:style-name="T343">RVA</text:span></text:a><text:bookmark-end text:name="__RefHeading___Toc38961_1836810514"/></text:p></text:note-body></text:note></text:span></text:span><text:span text:style-name="T341">. Y el </text:span><text:alphabetical-index-mark-start text:id="IMark94726711537024"/><text:span text:style-name="T341">Salmo 96</text:span><text:alphabetical-index-mark-end text:id="IMark94726711537024"/><text:span text:style-name="T341"> </text:span><text:span text:style-name="Bible_5f_text"><text:span text:style-name="T341">“</text:span></text:span><text:bookmark text:name="es-RVA-15467"/><text:span text:style-name="Bible_5f_text">C</text:span><text:span text:style-name="Bible_5f_text"><text:span text:style-name="T347">antad</text:span></text:span><text:span text:style-name="Bible_5f_text"> á Jehová canción nueva; Cantad á Jehová, </text:span><text:span text:style-name="Bible_5f_text"><text:span text:style-name="T347">TODA</text:span></text:span><text:span text:style-name="Bible_5f_text"> la tierra</text:span><text:span text:style-name="Bible_5f_text"><text:span text:style-name="T341">” </text:span></text:span><text:span text:style-name="Bible_5f_text"><text:span text:style-name="T341"><text:note text:id="ftn123" text:note-class="footnote"><text:note-citation>123</text:note-citation><text:note-body><text:p text:style-name="Footnote"><text:bookmark-start text:name="__RefHeading___Toc38959_1836810514"/><text:s/><text:alphabetical-index-mark-start text:id="IMark94726765488368"/><text:span text:style-name="T347">Salmo 96</text:span><text:alphabetical-index-mark-end text:id="IMark94726765488368"/><text:span text:style-name="T347">:1 </text:span><text:a xlink:type="simple" xlink:href="https://www.biblegateway.com/passage/?search=Salmo+96%3A1&amp;version=RVA" text:style-name="Internet_20_link" text:visited-style-name="Visited_20_Internet_20_Link"><text:span text:style-name="T347">RVA</text:span></text:a><text:bookmark-end text:name="__RefHeading___Toc38959_1836810514"/></text:p></text:note-body></text:note></text:span></text:span><text:span text:style-name="T341">. Y el </text:span><text:alphabetical-index-mark-start text:id="IMark94726690448512"/><text:span text:style-name="T341">Salmo 97</text:span><text:alphabetical-index-mark-end text:id="IMark94726690448512"/><text:span text:style-name="T341"> </text:span><text:span text:style-name="Bible_5f_text"><text:span text:style-name="T341">“</text:span></text:span><text:span text:style-name="Bible_5f_text">Los cielos denunciaron su justicia, Y </text:span><text:span text:style-name="Bible_5f_text"><text:span text:style-name="T341">TODOS</text:span></text:span><text:span text:style-name="Bible_5f_text"> los pueblos vieron su gloria</text:span><text:span text:style-name="Bible_5f_text"><text:span text:style-name="T341">” </text:span></text:span><text:span text:style-name="Bible_5f_text"><text:span text:style-name="T341"><text:note text:id="ftn124" text:note-class="footnote"><text:note-citation>124</text:note-citation><text:note-body><text:p text:style-name="Footnote"><text:bookmark-start text:name="__RefHeading___Toc38957_1836810514"/><text:s/><text:alphabetical-index-mark-start text:id="IMark94726667482864"/><text:span text:style-name="T341">Salmo 97</text:span><text:alphabetical-index-mark-end text:id="IMark94726667482864"/><text:span text:style-name="T341">:6 </text:span><text:a xlink:type="simple" xlink:href="https://www.biblegateway.com/passage/?search=Salmo+97%3A6&amp;version=RVA" text:style-name="Internet_20_link" text:visited-style-name="Visited_20_Internet_20_Link"><text:span text:style-name="T341">RVA</text:span></text:a><text:bookmark-end text:name="__RefHeading___Toc38957_1836810514"/></text:p></text:note-body></text:note></text:span></text:span><text:span text:style-name="T341">. Y el </text:span><text:alphabetical-index-mark-start text:id="IMark94726671665520"/><text:span text:style-name="T341">Salmo 98</text:span><text:alphabetical-index-mark-end text:id="IMark94726671665520"/><text:span text:style-name="T341"> </text:span><text:span text:style-name="Bible_5f_text"><text:span text:style-name="T341">“</text:span></text:span><text:bookmark text:name="es-RVA-15495"/><text:span text:style-name="Bible_5f_text">Cantad alegres á Jehová, </text:span><text:span text:style-name="Bible_5f_text"><text:span text:style-name="T347">TODA</text:span></text:span><text:span text:style-name="Bible_5f_text"> la tierra; Levantad la voz, y aplaudid, y salmead</text:span><text:span text:style-name="Bible_5f_text"><text:span text:style-name="T341">” </text:span></text:span><text:span text:style-name="Bible_5f_text"><text:span text:style-name="T341"><text:note text:id="ftn125" text:note-class="footnote"><text:note-citation>125</text:note-citation><text:note-body><text:p text:style-name="Footnote"><text:bookmark-start text:name="__RefHeading___Toc38955_1836810514"/><text:s/><text:alphabetical-index-mark-start text:id="IMark94726560812896"/><text:span text:style-name="T346">Salmo 98</text:span><text:alphabetical-index-mark-end text:id="IMark94726560812896"/><text:span text:style-name="T346">:4 </text:span><text:a xlink:type="simple" xlink:href="https://www.biblegateway.com/passage/?search=Salmo+98%3A4&amp;version=RVA" text:style-name="Internet_20_link" text:visited-style-name="Visited_20_Internet_20_Link"><text:span text:style-name="T346">RVA</text:span></text:a><text:bookmark-end text:name="__RefHeading___Toc38955_1836810514"/></text:p></text:note-body></text:note></text:span></text:span><text:span text:style-name="T341">. Y el </text:span><text:alphabetical-index-mark-start text:id="IMark94726765841232"/><text:span text:style-name="T341">Salmo 99</text:span><text:alphabetical-index-mark-end text:id="IMark94726765841232"/><text:span text:style-name="T341"> </text:span><text:span text:style-name="Bible_5f_text"><text:span text:style-name="T341">“</text:span></text:span><text:bookmark text:name="es-RVA-15502"/><text:span text:style-name="Bible_5f_text">Jehová en Sión es grande, Y ensalzado sobre </text:span><text:span text:style-name="Bible_5f_text"><text:span text:style-name="T341">TODOS</text:span></text:span><text:span text:style-name="Bible_5f_text"> los pueblos</text:span><text:span text:style-name="Bible_5f_text"><text:span text:style-name="T341">” </text:span></text:span><text:span text:style-name="Bible_5f_text"><text:span text:style-name="T341"><text:note text:id="ftn126" text:note-class="footnote"><text:note-citation>126</text:note-citation><text:note-body><text:p text:style-name="Footnote"><text:bookmark-start text:name="__RefHeading___Toc38953_1836810514"/><text:s/><text:alphabetical-index-mark-start text:id="IMark94726628254144"/><text:span text:style-name="T341">Salmo 99</text:span><text:alphabetical-index-mark-end text:id="IMark94726628254144"/><text:span text:style-name="T341">:2 </text:span><text:a xlink:type="simple" xlink:href="https://www.biblegateway.com/passage/?search=Salmo+99%3A2&amp;version=RVA" text:style-name="Internet_20_link" text:visited-style-name="Visited_20_Internet_20_Link"><text:span text:style-name="T341">RVA</text:span></text:a><text:bookmark-end text:name="__RefHeading___Toc38953_1836810514"/></text:p></text:note-body></text:note></text:span></text:span><text:span text:style-name="T341">. Y el </text:span><text:alphabetical-index-mark-start text:id="IMark94726721884752"/><text:span text:style-name="T341">Salmo 102</text:span><text:alphabetical-index-mark-end text:id="IMark94726721884752"/><text:span text:style-name="T341"> </text:span><text:span text:style-name="Bible_5f_text"><text:span text:style-name="T341">“</text:span></text:span><text:bookmark text:name="es-RVA-15537"/><text:span text:style-name="Bible_5f_text">Entonces temerán las gentes el nombre de Jehová, Y </text:span><text:span text:style-name="Bible_5f_text"><text:span text:style-name="T344">TODOS</text:span></text:span><text:span text:style-name="Bible_5f_text"> los reyes de la tierra tu gloria</text:span><text:span text:style-name="Bible_5f_text"><text:span text:style-name="T341">” </text:span></text:span><text:span text:style-name="Bible_5f_text"><text:span text:style-name="T341"><text:note text:id="ftn127" text:note-class="footnote"><text:note-citation>127</text:note-citation><text:note-body><text:p text:style-name="Footnote"><text:bookmark-start text:name="__RefHeading___Toc38951_1836810514"/><text:s/><text:alphabetical-index-mark-start text:id="IMark94726767806720"/><text:span text:style-name="T344">Salmo 102</text:span><text:alphabetical-index-mark-end text:id="IMark94726767806720"/><text:span text:style-name="T344">:15 </text:span><text:a xlink:type="simple" xlink:href="https://www.biblegateway.com/passage/?search=Salmo+102%3A15&amp;version=RVA" text:style-name="Internet_20_link" text:visited-style-name="Visited_20_Internet_20_Link"><text:span text:style-name="T344">RVA</text:span></text:a><text:bookmark-end text:name="__RefHeading___Toc38951_1836810514"/></text:p></text:note-body></text:note></text:span></text:span><text:span text:style-name="T341">. Y el </text:span><text:alphabetical-index-mark-start text:id="IMark94726719231872"/><text:span text:style-name="T341">Salmo 117</text:span><text:alphabetical-index-mark-end text:id="IMark94726719231872"/><text:span text:style-name="T341"> </text:span><text:span text:style-name="Bible_5f_text"><text:span text:style-name="T341">“</text:span></text:span><text:bookmark text:name="es-RVA-15869"/><text:span text:style-name="Bible_5f_text">A</text:span><text:span text:style-name="Bible_5f_text"><text:span text:style-name="T341">labad</text:span></text:span><text:span text:style-name="Bible_5f_text"> á Jehová, naciones </text:span><text:span text:style-name="Bible_5f_text"><text:span text:style-name="T341">TODAS</text:span></text:span><text:span text:style-name="Bible_5f_text">; Pueblos </text:span><text:span text:style-name="Bible_5f_text"><text:span text:style-name="T341">TODOS</text:span></text:span><text:span text:style-name="Bible_5f_text">, alabadle</text:span><text:span text:style-name="Bible_5f_text"><text:span text:style-name="T341">” </text:span></text:span><text:span text:style-name="Bible_5f_text"><text:span text:style-name="T341"><text:note text:id="ftn128" text:note-class="footnote"><text:note-citation>128</text:note-citation><text:note-body><text:p text:style-name="Footnote"><text:bookmark-start text:name="__RefHeading___Toc38949_1836810514"/><text:s/><text:alphabetical-index-mark-start text:id="IMark94726739930384"/><text:span text:style-name="T341">Salmo 117</text:span><text:alphabetical-index-mark-end text:id="IMark94726739930384"/><text:span text:style-name="T341">:1 </text:span><text:a xlink:type="simple" xlink:href="https://www.biblegateway.com/passage/?search=Salmo+117%3A1&amp;version=RVA" text:style-name="Internet_20_link" text:visited-style-name="Visited_20_Internet_20_Link"><text:span text:style-name="T341">RVA</text:span></text:a><text:bookmark-end text:name="__RefHeading___Toc38949_1836810514"/></text:p></text:note-body></text:note></text:span></text:span><text:span text:style-name="T341">. Y el </text:span><text:alphabetical-index-mark-start text:id="IMark94726745647792"/><text:span text:style-name="T341">Salmo 136</text:span><text:alphabetical-index-mark-end text:id="IMark94726745647792"/><text:span text:style-name="T341"> </text:span><text:span text:style-name="Bible_5f_text"><text:span text:style-name="T341">“</text:span></text:span><text:bookmark text:name="es-RVA-16222"/><text:span text:style-name="Bible_5f_text">El da mantenimiento á </text:span><text:span text:style-name="Bible_5f_text"><text:span text:style-name="T345">TODA</text:span></text:span><text:span text:style-name="Bible_5f_text"> </text:span><text:span text:style-name="Bible_5f_text"><text:span text:style-name="T345">CARNE</text:span></text:span><text:span text:style-name="Bible_5f_text">, Porque para siempre es su misericordia</text:span><text:span text:style-name="Bible_5f_text"><text:span text:style-name="T341">” </text:span></text:span><text:span text:style-name="Bible_5f_text"><text:span text:style-name="T341"><text:note text:id="ftn129" text:note-class="footnote"><text:note-citation>129</text:note-citation><text:note-body><text:p text:style-name="Footnote"><text:bookmark-start text:name="__RefHeading___Toc38947_1836810514"/><text:s/><text:alphabetical-index-mark-start text:id="IMark94726794556288"/><text:span text:style-name="T345">Salmo 136</text:span><text:alphabetical-index-mark-end text:id="IMark94726794556288"/><text:span text:style-name="T345">:25 </text:span><text:a xlink:type="simple" xlink:href="https://www.biblegateway.com/passage/?search=Salmo+136%3A25&amp;version=RVA" text:style-name="Internet_20_link" text:visited-style-name="Visited_20_Internet_20_Link"><text:span text:style-name="T345">RVA</text:span></text:a><text:bookmark-end text:name="__RefHeading___Toc38947_1836810514"/></text:p></text:note-body></text:note></text:span></text:span><text:span text:style-name="T341">. Y el </text:span><text:alphabetical-index-mark-start text:id="IMark94726711596080"/><text:span text:style-name="T341">Salmo 145</text:span><text:alphabetical-index-mark-end text:id="IMark94726711596080"/><text:span text:style-name="T341"> </text:span><text:span text:style-name="Bible_5f_text"><text:span text:style-name="T341">“</text:span></text:span><text:bookmark text:name="es-RVA-16342"/><text:span text:style-name="Bible_5f_text">La alabanza de Jehová hablará mi boca; Y bendiga </text:span><text:span text:style-name="Bible_5f_text"><text:span text:style-name="T345">TODA</text:span></text:span><text:span text:style-name="Bible_5f_text"> </text:span><text:span text:style-name="Bible_5f_text"><text:span text:style-name="T345">CARNE</text:span></text:span><text:span text:style-name="Bible_5f_text"> su santo nombre por siglo y para </text:span><text:soft-page-break/><text:span text:style-name="Bible_5f_text">siempre</text:span><text:span text:style-name="Bible_5f_text"><text:span text:style-name="T341">” </text:span></text:span><text:span text:style-name="Bible_5f_text"><text:span text:style-name="T341"><text:note text:id="ftn130" text:note-class="footnote"><text:note-citation>130</text:note-citation><text:note-body><text:p text:style-name="Footnote"><text:bookmark-start text:name="__RefHeading___Toc38945_1836810514"/><text:s/><text:alphabetical-index-mark-start text:id="IMark94726714217664"/><text:span text:style-name="T345">Salmo 145</text:span><text:alphabetical-index-mark-end text:id="IMark94726714217664"/><text:span text:style-name="T345">:21 </text:span><text:a xlink:type="simple" xlink:href="https://www.biblegateway.com/passage/?search=Salmo+145%3A21&amp;version=RVA" text:style-name="Internet_20_link" text:visited-style-name="Visited_20_Internet_20_Link"><text:span text:style-name="T345">RVA</text:span></text:a><text:bookmark-end text:name="__RefHeading___Toc38945_1836810514"/></text:p></text:note-body></text:note></text:span></text:span><text:span text:style-name="T341">. Y el </text:span><text:alphabetical-index-mark-start text:id="IMark94726661333280"/><text:span text:style-name="T341">Salmo 148</text:span><text:alphabetical-index-mark-end text:id="IMark94726661333280"/><text:span text:style-name="T341"> </text:span><text:span text:style-name="Bible_5f_text"><text:span text:style-name="T341">“Los reyes de la tierra y TODOS los pueblos; Los príncipes y TODOS los jueces de la tierra” </text:span></text:span><text:span text:style-name="Bible_5f_text"><text:span text:style-name="T341"><text:note text:id="ftn131" text:note-class="footnote"><text:note-citation>131</text:note-citation><text:note-body><text:p text:style-name="Footnote"><text:bookmark-start text:name="__RefHeading___Toc38943_1836810514"/><text:s/><text:alphabetical-index-mark-start text:id="IMark94726614618096"/><text:span text:style-name="T342">Salmo 148</text:span><text:alphabetical-index-mark-end text:id="IMark94726614618096"/><text:span text:style-name="T342">:11 </text:span><text:a xlink:type="simple" xlink:href="https://www.biblegateway.com/passage/?search=Salmo+148%3A11&amp;version=RVA" text:style-name="Internet_20_link" text:visited-style-name="Visited_20_Internet_20_Link"><text:span text:style-name="T342">RVA</text:span></text:a><text:bookmark-end text:name="__RefHeading___Toc38943_1836810514"/></text:p></text:note-body></text:note></text:span></text:span><text:span text:style-name="T341">. ¿Va quedando claro? O tenemos que leer todos los salmos. Es TODA CARNE. Esa es la promesa.</text:span></text:p>
      <text:p text:style-name="P162">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539">toditos, todos.</text:span></text:p>
      <text:h text:style-name="Heading_20_5" text:outline-level="5"><text:bookmark-start text:name="__RefHeading___Toc28279_1627726659"/>Isaías.<text:bookmark-end text:name="__RefHeading___Toc28279_1627726659"/></text:h>
      <text:p text:style-name="P89"><text:span text:style-name="T348">Dice el cántico en </text:span><text:alphabetical-index-mark-start text:id="IMark94726643693664"/><text:span text:style-name="T348">Isaías 25</text:span><text:alphabetical-index-mark-end text:id="IMark94726643693664"/><text:span text:style-name="T348"> que: </text:span><text:span text:style-name="Bible_5f_text"><text:span text:style-name="T348">“</text:span></text:span><text:span text:style-name="Bible_5f_text">Y Jehová de los ejércitos hará en este monte á </text:span><text:span text:style-name="Bible_5f_text"><text:span text:style-name="T351">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351">TODOS</text:span></text:span><text:span text:style-name="Bible_5f_text"> los pueblos, y la cubierta que está extendida sobre </text:span><text:span text:style-name="Bible_5f_text"><text:span text:style-name="T351">TODAS</text:span></text:span><text:span text:style-name="Bible_5f_text"> las gentes. </text:span><text:span text:style-name="Bible_5f_text"><text:span text:style-name="T491">DESTRUIRÁ</text:span></text:span><text:span text:style-name="Bible_5f_text"> á la muerte para </text:span><text:span text:style-name="Bible_5f_text"><text:span text:style-name="T491">SIEMPRE</text:span></text:span><text:span text:style-name="Bible_5f_text">; y enjugará el Señor toda lágrima de </text:span><text:span text:style-name="Bible_5f_text"><text:span text:style-name="T351">TODOS</text:span></text:span><text:span text:style-name="Bible_5f_text"> los rostros: y quitará la afrenta de su pueblo de </text:span><text:span text:style-name="Bible_5f_text"><text:span text:style-name="T351">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132" text:note-class="footnote"><text:note-citation>132</text:note-citation><text:note-body><text:p text:style-name="Footnote"><text:bookmark-start text:name="__RefHeading___Toc38941_1836810514"/><text:s/><text:alphabetical-index-mark-start text:id="IMark94726719231872"/><text:span text:style-name="T348">Isaías 25</text:span><text:alphabetical-index-mark-end text:id="IMark94726719231872"/><text:span text:style-name="T348">:6-9 </text:span><text:a xlink:type="simple" xlink:href="https://www.biblegateway.com/passage/?search=Isaias+25%3A6-9&amp;version=RVA" text:style-name="Internet_20_link" text:visited-style-name="Visited_20_Internet_20_Link"><text:span text:style-name="T348">RVA</text:span></text:a> <text:a xlink:type="simple" xlink:href="https://biblehub.com/text/isaiah/25-9.htm" text:style-name="Internet_20_link" text:visited-style-name="Visited_20_Internet_20_Link"><text:span text:style-name="T350">biblehub</text:span></text:a><text:bookmark-end text:name="__RefHeading___Toc38941_1836810514"/></text:p></text:note-body></text:note></text:span>. </text:p>
      <text:p text:style-name="P94">Convite de purificados, primero nos purifica. Deshará la máscara, la mentira que cubre a todos los pueblos. Destruirá la muerte para siempre y luego secará toda lágrima de TODOS los rostros. Y <text:soft-page-break/>luego nos gozaremos y alegraremos en su Yeshua, en su Salvador. Ese es el vocablo hebreo.</text:p>
      <text:p text:style-name="P90"><text:span text:style-name="T349">En </text:span><text:alphabetical-index-mark-start text:id="IMark94726740695840"/><text:span text:style-name="T349">Isaías 52</text:span><text:alphabetical-index-mark-end text:id="IMark94726740695840"/><text:span text:style-name="T349"> </text:span><text:span text:style-name="Bible_5f_text"><text:span text:style-name="T349">“</text:span></text:span><text:bookmark text:name="es-RVA-18707"/><text:span text:style-name="Bible_5f_text">Jehová desnudó el brazo de su santidad ante los ojos de </text:span><text:span text:style-name="Bible_5f_text"><text:span text:style-name="T349">TODAS</text:span></text:span><text:span text:style-name="Bible_5f_text"> las gentes; y </text:span><text:span text:style-name="Bible_5f_text"><text:span text:style-name="T349">TODOS</text:span></text:span><text:span text:style-name="Bible_5f_text"> los términos de la tierra verán la salud del Dios nuestro</text:span><text:span text:style-name="Bible_5f_text"><text:span text:style-name="T349">” </text:span></text:span><text:span text:style-name="Bible_5f_text"><text:span text:style-name="T349"><text:note text:id="ftn133" text:note-class="footnote"><text:note-citation>133</text:note-citation><text:note-body><text:p text:style-name="Footnote"><text:bookmark-start text:name="__RefHeading___Toc38939_1836810514"/><text:s/><text:alphabetical-index-mark-start text:id="IMark94726627364112"/><text:span text:style-name="T349">Isaías 52</text:span><text:alphabetical-index-mark-end text:id="IMark94726627364112"/><text:span text:style-name="T349">:10 </text:span><text:a xlink:type="simple" xlink:href="https://www.biblegateway.com/passage/?search=Isaias+52%3A10&amp;version=RVA" text:style-name="Internet_20_link" text:visited-style-name="Visited_20_Internet_20_Link"><text:span text:style-name="T349">RVA</text:span></text:a> <text:a xlink:type="simple" xlink:href="https://biblehub.com/text/isaiah/52-10.htm" text:style-name="Internet_20_link" text:visited-style-name="Visited_20_Internet_20_Link"><text:span text:style-name="T350">biblehub</text:span></text:a><text:bookmark-end text:name="__RefHeading___Toc38939_1836810514"/></text:p></text:note-body></text:note></text:span></text:span><text:span text:style-name="T349">. Y ese salud es el vocablo Yeshua, el nombre propio de nuestro salvador Jesucristo en hebreo. Todos los términos de la tierra verán a Yeshua.</text:span></text:p>
      <text:p text:style-name="P91"><text:span text:style-name="T350">En </text:span><text:alphabetical-index-mark-start text:id="IMark94726696074496"/><text:span text:style-name="T350">Isaías 40</text:span><text:alphabetical-index-mark-end text:id="IMark94726696074496"/><text:span text:style-name="T350"> </text:span><text:span text:style-name="Bible_5f_text"><text:span text:style-name="T350">“</text:span></text:span><text:bookmark text:name="es-RVA-18426"/><text:span text:style-name="Bible_5f_text">Y manifestaráse la gloria de Jehová, y </text:span><text:span text:style-name="Bible_5f_text"><text:span text:style-name="T350">TODA</text:span></text:span><text:span text:style-name="Bible_5f_text"> </text:span><text:span text:style-name="Bible_5f_text"><text:span text:style-name="T354">CARNE</text:span></text:span><text:span text:style-name="Bible_5f_text"> juntamente la verá; que la boca de Jehová habló</text:span><text:span text:style-name="Bible_5f_text"><text:span text:style-name="T350">” </text:span></text:span><text:span text:style-name="Bible_5f_text"><text:span text:style-name="T350"><text:note text:id="ftn134" text:note-class="footnote"><text:note-citation>134</text:note-citation><text:note-body><text:p text:style-name="Footnote"><text:bookmark-start text:name="__RefHeading___Toc38937_1836810514"/><text:s/><text:alphabetical-index-mark-start text:id="IMark94726708793872"/><text:span text:style-name="T350">Isaías 40</text:span><text:alphabetical-index-mark-end text:id="IMark94726708793872"/><text:span text:style-name="T350">:5 </text:span><text:a xlink:type="simple" xlink:href="https://www.biblegateway.com/passage/?search=Isaias+40%3A5&amp;version=RVA" text:style-name="Internet_20_link" text:visited-style-name="Visited_20_Internet_20_Link"><text:span text:style-name="T350">RVA</text:span></text:a><text:bookmark-end text:name="__RefHeading___Toc38937_1836810514"/></text:p></text:note-body></text:note></text:span></text:span><text:span text:style-name="T350">.</text:span></text:p>
      <text:p text:style-name="P92"><text:span text:style-name="T352">Otra forma de espiritualmente decir exactamente lo mismo está en </text:span><text:alphabetical-index-mark-start text:id="IMark94726594774512"/><text:span text:style-name="T352">Isaías 9</text:span><text:alphabetical-index-mark-end text:id="IMark94726594774512"/><text:span text:style-name="T352">, donde </text:span><text:span text:style-name="T16">Jehov</text:span><text:span text:style-name="T102">á</text:span><text:span text:style-name="T16"> afirma que </text:span><text:span text:style-name="Bible_5f_text"><text:span text:style-name="T16">“</text:span></text:span><text:span text:style-name="Bible_5f_text"><text:span text:style-name="T14">p</text:span></text:span><text:span text:style-name="Bible_5f_text"><text:span text:style-name="T102">or la pasión de Jehová</text:span></text:span><text:span text:style-name="Bible_5f_text"><text:span text:style-name="T14"> </text:span></text:span><text:span text:style-name="Bible_5f_text"><text:span text:style-name="T102">de los </text:span></text:span><text:span text:style-name="Bible_5f_text"><text:span text:style-name="T14">ejércitos </text:span></text:span><text:span text:style-name="Bible_5f_text"><text:span text:style-name="T102">incendiada está la tierra y los pueblos son el combustible. </text:span></text:span><text:span text:style-name="Bible_5f_text"><text:span text:style-name="T14">Fuego </text:span></text:span><text:span text:style-name="Bible_5f_text"><text:span text:style-name="T102">de hombre a hermano sin dejar a nadie” </text:span></text:span><text:span text:style-name="Bible_5f_text"><text:span text:style-name="T102"><text:note text:id="ftn135" text:note-class="footnote"><text:note-citation>135</text:note-citation><text:note-body><text:p text:style-name="P186"><text:bookmark-start text:name="__RefHeading___Toc38935_1836810514"/><text:s/><text:alphabetical-index-mark-start text:id="IMark94726794556288"/><text:span text:style-name="T145">Isaías 9</text:span><text:alphabetical-index-mark-end text:id="IMark94726794556288"/><text:span text:style-name="T145">:19 </text:span><text:a xlink:type="simple" xlink:href="https://biblehub.com/text/isaiah/9-19.htm" text:style-name="Internet_20_link" text:visited-style-name="Visited_20_Internet_20_Link"><text:span text:style-name="T145">biblehub</text:span></text:a> <text:span text:style-name="T147">(traducido por el autor)</text:span><text:bookmark-end text:name="__RefHeading___Toc38935_1836810514"/></text:p></text:note-body></text:note></text:span></text:span><text:span text:style-name="T102">. </text:span><text:span text:style-name="T101">Este tipo de afirmaciones espirituales provocan reacciones interesantes, </text:span><text:alphabetical-index-mark-start text:id="IMark94726745647792"/><text:span text:style-name="T101">Isaías 33</text:span><text:alphabetical-index-mark-end text:id="IMark94726745647792"/><text:span text:style-name="T101"> nos dice que: </text:span><text:span text:style-name="Bible_5f_text"><text:span text:style-name="T101">“</text:span></text:span><text:bookmark text:name="es-RVA-18294"/><text:span text:style-name="Bible_5f_text"><text:span text:style-name="T101">Los pecadores se asombraron en Sión, espanto sobrecogió á los hipócritas. ¿Quién de nosotros morará con el fuego consumidor? ¿quién de nosotros habitará con las llamas eternas?” </text:span></text:span><text:span text:style-name="Bible_5f_text"><text:span text:style-name="T101"><text:note text:id="ftn136" text:note-class="footnote"><text:note-citation>136</text:note-citation><text:note-body><text:p text:style-name="Footnote"><text:bookmark-start text:name="__RefHeading___Toc38933_1836810514"/><text:s/><text:alphabetical-index-mark-start text:id="IMark94726671665520"/><text:span text:style-name="T353">Isaías 33</text:span><text:alphabetical-index-mark-end text:id="IMark94726671665520"/><text:span text:style-name="T353">:14 </text:span><text:a xlink:type="simple" xlink:href="https://www.biblegateway.com/passage/?search=Isaias+33%3A14&amp;version=RVA" text:style-name="Internet_20_link" text:visited-style-name="Visited_20_Internet_20_Link"><text:span text:style-name="T353">RVA</text:span></text:a><text:bookmark-end text:name="__RefHeading___Toc38933_1836810514"/></text:p></text:note-body></text:note></text:span></text:span><text:span text:style-name="T101">. </text:span><text:span text:style-name="T103">Un gigantesco valle de fuego. Un Ge-Hen</text:span><text:span text:style-name="T130">ná</text:span><text:span text:style-name="T103"> de fuego. </text:span><text:span text:style-name="T126">Un lago de fuego.</text:span></text:p>
      <text:p text:style-name="P93"><text:span text:style-name="T355">Claro esto solo puede suceder si lo que afirma </text:span><text:alphabetical-index-mark-start text:id="IMark94726739942832"/><text:span text:style-name="T355">Isaías 26</text:span><text:alphabetical-index-mark-end text:id="IMark94726739942832"/><text:span text:style-name="T355"> es cierto, y solo hasta que se cumpla, que: </text:span><text:span text:style-name="Bible_5f_text"><text:span text:style-name="T355">“</text:span></text:span><text:bookmark text:name="es-RVA-18150"/><text:span text:style-name="Bible_5f_text">Tus muertos vivirán; junto con mi cuerpo muerto resucitarán. ­Despertad y cantad, moradores del polvo! porque tu rocío, cual rocío de </text:span><text:soft-page-break/><text:span text:style-name="Bible_5f_text">hortalizas; y la tierra echará los muertos</text:span><text:span text:style-name="Bible_5f_text"><text:span text:style-name="T355">” </text:span></text:span><text:span text:style-name="Bible_5f_text"><text:span text:style-name="T355"><text:note text:id="ftn137" text:note-class="footnote"><text:note-citation>137</text:note-citation><text:note-body><text:p text:style-name="Footnote"><text:bookmark-start text:name="__RefHeading___Toc38931_1836810514"/><text:s/><text:alphabetical-index-mark-start text:id="IMark94726614618096"/><text:span text:style-name="T355">Isaías 26</text:span><text:alphabetical-index-mark-end text:id="IMark94726614618096"/><text:span text:style-name="T355">:19 </text:span><text:a xlink:type="simple" xlink:href="https://www.biblegateway.com/passage/?search=Isaias+26%3A19&amp;version=RVA" text:style-name="Internet_20_link" text:visited-style-name="Visited_20_Internet_20_Link"><text:span text:style-name="T355">RVA</text:span></text:a><text:bookmark-end text:name="__RefHeading___Toc38931_1836810514"/></text:p></text:note-body></text:note></text:span></text:span><text:span text:style-name="T355">. Después de que la tierra eche sus muertos. Después de la resurrección de los muertos. Y entonces si, cuando esos moradores del polvo despierten, cantaran y alabarán a su Salvador. Porque nos dice Jehová en </text:span><text:alphabetical-index-mark-start text:id="IMark94726661333280"/><text:span text:style-name="T355">Isaías 45</text:span><text:alphabetical-index-mark-end text:id="IMark94726661333280"/><text:span text:style-name="T355"> que: </text:span><text:span text:style-name="Bible_5f_text"><text:span text:style-name="T355">“</text:span></text:span><text:bookmark text:name="es-RVA-18584"/><text:span text:style-name="Bible_5f_text">Mirad á mí, y sed salvos, </text:span><text:span text:style-name="Bible_5f_text"><text:span text:style-name="T356">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356">TODA</text:span></text:span><text:span text:style-name="Bible_5f_text"> rodilla, jurará </text:span><text:span text:style-name="Bible_5f_text"><text:span text:style-name="T356">TODA</text:span></text:span><text:span text:style-name="Bible_5f_text"> lengua. Y diráse de mí: Ciertamente en Jehová está la justicia y la fuerza: á él vendrán, y </text:span><text:span text:style-name="Bible_5f_text"><text:span text:style-name="T356">TODOS</text:span></text:span><text:span text:style-name="Bible_5f_text"> los que contra él se enardecen, serán avergonzados</text:span><text:span text:style-name="Bible_5f_text"><text:span text:style-name="T355">” </text:span></text:span><text:span text:style-name="Bible_5f_text"><text:span text:style-name="T355"><text:note text:id="ftn138" text:note-class="footnote"><text:note-citation>138</text:note-citation><text:note-body><text:p text:style-name="Footnote"><text:bookmark-start text:name="__RefHeading___Toc38929_1836810514"/><text:s/><text:alphabetical-index-mark-start text:id="IMark94726643693664"/><text:span text:style-name="T356">Isaías 45</text:span><text:alphabetical-index-mark-end text:id="IMark94726643693664"/><text:span text:style-name="T356">:22-24 </text:span><text:a xlink:type="simple" xlink:href="https://www.biblegateway.com/passage/?search=Isaias+45%3A22-24&amp;version=RVA" text:style-name="Internet_20_link" text:visited-style-name="Visited_20_Internet_20_Link"><text:span text:style-name="T356">RVA</text:span></text:a><text:bookmark-end text:name="__RefHeading___Toc38929_1836810514"/></text:p></text:note-body></text:note></text:span></text:span><text:span text:style-name="T355">.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95"><text:span text:style-name="T357">En </text:span><text:alphabetical-index-mark-start text:id="IMark94726739912512"/><text:span text:style-name="T357">Jeremías 24</text:span><text:alphabetical-index-mark-end text:id="IMark94726739912512"/><text:span text:style-name="T357">, Jehová dice que: </text:span><text:span text:style-name="Bible_5f_text"><text:span text:style-name="T357">“</text:span></text:span><text:span text:style-name="Bible_5f_text">les daré corazón para que me conozcan, que yo soy Jehová: y me serán por pueblo, y yo les seré á ellos por Dios; porque se volverán á mí de todo su corazón” </text:span><text:span text:style-name="Bible_5f_text"><text:note text:id="ftn139" text:note-class="footnote"><text:note-citation>139</text:note-citation><text:note-body><text:p text:style-name="Footnote"><text:bookmark-start text:name="__RefHeading___Toc38927_1836810514"/><text:s/><text:alphabetical-index-mark-start text:id="IMark94726662955200"/><text:span text:style-name="T357">Jeremías 24</text:span><text:alphabetical-index-mark-end text:id="IMark94726662955200"/><text:span text:style-name="T357">:7 </text:span><text:a xlink:type="simple" xlink:href="https://www.biblegateway.com/passage/?search=Jeremias+24%3A7&amp;version=RVA" text:style-name="Internet_20_link" text:visited-style-name="Visited_20_Internet_20_Link"><text:span text:style-name="T357">RVA</text:span></text:a><text:bookmark-end text:name="__RefHeading___Toc38927_1836810514"/></text:p></text:note-body></text:note></text:span>. <text:span text:style-name="T357">Y en </text:span><text:alphabetical-index-mark-start text:id="IMark94726689361216"/><text:span text:style-name="T357">Jeremías 31</text:span><text:alphabetical-index-mark-end text:id="IMark94726689361216"/><text:span text:style-name="T357"> también Jehová dice que: </text:span><text:span text:style-name="Bible_5f_text"><text:span text:style-name="T357">“</text:span></text:span><text:bookmark text:name="es-RVA-19725"/><text:span text:style-name="Bible_5f_text">Daré mi ley en sus entrañas, y escribiréla en sus corazones; y seré yo á ellos por Dios, y ellos me serán por pueblo</text:span><text:span text:style-name="Bible_5f_text"><text:span text:style-name="T357">” </text:span></text:span><text:span text:style-name="Bible_5f_text"><text:span text:style-name="T357"><text:note text:id="ftn140" text:note-class="footnote"><text:note-citation>140</text:note-citation><text:note-body><text:p text:style-name="Footnote"><text:bookmark-start text:name="__RefHeading___Toc38925_1836810514"/><text:s/><text:alphabetical-index-mark-start text:id="IMark94726690448512"/><text:span text:style-name="T357">Jeremías 31</text:span><text:alphabetical-index-mark-end text:id="IMark94726690448512"/><text:span text:style-name="T357">:33 </text:span><text:a xlink:type="simple" xlink:href="https://www.biblegateway.com/passage/?search=Jeremias+31%3A33&amp;version=RVA" text:style-name="Internet_20_link" text:visited-style-name="Visited_20_Internet_20_Link"><text:span text:style-name="T357">RVA</text:span></text:a><text:bookmark-end text:name="__RefHeading___Toc38925_1836810514"/></text:p></text:note-body></text:note></text:span></text:span><text:span text:style-name="T357">. Y en </text:span><text:alphabetical-index-mark-start text:id="IMark94726694350224"/><text:span text:style-name="T357">Jeremías 32</text:span><text:alphabetical-index-mark-end text:id="IMark94726694350224"/><text:span text:style-name="T357"> Jehová dice: </text:span><text:span text:style-name="Bible_5f_text"><text:span text:style-name="T357">“</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357">” </text:span></text:span><text:soft-page-break/><text:span text:style-name="Bible_5f_text"><text:span text:style-name="T357"><text:note text:id="ftn141" text:note-class="footnote"><text:note-citation>141</text:note-citation><text:note-body><text:p text:style-name="Footnote"><text:bookmark-start text:name="__RefHeading___Toc38923_1836810514"/><text:s/><text:alphabetical-index-mark-start text:id="IMark94726739930384"/><text:span text:style-name="T358">Jeremías 32</text:span><text:alphabetical-index-mark-end text:id="IMark94726739930384"/><text:span text:style-name="T358">:39-40 </text:span><text:a xlink:type="simple" xlink:href="https://www.biblegateway.com/passage/?search=Jeremias+32%3A39-40&amp;version=RVA" text:style-name="Internet_20_link" text:visited-style-name="Visited_20_Internet_20_Link"><text:span text:style-name="T358">RVA</text:span></text:a><text:span text:style-name="T358"> </text:span><text:bookmark-end text:name="__RefHeading___Toc38923_1836810514"/></text:p></text:note-body></text:note></text:span></text:span><text:span text:style-name="T357">.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96"><text:span text:style-name="T359">Después de eso, en </text:span><text:alphabetical-index-mark-start text:id="IMark94726711596080"/><text:span text:style-name="T359">Jeremías 33</text:span><text:alphabetical-index-mark-end text:id="IMark94726711596080"/><text:span text:style-name="T359">, Jehová promete que: </text:span><text:span text:style-name="Bible_5f_text"><text:span text:style-name="T359">“</text:span></text:span><text:span text:style-name="Bible_5f_text">Y los limpiaré de </text:span><text:span text:style-name="Bible_5f_text"><text:span text:style-name="T359">TODA</text:span></text:span><text:span text:style-name="Bible_5f_text"> su maldad con que pecaron contra mí; y perdonaré </text:span><text:span text:style-name="Bible_5f_text"><text:span text:style-name="T359">TODOS</text:span></text:span><text:span text:style-name="Bible_5f_text"> sus pecados con que contra mí pecaron, y con que contra mí se rebelaron. Y seráme á mí por nombre de gozo, de alabanza y de gloria, entre </text:span><text:span text:style-name="Bible_5f_text"><text:span text:style-name="T359">TODAS</text:span></text:span><text:span text:style-name="Bible_5f_text"> las gentes de la tierra, que habrán oído </text:span><text:span text:style-name="Bible_5f_text"><text:span text:style-name="T359">TODO</text:span></text:span><text:span text:style-name="Bible_5f_text"> el bien que yo les hago; y temerán y temblarán de </text:span><text:span text:style-name="Bible_5f_text"><text:span text:style-name="T359">TODO</text:span></text:span><text:span text:style-name="Bible_5f_text"> el bien y de </text:span><text:span text:style-name="Bible_5f_text"><text:span text:style-name="T359">TODA</text:span></text:span><text:span text:style-name="Bible_5f_text"> la paz que yo les haré</text:span><text:span text:style-name="Bible_5f_text"><text:span text:style-name="T359">” </text:span></text:span><text:span text:style-name="Bible_5f_text"><text:span text:style-name="T359"><text:note text:id="ftn142" text:note-class="footnote"><text:note-citation>142</text:note-citation><text:note-body><text:p text:style-name="Footnote"><text:bookmark-start text:name="__RefHeading___Toc38921_1836810514"/><text:s/><text:alphabetical-index-mark-start text:id="IMark94726671665520"/><text:span text:style-name="T359">Jeremías 33</text:span><text:alphabetical-index-mark-end text:id="IMark94726671665520"/><text:span text:style-name="T359">:8-9 </text:span><text:a xlink:type="simple" xlink:href="https://www.biblegateway.com/passage/?search=Jeremias+33%3A8-9&amp;version=RVA" text:style-name="Internet_20_link" text:visited-style-name="Visited_20_Internet_20_Link"><text:span text:style-name="T359">RVA</text:span></text:a><text:bookmark-end text:name="__RefHeading___Toc38921_1836810514"/></text:p></text:note-body></text:note></text:span></text:span><text:span text:style-name="T359">.</text:span></text:p>
      <text:p text:style-name="P97">Primero el mismo nos limpia de TODA la maldad con la cual pecamos y <text:span text:style-name="T515">DESPUÉS</text:span> nos perdona TODOS los pecados. Y encima de todo nos da tanta paz y nos hace tanto bien que <text:span text:style-name="T492">TODAS las gentes de la tierra </text:span>temblar<text:span text:style-name="T492">an</text:span> de todo el bien y de toda la paz que nos hará.</text:p>
      <text:p text:style-name="P99">Pensar que <text:span text:style-name="T515">Adán</text:span> se tiro a toda la humanidad pero Cristo solo reconcilió, o solo salvó, o solo pudo atraer a unos pocos, que porque <text:span text:style-name="T540">el resto </text:span>no lo aceptaron, o no confiaron en el, es como pensar que una mama que decid<text:span text:style-name="T540">e</text:span> cambiar de pañales a su bebe recién nacido, porque se cagó, <text:span text:style-name="T540">después cambie de opinión y </text:span>decida <text:span text:style-name="T540">no cambiarlo</text:span>, o le quede <text:span text:style-name="T540">grande </text:span>cambiarlo, porque <text:span text:style-name="T540">su bebe </text:span>empezó a llorar, o porque le pegó una patadita, o porque la orino en el proceso. Es pensar que la voluntad del bebe le va a ganar a la voluntad de la madre. Y claro la comparación es una <text:soft-page-break/>exageración porque proporcionalmente la voluntad de Dios es <text:span text:style-name="T360">incomprensiblemente </text:span>mas grande que la de nosotros, y la de un madre tan solo <text:span text:style-name="T360">una</text:span> veces mas grande que la del bebe. Y el amor de Dios por nosotros también es mucho mas grande que el de la de la madre por su bebe.</text:p>
      <text:p text:style-name="P98">El está en control, Jehová es Dios de todo. <text:span text:style-name="T493">El es dueño d</text:span>el cielo y de la tierra. <text:span text:style-name="T493">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158"><text:span text:style-name="T361">Jehová dice en </text:span><text:alphabetical-index-mark-start text:id="IMark94726738595856"/><text:span text:style-name="T361">Ezequiel 11</text:span><text:alphabetical-index-mark-end text:id="IMark94726738595856"/><text:span text:style-name="T361"> que: </text:span><text:span text:style-name="Bible_5f_text"><text:span text:style-name="T361">“</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361">” </text:span></text:span><text:span text:style-name="Bible_5f_text"><text:span text:style-name="T361"><text:note text:id="ftn143" text:note-class="footnote"><text:note-citation>143</text:note-citation><text:note-body><text:p text:style-name="Footnote"><text:bookmark-start text:name="__RefHeading___Toc38919_1836810514"/><text:s/><text:alphabetical-index-mark-start text:id="IMark94726766403152"/><text:span text:style-name="T361">Ezequiel 11</text:span><text:alphabetical-index-mark-end text:id="IMark94726766403152"/><text:span text:style-name="T361">:19-20 </text:span><text:a xlink:type="simple" xlink:href="https://www.biblegateway.com/passage/?search=Ezequiel+11%3A19-20&amp;version=RVA" text:style-name="Internet_20_link" text:visited-style-name="Visited_20_Internet_20_Link"><text:span text:style-name="T361">RVA</text:span></text:a><text:bookmark-end text:name="__RefHeading___Toc38919_1836810514"/></text:p></text:note-body></text:note></text:span></text:span><text:span text:style-name="T361">. Y en </text:span><text:alphabetical-index-mark-start text:id="IMark94726714217664"/><text:span text:style-name="T361">Ezequiel 36</text:span><text:alphabetical-index-mark-end text:id="IMark94726714217664"/><text:span text:style-name="T361"> dice que: </text:span><text:span text:style-name="Bible_5f_text"><text:span text:style-name="T361">“</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144" text:note-class="footnote"><text:note-citation>144</text:note-citation><text:note-body><text:p text:style-name="Footnote"><text:bookmark-start text:name="__RefHeading___Toc38917_1836810514"/><text:s/><text:alphabetical-index-mark-start text:id="IMark94726711537024"/><text:span text:style-name="T361">Ezequiel 36</text:span><text:alphabetical-index-mark-end text:id="IMark94726711537024"/><text:span text:style-name="T361">:26-27 </text:span><text:a xlink:type="simple" xlink:href="https://www.biblegateway.com/passage/?search=Ezequiel+36%3A26-27&amp;version=RVA" text:style-name="Internet_20_link" text:visited-style-name="Visited_20_Internet_20_Link"><text:span text:style-name="T361">RVA</text:span></text:a><text:bookmark-end text:name="__RefHeading___Toc38917_1836810514"/></text:p></text:note-body></text:note></text:span>. <text:span text:style-name="T361">Y en </text:span><text:alphabetical-index-mark-start text:id="IMark94726740691536"/><text:span text:style-name="T361">Ezequiel 37</text:span><text:alphabetical-index-mark-end text:id="IMark94726740691536"/><text:span text:style-name="T361"> dice que: </text:span><text:span text:style-name="Bible_5f_text"><text:span text:style-name="T361">“</text:span></text:span><text:bookmark text:name="es-RVA-21412"/><text:span text:style-name="Bible_5f_text">Y pondré mi espíritu en vosotros, y viviréis</text:span><text:span text:style-name="Bible_5f_text"><text:span text:style-name="T361">” </text:span></text:span><text:span text:style-name="Bible_5f_text"><text:span text:style-name="T361"><text:note text:id="ftn145" text:note-class="footnote"><text:note-citation>145</text:note-citation><text:note-body><text:p text:style-name="Footnote"><text:bookmark-start text:name="__RefHeading___Toc38915_1836810514"/><text:s/><text:alphabetical-index-mark-start text:id="IMark94726723944896"/><text:span text:style-name="T362">Ezequiel 37</text:span><text:alphabetical-index-mark-end text:id="IMark94726723944896"/><text:span text:style-name="T362">:14 </text:span><text:a xlink:type="simple" xlink:href="https://www.biblegateway.com/passage/?search=Ezequiel+37%3A14&amp;version=RVA" text:style-name="Internet_20_link" text:visited-style-name="Visited_20_Internet_20_Link"><text:span text:style-name="T362">RVA</text:span></text:a><text:bookmark-end text:name="__RefHeading___Toc38915_1836810514"/></text:p></text:note-body></text:note></text:span></text:span><text:span text:style-name="T361">. Es Jehová el que da un corazón capaz de andar en sus ordenanzas. El quita el corazón viejo de piedra y nos da uno nuevo de carne. Luego nos pone su espíritu y es Jehová el que HACE que andemos en sus mandamientos y los pongamos por obra. </text:span></text:p>
      <text:p text:style-name="P163">A la biblia le gusta repetir para que la cosa quede clara.</text:p>
      <text:p text:style-name="P100"><text:soft-page-break/><text:span text:style-name="T363">También nos habla del mecanismo. En </text:span><text:alphabetical-index-mark-start text:id="IMark94726696074496"/><text:span text:style-name="T363">Ezequiel 22</text:span><text:alphabetical-index-mark-end text:id="IMark94726696074496"/><text:span text:style-name="T363"> dice que: </text:span><text:span text:style-name="Bible_5f_text"><text:span text:style-name="T363">“</text:span></text:span><text:bookmark text:name="es-RVA-20997"/><text:span text:style-name="Bible_5f_text">Como quien junta plata y metal y hierro y plomo y estaño en medio del horno, para encender </text:span><text:span text:style-name="Bible_5f_text"><text:span text:style-name="T363">FUEGO</text:span></text:span><text:span text:style-name="Bible_5f_text"> en él para fundir; así os juntaré en mi furor y en mi ira, y haré reposar, y os fundiré. Yo os juntaré y soplaré sobre vosotros en el </text:span><text:span text:style-name="Bible_5f_text"><text:span text:style-name="T363">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363">” </text:span></text:span><text:span text:style-name="Bible_5f_text"><text:span text:style-name="T363"><text:note text:id="ftn146" text:note-class="footnote"><text:note-citation>146</text:note-citation><text:note-body><text:p text:style-name="Footnote"><text:bookmark-start text:name="__RefHeading___Toc38913_1836810514"/><text:s/><text:alphabetical-index-mark-start text:id="IMark94726708793872"/><text:span text:style-name="T363">Ezequiel 22</text:span><text:alphabetical-index-mark-end text:id="IMark94726708793872"/><text:span text:style-name="T363">:20-22 </text:span><text:a xlink:type="simple" xlink:href="https://www.biblegateway.com/passage/?search=Ezequiel+22%3A20-22&amp;version=RVA" text:style-name="Internet_20_link" text:visited-style-name="Visited_20_Internet_20_Link"><text:span text:style-name="T363">RVA</text:span></text:a><text:bookmark-end text:name="__RefHeading___Toc38913_1836810514"/></text:p></text:note-body></text:note></text:span></text:span><text:span text:style-name="T363">. Es con fuego. El mismo del que nos habla Juan el Bautista.</text:span></text:p>
      <text:h text:style-name="Heading_20_5" text:outline-level="5"><text:bookmark-start text:name="__RefHeading___Toc28285_1627726659"/>Daniel.<text:bookmark-end text:name="__RefHeading___Toc28285_1627726659"/></text:h>
      <text:p text:style-name="P103"><text:span text:style-name="T364">En la visión de </text:span><text:alphabetical-index-mark-start text:id="IMark94726594774512"/><text:span text:style-name="T364">Daniel 7</text:span><text:alphabetical-index-mark-end text:id="IMark94726594774512"/><text:span text:style-name="T364">, a un hijo de hombre </text:span><text:span text:style-name="Bible_5f_text"><text:span text:style-name="T364">“</text:span></text:span><text:bookmark text:name="es-RVR1960-21949"/><text:span text:style-name="Bible_5f_text">le fue dado dominio, gloria y reino, para que </text:span><text:span text:style-name="Bible_5f_text"><text:span text:style-name="T364">TODOS</text:span></text:span><text:span text:style-name="Bible_5f_text"> los pueblos, naciones y lenguas le sirvieran; su dominio es dominio eterno, que nunca pasará, y su reino uno que no será destruido</text:span><text:span text:style-name="Bible_5f_text"><text:span text:style-name="T364">” </text:span></text:span><text:span text:style-name="Bible_5f_text"><text:span text:style-name="T364"><text:note text:id="ftn147" text:note-class="footnote"><text:note-citation>147</text:note-citation><text:note-body><text:p text:style-name="Footnote"><text:bookmark-start text:name="__RefHeading___Toc38911_1836810514"/><text:s/><text:alphabetical-index-mark-start text:id="IMark94726745647792"/><text:span text:style-name="T364">Daniel 7</text:span><text:alphabetical-index-mark-end text:id="IMark94726745647792"/><text:span text:style-name="T364">:14 </text:span><text:a xlink:type="simple" xlink:href="https://www.biblegateway.com/passage/?search=Daniel+7%3A14&amp;version=RVR1960" text:style-name="Internet_20_link" text:visited-style-name="Visited_20_Internet_20_Link"><text:span text:style-name="T364">RVR1960</text:span></text:a><text:bookmark-end text:name="__RefHeading___Toc38911_1836810514"/></text:p></text:note-body></text:note></text:span></text:span><text:span text:style-name="T364">. Dice TODOS, pero algunos creen que es una parte, una mayoría, una selección, pero no todos. Algunos creen que ahí no esta Sodoma, o ni siquiera Israel completo, solo parte. Y según esta misma visión al final, </text:span><text:span text:style-name="Bible_5f_text"><text:span text:style-name="T364">“</text:span></text:span><text:bookmark text:name="es-RVR1960-21962"/><text:span text:style-name="Bible_5f_text">el reino, y el dominio y la majestad de los reinos debajo de </text:span><text:span text:style-name="Bible_5f_text"><text:span text:style-name="T364">TODO </text:span></text:span><text:span text:style-name="Bible_5f_text">el cielo, sea dado al pueblo de los santos del Altísimo, cuyo reino es reino eterno, y </text:span><text:span text:style-name="Bible_5f_text"><text:span text:style-name="T364">TODOS</text:span></text:span><text:span text:style-name="Bible_5f_text"> los dominios le servirán y obedecerán” </text:span><text:span text:style-name="Bible_5f_text"><text:note text:id="ftn148" text:note-class="footnote"><text:note-citation>148</text:note-citation><text:note-body><text:p text:style-name="Footnote"><text:bookmark-start text:name="__RefHeading___Toc38909_1836810514"/><text:s/><text:alphabetical-index-mark-start text:id="IMark94726745647792"/><text:span text:style-name="T364">Daniel 7</text:span><text:alphabetical-index-mark-end text:id="IMark94726745647792"/><text:span text:style-name="T364">:27 </text:span><text:a xlink:type="simple" xlink:href="https://www.biblegateway.com/passage/?search=Daniel+7%3A27&amp;version=RVR1960" text:style-name="Internet_20_link" text:visited-style-name="Visited_20_Internet_20_Link"><text:span text:style-name="T364">RVR1960</text:span></text:a><text:bookmark-end text:name="__RefHeading___Toc38909_1836810514"/></text:p></text:note-body></text:note></text:span>. <text:span text:style-name="T364">Es TODOS, toditos, todos. </text:span></text:p>
      <text:p text:style-name="P104">Pero algunos creen que es reino de algunos, que hay dominios que no le servirán, que el amor no vence al odio en algunos casos. Que la bondad no vence a la maldad en algunos casos. Que la <text:soft-page-break/>voluntad del algunos es mayor que la del creador del cielo y de la tierra. No quiso. De malas. Ahí si ya Dios no puede hacer nada.</text:p>
      <text:p text:style-name="P101">Es como pensar que un bebe que apenas gatea y que va <text:span text:style-name="T366">en dirección</text:span> a un incendio y que yo, <text:span text:style-name="T365">padre amoroso del bebe, </text:span>le aviso y le señalo el incendio, <text:span text:style-name="T365">le advierto del peligro, </text:span>pero el bebe sigue camino al incendio y no me entiende, o no me quiere entender, o no me presta atención, <text:span text:style-name="T367">o no me obedece, </text:span>y que entonces yo en mi “gran amor” por mi bebe y mi “gran respeto” por su decisión y por su voluntad, decido dejarlo seguir su camino. <text:span text:style-name="T494">Lo amo tanto que lo dejo que se meta en el incendio. Absurdo ¿no?, pero eso es lo que creen algunos.</text:span></text:p>
      <text:p text:style-name="P102">Claro no es una comparación justa, porque <text:span text:style-name="T515">Dios</text:span> nos permite incluso morir, y después nos resucita <text:span text:style-name="T368">a TODOS</text:span>. <text:span text:style-name="T369">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105"><text:span text:style-name="T371">Dice </text:span><text:alphabetical-index-mark-start text:id="IMark94726628254144"/><text:span text:style-name="T371">Oseas 6</text:span><text:alphabetical-index-mark-end text:id="IMark94726628254144"/><text:span text:style-name="T371"> que </text:span><text:span text:style-name="Bible_5f_text"><text:span text:style-name="T371">“</text:span></text:span><text:bookmark text:name="es-RVA-22169"/><text:span text:style-name="Bible_5f_text">V</text:span><text:span text:style-name="Bible_5f_text"><text:span text:style-name="T371">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371">” </text:span></text:span><text:span text:style-name="Bible_5f_text"><text:span text:style-name="T371"><text:note text:id="ftn149" text:note-class="footnote"><text:note-citation>149</text:note-citation><text:note-body><text:p text:style-name="Footnote"><text:bookmark-start text:name="__RefHeading___Toc38907_1836810514"/><text:s/><text:alphabetical-index-mark-start text:id="IMark94726671687760"/><text:span text:style-name="T371">Oseas 6</text:span><text:alphabetical-index-mark-end text:id="IMark94726671687760"/><text:span text:style-name="T371">:1-3 </text:span><text:a xlink:type="simple" xlink:href="https://www.biblegateway.com/passage/?search=Oseas+6%3A1-3&amp;version=RVA" text:style-name="Internet_20_link" text:visited-style-name="Visited_20_Internet_20_Link"><text:span text:style-name="T371">RVA</text:span></text:a><text:bookmark-end text:name="__RefHeading___Toc38907_1836810514"/></text:p></text:note-body></text:note></text:span></text:span><text:span text:style-name="T371">. Pero no, algunos piensan que eso es solo para Israel y no para los millones de paganos que terminamos creyendo en el Meshiakh de Israel. Y en </text:span><text:alphabetical-index-mark-start text:id="IMark94726667482864"/><text:span text:style-name="T371">Oseas 13</text:span><text:alphabetical-index-mark-end text:id="IMark94726667482864"/><text:span text:style-name="T371"> </text:span><text:span text:style-name="Bible_5f_text"><text:span text:style-name="T371">“</text:span></text:span><text:span text:style-name="Bible_5f_text">De la mano del sepulcro los redimiré, librarélos de la muerte. Oh muerte, yo seré tu </text:span><text:soft-page-break/><text:span text:style-name="Bible_5f_text">muerte; y seré tu destrucción, oh sepulcro</text:span><text:span text:style-name="Bible_5f_text"><text:span text:style-name="T371">” </text:span></text:span><text:span text:style-name="Bible_5f_text"><text:span text:style-name="T371"><text:note text:id="ftn150" text:note-class="footnote"><text:note-citation>150</text:note-citation><text:note-body><text:p text:style-name="P192"><text:bookmark-start text:name="__RefHeading___Toc38905_1836810514"/><text:span text:style-name="T371"><text:s/></text:span><text:alphabetical-index-mark-start text:id="IMark94726714217664"/><text:span text:style-name="T371">Oseas 13</text:span><text:alphabetical-index-mark-end text:id="IMark94726714217664"/><text:span text:style-name="T371">:14 </text:span><text:a xlink:type="simple" xlink:href="https://www.biblegateway.com/passage/?search=Oseas+13%3A14&amp;version=RVA" text:style-name="Internet_20_link" text:visited-style-name="Visited_20_Internet_20_Link"><text:span text:style-name="T371">RVA</text:span></text:a><text:bookmark-end text:name="__RefHeading___Toc38905_1836810514"/></text:p></text:note-body></text:note></text:span></text:span><text:span text:style-name="T371">. Y Pablo explica en 1ra Corintios 15 que este texto se refiere a la resurrección de los muertos y la vida en el Espíritu Santo. Esa que es para TODOS. Tal como lo explica el mismo YHWH en </text:span><text:alphabetical-index-mark-start text:id="IMark94726643693664"/><text:span text:style-name="T371">Joel 2</text:span><text:alphabetical-index-mark-end text:id="IMark94726643693664"/><text:span text:style-name="T371">: </text:span><text:span text:style-name="Bible_5f_text"><text:span text:style-name="T371">“</text:span></text:span><text:bookmark text:name="es-RVA-22340"/><text:span text:style-name="Bible_5f_text">derramaré mi Espíritu sobre </text:span><text:span text:style-name="Bible_5f_text"><text:span text:style-name="T372">TODA</text:span></text:span><text:span text:style-name="Bible_5f_text"> </text:span><text:span text:style-name="Bible_5f_text"><text:span text:style-name="T381">CARNE” </text:span></text:span><text:span text:style-name="Bible_5f_text"><text:span text:style-name="T381"><text:note text:id="ftn151" text:note-class="footnote"><text:note-citation>151</text:note-citation><text:note-body><text:p text:style-name="Footnote"><text:bookmark-start text:name="__RefHeading___Toc38903_1836810514"/><text:s/><text:alphabetical-index-mark-start text:id="IMark94726740691536"/><text:span text:style-name="T372">Joel 2</text:span><text:alphabetical-index-mark-end text:id="IMark94726740691536"/><text:span text:style-name="T372">:28-29 </text:span><text:a xlink:type="simple" xlink:href="https://www.biblegateway.com/passage/?search=Joel+2%3A28-29&amp;version=RVA" text:style-name="Internet_20_link" text:visited-style-name="Visited_20_Internet_20_Link"><text:span text:style-name="T372">RVA</text:span></text:a><text:bookmark-end text:name="__RefHeading___Toc38903_1836810514"/></text:p></text:note-body></text:note></text:span></text:span><text:span text:style-name="T371">. TODA CARNE. </text:span></text:p>
      <text:p text:style-name="P159"><text:span text:style-name="T371">Y en Abdías el mismo Yavé dice </text:span><text:span text:style-name="Bible_5f_text"><text:span text:style-name="T371">“</text:span></text:span><text:bookmark text:name="es-RVA-22526"/><text:span text:style-name="Bible_5f_text">cercano está el día de Jehová sobre </text:span><text:span text:style-name="Bible_5f_text"><text:span text:style-name="T373">TODAS</text:span></text:span><text:span text:style-name="Bible_5f_text"> las gente</text:span><text:span text:style-name="Bible_5f_text"><text:span text:style-name="T373">s” </text:span></text:span><text:span text:style-name="Bible_5f_text"><text:span text:style-name="T373"><text:note text:id="ftn152" text:note-class="footnote"><text:note-citation>152</text:note-citation><text:note-body><text:p text:style-name="Footnote"><text:bookmark-start text:name="__RefHeading___Toc38901_1836810514"/><text:s/><text:alphabetical-index-mark-start text:id="IMark94726627364112"/><text:span text:style-name="T517">Abdías 1</text:span><text:alphabetical-index-mark-end text:id="IMark94726627364112"/><text:span text:style-name="T517">:15 </text:span><text:a xlink:type="simple" xlink:href="https://www.biblegateway.com/passage/?search=Abdias+1%3A15&amp;version=RVA" text:style-name="Internet_20_link" text:visited-style-name="Visited_20_Internet_20_Link"><text:span text:style-name="T517">RVA</text:span></text:a><text:bookmark-end text:name="__RefHeading___Toc38901_1836810514"/></text:p></text:note-body></text:note></text:span></text:span><text:span text:style-name="T373">. Nadie se escapa, nos lo explica también Jehová en </text:span><text:alphabetical-index-mark-start text:id="IMark94726711537024"/><text:span text:style-name="T373">Amos 9</text:span><text:alphabetical-index-mark-end text:id="IMark94726711537024"/><text:span text:style-name="T373"> </text:span><text:span text:style-name="Bible_5f_text"><text:span text:style-name="T373">“</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373">” </text:span></text:span><text:span text:style-name="Bible_5f_text"><text:span text:style-name="T373"><text:note text:id="ftn153" text:note-class="footnote"><text:note-citation>153</text:note-citation><text:note-body><text:p text:style-name="Footnote"><text:bookmark-start text:name="__RefHeading___Toc38899_1836810514"/><text:s/><text:alphabetical-index-mark-start text:id="IMark94726695948928"/><text:span text:style-name="T373">Amós 9</text:span><text:alphabetical-index-mark-end text:id="IMark94726695948928"/><text:span text:style-name="T373">:2-3 </text:span><text:a xlink:type="simple" xlink:href="https://www.biblegateway.com/passage/?search=Amos+9%3A2-3&amp;version=RVA-2015" text:style-name="Internet_20_link" text:visited-style-name="Visited_20_Internet_20_Link"><text:span text:style-name="T373">RVA-2015</text:span></text:a><text:bookmark-end text:name="__RefHeading___Toc38899_1836810514"/></text:p></text:note-body></text:note></text:span></text:span><text:span text:style-name="T373">. Y nos dice que cuando edifique el tabernáculo caído de David lo hace </text:span><text:span text:style-name="Bible_5f_text"><text:span text:style-name="T373">“</text:span></text:span><text:bookmark text:name="es-RVR1960-22509"/><text:span text:style-name="Bible_5f_text">para que aquellos sobre los cuales es invocado mi nombre posean el resto de Edom, y a </text:span><text:span text:style-name="Bible_5f_text"><text:span text:style-name="T373">TODAS</text:span></text:span><text:span text:style-name="Bible_5f_text"> las naciones” </text:span><text:span text:style-name="Bible_5f_text"><text:note text:id="ftn154" text:note-class="footnote"><text:note-citation>154</text:note-citation><text:note-body><text:p text:style-name="Footnote"><text:bookmark-start text:name="__RefHeading___Toc38897_1836810514"/><text:s/><text:alphabetical-index-mark-start text:id="IMark94726794556288"/><text:span text:style-name="T373">Amós 9</text:span><text:alphabetical-index-mark-end text:id="IMark94726794556288"/><text:span text:style-name="T373">:12 </text:span><text:a xlink:type="simple" xlink:href="https://www.biblegateway.com/passage/?search=Amos+9%3A12&amp;version=RVR1960" text:style-name="Internet_20_link" text:visited-style-name="Visited_20_Internet_20_Link"><text:span text:style-name="T373">RVR1960</text:span></text:a><text:bookmark-end text:name="__RefHeading___Toc38897_1836810514"/></text:p></text:note-body></text:note></text:span>. <text:span text:style-name="T373">En Miqueas también dice que </text:span><text:span text:style-name="Bible_5f_text"><text:span text:style-name="T373">“</text:span></text:span><text:span text:style-name="Bible_5f_text">Oíd, pueblos </text:span><text:span text:style-name="Bible_5f_text"><text:span text:style-name="T374">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374">FUEGO</text:span></text:span><text:span text:style-name="Bible_5f_text">, como las aguas que corren por un precipicio</text:span><text:span text:style-name="Bible_5f_text"><text:span text:style-name="T373">” </text:span></text:span><text:span text:style-name="Bible_5f_text"><text:span text:style-name="T373"><text:note text:id="ftn155" text:note-class="footnote"><text:note-citation>155</text:note-citation><text:note-body><text:p text:style-name="Footnote"><text:bookmark-start text:name="__RefHeading___Toc38895_1836810514"/><text:s/><text:alphabetical-index-mark-start text:id="IMark94726667482864"/><text:span text:style-name="T374">Miqueas 1</text:span><text:alphabetical-index-mark-end text:id="IMark94726667482864"/><text:span text:style-name="T374">:2-4 </text:span><text:a xlink:type="simple" xlink:href="https://www.biblegateway.com/passage/?search=Miqueas+1%3A2-4&amp;version=RVR1960" text:style-name="Internet_20_link" text:visited-style-name="Visited_20_Internet_20_Link"><text:span text:style-name="T374">RVR1960</text:span></text:a><text:bookmark-end text:name="__RefHeading___Toc38895_1836810514"/></text:p></text:note-body></text:note></text:span></text:span><text:span text:style-name="T373">. El fuego es para TODOS. En </text:span><text:alphabetical-index-mark-start text:id="IMark94726740818624"/><text:span text:style-name="T373">Nahum 1</text:span><text:alphabetical-index-mark-end text:id="IMark94726740818624"/><text:span text:style-name="T373"> se afirma </text:span><text:span text:style-name="Bible_5f_text"><text:span text:style-name="T373">“</text:span></text:span><text:bookmark text:name="es-RVR1960-22691"/><text:span text:style-name="Bible_5f_text">Los montes tiemblan delante de él, y los collados se derriten; la tierra se conmueve a su </text:span><text:soft-page-break/><text:span text:style-name="Bible_5f_text">presencia, y el mundo, y </text:span><text:span text:style-name="Bible_5f_text"><text:span text:style-name="T375">TODOS</text:span></text:span><text:span text:style-name="Bible_5f_text"> los que en él habitan. ¿Quién permanecerá delante de su ira? ¿y quién quedará en pie en el ardor de su enojo? Su ira se derrama como </text:span><text:span text:style-name="Bible_5f_text"><text:span text:style-name="T375">FUEGO</text:span></text:span><text:span text:style-name="Bible_5f_text">, y por él se hienden las peñas” </text:span><text:span text:style-name="Bible_5f_text"><text:note text:id="ftn156" text:note-class="footnote"><text:note-citation>156</text:note-citation><text:note-body><text:p text:style-name="Footnote"><text:bookmark-start text:name="__RefHeading___Toc38893_1836810514"/><text:s/><text:alphabetical-index-mark-start text:id="IMark94726644282000"/><text:span text:style-name="T375">Nahum 1</text:span><text:alphabetical-index-mark-end text:id="IMark94726644282000"/><text:span text:style-name="T375">:5-6 </text:span><text:a xlink:type="simple" xlink:href="https://www.biblegateway.com/passage/?search=Nahum+1%3A5-6&amp;version=RVR1960" text:style-name="Internet_20_link" text:visited-style-name="Visited_20_Internet_20_Link"><text:span text:style-name="T375">RVR1960</text:span></text:a><text:bookmark-end text:name="__RefHeading___Toc38893_1836810514"/></text:p></text:note-body></text:note></text:span>. </text:p>
      <text:p text:style-name="P164">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106"><text:span text:style-name="T376">En </text:span><text:alphabetical-index-mark-start text:id="IMark94726719231872"/><text:span text:style-name="T376">Sofonías 1</text:span><text:alphabetical-index-mark-end text:id="IMark94726719231872"/><text:span text:style-name="T376">, Jehová nos dice que </text:span><text:span text:style-name="Bible_5f_text"><text:span text:style-name="T376">“</text:span></text:span><text:bookmark text:name="es-RVR1960-22791"/><text:span text:style-name="Bible_5f_text">Destruiré por completo </text:span><text:span text:style-name="Bible_5f_text"><text:span text:style-name="T376">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157" text:note-class="footnote"><text:note-citation>157</text:note-citation><text:note-body><text:p text:style-name="Footnote"><text:bookmark-start text:name="__RefHeading___Toc38891_1836810514"/><text:s/><text:alphabetical-index-mark-start text:id="IMark94726766403152"/><text:span text:style-name="T517">Sofonías 1</text:span><text:alphabetical-index-mark-end text:id="IMark94726766403152"/><text:span text:style-name="T517">:2-3 </text:span><text:a xlink:type="simple" xlink:href="https://www.biblegateway.com/passage/?search=Sofonias+1%3A2-3&amp;version=RVR1960" text:style-name="Internet_20_link" text:visited-style-name="Visited_20_Internet_20_Link"><text:span text:style-name="T517">RVR1960</text:span></text:a><text:bookmark-end text:name="__RefHeading___Toc38891_1836810514"/></text:p></text:note-body></text:note></text:span>. <text:span text:style-name="T376">Por eso es que somos criaturas nuevas en Cristo Jesús. Ya sea antes o después de la resurrección física de TODOS los muertos. Porque lo viejo es destruido física y espiritualmente y para siempre. ETERNAMENTE. Por eso en </text:span><text:alphabetical-index-mark-start text:id="IMark94726691808016"/><text:span text:style-name="T376">Sofonías 3</text:span><text:alphabetical-index-mark-end text:id="IMark94726691808016"/><text:span text:style-name="T376"> afirma que </text:span><text:span text:style-name="Bible_5f_text"><text:span text:style-name="T376">“</text:span></text:span><text:bookmark text:name="es-RVR1960-22831"/><text:span text:style-name="Bible_5f_text">devolveré yo a los pueblos pureza de labios, para que </text:span><text:span text:style-name="Bible_5f_text"><text:span text:style-name="T377">TODOS</text:span></text:span><text:span text:style-name="Bible_5f_text"> invoquen el nombre de Jehová, para que le sirvan de común consentimiento</text:span><text:span text:style-name="Bible_5f_text"><text:span text:style-name="T376">” </text:span></text:span><text:span text:style-name="Bible_5f_text"><text:span text:style-name="T376"><text:note text:id="ftn158" text:note-class="footnote"><text:note-citation>158</text:note-citation><text:note-body><text:p text:style-name="Footnote"><text:bookmark-start text:name="__RefHeading___Toc38889_1836810514"/><text:s/><text:alphabetical-index-mark-start text:id="IMark94726711537024"/><text:span text:style-name="T517">Sofonías 3</text:span><text:alphabetical-index-mark-end text:id="IMark94726711537024"/><text:span text:style-name="T517">:9 </text:span><text:a xlink:type="simple" xlink:href="https://www.biblegateway.com/passage/?search=Sofonias+3%3A9&amp;version=RVR1960" text:style-name="Internet_20_link" text:visited-style-name="Visited_20_Internet_20_Link"><text:span text:style-name="T517">RVR1960</text:span></text:a><text:bookmark-end text:name="__RefHeading___Toc38889_1836810514"/></text:p></text:note-body></text:note></text:span></text:span><text:span text:style-name="T376">. De común acuerdo. Por su propio bien. ¿Quien hace el asuntico? Jehová devuelve la pureza de labios. ¿Para qué la devuelve? Para que invoquen el nombre de Jehová. ¿Quienes? TODOS.</text:span></text:p>
      <text:p text:style-name="P165">A la biblia le gusta repetir. Para que las cosas queden claritas. </text:p>
      <text:p text:style-name="P159"><text:soft-page-break/><text:span text:style-name="T378">En </text:span><text:alphabetical-index-mark-start text:id="IMark94726723944896"/><text:span text:style-name="T378">Hageo 2</text:span><text:alphabetical-index-mark-end text:id="IMark94726723944896"/><text:span text:style-name="T378"> nos dice que: </text:span><text:span text:style-name="Bible_5f_text"><text:span text:style-name="T378">“</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378">TODAS</text:span></text:span><text:span text:style-name="Bible_5f_text"> las naciones, y vendrá el Deseado de </text:span><text:span text:style-name="Bible_5f_text"><text:span text:style-name="T378">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159" text:note-class="footnote"><text:note-citation>159</text:note-citation><text:note-body><text:p text:style-name="Footnote"><text:bookmark-start text:name="__RefHeading___Toc38887_1836810514"/><text:s/><text:alphabetical-index-mark-start text:id="IMark94726728554320"/><text:span text:style-name="T378">Hageo 2</text:span><text:alphabetical-index-mark-end text:id="IMark94726728554320"/><text:span text:style-name="T378">:6-9 </text:span><text:a xlink:type="simple" xlink:href="https://www.biblegateway.com/passage/?search=Hageo+2%3A6-9&amp;version=RVR1960" text:style-name="Internet_20_link" text:visited-style-name="Visited_20_Internet_20_Link"><text:span text:style-name="T378">RVR1960</text:span></text:a><text:bookmark-end text:name="__RefHeading___Toc38887_1836810514"/></text:p></text:note-body></text:note></text:span>. <text:span text:style-name="T378">¿Cuantas? TODAS. ¿Y dará que? Paz. Pero no. No puede ser. Debe haber algún error. Eso piensan algunos. ¿Al fin qué? ¿Le creemos a las escrituras o no?</text:span></text:p>
      <text:p text:style-name="P107"><text:span text:style-name="T379">En </text:span><text:alphabetical-index-mark-start text:id="IMark94726689362048"/><text:span text:style-name="T379">Zacarías 9</text:span><text:alphabetical-index-mark-end text:id="IMark94726689362048"/><text:span text:style-name="T379">, hablando de un Rey justo y salvador que viene humilde cabalgando sobre un asno, blanco es gallina lo pone, nos dice que: </text:span><text:span text:style-name="Bible_5f_text"><text:span text:style-name="T379">“</text:span></text:span><text:bookmark text:name="es-RVR1960-23011"/><text:span text:style-name="Bible_5f_text">su señorío será de mar a mar, y desde el río hasta los fines de la tierra</text:span><text:span text:style-name="Bible_5f_text"><text:span text:style-name="T379">” </text:span></text:span><text:span text:style-name="Bible_5f_text"><text:span text:style-name="T379"><text:note text:id="ftn160" text:note-class="footnote"><text:note-citation>160</text:note-citation><text:note-body><text:p text:style-name="Footnote"><text:bookmark-start text:name="__RefHeading___Toc38885_1836810514"/><text:s/><text:alphabetical-index-mark-start text:id="IMark94726740818624"/><text:span text:style-name="T379">Zacarías 9</text:span><text:alphabetical-index-mark-end text:id="IMark94726740818624"/><text:span text:style-name="T379">:10 </text:span><text:a xlink:type="simple" xlink:href="https://www.biblegateway.com/passage/?search=Zacarías+9%3A10&amp;version=RVR1960" text:style-name="Internet_20_link" text:visited-style-name="Visited_20_Internet_20_Link"><text:span text:style-name="T379">RVR1960</text:span></text:a><text:bookmark-end text:name="__RefHeading___Toc38885_1836810514"/></text:p></text:note-body></text:note></text:span></text:span><text:span text:style-name="T379">. Y no, no dice TODOS, pero dice hasta los FINES.</text:span></text:p>
      <text:p text:style-name="P160"><text:span text:style-name="T380">Y en Malaquías, hablando también de su Meshiakh, nos dice que: </text:span><text:span text:style-name="Bible_5f_text"><text:span text:style-name="T380">“</text:span></text:span><text:span text:style-name="Bible_5f_text">¿Y quién podrá soportar el tiempo de su venida? ¿o quién podrá estar en pie cuando él se manifieste? Porque él es como </text:span><text:span text:style-name="Bible_5f_text"><text:span text:style-name="T380">FUEGO</text:span></text:span><text:span text:style-name="Bible_5f_text"> purificador, y como jabón de lavadores</text:span><text:span text:style-name="Bible_5f_text"><text:span text:style-name="T380">” </text:span></text:span><text:span text:style-name="Bible_5f_text"><text:span text:style-name="T380"><text:note text:id="ftn161" text:note-class="footnote"><text:note-citation>161</text:note-citation><text:note-body><text:p text:style-name="Footnote"><text:bookmark-start text:name="__RefHeading___Toc38883_1836810514"/><text:s/><text:alphabetical-index-mark-start text:id="IMark94726667482864"/><text:span text:style-name="T380">Malaquías 3</text:span><text:alphabetical-index-mark-end text:id="IMark94726667482864"/><text:span text:style-name="T380">:2 </text:span><text:a xlink:type="simple" xlink:href="https://www.biblegateway.com/passage/?search=Malaquías+3%3A2&amp;version=RVR1960" text:style-name="Internet_20_link" text:visited-style-name="Visited_20_Internet_20_Link"><text:span text:style-name="T380">RVR1960</text:span></text:a><text:bookmark-end text:name="__RefHeading___Toc38883_1836810514"/></text:p></text:note-body></text:note></text:span></text:span><text:span text:style-name="T380">. Y reafirma en </text:span><text:alphabetical-index-mark-start text:id="IMark94726740424736"/><text:span text:style-name="T380">Malaquías 4</text:span><text:alphabetical-index-mark-end text:id="IMark94726740424736"/><text:span text:style-name="T380"> que: </text:span><text:span text:style-name="Bible_5f_text"><text:span text:style-name="T380">“</text:span></text:span><text:span text:style-name="Bible_5f_text">Porque he aquí, viene el día ardiente como un horno, y </text:span><text:span text:style-name="Bible_5f_text"><text:span text:style-name="T380">TODOS</text:span></text:span><text:span text:style-name="Bible_5f_text"> los soberbios y </text:span><text:span text:style-name="Bible_5f_text"><text:span text:style-name="T380">TODOS</text:span></text:span><text:span text:style-name="Bible_5f_text"> los que hacen maldad serán estopa; aquel día que vendrá los abrasará, ha dicho Jehová de los ejércitos, y no les dejará ni raíz ni rama</text:span><text:span text:style-name="Bible_5f_text"><text:span text:style-name="T380">” </text:span></text:span><text:span text:style-name="Bible_5f_text"><text:span text:style-name="T380"><text:note text:id="ftn162" text:note-class="footnote"><text:note-citation>162</text:note-citation><text:note-body><text:p text:style-name="Footnote"><text:bookmark-start text:name="__RefHeading___Toc38881_1836810514"/><text:s/><text:alphabetical-index-mark-start text:id="IMark94726560812896"/><text:span text:style-name="T380">Malaquías 4</text:span><text:alphabetical-index-mark-end text:id="IMark94726560812896"/><text:span text:style-name="T380">:1 </text:span><text:a xlink:type="simple" xlink:href="https://www.biblegateway.com/passage/?search=Malaquías+4%3A1&amp;version=RVR1960" text:style-name="Internet_20_link" text:visited-style-name="Visited_20_Internet_20_Link"><text:span text:style-name="T380">RVR1960</text:span></text:a><text:bookmark-end text:name="__RefHeading___Toc38881_1836810514"/></text:p></text:note-body></text:note></text:span></text:span><text:span text:style-name="T380">.</text:span></text:p>
      <text:p text:style-name="P161"><text:soft-page-break/><text:span text:style-name="T515">Jehová</text:span>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182"><text:span text:style-name="T382">En </text:span><text:alphabetical-index-mark-start text:id="IMark94726560812896"/><text:span text:style-name="T382">Mateo 5</text:span><text:alphabetical-index-mark-end text:id="IMark94726560812896"/><text:span text:style-name="T382"> y en </text:span><text:alphabetical-index-mark-start text:id="IMark94726671432288"/><text:span text:style-name="T382">Lucas 6</text:span><text:alphabetical-index-mark-end text:id="IMark94726671432288"/><text:span text:style-name="T382">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382"><text:note text:id="ftn163" text:note-class="footnote"><text:note-citation>163</text:note-citation><text:note-body><text:p text:style-name="Footnote"><text:bookmark-start text:name="__RefHeading___Toc38879_1836810514"/><text:s/><text:alphabetical-index-mark-start text:id="IMark94726719231872"/><text:span text:style-name="T388">Mateo 5</text:span><text:alphabetical-index-mark-end text:id="IMark94726719231872"/><text:span text:style-name="T388"> </text:span><text:a xlink:type="simple" xlink:href="https://www.biblegateway.com/passage/?search=Mateo+5&amp;version=RVA-2015" text:style-name="Internet_20_link" text:visited-style-name="Visited_20_Internet_20_Link"><text:span text:style-name="T388">RVA-2015</text:span></text:a><text:bookmark-end text:name="__RefHeading___Toc38879_1836810514"/></text:p></text:note-body></text:note></text:span><text:span text:style-name="T382">, de hacer bien al que los aborrece, de bendecir al que los maldice, de orar por el que los maltrate, de no pedirle al que tome lo suyo, de dar prestado sin esperar provecho </text:span><text:span text:style-name="T382"><text:note text:id="ftn164" text:note-class="footnote"><text:note-citation>164</text:note-citation><text:note-body><text:p text:style-name="Footnote"><text:bookmark-start text:name="__RefHeading___Toc38877_1836810514"/><text:s/><text:alphabetical-index-mark-start text:id="IMark94726717092544"/><text:span text:style-name="T388">Lucas 6</text:span><text:alphabetical-index-mark-end text:id="IMark94726717092544"/><text:span text:style-name="T388"> </text:span><text:a xlink:type="simple" xlink:href="https://www.biblegateway.com/passage/?search=Lucas+6&amp;version=RVA-2015" text:style-name="Internet_20_link" text:visited-style-name="Visited_20_Internet_20_Link"><text:span text:style-name="T388">RVA-2015</text:span></text:a><text:bookmark-end text:name="__RefHeading___Toc38877_1836810514"/></text:p></text:note-body></text:note></text:span><text:span text:style-name="T382">. Y explica que </text:span><text:span text:style-name="Bible_5f_text"><text:span text:style-name="T382">“</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383">” </text:span></text:span><text:span text:style-name="Bible_5f_text"><text:span text:style-name="T383"><text:note text:id="ftn165" text:note-class="footnote"><text:note-citation>165</text:note-citation><text:note-body><text:p text:style-name="Footnote"><text:bookmark-start text:name="__RefHeading___Toc38875_1836810514"/><text:s/><text:alphabetical-index-mark-start text:id="IMark94726671665520"/><text:span text:style-name="T384">Mateo 5</text:span><text:alphabetical-index-mark-end text:id="IMark94726671665520"/><text:span text:style-name="T384">:45-47 </text:span><text:a xlink:type="simple" xlink:href="https://www.biblegateway.com/passage/?search=Mateo+5%3A45-48&amp;version=RVA-2015" text:style-name="Internet_20_link" text:visited-style-name="Visited_20_Internet_20_Link"><text:span text:style-name="T384">RVA-2015</text:span></text:a><text:bookmark-end text:name="__RefHeading___Toc38875_1836810514"/></text:p></text:note-body></text:note></text:span></text:span><text:span text:style-name="T383">. Perfectos como su Padre. No solo es lo que nos pide, es también lo que el mismo hace. Dios ama a sus enemigos, Dios pone la otra mejilla, Dios carga la milla extra, Dios da si le piden, Dios entrega mas de lo que le quieren quitar. </text:span></text:p>
      <text:p text:style-name="P183">¿Por qué algunos piensan que Dios no hace lo que exige a sus criaturas? ¿Que Dios no ama a sus enemigos, eso que era todo <text:soft-page-break/>creyente antes de ser creyente? O ¿Que ellos NUNCA fueron enemigos de Dios?. Porque NADIE comienza siendo amigo de Dios.</text:p>
      <text:p text:style-name="P108"><text:span text:style-name="T385">Jesucristo en </text:span><text:alphabetical-index-mark-start text:id="IMark94726657171408"/><text:span text:style-name="T385">Lucas 15</text:span><text:alphabetical-index-mark-end text:id="IMark94726657171408"/><text:span text:style-name="T385"> nos pregunta </text:span><text:span text:style-name="Bible_5f_text"><text:span text:style-name="T385">“</text:span></text:span><text:span text:style-name="Bible_5f_text">¿Qué hombre de vosotros, teniendo cien ovejas, si pierde una de ellas, no deja las noventa y nueve en el desierto, y va tras la que se perdió, </text:span><text:span text:style-name="Bible_5f_text"><text:span text:style-name="T541">HASTA</text:span></text:span><text:span text:style-name="Bible_5f_text"> encontrarla?</text:span><text:span text:style-name="Bible_5f_text"><text:span text:style-name="T385">” </text:span></text:span><text:span text:style-name="Bible_5f_text"><text:span text:style-name="T385"><text:note text:id="ftn166" text:note-class="footnote"><text:note-citation>166</text:note-citation><text:note-body><text:p text:style-name="Footnote"><text:bookmark-start text:name="__RefHeading___Toc38873_1836810514"/><text:s/><text:alphabetical-index-mark-start text:id="IMark94726711537024"/><text:span text:style-name="T385">Lucas 15</text:span><text:alphabetical-index-mark-end text:id="IMark94726711537024"/><text:span text:style-name="T385">:4 </text:span><text:a xlink:type="simple" xlink:href="https://www.biblegateway.com/passage/?search=Lucas+15%3A4&amp;version=RVR1960" text:style-name="Internet_20_link" text:visited-style-name="Visited_20_Internet_20_Link"><text:span text:style-name="T385">RVR1960</text:span></text:a><text:bookmark-end text:name="__RefHeading___Toc38873_1836810514"/></text:p></text:note-body></text:note></text:span></text:span><text:span text:style-name="T385">. Jesucristo, en </text:span><text:alphabetical-index-mark-start text:id="IMark94726689166992"/><text:span text:style-name="T385">Juan 10</text:span><text:alphabetical-index-mark-end text:id="IMark94726689166992"/><text:span text:style-name="T385">, nos afirma que </text:span><text:span text:style-name="Bible_5f_text"><text:span text:style-name="T385">“</text:span></text:span><text:bookmark text:name="es-RVR1960-26494"/><text:span text:style-name="Bible_5f_text">Yo soy el buen pastor; el buen pastor su vida </text:span><text:span text:style-name="Bible_5f_text"><text:span text:style-name="T541">DA</text:span></text:span><text:span text:style-name="Bible_5f_text"> por las ovejas</text:span><text:span text:style-name="Bible_5f_text"><text:span text:style-name="T385">” </text:span></text:span><text:span text:style-name="Bible_5f_text"><text:span text:style-name="T385"><text:note text:id="ftn167" text:note-class="footnote"><text:note-citation>167</text:note-citation><text:note-body><text:p text:style-name="Footnote"><text:bookmark-start text:name="__RefHeading___Toc38871_1836810514"/><text:s/><text:alphabetical-index-mark-start text:id="IMark94726707536000"/><text:span text:style-name="T385">Juan 10</text:span><text:alphabetical-index-mark-end text:id="IMark94726707536000"/><text:span text:style-name="T385">:11 </text:span><text:a xlink:type="simple" xlink:href="https://www.biblegateway.com/passage/?search=Juan+10%3A11&amp;version=RVR1960" text:style-name="Internet_20_link" text:visited-style-name="Visited_20_Internet_20_Link"><text:span text:style-name="T385">RVR1960</text:span></text:a><text:bookmark-end text:name="__RefHeading___Toc38871_1836810514"/></text:p></text:note-body></text:note></text:span></text:span><text:span text:style-name="T385">. El nos afirma que el haría justamente eso: buscar la oveja perdida, esa perdida en la PERDICIÓN, hasta que la encuentra. Ojo HASTA que la encuentra.</text:span></text:p>
      <text:p text:style-name="P181"><text:span text:style-name="T385">Es por eso que también afirma, en </text:span><text:alphabetical-index-mark-start text:id="IMark94726628254144"/><text:span text:style-name="T385">Juan 12</text:span><text:alphabetical-index-mark-end text:id="IMark94726628254144"/><text:span text:style-name="T385">, que: </text:span><text:span text:style-name="Bible_5f_text"><text:span text:style-name="T385">“</text:span></text:span><text:span text:style-name="Bible_5f_text">Y yo, cuando sea levantado de la tierra, atraeré a </text:span><text:span text:style-name="Bible_5f_text"><text:span text:style-name="T387">TODOS</text:span></text:span><text:span text:style-name="Bible_5f_text"> a mí mismo</text:span><text:span text:style-name="Bible_5f_text"><text:span text:style-name="T386">” </text:span></text:span><text:span text:style-name="Bible_5f_text"><text:span text:style-name="T386"><text:note text:id="ftn168" text:note-class="footnote"><text:note-citation>168</text:note-citation><text:note-body><text:p text:style-name="Footnote"><text:bookmark-start text:name="__RefHeading___Toc38869_1836810514"/><text:s/><text:alphabetical-index-mark-start text:id="IMark94726740695840"/><text:span text:style-name="T387">Juan 12</text:span><text:alphabetical-index-mark-end text:id="IMark94726740695840"/><text:span text:style-name="T387">:32 </text:span><text:a xlink:type="simple" xlink:href="https://www.biblegateway.com/passage/?search=Juan+12%3A32&amp;version=RVA-2015" text:style-name="Internet_20_link" text:visited-style-name="Visited_20_Internet_20_Link"><text:span text:style-name="T387">RVA-2015</text:span></text:a><text:bookmark-end text:name="__RefHeading___Toc38869_1836810514"/></text:p></text:note-body></text:note></text:span></text:span><text:span text:style-name="T386">. </text:span></text:p>
      <text:p text:style-name="P184">Si Dios dice TODOS es TODOS.</text:p>
      <text:p text:style-name="P109"><text:span text:style-name="T396">Jesucristo afirma en </text:span><text:alphabetical-index-mark-start text:id="IMark94726661333280"/><text:span text:style-name="T396">Mateo 11</text:span><text:alphabetical-index-mark-end text:id="IMark94726661333280"/><text:span text:style-name="T396"> que: </text:span><text:span text:style-name="Bible_5f_text"><text:span text:style-name="T389">“TODAS</text:span></text:span><text:span text:style-name="Bible_5f_text"> las cosas me han sido entregadas por mi Padre</text:span><text:span text:style-name="Bible_5f_text"><text:span text:style-name="T389">” </text:span></text:span><text:span text:style-name="Bible_5f_text"><text:span text:style-name="T389"><text:note text:id="ftn169" text:note-class="footnote"><text:note-citation>169</text:note-citation><text:note-body><text:p text:style-name="Footnote"><text:bookmark-start text:name="__RefHeading___Toc38867_1836810514"/><text:s/><text:alphabetical-index-mark-start text:id="IMark94726765419696"/><text:span text:style-name="T389">Mateo 11</text:span><text:alphabetical-index-mark-end text:id="IMark94726765419696"/><text:span text:style-name="T389">:24 </text:span><text:a xlink:type="simple" xlink:href="https://www.biblegateway.com/passage/?search=Mateo+11%3A27&amp;version=RVA-2015" text:style-name="Internet_20_link" text:visited-style-name="Visited_20_Internet_20_Link"><text:span text:style-name="T389">RVA-2015</text:span></text:a><text:bookmark-end text:name="__RefHeading___Toc38867_1836810514"/></text:p></text:note-body></text:note></text:span></text:span><text:span text:style-name="T389">. Y en </text:span><text:alphabetical-index-mark-start text:id="IMark94726667482864"/><text:span text:style-name="T389">Juan 6</text:span><text:alphabetical-index-mark-end text:id="IMark94726667482864"/><text:span text:style-name="T389">, Jesucristo afirma que: </text:span><text:span text:style-name="Bible_5f_text"><text:span text:style-name="T255">“TODO</text:span></text:span><text:span text:style-name="Bible_5f_text"> lo que el Padre me da vendrá a mí; y al que a mí viene </text:span><text:span text:style-name="Bible_5f_text"><text:span text:style-name="T255">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255">NO</text:span></text:span><text:span text:style-name="Bible_5f_text"> pierda </text:span><text:span text:style-name="Bible_5f_text"><text:span text:style-name="T255">NADA</text:span></text:span><text:span text:style-name="Bible_5f_text"> de </text:span><text:span text:style-name="Bible_5f_text"><text:span text:style-name="T255">TODO</text:span></text:span><text:span text:style-name="Bible_5f_text"> lo que me ha dado</text:span><text:span text:style-name="Bible_5f_text"><text:span text:style-name="T255">” </text:span></text:span><text:span text:style-name="Bible_5f_text"><text:span text:style-name="T255"><text:note text:id="ftn170" text:note-class="footnote"><text:note-citation>170</text:note-citation><text:note-body><text:p text:style-name="Footnote"><text:bookmark-start text:name="__RefHeading___Toc38865_1836810514"/><text:s/><text:alphabetical-index-mark-start text:id="IMark94726689738448"/>Juan 6<text:alphabetical-index-mark-end text:id="IMark94726689738448"/>:37-40 <text:a xlink:type="simple" xlink:href="https://www.biblegateway.com/passage/?search=Juan+6%3A37-40&amp;version=RVA-2015" text:style-name="Internet_20_link" text:visited-style-name="Visited_20_Internet_20_Link"><text:span text:style-name="T255">RVA-2015</text:span></text:a><text:bookmark-end text:name="__RefHeading___Toc38865_1836810514"/></text:p></text:note-body></text:note></text:span></text:span><text:span text:style-name="T255">.</text:span></text:p>
      <text:p text:style-name="P110"><text:soft-page-break/>TODO le fue entregado y la voluntad del que lo envió es que no pierda NADA de TODO lo que le fue entregado. Y TODO lo que el Padre le da, irá a el y JAMAS lo echará <text:span text:style-name="T392">fuera</text:span>. </text:p>
      <text:p text:style-name="P110">Pero no, hay algunos que dicen cree<text:span text:style-name="T393">r,</text:span> y amar al Padre celestial, y haberlo escogido, y elegido, y confiado, <text:span text:style-name="T390">por cuenta propia, </text:span>pero eso de que “TODOS”, <text:span text:style-name="T390">eso si que no, </text:span>eso si no puede ser. Porque <text:span text:style-name="T395">creen que</text:span> la voluntad de la <text:span text:style-name="T394">OLLA</text:span> de barro le va a ganar a la <text:span text:style-name="T391">voluntad </text:span>del <text:span text:style-name="T394">ALFARERO ! </text:span></text:p>
      <text:p text:style-name="P203">Afortunadamente YHWH no es un Dios de confusión.</text:p>
      <text:p text:style-name="P204"><text:span text:style-name="T556">Jesucristo le explica a Nicodemo que </text:span><text:span text:style-name="Bible_5f_text"><text:span text:style-name="T556">“e</text:span></text:span><text:span text:style-name="Bible_5f_text">l que no naciere de nuevo, no puede ver el reino de Dios”</text:span> <text:note text:id="ftn171" text:note-class="footnote"><text:note-citation>171</text:note-citation><text:note-body><text:p text:style-name="Footnote"><text:s/><text:alphabetical-index-mark-start text:id="IMark94726766403152"/><text:span text:style-name="T556">Juan 3</text:span><text:alphabetical-index-mark-end text:id="IMark94726766403152"/><text:span text:style-name="T556">:3 </text:span><text:a xlink:type="simple" xlink:href="https://www.biblegateway.com/passage/?search=Juan+3%3A3&amp;version=RVR1960" text:style-name="Internet_20_link" text:visited-style-name="Visited_20_Internet_20_Link"><text:span text:style-name="T556">RVR1960</text:span></text:a></text:p></text:note-body></text:note><text:s/><text:span text:style-name="T556">y que </text:span><text:span text:style-name="Bible_5f_text"><text:span text:style-name="T556">“L</text:span></text:span><text:span text:style-name="Bible_5f_text">o que es nacido de la carne, carne es; y lo que es nacido del Espíritu, espíritu es”</text:span> <text:note text:id="ftn172" text:note-class="footnote"><text:note-citation>172</text:note-citation><text:note-body><text:p text:style-name="Footnote"><text:s/><text:alphabetical-index-mark-start text:id="IMark94726766489328"/><text:span text:style-name="T556">Juan 3</text:span><text:alphabetical-index-mark-end text:id="IMark94726766489328"/><text:span text:style-name="T556">:6 </text:span><text:a xlink:type="simple" xlink:href="https://www.biblegateway.com/passage/?search=Juan+3%3A6&amp;version=RVR1960" text:style-name="Internet_20_link" text:visited-style-name="Visited_20_Internet_20_Link"><text:span text:style-name="T556">RVR1960</text:span></text:a></text:p></text:note-body></text:note>.<text:span text:style-name="T556"> Nadie escoge NACER, nadie busca nacer, nadie hace </text:span><text:span text:style-name="T557">NADA</text:span><text:span text:style-name="T556"> para nacer, a uno lo nacen, la primera vez la madre en la carne y la segunda el Padre celestial en el Espíritu. Es por eso que Jesucristo explica, en</text:span><text:span text:style-name="T9"> </text:span><text:alphabetical-index-mark-start text:id="IMark94726719231872"/><text:span text:style-name="T9">Juan 6</text:span><text:alphabetical-index-mark-end text:id="IMark94726719231872"/><text:span text:style-name="T9">, que </text:span><text:span text:style-name="Bible_5f_text"><text:span text:style-name="T9">"Ninguno puede venir á mí, si el Padre que me envió no” </text:span></text:span><text:span text:style-name="Bible_5f_text"><text:span text:style-name="T9"><text:note text:id="ftn173" text:note-class="footnote"><text:note-citation>173</text:note-citation><text:note-body><text:p text:style-name="P194"><text:bookmark-start text:name="__RefHeading___Toc39029_1836810514 Copy 2"/><text:span text:style-name="T1"><text:s/></text:span><text:alphabetical-index-mark-start text:id="IMark94726728554320"/><text:span text:style-name="T3">Juan 6</text:span><text:alphabetical-index-mark-end text:id="IMark94726728554320"/><text:span text:style-name="T3">:44 </text:span><text:a xlink:type="simple" xlink:href="https://www.biblegateway.com/passage/?search=Juan+6%3A44&amp;version=RVA" text:style-name="Internet_20_link" text:visited-style-name="Visited_20_Internet_20_Link"><text:span text:style-name="T110">RVA</text:span></text:a><text:bookmark-end text:name="__RefHeading___Toc39029_1836810514 Copy 2"/></text:p></text:note-body></text:note></text:span></text:span><text:span text:style-name="Bible_5f_text"><text:span text:style-name="T9"><text:s/>“lo arrastra primero” </text:span></text:span><text:span text:style-name="Bible_5f_text"><text:span text:style-name="T9"><text:note text:id="ftn174" text:note-class="footnote"><text:note-citation>174</text:note-citation><text:note-body><text:p text:style-name="P195"><text:bookmark-start text:name="__RefHeading___Toc39027_1836810514 Copy 2"/><text:s/><text:alphabetical-index-mark-start text:id="IMark94726708793872"/><text:span text:style-name="T547">Juan 6</text:span><text:alphabetical-index-mark-end text:id="IMark94726708793872"/><text:span text:style-name="T547">:44</text:span><text:span text:style-name="T3"> </text:span><text:a xlink:type="simple" xlink:href="https://biblehub.com/text/john/6-44.htm" text:style-name="Internet_20_link" text:visited-style-name="Visited_20_Internet_20_Link"><text:span text:style-name="T3">biblehub</text:span></text:a><text:span text:style-name="T133"> </text:span><text:a xlink:type="simple" xlink:href="https://biblehub.com/greek/1670.htm" text:style-name="Internet_20_link" text:visited-style-name="Visited_20_Internet_20_Link"><text:span text:style-name="T3">G1670</text:span></text:a><text:bookmark-end text:name="__RefHeading___Toc39027_1836810514 Copy 2"/></text:p></text:note-body></text:note></text:span></text:span><text:span text:style-name="T9">.</text:span></text:p>
      <text:h text:style-name="Heading_20_5" text:outline-level="5"><text:bookmark-start text:name="__RefHeading___Toc28291_1627726659"/>Pablo.<text:bookmark-end text:name="__RefHeading___Toc28291_1627726659"/></text:h>
      <text:p text:style-name="P129"><text:span text:style-name="T420">Si es cierto que </text:span><text:bookmark text:name="es-RVA-28055"/>siendo aún pecadores, Cristo murió por nosotros <text:note text:id="ftn175" text:note-class="footnote"><text:note-citation>175</text:note-citation><text:note-body><text:p text:style-name="Footnote"><text:bookmark-start text:name="__RefHeading___Toc38863_1836810514"/><text:s/><text:alphabetical-index-mark-start text:id="IMark94726695947136"/><text:span text:style-name="T420">Romanos 5</text:span><text:alphabetical-index-mark-end text:id="IMark94726695947136"/><text:span text:style-name="T420">:8 </text:span><text:a xlink:type="simple" xlink:href="https://www.biblegateway.com/passage/?search=Romanos+5%3A8&amp;version=RVA" text:style-name="Internet_20_link" text:visited-style-name="Visited_20_Internet_20_Link"><text:span text:style-name="T420">RVA</text:span></text:a><text:bookmark-end text:name="__RefHeading___Toc38863_1836810514"/></text:p></text:note-body></text:note>, <text:span text:style-name="T420">si es cierto que eramos </text:span><text:bookmark text:name="es-RVA-2015-28053"/>esclavos del pecado<text:span text:style-name="T420"> </text:span><text:span text:style-name="T420"><text:note text:id="ftn176" text:note-class="footnote"><text:note-citation>176</text:note-citation><text:note-body><text:p text:style-name="Footnote"><text:bookmark-start text:name="__RefHeading___Toc38861_1836810514"/><text:s/><text:alphabetical-index-mark-start text:id="IMark94726688432608"/><text:span text:style-name="T421">Romanos 6</text:span><text:alphabetical-index-mark-end text:id="IMark94726688432608"/><text:span text:style-name="T421">:17 </text:span><text:a xlink:type="simple" xlink:href="https://www.biblegateway.com/passage/?search=Romanos+6%3A17&amp;version=RVA-2015" text:style-name="Internet_20_link" text:visited-style-name="Visited_20_Internet_20_Link"><text:span text:style-name="T421">RVA-2015</text:span></text:a><text:bookmark-end text:name="__RefHeading___Toc38861_1836810514"/></text:p></text:note-body></text:note></text:span><text:span text:style-name="T420">, dominados por el espíritu que controla a los desobedecen a Dios </text:span><text:span text:style-name="T420"><text:note text:id="ftn177" text:note-class="footnote"><text:note-citation>177</text:note-citation><text:note-body><text:p text:style-name="Footnote"><text:bookmark-start text:name="__RefHeading___Toc38859_1836810514"/><text:s/><text:alphabetical-index-mark-start text:id="IMark94726765488368"/><text:span text:style-name="T421">Efesios 2</text:span><text:alphabetical-index-mark-end text:id="IMark94726765488368"/><text:span text:style-name="T421">:2 </text:span><text:a xlink:type="simple" xlink:href="https://www.biblegateway.com/passage/?search=Efesios+2%3A2&amp;version=RVA" text:style-name="Internet_20_link" text:visited-style-name="Visited_20_Internet_20_Link"><text:span text:style-name="T421">RVA</text:span></text:a><text:bookmark-end text:name="__RefHeading___Toc38859_1836810514"/></text:p></text:note-body></text:note></text:span><text:span text:style-name="T420">, si es </text:span><text:soft-page-break/><text:span text:style-name="T420">cierto que no es por obras para que nadie se gloríe </text:span><text:span text:style-name="T420"><text:note text:id="ftn178" text:note-class="footnote"><text:note-citation>178</text:note-citation><text:note-body><text:p text:style-name="Footnote"><text:bookmark-start text:name="__RefHeading___Toc38857_1836810514"/><text:s/><text:alphabetical-index-mark-start text:id="IMark94726766403152"/><text:span text:style-name="T421">Efesios 2</text:span><text:alphabetical-index-mark-end text:id="IMark94726766403152"/><text:span text:style-name="T421">:9 </text:span><text:a xlink:type="simple" xlink:href="https://www.biblegateway.com/passage/?search=Efesios+2&amp;version=RVA" text:style-name="Internet_20_link" text:visited-style-name="Visited_20_Internet_20_Link"><text:span text:style-name="T421">RVA</text:span></text:a><text:bookmark-end text:name="__RefHeading___Toc38857_1836810514"/></text:p></text:note-body></text:note></text:span><text:span text:style-name="T420">, y</text:span> <text:span text:style-name="T421">que de </text:span>lo vil de <text:span text:style-name="T422">este</text:span> mundo y <text:span text:style-name="T421">de </text:span>lo menospreciado escogió Dios, y <text:span text:style-name="T421">de </text:span>lo que no es, para deshacer lo que es, <text:span text:style-name="T421">y de </text:span>lo necio del mundo escogió Dios, para avergonzar á los sabios; y <text:span text:style-name="T421">de </text:span>lo <text:span text:style-name="T495">débil</text:span> del mundo escogió Dios, para avergonzar lo fuerte <text:note text:id="ftn179" text:note-class="footnote"><text:note-citation>179</text:note-citation><text:note-body><text:p text:style-name="Footnote"><text:bookmark-start text:name="__RefHeading___Toc38855_1836810514"/><text:s/><text:alphabetical-index-mark-start text:id="IMark94726740781424"/><text:span text:style-name="T421">1 Corintios 1</text:span><text:alphabetical-index-mark-end text:id="IMark94726740781424"/><text:span text:style-name="T421"> 27-29 </text:span><text:a xlink:type="simple" xlink:href="https://www.biblegateway.com/passage/?search=1+Corintios+1%3A27-29&amp;version=RVA" text:style-name="Internet_20_link" text:visited-style-name="Visited_20_Internet_20_Link"><text:span text:style-name="T421">RVA</text:span></text:a><text:bookmark-end text:name="__RefHeading___Toc38855_1836810514"/></text:p></text:note-body></text:note>; <text:span text:style-name="T421">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text:span><text:span text:style-name="T558">para hacer NACER del Espíritu</text:span><text:span text:style-name="T421"> al que ahora todavía no ha escogido? ¿Incluso después de la resurrección física de TODOS los muertos?</text:span></text:p>
      <text:p text:style-name="P127"><text:span text:style-name="T422">Porque de eso es de lo que habla </text:span>Pablo.</text:p>
      <text:p text:style-name="P111"><text:span text:style-name="T397">1ra Timoteo 2 dice que Dios quiere </text:span><text:span text:style-name="Bible_5f_text"><text:span text:style-name="T397">“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397">TODOS</text:span></text:span><text:span text:style-name="Bible_5f_text">, para testimonio en sus tiempos</text:span><text:span text:style-name="Bible_5f_text"><text:span text:style-name="T397">” </text:span></text:span><text:span text:style-name="Bible_5f_text"><text:span text:style-name="T397"><text:note text:id="ftn180" text:note-class="footnote"><text:note-citation>180</text:note-citation><text:note-body><text:p text:style-name="Footnote"><text:bookmark-start text:name="__RefHeading___Toc38853_1836810514"/><text:s/><text:alphabetical-index-mark-start text:id="IMark94726614618096"/><text:span text:style-name="T397">1 Timoteo 2</text:span><text:alphabetical-index-mark-end text:id="IMark94726614618096"/><text:span text:style-name="T397">:4-6 </text:span><text:a xlink:type="simple" xlink:href="https://www.biblegateway.com/passage/?search=1+Timoteo+2%3A4-6&amp;version=RVA" text:style-name="Internet_20_link" text:visited-style-name="Visited_20_Internet_20_Link"><text:span text:style-name="T397">RVA</text:span></text:a><text:bookmark-end text:name="__RefHeading___Toc38853_1836810514"/></text:p></text:note-body></text:note></text:span></text:span><text:span text:style-name="T397">.</text:span></text:p>
      <text:p text:style-name="P111"><text:span text:style-name="T397">1ra de Corintios 15 dice que </text:span><text:span text:style-name="Bible_5f_text"><text:span text:style-name="T397">“</text:span></text:span><text:span text:style-name="Bible_5f_text">así como en Adam </text:span><text:span text:style-name="Bible_5f_text"><text:span text:style-name="T397">TODOS</text:span></text:span><text:span text:style-name="Bible_5f_text"> mueren, así también en Cristo </text:span><text:span text:style-name="Bible_5f_text"><text:span text:style-name="T397">TODOS</text:span></text:span><text:span text:style-name="Bible_5f_text"> serán vivificados</text:span><text:span text:style-name="Bible_5f_text"><text:span text:style-name="T397">” </text:span></text:span><text:span text:style-name="Bible_5f_text"><text:span text:style-name="T397"><text:note text:id="ftn181" text:note-class="footnote"><text:note-citation>181</text:note-citation><text:note-body><text:p text:style-name="Footnote"><text:bookmark-start text:name="__RefHeading___Toc38851_1836810514"/><text:s/><text:alphabetical-index-mark-start text:id="IMark94726765576000"/><text:span text:style-name="T397">1 Corintios 15</text:span><text:alphabetical-index-mark-end text:id="IMark94726765576000"/><text:span text:style-name="T397">:22 </text:span><text:a xlink:type="simple" xlink:href="https://www.biblegateway.com/passage/?search=1+Corintios+15%3A22&amp;version=RVA" text:style-name="Internet_20_link" text:visited-style-name="Visited_20_Internet_20_Link"><text:span text:style-name="T397">RVA</text:span></text:a><text:bookmark-end text:name="__RefHeading___Toc38851_1836810514"/></text:p></text:note-body></text:note></text:span></text:span><text:span text:style-name="T397">. </text:span></text:p>
      <text:p text:style-name="P111"><text:soft-page-break/><text:alphabetical-index-mark-start text:id="IMark94726717497680"/><text:span text:style-name="T397">Romanos 11</text:span><text:alphabetical-index-mark-end text:id="IMark94726717497680"/><text:span text:style-name="T397"> dice </text:span><text:span text:style-name="Bible_5f_text"><text:span text:style-name="T397">“p</text:span></text:span><text:span text:style-name="Bible_5f_text">orque Dios encerró á </text:span><text:span text:style-name="Bible_5f_text"><text:span text:style-name="T397">TODOS</text:span></text:span><text:span text:style-name="Bible_5f_text"> en incredulidad, para tener misericordia de </text:span><text:span text:style-name="Bible_5f_text"><text:span text:style-name="T397">TODOS” </text:span></text:span><text:span text:style-name="Bible_5f_text"><text:span text:style-name="T397"><text:note text:id="ftn182" text:note-class="footnote"><text:note-citation>182</text:note-citation><text:note-body><text:p text:style-name="Footnote"><text:bookmark-start text:name="__RefHeading___Toc38849_1836810514"/><text:s/><text:alphabetical-index-mark-start text:id="IMark94726594893552"/><text:span text:style-name="T397">Romanos 11</text:span><text:alphabetical-index-mark-end text:id="IMark94726594893552"/><text:span text:style-name="T397">:32 </text:span><text:a xlink:type="simple" xlink:href="https://www.biblegateway.com/passage/?search=Romanos+11%3A32&amp;version=RVA" text:style-name="Internet_20_link" text:visited-style-name="Visited_20_Internet_20_Link"><text:span text:style-name="T397">RVA</text:span></text:a><text:bookmark-end text:name="__RefHeading___Toc38849_1836810514"/></text:p></text:note-body></text:note></text:span></text:span><text:span text:style-name="T397">. Y añade </text:span><text:span text:style-name="Bible_5f_text"><text:span text:style-name="T397">“p</text:span></text:span><text:span text:style-name="Bible_5f_text">orque de él, y por él, y en él, son </text:span><text:span text:style-name="Bible_5f_text"><text:span text:style-name="T397">TODAS</text:span></text:span><text:span text:style-name="Bible_5f_text"> las cosas</text:span><text:span text:style-name="Bible_5f_text"><text:span text:style-name="T397">” </text:span></text:span><text:span text:style-name="Bible_5f_text"><text:span text:style-name="T397"><text:note text:id="ftn183" text:note-class="footnote"><text:note-citation>183</text:note-citation><text:note-body><text:p text:style-name="Footnote"><text:bookmark-start text:name="__RefHeading___Toc38847_1836810514"/><text:s/><text:alphabetical-index-mark-start text:id="IMark94726738595856"/><text:span text:style-name="T397">Romanos 11</text:span><text:alphabetical-index-mark-end text:id="IMark94726738595856"/><text:span text:style-name="T397">:36 </text:span><text:a xlink:type="simple" xlink:href="https://www.biblegateway.com/passage/?search=Romanos+11%3A36&amp;version=RVA" text:style-name="Internet_20_link" text:visited-style-name="Visited_20_Internet_20_Link"><text:span text:style-name="T397">RVA</text:span></text:a><text:bookmark-end text:name="__RefHeading___Toc38847_1836810514"/></text:p></text:note-body></text:note></text:span></text:span><text:span text:style-name="T397">.</text:span></text:p>
      <text:p text:style-name="P112"><text:alphabetical-index-mark-start text:id="IMark94726690448512"/><text:span text:style-name="T397">Efesios 1</text:span><text:alphabetical-index-mark-end text:id="IMark94726690448512"/><text:span text:style-name="T397"> dice </text:span><text:span text:style-name="Bible_5f_text"><text:span text:style-name="T397">“</text:span></text:span><text:bookmark text:name="es-RVA-2015-29184"/><text:span text:style-name="Bible_5f_text">a manera de plan para el cumplimiento de los tiempos: que en Cristo sean reunidas bajo una cabeza </text:span><text:span text:style-name="Bible_5f_text"><text:span text:style-name="T399">TODAS</text:span></text:span><text:span text:style-name="Bible_5f_text"> las cosas, tanto las que están en los cielos como las que están en la tierra</text:span><text:span text:style-name="Bible_5f_text"><text:span text:style-name="T397">” </text:span></text:span><text:span text:style-name="Bible_5f_text"><text:span text:style-name="T397"><text:note text:id="ftn184" text:note-class="footnote"><text:note-citation>184</text:note-citation><text:note-body><text:p text:style-name="Footnote"><text:bookmark-start text:name="__RefHeading___Toc38845_1836810514"/><text:s/><text:alphabetical-index-mark-start text:id="IMark94726644282000"/><text:span text:style-name="T398">Efesios 1</text:span><text:alphabetical-index-mark-end text:id="IMark94726644282000"/><text:span text:style-name="T398">:10 </text:span><text:a xlink:type="simple" xlink:href="https://www.biblegateway.com/passage/?search=Efesios+1%3A10&amp;version=RVA-2015" text:style-name="Internet_20_link" text:visited-style-name="Visited_20_Internet_20_Link"><text:span text:style-name="T398">RVA-2015</text:span></text:a><text:bookmark-end text:name="__RefHeading___Toc38845_1836810514"/></text:p></text:note-body></text:note></text:span></text:span><text:span text:style-name="T397">. Y añade </text:span><text:span text:style-name="Bible_5f_text"><text:span text:style-name="T397">“TODAS</text:span></text:span><text:span text:style-name="Bible_5f_text"> las cosas las sometió Dios bajo sus pies y lo puso a él por cabeza sobre </text:span><text:span text:style-name="Bible_5f_text"><text:span text:style-name="T398">TODAS</text:span></text:span><text:span text:style-name="Bible_5f_text"> las cosas</text:span><text:span text:style-name="Bible_5f_text"><text:span text:style-name="T397">” </text:span></text:span><text:span text:style-name="Bible_5f_text"><text:span text:style-name="T397"><text:note text:id="ftn185" text:note-class="footnote"><text:note-citation>185</text:note-citation><text:note-body><text:p text:style-name="Footnote"><text:bookmark-start text:name="__RefHeading___Toc38843_1836810514"/><text:s/><text:alphabetical-index-mark-start text:id="IMark94726689915104"/><text:span text:style-name="T398">Efesios 1</text:span><text:alphabetical-index-mark-end text:id="IMark94726689915104"/><text:span text:style-name="T398">:22 </text:span><text:a xlink:type="simple" xlink:href="https://www.biblegateway.com/passage/?search=Efesios+1%3A22&amp;version=RVA-2015" text:style-name="Internet_20_link" text:visited-style-name="Visited_20_Internet_20_Link"><text:span text:style-name="T398">RVA-2015</text:span></text:a><text:bookmark-end text:name="__RefHeading___Toc38843_1836810514"/></text:p></text:note-body></text:note></text:span></text:span><text:span text:style-name="T397">.</text:span></text:p>
      <text:p text:style-name="P112"><text:alphabetical-index-mark-start text:id="IMark94726740424736"/><text:span text:style-name="T398">Tito 2</text:span><text:alphabetical-index-mark-end text:id="IMark94726740424736"/><text:span text:style-name="T398"> dice </text:span><text:span text:style-name="Bible_5f_text"><text:span text:style-name="T398">“p</text:span></text:span><text:span text:style-name="Bible_5f_text">orque la gracia de Dios que trae salvación á </text:span><text:span text:style-name="Bible_5f_text"><text:span text:style-name="T398">TODOS</text:span></text:span><text:span text:style-name="Bible_5f_text"> los hombres</text:span><text:span text:style-name="Bible_5f_text"><text:span text:style-name="T398">” </text:span></text:span><text:span text:style-name="Bible_5f_text"><text:span text:style-name="T398"><text:note text:id="ftn186" text:note-class="footnote"><text:note-citation>186</text:note-citation><text:note-body><text:p text:style-name="Footnote"><text:bookmark-start text:name="__RefHeading___Toc38841_1836810514"/><text:s/><text:alphabetical-index-mark-start text:id="IMark94726698961088"/><text:span text:style-name="T398">Tito 2</text:span><text:alphabetical-index-mark-end text:id="IMark94726698961088"/><text:span text:style-name="T398">:11 </text:span><text:a xlink:type="simple" xlink:href="https://www.biblegateway.com/passage/?search=Tito+2%3A11&amp;version=RVA" text:style-name="Internet_20_link" text:visited-style-name="Visited_20_Internet_20_Link"><text:span text:style-name="T398">RVA</text:span></text:a><text:bookmark-end text:name="__RefHeading___Toc38841_1836810514"/></text:p></text:note-body></text:note></text:span></text:span><text:span text:style-name="T398">.</text:span></text:p>
      <text:p text:style-name="P112"><text:alphabetical-index-mark-start text:id="IMark94726717092544"/><text:span text:style-name="T398">1 Timoteo 4</text:span><text:alphabetical-index-mark-end text:id="IMark94726717092544"/><text:span text:style-name="T398"> dice </text:span><text:span text:style-name="Bible_5f_text"><text:span text:style-name="T398">“</text:span></text:span><text:bookmark text:name="es-RVA-2015-297251"/><text:span text:style-name="Bible_5f_text">pues esperamos en el Dios viviente, quien es el Salvador de </text:span><text:span text:style-name="Bible_5f_text"><text:span text:style-name="T398">TODOS</text:span></text:span><text:span text:style-name="Bible_5f_text"> los hombres, </text:span><text:span text:style-name="Bible_5f_text"><text:span text:style-name="T399">ESPECIALMENTE</text:span></text:span><text:span text:style-name="Bible_5f_text"> de los que creen</text:span><text:span text:style-name="Bible_5f_text"><text:span text:style-name="T398">” </text:span></text:span><text:span text:style-name="Bible_5f_text"><text:span text:style-name="T398"><text:note text:id="ftn187" text:note-class="footnote"><text:note-citation>187</text:note-citation><text:note-body><text:p text:style-name="Footnote"><text:bookmark-start text:name="__RefHeading___Toc38839_1836810514"/><text:s/><text:alphabetical-index-mark-start text:id="IMark94726728554320"/>1 Timoteo 4<text:alphabetical-index-mark-end text:id="IMark94726728554320"/>:10 <text:a xlink:type="simple" xlink:href="https://www.biblegateway.com/passage/?search=1+Timoteo+4%3A10&amp;version=RVA-2015" text:style-name="Internet_20_link" text:visited-style-name="Visited_20_Internet_20_Link"><text:span text:style-name="T398">RVA-2015</text:span></text:a><text:bookmark-end text:name="__RefHeading___Toc38839_1836810514"/></text:p></text:note-body></text:note></text:span></text:span><text:span text:style-name="T398">.</text:span></text:p>
      <text:p text:style-name="P113"><text:alphabetical-index-mark-start text:id="IMark94726740781424"/><text:span text:style-name="T399">Filipenses 3</text:span><text:alphabetical-index-mark-end text:id="IMark94726740781424"/><text:span text:style-name="T399"> dice </text:span><text:span text:style-name="Bible_5f_text"><text:span text:style-name="T399">“</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399">TODAS</text:span></text:span><text:span text:style-name="Bible_5f_text"> las cosas</text:span><text:span text:style-name="Bible_5f_text"><text:span text:style-name="T399">” </text:span></text:span><text:span text:style-name="Bible_5f_text"><text:span text:style-name="T399"><text:note text:id="ftn188" text:note-class="footnote"><text:note-citation>188</text:note-citation><text:note-body><text:p text:style-name="Footnote"><text:bookmark-start text:name="__RefHeading___Toc38837_1836810514"/><text:s/><text:alphabetical-index-mark-start text:id="IMark94726662955200"/>Filipenses 3<text:alphabetical-index-mark-end text:id="IMark94726662955200"/>:21 <text:a xlink:type="simple" xlink:href="https://www.biblegateway.com/passage/?search=Filipenses+3%3A21&amp;version=RVR1960" text:style-name="Internet_20_link" text:visited-style-name="Visited_20_Internet_20_Link"><text:span text:style-name="T399">RVR1960</text:span></text:a><text:bookmark-end text:name="__RefHeading___Toc38837_1836810514"/></text:p></text:note-body></text:note></text:span></text:span><text:span text:style-name="T399">.</text:span></text:p>
      <text:p text:style-name="P113"><text:alphabetical-index-mark-start text:id="IMark94726565977072"/><text:span text:style-name="T399">Filipenses 2</text:span><text:alphabetical-index-mark-end text:id="IMark94726565977072"/><text:span text:style-name="T399"> dice </text:span><text:span text:style-name="Bible_5f_text"><text:span text:style-name="T399">“</text:span></text:span><text:bookmark text:name="es-RVR1960-29403"/><text:span text:style-name="Bible_5f_text">para que en el nombre de Jesús se doble </text:span><text:span text:style-name="Bible_5f_text"><text:span text:style-name="T399">TODA</text:span></text:span><text:span text:style-name="Bible_5f_text"> rodilla de los que están en los cielos, y en la tierra, y debajo de la tierra</text:span><text:span text:style-name="Bible_5f_text"><text:span text:style-name="T399">” </text:span></text:span><text:span text:style-name="Bible_5f_text"><text:span text:style-name="T399"><text:note text:id="ftn189" text:note-class="footnote"><text:note-citation>189</text:note-citation><text:note-body><text:p text:style-name="Footnote"><text:bookmark-start text:name="__RefHeading___Toc38835_1836810514"/><text:s/><text:alphabetical-index-mark-start text:id="IMark94726588842336"/>Filipenses 2<text:alphabetical-index-mark-end text:id="IMark94726588842336"/>:10 <text:a xlink:type="simple" xlink:href="https://www.biblegateway.com/passage/?search=Filipenses+2%3A10&amp;version=RVR1960" text:style-name="Internet_20_link" text:visited-style-name="Visited_20_Internet_20_Link"><text:span text:style-name="T399">RVR1960</text:span></text:a><text:bookmark-end text:name="__RefHeading___Toc38835_1836810514"/></text:p></text:note-body></text:note></text:span></text:span><text:span text:style-name="T399">.</text:span></text:p>
      <text:p text:style-name="P116"><text:bookmark text:name="es-RVR1960-29487"/><text:soft-page-break/><text:alphabetical-index-mark-start text:id="IMark94726689362048"/><text:span text:style-name="T400">Colosenses 1</text:span><text:alphabetical-index-mark-end text:id="IMark94726689362048"/><text:span text:style-name="T400"> dice </text:span><text:span text:style-name="Bible_5f_text"><text:span text:style-name="T400">“</text:span></text:span><text:bookmark text:name="es-RVR1960-29486"/><text:span text:style-name="Bible_5f_text">por cuanto agradó al Padre que en él habitase </text:span><text:span text:style-name="Bible_5f_text"><text:span text:style-name="T403">TODA</text:span></text:span><text:span text:style-name="Bible_5f_text"> plenitud, y por medio de él </text:span><text:span text:style-name="Bible_5f_text"><text:span text:style-name="T400">RECONCILIAR</text:span></text:span><text:span text:style-name="Bible_5f_text"> consigo </text:span><text:span text:style-name="Bible_5f_text"><text:span text:style-name="T400">TODAS</text:span></text:span><text:span text:style-name="Bible_5f_text"> las cosas, así las que están en la tierra como las que están en los cielos, haciendo la </text:span><text:span text:style-name="Bible_5f_text"><text:span text:style-name="T400">PAZ</text:span></text:span><text:span text:style-name="Bible_5f_text"> mediante la sangre de su cruz</text:span><text:span text:style-name="Bible_5f_text"><text:span text:style-name="T400">” </text:span></text:span><text:span text:style-name="Bible_5f_text"><text:span text:style-name="T400"><text:note text:id="ftn190" text:note-class="footnote"><text:note-citation>190</text:note-citation><text:note-body><text:p text:style-name="Footnote"><text:bookmark-start text:name="__RefHeading___Toc38833_1836810514"/><text:s/><text:alphabetical-index-mark-start text:id="IMark94726765563424"/><text:span text:style-name="T400">Colosenses 1</text:span><text:alphabetical-index-mark-end text:id="IMark94726765563424"/><text:span text:style-name="T400">:19-20 </text:span><text:a xlink:type="simple" xlink:href="https://www.biblegateway.com/passage/?search=Colosenses+1%3A19-20&amp;version=RVR1960" text:style-name="Internet_20_link" text:visited-style-name="Visited_20_Internet_20_Link"><text:span text:style-name="T400">RVR1960</text:span></text:a><text:bookmark-end text:name="__RefHeading___Toc38833_1836810514"/></text:p></text:note-body></text:note></text:span></text:span><text:span text:style-name="T400">.</text:span></text:p>
      <text:p text:style-name="P114"><text:alphabetical-index-mark-start text:id="IMark94726671665520"/><text:span text:style-name="T401">Romanos 5</text:span><text:alphabetical-index-mark-end text:id="IMark94726671665520"/><text:span text:style-name="T401"> dice </text:span><text:span text:style-name="Bible_5f_text"><text:span text:style-name="T401">“</text:span></text:span><text:span text:style-name="Bible_5f_text">así como el delito de Adán puso bajo condenación a </text:span><text:span text:style-name="Bible_5f_text"><text:span text:style-name="T401">TODOS</text:span></text:span><text:span text:style-name="Bible_5f_text"> los hombres, así también el acto justo de Jesucristo hace justos a </text:span><text:span text:style-name="Bible_5f_text"><text:span text:style-name="T401">TODOS</text:span></text:span><text:span text:style-name="Bible_5f_text"> los hombres para que tengan vida</text:span><text:span text:style-name="Bible_5f_text"><text:span text:style-name="T401">” </text:span></text:span><text:span text:style-name="Bible_5f_text"><text:span text:style-name="T401"><text:note text:id="ftn191" text:note-class="footnote"><text:note-citation>191</text:note-citation><text:note-body><text:p text:style-name="Footnote"><text:bookmark-start text:name="__RefHeading___Toc38831_1836810514"/><text:s/><text:alphabetical-index-mark-start text:id="IMark94726685311712"/>Romanos 5<text:alphabetical-index-mark-end text:id="IMark94726685311712"/>:18 <text:a xlink:type="simple" xlink:href="https://www.biblegateway.com/passage/?search=Romanos+5%3A18&amp;version=DHH" text:style-name="Internet_20_link" text:visited-style-name="Visited_20_Internet_20_Link"><text:span text:style-name="T401">DHH</text:span></text:a><text:bookmark-end text:name="__RefHeading___Toc38831_1836810514"/></text:p></text:note-body></text:note></text:span></text:span><text:span text:style-name="T401">.</text:span></text:p>
      <text:p text:style-name="P114"><text:alphabetical-index-mark-start text:id="IMark94726764656336"/><text:span text:style-name="T401">Romanos 14</text:span><text:alphabetical-index-mark-end text:id="IMark94726764656336"/><text:span text:style-name="T401"> dice </text:span><text:span text:style-name="Bible_5f_text"><text:span text:style-name="T401">“</text:span></text:span><text:span text:style-name="Bible_5f_text">Vivo yo, dice el Señor, que ante mí se doblará </text:span><text:span text:style-name="Bible_5f_text"><text:span text:style-name="T401">TODA</text:span></text:span><text:span text:style-name="Bible_5f_text"> rodilla, y </text:span><text:span text:style-name="Bible_5f_text"><text:span text:style-name="T401">TODA</text:span></text:span><text:span text:style-name="Bible_5f_text"> lengua confesará a Dios</text:span><text:span text:style-name="Bible_5f_text"><text:span text:style-name="T401">” </text:span></text:span><text:span text:style-name="Bible_5f_text"><text:span text:style-name="T401"><text:note text:id="ftn192" text:note-class="footnote"><text:note-citation>192</text:note-citation><text:note-body><text:p text:style-name="Footnote"><text:bookmark-start text:name="__RefHeading___Toc38829_1836810514"/><text:s/><text:alphabetical-index-mark-start text:id="IMark94726644282000"/>Romanos 14<text:alphabetical-index-mark-end text:id="IMark94726644282000"/>:11 <text:a xlink:type="simple" xlink:href="https://www.biblegateway.com/passage/?search=Romanos+14%3A11&amp;version=RVA-2015" text:style-name="Internet_20_link" text:visited-style-name="Visited_20_Internet_20_Link"><text:span text:style-name="T401">RVA-2015</text:span></text:a><text:bookmark-end text:name="__RefHeading___Toc38829_1836810514"/></text:p></text:note-body></text:note></text:span></text:span><text:span text:style-name="T401">.</text:span></text:p>
      <text:p text:style-name="P115"><text:alphabetical-index-mark-start text:id="IMark94726757534016"/><text:span text:style-name="T402">Efesios 4</text:span><text:alphabetical-index-mark-end text:id="IMark94726757534016"/><text:span text:style-name="T402"> dice </text:span><text:span text:style-name="Bible_5f_text"><text:span text:style-name="T402">“e</text:span></text:span><text:span text:style-name="Bible_5f_text">l que descendió es el mismo que también ascendió por encima de </text:span><text:span text:style-name="Bible_5f_text"><text:span text:style-name="T402">TODOS</text:span></text:span><text:span text:style-name="Bible_5f_text"> los cielos para llenarlo </text:span><text:span text:style-name="Bible_5f_text"><text:span text:style-name="T402">TODO” </text:span></text:span><text:span text:style-name="Bible_5f_text"><text:span text:style-name="T402"><text:note text:id="ftn193" text:note-class="footnote"><text:note-citation>193</text:note-citation><text:note-body><text:p text:style-name="Footnote"><text:bookmark-start text:name="__RefHeading___Toc38827_1836810514"/><text:s/><text:alphabetical-index-mark-start text:id="IMark94726740424736"/><text:span text:style-name="T402">Efesios 4</text:span><text:alphabetical-index-mark-end text:id="IMark94726740424736"/><text:span text:style-name="T402">:10 </text:span><text:a xlink:type="simple" xlink:href="https://www.biblegateway.com/passage/?search=Efesios+4%3A10&amp;version=RVA-2015" text:style-name="Internet_20_link" text:visited-style-name="Visited_20_Internet_20_Link"><text:span text:style-name="T402">RVA-2015</text:span></text:a><text:bookmark-end text:name="__RefHeading___Toc38827_1836810514"/></text:p></text:note-body></text:note></text:span></text:span><text:span text:style-name="T402">.</text:span></text:p>
      <text:h text:style-name="Heading_20_5" text:outline-level="5"><text:bookmark-start text:name="__RefHeading___Toc28293_1627726659"/>Pedro.<text:bookmark-end text:name="__RefHeading___Toc28293_1627726659"/></text:h>
      <text:p text:style-name="P117"><text:span text:style-name="T404">En 1ra Pedro 4 dice </text:span><text:span text:style-name="Bible_5f_text"><text:span text:style-name="T404">“</text:span></text:span><text:span text:style-name="Bible_5f_text">Amados, no os sorprendáis del </text:span><text:span text:style-name="Bible_5f_text"><text:span text:style-name="T405">FUEGO</text:span></text:span><text:span text:style-name="Bible_5f_text"> de prueba que os ha sobrevenido, como si alguna cosa extraña os aconteciese</text:span><text:span text:style-name="Bible_5f_text"><text:span text:style-name="T404">” </text:span></text:span><text:span text:style-name="Bible_5f_text"><text:span text:style-name="T404"><text:note text:id="ftn194" text:note-class="footnote"><text:note-citation>194</text:note-citation><text:note-body><text:p text:style-name="Footnote"><text:bookmark-start text:name="__RefHeading___Toc38825_1836810514"/><text:s/><text:alphabetical-index-mark-start text:id="IMark94726765837840"/><text:span text:style-name="T404">1</text:span> <text:span text:style-name="T404">Pedro 4</text:span><text:alphabetical-index-mark-end text:id="IMark94726765837840"/><text:span text:style-name="T404">:12 </text:span><text:a xlink:type="simple" xlink:href="https://www.biblegateway.com/passage/?search=1+Pedro+4%3A12&amp;version=RVR1960" text:style-name="Internet_20_link" text:visited-style-name="Visited_20_Internet_20_Link"><text:span text:style-name="T404">RVR1960</text:span></text:a><text:bookmark-end text:name="__RefHeading___Toc38825_1836810514"/></text:p></text:note-body></text:note></text:span></text:span><text:span text:style-name="T404">. Y añade </text:span><text:span text:style-name="Bible_5f_text"><text:span text:style-name="T404">“</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405">JUICIO</text:span></text:span><text:span text:style-name="Bible_5f_text"> comience por la casa de Dios; y si primero comienza por nosotros, ¿cuál será el fin de aquellos que no obedecen al evangelio de Dios?</text:span><text:span text:style-name="Bible_5f_text"><text:span text:style-name="T404">” </text:span></text:span><text:span text:style-name="Bible_5f_text"><text:span text:style-name="T404"><text:note text:id="ftn195" text:note-class="footnote"><text:note-citation>195</text:note-citation><text:note-body><text:p text:style-name="Footnote"><text:bookmark-start text:name="__RefHeading___Toc38823_1836810514"/><text:s/><text:alphabetical-index-mark-start text:id="IMark94726765419696"/><text:span text:style-name="T405">1 Pedro 4</text:span><text:alphabetical-index-mark-end text:id="IMark94726765419696"/><text:span text:style-name="T405">:16-17 </text:span><text:a xlink:type="simple" xlink:href="https://www.biblegateway.com/passage/?search=1+Pedro+4%3A16-17&amp;version=RVR1960" text:style-name="Internet_20_link" text:visited-style-name="Visited_20_Internet_20_Link"><text:span text:style-name="T405">RVR1960</text:span></text:a><text:bookmark-end text:name="__RefHeading___Toc38823_1836810514"/></text:p></text:note-body></text:note></text:span></text:span><text:span text:style-name="T404">. El fuego, ese del Ge-Henná, ese que tradujeron “infierno”, es para todos, no se </text:span><text:soft-page-break/><text:span text:style-name="T404">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125"><text:span text:style-name="T408">Claro, el fuego no es solo espiritual. En 2da Pedro 3 dice que </text:span><text:span text:style-name="Bible_5f_text"><text:span text:style-name="T408">“</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408">” </text:span></text:span><text:span text:style-name="Bible_5f_text"><text:span text:style-name="T408"><text:note text:id="ftn196" text:note-class="footnote"><text:note-citation>196</text:note-citation><text:note-body><text:p text:style-name="Footnote"><text:bookmark-start text:name="__RefHeading___Toc38821_1836810514"/><text:s/><text:alphabetical-index-mark-start text:id="IMark94726745647792"/><text:span text:style-name="T408">2 Pedro 3</text:span><text:alphabetical-index-mark-end text:id="IMark94726745647792"/><text:span text:style-name="T408">:10-13 </text:span><text:a xlink:type="simple" xlink:href="https://www.biblegateway.com/passage/?search=2+Pedro+3%3A10-13&amp;version=RVR1960" text:style-name="Internet_20_link" text:visited-style-name="Visited_20_Internet_20_Link"><text:span text:style-name="T408">RVR1960</text:span></text:a><text:bookmark-end text:name="__RefHeading___Toc38821_1836810514"/></text:p></text:note-body></text:note></text:span></text:span><text:span text:style-name="T408">.</text:span></text:p>
      <text:p text:style-name="P6"><text:span text:style-name="T417">Según Jesucristo, después de la resurrección seremos como los ángeles </text:span><text:span text:style-name="T417"><text:note text:id="ftn197" text:note-class="footnote"><text:note-citation>197</text:note-citation><text:note-body><text:p text:style-name="P193"><text:bookmark-start text:name="__RefHeading___Toc38819_1836810514"/><text:alphabetical-index-mark-start text:id="IMark94726671687760"/><text:span text:style-name="T2">Lucas 20</text:span><text:alphabetical-index-mark-end text:id="IMark94726671687760"/><text:span text:style-name="T2">:36 </text:span><text:a xlink:type="simple" xlink:href="https://www.biblegateway.com/passage/?search=Lucas+20%3A36&amp;version=RVA-2015" text:style-name="Internet_20_link" text:visited-style-name="Visited_20_Internet_20_Link"><text:span text:style-name="T2">RVA-2015</text:span></text:a><text:bookmark-end text:name="__RefHeading___Toc38819_1836810514"/></text:p></text:note-body></text:note></text:span><text:span text:style-name="T417">, y según </text:span><text:alphabetical-index-mark-start text:id="IMark94726739930384"/><text:span text:style-name="T417">Daniel 3</text:span><text:alphabetical-index-mark-end text:id="IMark94726739930384"/><text:span text:style-name="T417"> </text:span><text:note text:id="ftn198" text:note-class="footnote"><text:note-citation>198</text:note-citation><text:note-body><text:p text:style-name="Footnote"><text:bookmark-start text:name="__RefHeading___Toc38817_1836810514"/><text:s/><text:alphabetical-index-mark-start text:id="IMark94726694633392"/><text:span text:style-name="T370">Daniel 3</text:span><text:alphabetical-index-mark-end text:id="IMark94726694633392"/><text:span text:style-name="T370"> </text:span><text:a xlink:type="simple" xlink:href="https://www.biblegateway.com/passage/?search=Daniel+3&amp;version=RVA" text:style-name="Internet_20_link" text:visited-style-name="Visited_20_Internet_20_Link"><text:span text:style-name="T370">RVA</text:span></text:a><text:bookmark-end text:name="__RefHeading___Toc38817_1836810514"/></text:p></text:note-body></text:note><text:s/><text:span text:style-name="T416">y </text:span><text:alphabetical-index-mark-start text:id="IMark94726708793872"/><text:span text:style-name="T416">Jueces 13</text:span><text:alphabetical-index-mark-end text:id="IMark94726708793872"/><text:span text:style-name="T416"> </text:span><text:note text:id="ftn199" text:note-class="footnote"><text:note-citation>199</text:note-citation><text:note-body><text:p text:style-name="Footnote"><text:bookmark-start text:name="__RefHeading___Toc38815_1836810514"/><text:s/><text:alphabetical-index-mark-start text:id="IMark94726740796064"/><text:span text:style-name="T370">Jueces 13</text:span><text:alphabetical-index-mark-end text:id="IMark94726740796064"/><text:span text:style-name="T370"> </text:span><text:a xlink:type="simple" xlink:href="https://www.biblegateway.com/passage/?search=Jueces+13&amp;version=RVA" text:style-name="Internet_20_link" text:visited-style-name="Visited_20_Internet_20_Link"><text:span text:style-name="T370">RVA</text:span></text:a><text:bookmark-end text:name="__RefHeading___Toc38815_1836810514"/></text:p></text:note-body></text:note><text:span text:style-name="T416">, el cuerpo </text:span>de los ángeles <text:span text:style-name="T417">es</text:span> resistente al fuego físico. <text:span text:style-name="T416">Así que un fuego físico eterno es la menor de las preocupaciones de un resucitado. En esa tierra nueva con ese cielo nuevo, TODOS tendremos un cuerpo como el de los ángeles, eso dijo Jesucristo. </text:span></text:p>
      <text:p text:style-name="P126"><text:span text:style-name="T104">De lo que si debería preocuparse todo el que no crea en Jesucristo, todos eso</text:span><text:span text:style-name="T127">s</text:span><text:span text:style-name="T104"> infieles, todos esos injustos, todos esos </text:span><text:soft-page-break/><text:span text:style-name="T104">malvados, es de ese fuego espiritual que promete destruirlos, acabarlos, desaparecerlos, esfumarlos, al punto de que los van a buscar y no los van a encontrar </text:span><text:span text:style-name="T104"><text:note text:id="ftn200" text:note-class="footnote"><text:note-citation>200</text:note-citation><text:note-body><text:p text:style-name="Footnote"><text:bookmark-start text:name="__RefHeading___Toc38813_1836810514"/><text:s/><text:alphabetical-index-mark-start text:id="IMark94726628254144"/><text:span text:style-name="T419">Salmo 37</text:span><text:alphabetical-index-mark-end text:id="IMark94726628254144"/><text:span text:style-name="T419"> </text:span><text:a xlink:type="simple" xlink:href="https://www.biblegateway.com/passage/?search=Salmo+37&amp;version=RVA" text:style-name="Internet_20_link" text:visited-style-name="Visited_20_Internet_20_Link"><text:span text:style-name="T419">RVA</text:span></text:a><text:bookmark-end text:name="__RefHeading___Toc38813_1836810514"/></text:p></text:note-body></text:note></text:span><text:span text:style-name="T104">. </text:span><text:span text:style-name="Bible_5f_text"><text:span text:style-name="T104">“</text:span></text:span><text:bookmark text:name="es-RVA-2015-236651"/><text:span text:style-name="Bible_5f_text">Porque el que quiera salvar su vida la perderá, y el que pierda su vida por causa </text:span><text:span text:style-name="Bible_5f_text"><text:span text:style-name="T418">de mi</text:span></text:span><text:span text:style-name="Bible_5f_text"> la hallará” </text:span><text:span text:style-name="Bible_5f_text"><text:note text:id="ftn201" text:note-class="footnote"><text:note-citation>201</text:note-citation><text:note-body><text:p text:style-name="Footnote"><text:bookmark-start text:name="__RefHeading___Toc38811_1836810514"/><text:s/><text:alphabetical-index-mark-start text:id="IMark94726760516992"/>Mateo 16<text:alphabetical-index-mark-end text:id="IMark94726760516992"/>:25 <text:a xlink:type="simple" xlink:href="https://www.biblegateway.com/passage/?search=Mateo+16%3A25&amp;version=RVA-2015" text:style-name="Internet_20_link" text:visited-style-name="Visited_20_Internet_20_Link"><text:span text:style-name="T418">RVA-2015</text:span></text:a><text:bookmark-end text:name="__RefHeading___Toc38811_1836810514"/></text:p></text:note-body></text:note></text:span>.</text:p>
      <text:p text:style-name="P128">Esta tierra y este cielo pasaran. Es en esa tierra nueva con ese cielo nuevo donde TODOS serán vivificados, tanto físicamente como espiritualmente. Eso es lo que espera Pedro y lo que debería esperar todo creyente en Jesucristo.</text:p>
      <text:p text:style-name="P119"><text:span text:style-name="T406">En 2da Pedro 3 dice que: el Señor </text:span><text:span text:style-name="Bible_5f_text"><text:span text:style-name="T406">“</text:span></text:span><text:span text:style-name="Bible_5f_text">no quiere que nadie se pierda sino que </text:span><text:span text:style-name="Bible_5f_text"><text:span text:style-name="T407">TODOS</text:span></text:span><text:span text:style-name="Bible_5f_text"> procedan al arrepentimiento</text:span><text:span text:style-name="Bible_5f_text"><text:span text:style-name="T406">” </text:span></text:span><text:span text:style-name="Bible_5f_text"><text:span text:style-name="T406"><text:note text:id="ftn202" text:note-class="footnote"><text:note-citation>202</text:note-citation><text:note-body><text:p text:style-name="Footnote"><text:bookmark-start text:name="__RefHeading___Toc38809_1836810514"/><text:s/><text:alphabetical-index-mark-start text:id="IMark94726717636640"/><text:span text:style-name="T406">2 Pedro 3</text:span><text:alphabetical-index-mark-end text:id="IMark94726717636640"/><text:span text:style-name="T406">:9 </text:span><text:a xlink:type="simple" xlink:href="https://www.biblegateway.com/passage/?search=2+Pedro+3%3A9&amp;version=RVA-2015" text:style-name="Internet_20_link" text:visited-style-name="Visited_20_Internet_20_Link"><text:span text:style-name="T406">RVA-2015</text:span></text:a><text:bookmark-end text:name="__RefHeading___Toc38809_1836810514"/></text:p></text:note-body></text:note></text:span></text:span><text:span text:style-name="T406">. ¿Por qué algunos creen que su “querer” seguir muertos espiritualmente es mas grande que el “querer” de YHWH? La única explicación es que aún siguen parcialmente muertos, espiritualmente, a La Verdad.</text:span></text:p>
      <text:p text:style-name="P118">Dios no salva evitando la muerte. Dios salva <text:span text:style-name="T542">SACÁNDONOS</text:span> de la muerte. Algunos los saca primero de la muerte espiritual, <text:span text:style-name="T409">para que se puedan arrepentir,</text:span> y luego <text:span text:style-name="T410">los saca </text:span>de la muerte física. Y a otros los saca primero de la muerte física y luego <text:span text:style-name="T410">los saca </text:span>de la muerte espiritual, <text:span text:style-name="T409">para que se puedan arrepentir</text:span>. <text:span text:style-name="T496">Pero a es a TODOS, toditos, todos, que nos saca tanto de la muerte física como de la muerte espiritual.</text:span></text:p>
      <text:h text:style-name="Heading_20_5" text:outline-level="5"><text:bookmark-start text:name="__RefHeading___Toc28295_1627726659"/><text:soft-page-break/>Juan.<text:bookmark-end text:name="__RefHeading___Toc28295_1627726659"/></text:h>
      <text:p text:style-name="P121"><text:alphabetical-index-mark-start text:id="IMark94726716442704"/><text:span text:style-name="T414">Revelación 4</text:span><text:alphabetical-index-mark-end text:id="IMark94726716442704"/><text:span text:style-name="T414"> dice que: </text:span><text:span text:style-name="Bible_5f_text"><text:span text:style-name="T414">“</text:span></text:span><text:bookmark text:name="es-RVA-30779"/><text:span text:style-name="Bible_5f_text">Señor, digno eres de recibir gloria y honra y virtud: porque tú criaste </text:span><text:span text:style-name="Bible_5f_text"><text:span text:style-name="T414">TODAS</text:span></text:span><text:span text:style-name="Bible_5f_text"> las cosas, y por tu voluntad tienen ser y fueron criadas</text:span><text:span text:style-name="Bible_5f_text"><text:span text:style-name="T414">” </text:span></text:span><text:span text:style-name="Bible_5f_text"><text:span text:style-name="T414"><text:note text:id="ftn203" text:note-class="footnote"><text:note-citation>203</text:note-citation><text:note-body><text:p text:style-name="Footnote"><text:bookmark-start text:name="__RefHeading___Toc38807_1836810514"/><text:s/><text:alphabetical-index-mark-start text:id="IMark94726740691536"/><text:span text:style-name="T414">Revelación 4</text:span><text:alphabetical-index-mark-end text:id="IMark94726740691536"/><text:span text:style-name="T414">:11 </text:span><text:a xlink:type="simple" xlink:href="https://www.biblegateway.com/passage/?search=Apocalipsis+4%3A11&amp;version=RVA" text:style-name="Internet_20_link" text:visited-style-name="Visited_20_Internet_20_Link"><text:span text:style-name="T414">RVA</text:span></text:a><text:bookmark-end text:name="__RefHeading___Toc38807_1836810514"/></text:p></text:note-body></text:note></text:span></text:span><text:span text:style-name="T414">.</text:span></text:p>
      <text:p text:style-name="P120"><text:span text:style-name="T412">En </text:span><text:alphabetical-index-mark-start text:id="IMark94726644166592"/><text:span text:style-name="T412">Revelación 5</text:span><text:alphabetical-index-mark-end text:id="IMark94726644166592"/><text:span text:style-name="T412"> Juan dice que </text:span><text:span text:style-name="Bible_5f_text"><text:span text:style-name="T412">“</text:span></text:span><text:bookmark text:name="es-RVA-2015-30761"/><text:span text:style-name="Bible_5f_text"><text:span text:style-name="T412">Y </text:span></text:span><text:span text:style-name="Bible_5f_text">oí a </text:span><text:span text:style-name="Bible_5f_text"><text:span text:style-name="T413">TODA</text:span></text:span><text:span text:style-name="Bible_5f_text"> criatura que está en el cielo y sobre la tierra y debajo de la tierra y en el mar, y a </text:span><text:span text:style-name="Bible_5f_text"><text:span text:style-name="T413">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204" text:note-class="footnote"><text:note-citation>204</text:note-citation><text:note-body><text:p text:style-name="Footnote"><text:bookmark-start text:name="__RefHeading___Toc38805_1836810514"/><text:s/><text:alphabetical-index-mark-start text:id="IMark94726696074496"/><text:span text:style-name="T411">Revelación 5</text:span><text:alphabetical-index-mark-end text:id="IMark94726696074496"/><text:span text:style-name="T411">:13 </text:span><text:a xlink:type="simple" xlink:href="https://www.biblegateway.com/passage/?search=Apocalipsis+5%3A13&amp;version=RVA-2015" text:style-name="Internet_20_link" text:visited-style-name="Visited_20_Internet_20_Link"><text:span text:style-name="T411">RVA-2015</text:span></text:a><text:bookmark-end text:name="__RefHeading___Toc38805_1836810514"/></text:p></text:note-body></text:note></text:span>. <text:span text:style-name="T413">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121"><text:alphabetical-index-mark-start text:id="IMark94726560782176"/><text:span text:style-name="T414">Revelación 15</text:span><text:alphabetical-index-mark-end text:id="IMark94726560782176"/><text:span text:style-name="T414"> dice: </text:span><text:span text:style-name="Bible_5f_text"><text:span text:style-name="T414">“</text:span></text:span><text:bookmark text:name="es-RVA-30950"/><text:span text:style-name="Bible_5f_text">¿Quién no te temerá, oh Señor, y engrandecerá tu nombre? porque tú sólo eres santo; por lo cual </text:span><text:span text:style-name="Bible_5f_text"><text:span text:style-name="T414">TODAS</text:span></text:span><text:span text:style-name="Bible_5f_text"> las naciones vendrán, y adorarán delante de ti, porque tus juicios son manifestados</text:span><text:span text:style-name="Bible_5f_text"><text:span text:style-name="T414">” </text:span></text:span><text:span text:style-name="Bible_5f_text"><text:span text:style-name="T414"><text:note text:id="ftn205" text:note-class="footnote"><text:note-citation>205</text:note-citation><text:note-body><text:p text:style-name="Footnote"><text:bookmark-start text:name="__RefHeading___Toc38803_1836810514"/><text:s/><text:alphabetical-index-mark-start text:id="IMark94726739930384"/><text:span text:style-name="T414">Revelación 15</text:span><text:alphabetical-index-mark-end text:id="IMark94726739930384"/><text:span text:style-name="T414">:4 </text:span><text:a xlink:type="simple" xlink:href="https://www.biblegateway.com/passage/?search=Apocalipsis+15%3A4&amp;version=RVA" text:style-name="Internet_20_link" text:visited-style-name="Visited_20_Internet_20_Link"><text:span text:style-name="T414">RVA</text:span></text:a><text:bookmark-end text:name="__RefHeading___Toc38803_1836810514"/></text:p></text:note-body></text:note></text:span></text:span><text:span text:style-name="T414">.</text:span></text:p>
      <text:p text:style-name="P122"><text:alphabetical-index-mark-start text:id="IMark94726728554320"/><text:span text:style-name="T414">Revelación 21</text:span><text:alphabetical-index-mark-end text:id="IMark94726728554320"/><text:span text:style-name="T414"> dice: </text:span><text:span text:style-name="Bible_5f_text"><text:span text:style-name="T414">“</text:span></text:span><text:bookmark text:name="es-RVA-2015-31028"/><text:span text:style-name="Bible_5f_text">El que estaba sentado en el trono dijo: ‘He aquí yo hago nuevas </text:span><text:span text:style-name="Bible_5f_text"><text:span text:style-name="T415">TODAS</text:span></text:span><text:span text:style-name="Bible_5f_text"> las cosas”. Y dijo: “Escribe, porque estas palabras son fieles y verdaderas’ </text:span><text:span text:style-name="Bible_5f_text"><text:span text:style-name="T415">” </text:span></text:span><text:span text:style-name="Bible_5f_text"><text:span text:style-name="T415"><text:note text:id="ftn206" text:note-class="footnote"><text:note-citation>206</text:note-citation><text:note-body><text:p text:style-name="Footnote"><text:bookmark-start text:name="__RefHeading___Toc38801_1836810514"/><text:s/><text:alphabetical-index-mark-start text:id="IMark94726708793872"/><text:span text:style-name="T415">Revelación 21</text:span><text:alphabetical-index-mark-end text:id="IMark94726708793872"/><text:span text:style-name="T415">:5 </text:span><text:a xlink:type="simple" xlink:href="https://www.biblegateway.com/passage/?search=Apocalipsis+21%3A5&amp;version=RVA-2015" text:style-name="Internet_20_link" text:visited-style-name="Visited_20_Internet_20_Link"><text:span text:style-name="T415">RVA-2015</text:span></text:a><text:bookmark-end text:name="__RefHeading___Toc38801_1836810514"/></text:p></text:note-body></text:note></text:span></text:span><text:span text:style-name="T415">. <text:s text:c="3"/>El hace nuevas TODAS las cosas. Criaturas nuevas. Unas que puedan cumplir la voluntad del creador. Y éstas palabras son FIELES y VERDADERAS.</text:span></text:p>
      <text:h text:style-name="P216" text:outline-level="2"><text:bookmark-start text:name="__RefHeading___Toc28297_1627726659"/><text:soft-page-break/>Escrito está.<text:bookmark-end text:name="__RefHeading___Toc28297_1627726659"/></text:h>
      <text:p text:style-name="P124"><text:span text:style-name="T231">Escrito está: </text:span><text:span text:style-name="Bible_5f_text">“El Padre ama al Hijo, y </text:span><text:span text:style-name="Bible_5f_text"><text:span text:style-name="T233">TODAS</text:span></text:span><text:span text:style-name="Bible_5f_text"> las cosas dió en su mano” </text:span><text:span text:style-name="Bible_5f_text"><text:note text:id="ftn207" text:note-class="footnote"><text:note-citation>207</text:note-citation><text:note-body><text:p text:style-name="Footnote"><text:bookmark-start text:name="__RefHeading___Toc38799_1836810514"/><text:s/><text:alphabetical-index-mark-start text:id="IMark94726740796064"/><text:span text:style-name="T232">Juan 3</text:span><text:alphabetical-index-mark-end text:id="IMark94726740796064"/><text:span text:style-name="T232">:35 </text:span><text:a xlink:type="simple" xlink:href="https://www.biblegateway.com/passage/?search=juan+3%3A35&amp;version=RVA" text:style-name="Internet_20_link" text:visited-style-name="Visited_20_Internet_20_Link"><text:span text:style-name="T232">RVA</text:span></text:a><text:bookmark-end text:name="__RefHeading___Toc38799_1836810514"/></text:p></text:note-body></text:note></text:span>.</text:p>
      <text:p text:style-name="P124"><text:span text:style-name="T231">Escrito está: </text:span><text:span text:style-name="Bible_5f_text"><text:span text:style-name="T231">“TODAS</text:span></text:span><text:span text:style-name="Bible_5f_text"> las cosas por él fueron hechas; y sin él </text:span><text:span text:style-name="Bible_5f_text"><text:span text:style-name="T233">NADA</text:span></text:span><text:span text:style-name="Bible_5f_text"> de lo que es hecho, fué hecho</text:span><text:span text:style-name="Bible_5f_text"><text:span text:style-name="T231">” </text:span></text:span><text:span text:style-name="Bible_5f_text"><text:span text:style-name="T231"><text:note text:id="ftn208" text:note-class="footnote"><text:note-citation>208</text:note-citation><text:note-body><text:p text:style-name="Footnote"><text:bookmark-start text:name="__RefHeading___Toc38797_1836810514"/><text:s/><text:alphabetical-index-mark-start text:id="IMark94726671665520"/><text:span text:style-name="T232">Juan 1</text:span><text:alphabetical-index-mark-end text:id="IMark94726671665520"/><text:span text:style-name="T232">:3 </text:span><text:a xlink:type="simple" xlink:href="https://www.biblegateway.com/passage/?search=Juan+1%3A3&amp;version=RVA" text:style-name="Internet_20_link" text:visited-style-name="Visited_20_Internet_20_Link"><text:span text:style-name="T232">RVA</text:span></text:a><text:bookmark-end text:name="__RefHeading___Toc38797_1836810514"/></text:p></text:note-body></text:note></text:span></text:span><text:span text:style-name="T231">.</text:span></text:p>
      <text:p text:style-name="P123"><text:span text:style-name="T231">Escrito está: </text:span><text:span text:style-name="Bible_5f_text">“</text:span><text:bookmark text:name="es-RVA-29965"/><text:span text:style-name="Bible_5f_text">por el Hijo, al cual constituyó heredero de </text:span><text:span text:style-name="Bible_5f_text"><text:span text:style-name="T234">TODO</text:span></text:span><text:span text:style-name="Bible_5f_text">, por el cual asimismo hizo el universo: El cual siendo el resplandor de su gloria, y la misma imagen de su sustancia, y sustentando </text:span><text:span text:style-name="Bible_5f_text"><text:span text:style-name="T234">TODAS</text:span></text:span><text:span text:style-name="Bible_5f_text"> las cosas con la palabra de su potencia” </text:span><text:span text:style-name="Bible_5f_text"><text:note text:id="ftn209" text:note-class="footnote"><text:note-citation>209</text:note-citation><text:note-body><text:p text:style-name="Footnote"><text:bookmark-start text:name="__RefHeading___Toc38795_1836810514"/><text:s/><text:alphabetical-index-mark-start text:id="IMark94726690448512"/>Hebreos 1<text:alphabetical-index-mark-end text:id="IMark94726690448512"/>:2-3 <text:a xlink:type="simple" xlink:href="https://www.biblegateway.com/passage/?search=Hebreos+1%3A2-3&amp;version=RVA" text:style-name="Internet_20_link" text:visited-style-name="Visited_20_Internet_20_Link"><text:span text:style-name="T233">RVA</text:span></text:a><text:bookmark-end text:name="__RefHeading___Toc38795_1836810514"/></text:p></text:note-body></text:note></text:span>.</text:p>
      <text:p text:style-name="P123"><text:span text:style-name="T234">Escrito está: </text:span><text:span text:style-name="Bible_5f_text"><text:span text:style-name="T234">“TODAS</text:span></text:span><text:span text:style-name="Bible_5f_text"> las cosas sujetaste debajo de sus pies. Porque en cuanto le sujetó </text:span><text:span text:style-name="Bible_5f_text"><text:span text:style-name="T234">TODAS</text:span></text:span><text:span text:style-name="Bible_5f_text"> las cosas, </text:span><text:span text:style-name="Bible_5f_text"><text:span text:style-name="T234">NADA</text:span></text:span><text:span text:style-name="Bible_5f_text"> dejó que no sea sujeto á él</text:span><text:span text:style-name="Bible_5f_text"><text:span text:style-name="T234">” </text:span></text:span><text:span text:style-name="Bible_5f_text"><text:span text:style-name="T234"><text:note text:id="ftn210" text:note-class="footnote"><text:note-citation>210</text:note-citation><text:note-body><text:p text:style-name="Footnote"><text:bookmark-start text:name="__RefHeading___Toc38793_1836810514"/><text:s/><text:alphabetical-index-mark-start text:id="IMark94726644282000"/><text:span text:style-name="T234">Hebreos 2</text:span><text:alphabetical-index-mark-end text:id="IMark94726644282000"/><text:span text:style-name="T234">:8 </text:span><text:a xlink:type="simple" xlink:href="https://www.biblegateway.com/passage/?search=Hebreos+2%3A8&amp;version=RVA" text:style-name="Internet_20_link" text:visited-style-name="Visited_20_Internet_20_Link"><text:span text:style-name="T234">RVA</text:span></text:a><text:bookmark-end text:name="__RefHeading___Toc38793_1836810514"/></text:p></text:note-body></text:note></text:span></text:span><text:span text:style-name="T234">.</text:span></text:p>
      <text:p text:style-name="P60">Hasta aquí muy pocos creyentes en Yeshua, Jesucristo; discutirían que <text:span text:style-name="T248">en estos versículos </text:span>“TODO” significa “TODO” y que “TODAS” significa “TODAS” y que “NADA” significa “NADA”.</text:p>
      <text:p text:style-name="P123"><text:span text:style-name="T235">Escrito está: </text:span><text:bookmark text:name="es-RVA-294801"/><text:span text:style-name="T235">Jesucristo </text:span><text:span text:style-name="Bible_5f_text">“es la imagen del Dios invisible, el primogénito de </text:span><text:span text:style-name="Bible_5f_text"><text:span text:style-name="T235">TODA</text:span></text:span><text:span text:style-name="Bible_5f_text"> criatura. Porque por él fueron criadas </text:span><text:span text:style-name="Bible_5f_text"><text:span text:style-name="T235">TODAS</text:span></text:span><text:span text:style-name="Bible_5f_text"> las cosas que están en los cielos, y que están en la tierra, visibles é invisibles; sean tronos, sean dominios, sean principados, sean potestades; </text:span><text:span text:style-name="Bible_5f_text"><text:span text:style-name="T235">TODO</text:span></text:span><text:span text:style-name="Bible_5f_text"> fué criado por él y para él. Y él es antes de </text:span><text:span text:style-name="Bible_5f_text"><text:span text:style-name="T235">TODAS</text:span></text:span><text:span text:style-name="Bible_5f_text"> las cosas, y por él </text:span><text:span text:style-name="Bible_5f_text"><text:span text:style-name="T235">TODAS</text:span></text:span><text:span text:style-name="Bible_5f_text"> las cosas subsisten: Y él es la cabeza del cuerpo que es la iglesia; él que es el principio, el primogénito de los muertos, para que en </text:span><text:soft-page-break/><text:span text:style-name="Bible_5f_text"><text:span text:style-name="T235">TODO</text:span></text:span><text:span text:style-name="Bible_5f_text"> tenga el primado. Por cuanto agradó al Padre que en él habitase </text:span><text:span text:style-name="Bible_5f_text"><text:span text:style-name="T235">TODA</text:span></text:span><text:span text:style-name="Bible_5f_text"> plenitud, Y por él </text:span><text:span text:style-name="Bible_5f_text"><text:span text:style-name="T237">RECONCILIAR</text:span></text:span><text:span text:style-name="Bible_5f_text"> </text:span><text:span text:style-name="Bible_5f_text"><text:span text:style-name="T235">TODAS</text:span></text:span><text:span text:style-name="Bible_5f_text"> las cosas á sí, pacificando por la sangre de su cruz, así lo que está en la tierra como lo que está en los cielos</text:span><text:span text:style-name="Bible_5f_text"><text:span text:style-name="T235">” </text:span></text:span><text:span text:style-name="Bible_5f_text"><text:span text:style-name="T235"><text:note text:id="ftn211" text:note-class="footnote"><text:note-citation>211</text:note-citation><text:note-body><text:p text:style-name="Footnote"><text:bookmark-start text:name="__RefHeading___Toc38791_1836810514"/><text:s/><text:alphabetical-index-mark-start text:id="IMark94726716333728"/><text:span text:style-name="T236">Colosenses 1</text:span><text:alphabetical-index-mark-end text:id="IMark94726716333728"/><text:span text:style-name="T236">:15-20 </text:span><text:a xlink:type="simple" xlink:href="https://www.biblegateway.com/passage/?search=Colosenses+1%3A15-20&amp;version=RVA" text:style-name="Internet_20_link" text:visited-style-name="Visited_20_Internet_20_Link"><text:span text:style-name="T236">RVA</text:span></text:a><text:bookmark-end text:name="__RefHeading___Toc38791_1836810514"/></text:p></text:note-body></text:note></text:span></text:span><text:span text:style-name="T235">.</text:span></text:p>
      <text:p text:style-name="P61">En este texto de <text:alphabetical-index-mark-start text:id="IMark94726740691536"/>Colosenses 1<text:alphabetical-index-mark-end text:id="IMark94726740691536"/>, algunos creyentes empezarían a pensar que “<text:span text:style-name="T235">TODO“ significa “TODO” y que “TODAS” significa “TODAS” </text:span>excepto en la última “TODAS”. Porque si ese “reconciliar” es de TODAS las cosas, eso incluiría a TODAS las criaturas, y eso incluiría a TODOS los pecadores. <text:span text:style-name="T238">Y eso ya sería demasiado.</text:span></text:p>
      <text:p text:style-name="P123"><text:span text:style-name="T239">Escrito está: </text:span><text:span text:style-name="Bible_5f_text"><text:span text:style-name="T239">“</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239">TODOS</text:span></text:span><text:span text:style-name="Bible_5f_text"> mueren, así también en Cristo </text:span><text:span text:style-name="Bible_5f_text"><text:span text:style-name="T239">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239">TODO</text:span></text:span><text:span text:style-name="Bible_5f_text"> imperio, y </text:span><text:span text:style-name="Bible_5f_text"><text:span text:style-name="T239">TODA</text:span></text:span><text:span text:style-name="Bible_5f_text"> potencia y potestad. Porque es menester que él reine, hasta poner á </text:span><text:span text:style-name="Bible_5f_text"><text:span text:style-name="T239">TODOS</text:span></text:span><text:span text:style-name="Bible_5f_text"> sus enemigos debajo de sus pies. Y el postrer enemigo que será deshecho, será la muerte. Porque </text:span><text:span text:style-name="Bible_5f_text"><text:span text:style-name="T239">TODAS</text:span></text:span><text:span text:style-name="Bible_5f_text"> las cosas sujetó debajo de sus pies. Y cuando dice: </text:span><text:span text:style-name="Bible_5f_text"><text:span text:style-name="T239">TODAS</text:span></text:span><text:span text:style-name="Bible_5f_text"> las cosas son sujetadas á él, claro está exceptuado aquel que sujetó á él </text:span><text:span text:style-name="Bible_5f_text"><text:span text:style-name="T239">TODAS</text:span></text:span><text:span text:style-name="Bible_5f_text"> las cosas. Mas luego que </text:span><text:span text:style-name="Bible_5f_text"><text:span text:style-name="T239">TODAS</text:span></text:span><text:span text:style-name="Bible_5f_text"> las cosas le fueren sujetas, entonces también el mismo Hijo se sujetará al que le sujetó á él </text:span><text:span text:style-name="Bible_5f_text"><text:span text:style-name="T239">TODAS </text:span></text:span><text:span text:style-name="Bible_5f_text">las cosas, para que Dios sea </text:span><text:span text:style-name="Bible_5f_text"><text:span text:style-name="T239">TODAS</text:span></text:span><text:span text:style-name="Bible_5f_text"> las cosas en </text:span><text:span text:style-name="Bible_5f_text"><text:span text:style-name="T239">TODOS</text:span></text:span><text:span text:style-name="Bible_5f_text">” </text:span><text:span text:style-name="Bible_5f_text"><text:note text:id="ftn212" text:note-class="footnote"><text:note-citation>212</text:note-citation><text:note-body><text:p text:style-name="Footnote"><text:bookmark-start text:name="__RefHeading___Toc38789_1836810514"/><text:s/><text:alphabetical-index-mark-start text:id="IMark94726665281920"/>1 Corintios 15<text:alphabetical-index-mark-end text:id="IMark94726665281920"/>:20-28 <text:a xlink:type="simple" xlink:href="https://www.biblegateway.com/passage/?search=1+Corintios+15%3A20-28&amp;version=RVA" text:style-name="Internet_20_link" text:visited-style-name="Visited_20_Internet_20_Link"><text:span text:style-name="T239">RVA</text:span></text:a><text:bookmark-end text:name="__RefHeading___Toc38789_1836810514"/></text:p></text:note-body></text:note></text:span>.</text:p>
      <text:p text:style-name="P62"><text:soft-page-break/>Pero no. <text:span text:style-name="T249">En este texto de 1ra Corintios 15, a</text:span>lgunos creyentes tienen que empezar a hacer malabares para que “TODOS” <text:span text:style-name="T240">signifique</text:span> “ALGUNOS” <text:span text:style-name="T242">o “POCOS” </text:span>y “TODAS” <text:span text:style-name="T240">signifique</text:span> “ALGUNAS” <text:span text:style-name="T242">o “POCAS”</text:span>. <text:span text:style-name="T241">Y por supuesto ellos se incluyen en esos “ALGUNOS” o “POCOS”. </text:span></text:p>
      <text:p text:style-name="P123"><text:span text:style-name="T243">Escrito está: </text:span><text:span text:style-name="Bible_5f_text"><text:span text:style-name="T243">“</text:span></text:span><text:span text:style-name="Bible_5f_text">Dios encerró á </text:span><text:span text:style-name="Bible_5f_text"><text:span text:style-name="T243">TODOS</text:span></text:span><text:span text:style-name="Bible_5f_text"> en incredulidad, para tener misericordia de </text:span><text:span text:style-name="Bible_5f_text"><text:span text:style-name="T243">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243">TODAS</text:span></text:span><text:span text:style-name="Bible_5f_text"> las cosas.” </text:span>A él sea <text:span text:style-name="T243">la </text:span>gloria por siglos <text:span text:style-name="T243">de siglos </text:span><text:span text:style-name="T243"><text:note text:id="ftn213" text:note-class="footnote"><text:note-citation>213</text:note-citation><text:note-body><text:p text:style-name="Footnote"><text:bookmark-start text:name="__RefHeading___Toc38787_1836810514"/><text:s/><text:alphabetical-index-mark-start text:id="IMark94726765797904"/><text:span text:style-name="T243">Romanos 11</text:span><text:alphabetical-index-mark-end text:id="IMark94726765797904"/><text:span text:style-name="T243">:32-36 </text:span><text:a xlink:type="simple" xlink:href="https://www.biblegateway.com/passage/?search=Romanos+11%3A32-36&amp;version=RVA" text:style-name="Internet_20_link" text:visited-style-name="Visited_20_Internet_20_Link"><text:span text:style-name="T243">RVA</text:span></text:a><text:bookmark-end text:name="__RefHeading___Toc38787_1836810514"/></text:p></text:note-body></text:note></text:span><text:span text:style-name="T243">.</text:span></text:p>
      <text:p text:style-name="P63">Pero no. Algunos creyentes creen que <text:span text:style-name="T250">en este texto de </text:span><text:alphabetical-index-mark-start text:id="IMark94726560782176"/><text:span text:style-name="T250">Romanos 11</text:span><text:alphabetical-index-mark-end text:id="IMark94726560782176"/><text:span text:style-name="T250">, </text:span>la mayoría de la gloria se la lleva otro.</text:p>
      <text:p text:style-name="P123"><text:span text:style-name="T244">Escrito está: El Padre de gloria mostró su poder </text:span><text:span text:style-name="Bible_5f_text"><text:span text:style-name="T244">“</text:span></text:span><text:bookmark text:name="es-RVA-29226"/><text:span text:style-name="Bible_5f_text">en Cristo, resucitándole de los muertos, y colocándole á su diestra en los cielos, </text:span><text:span text:style-name="Bible_5f_text"><text:span text:style-name="T244">SOBRE</text:span></text:span><text:span text:style-name="Bible_5f_text"> </text:span><text:span text:style-name="Bible_5f_text"><text:span text:style-name="T244">TODO</text:span></text:span><text:span text:style-name="Bible_5f_text"> principado, y potestad, y potencia, y señorío, y </text:span><text:span text:style-name="Bible_5f_text"><text:span text:style-name="T244">(SOBRE) TODO</text:span></text:span><text:span text:style-name="Bible_5f_text"> nombre que se nombra, no sólo en este siglo, mas aun en el venidero: Y sometió </text:span><text:span text:style-name="Bible_5f_text"><text:span text:style-name="T244">TODAS </text:span></text:span><text:span text:style-name="Bible_5f_text">las cosas debajo de sus pies, y diólo por cabeza sobre </text:span><text:span text:style-name="Bible_5f_text"><text:span text:style-name="T244">TODAS</text:span></text:span><text:span text:style-name="Bible_5f_text"> las cosas á la iglesia, La cual es su cuerpo, la plenitud de Aquel que hinche </text:span><text:span text:style-name="Bible_5f_text"><text:span text:style-name="T244">TODAS</text:span></text:span><text:span text:style-name="Bible_5f_text"> las cosas en </text:span><text:span text:style-name="Bible_5f_text"><text:span text:style-name="T244">TODOS” </text:span></text:span><text:span text:style-name="Bible_5f_text"><text:span text:style-name="T244"><text:note text:id="ftn214" text:note-class="footnote"><text:note-citation>214</text:note-citation><text:note-body><text:p text:style-name="Footnote"><text:bookmark-start text:name="__RefHeading___Toc38785_1836810514"/><text:s/><text:alphabetical-index-mark-start text:id="IMark94726740819904"/>Efesios 1<text:alphabetical-index-mark-end text:id="IMark94726740819904"/>:20-23 <text:a xlink:type="simple" xlink:href="https://www.biblegateway.com/passage/?search=Efesios+1%3A20-23&amp;version=RVA" text:style-name="Internet_20_link" text:visited-style-name="Visited_20_Internet_20_Link"><text:span text:style-name="T244">RVA</text:span></text:a><text:bookmark-end text:name="__RefHeading___Toc38785_1836810514"/></text:p></text:note-body></text:note></text:span></text:span><text:span text:style-name="T244">.</text:span></text:p>
      <text:p text:style-name="P123"><text:span text:style-name="T255">Escrito está: </text:span><text:span text:style-name="Bible_5f_text"><text:span text:style-name="T255">“TODO</text:span></text:span><text:span text:style-name="Bible_5f_text"> lo que el Padre me da vendrá a mí; y al que a mí viene </text:span><text:span text:style-name="Bible_5f_text"><text:span text:style-name="T255">JAMÁS</text:span></text:span><text:span text:style-name="Bible_5f_text"> lo echaré fuera. Porque yo he descendido del cielo no para hacer la voluntad mía sino la voluntad del que me envió. Y esta es la voluntad del que me </text:span><text:soft-page-break/><text:span text:style-name="Bible_5f_text">envió: que yo </text:span><text:span text:style-name="Bible_5f_text"><text:span text:style-name="T255">NO</text:span></text:span><text:span text:style-name="Bible_5f_text"> pierda </text:span><text:span text:style-name="Bible_5f_text"><text:span text:style-name="T255">NADA</text:span></text:span><text:span text:style-name="Bible_5f_text"> de </text:span><text:span text:style-name="Bible_5f_text"><text:span text:style-name="T255">TODO</text:span></text:span><text:span text:style-name="Bible_5f_text"> lo que me ha dado, sino que lo resucite en el día final. Esta es la voluntad de mi Padre: que </text:span><text:span text:style-name="Bible_5f_text"><text:span text:style-name="T255">TODO</text:span></text:span><text:span text:style-name="Bible_5f_text"> aquel que mira al Hijo y cree en él tenga vida eterna, y que yo lo resucite en el día final</text:span><text:span text:style-name="Bible_5f_text"><text:span text:style-name="T255">” </text:span></text:span><text:span text:style-name="Bible_5f_text"><text:span text:style-name="T255"><text:note text:id="ftn215" text:note-class="footnote"><text:note-citation>215</text:note-citation><text:note-body><text:p text:style-name="Footnote"><text:bookmark-start text:name="__RefHeading___Toc38783_1836810514"/><text:s/><text:alphabetical-index-mark-start text:id="IMark94726565977072"/>Juan 6<text:alphabetical-index-mark-end text:id="IMark94726565977072"/>:37-40 <text:a xlink:type="simple" xlink:href="https://www.biblegateway.com/passage/?search=Juan+6%3A37-40&amp;version=RVA-2015" text:style-name="Internet_20_link" text:visited-style-name="Visited_20_Internet_20_Link"><text:span text:style-name="T255">RVA-2015</text:span></text:a><text:bookmark-end text:name="__RefHeading___Toc38783_1836810514"/></text:p></text:note-body></text:note></text:span></text:span><text:span text:style-name="T255">.</text:span></text:p>
      <text:p text:style-name="P124"><text:span text:style-name="T231">Escrito está: </text:span><text:span text:style-name="Bible_5f_text">“</text:span><text:bookmark text:name="es-RVA-26761"/><text:span text:style-name="Bible_5f_text">Como le has dado la potestad de </text:span><text:span text:style-name="Bible_5f_text"><text:span text:style-name="T233">TODA</text:span></text:span><text:span text:style-name="Bible_5f_text"> carne, para que dé vida eterna á </text:span><text:span text:style-name="Bible_5f_text"><text:span text:style-name="T233">TODOS</text:span></text:span><text:span text:style-name="Bible_5f_text"> los que le diste” </text:span><text:span text:style-name="Bible_5f_text"><text:note text:id="ftn216" text:note-class="footnote"><text:note-citation>216</text:note-citation><text:note-body><text:p text:style-name="Footnote"><text:bookmark-start text:name="__RefHeading___Toc38781_1836810514"/><text:s/><text:alphabetical-index-mark-start text:id="IMark94726740818624"/><text:span text:style-name="T232">Juan 17</text:span><text:alphabetical-index-mark-end text:id="IMark94726740818624"/><text:span text:style-name="T232">:2 </text:span><text:a xlink:type="simple" xlink:href="https://www.biblegateway.com/passage/?search=juan+17%3A2&amp;version=RVA" text:style-name="Internet_20_link" text:visited-style-name="Visited_20_Internet_20_Link"><text:span text:style-name="T232">RVA</text:span></text:a><text:bookmark-end text:name="__RefHeading___Toc38781_1836810514"/></text:p></text:note-body></text:note></text:span>. </text:p>
      <text:p text:style-name="P124"><text:span text:style-name="T245">Escrito está: Dios </text:span><text:span text:style-name="Bible_5f_text"><text:span text:style-name="T245">“</text:span></text:span><text:span text:style-name="Bible_5f_text">quiere que </text:span><text:span text:style-name="Bible_5f_text"><text:span text:style-name="T246">TODOS</text:span></text:span><text:span text:style-name="Bible_5f_text"> los hombres sean salvos</text:span><text:span text:style-name="Bible_5f_text"><text:span text:style-name="T245">” </text:span></text:span><text:span text:style-name="Bible_5f_text"><text:span text:style-name="T245"><text:note text:id="ftn217" text:note-class="footnote"><text:note-citation>217</text:note-citation><text:note-body><text:p text:style-name="Footnote"><text:bookmark-start text:name="__RefHeading___Toc38779_1836810514"/><text:s/><text:alphabetical-index-mark-start text:id="IMark94726738595856"/><text:span text:style-name="T245">1 Timoteo 2</text:span><text:alphabetical-index-mark-end text:id="IMark94726738595856"/><text:span text:style-name="T245">:4 </text:span><text:a xlink:type="simple" xlink:href="https://www.biblegateway.com/passage/?search=1+Timoteo+2%3A4&amp;version=RVA" text:style-name="Internet_20_link" text:visited-style-name="Visited_20_Internet_20_Link"><text:span text:style-name="T245">RVA</text:span></text:a><text:bookmark-end text:name="__RefHeading___Toc38779_1836810514"/></text:p></text:note-body></text:note></text:span></text:span><text:span text:style-name="T245">.</text:span></text:p>
      <text:p text:style-name="P124"><text:span text:style-name="T245">Escrito está: Jesucristo </text:span><text:span text:style-name="Bible_5f_text"><text:span text:style-name="T245">“</text:span></text:span><text:span text:style-name="Bible_5f_text">se dió á sí mismo en precio del rescate por </text:span><text:span text:style-name="Bible_5f_text"><text:span text:style-name="T246">TODOS” </text:span></text:span><text:span text:style-name="Bible_5f_text"><text:span text:style-name="T246"><text:note text:id="ftn218" text:note-class="footnote"><text:note-citation>218</text:note-citation><text:note-body><text:p text:style-name="Footnote"><text:bookmark-start text:name="__RefHeading___Toc38777_1836810514"/><text:s/><text:alphabetical-index-mark-start text:id="IMark94726687790960"/><text:span text:style-name="T245">1 Timoteo 2</text:span><text:alphabetical-index-mark-end text:id="IMark94726687790960"/><text:span text:style-name="T245">:6 </text:span><text:a xlink:type="simple" xlink:href="https://www.biblegateway.com/passage/?search=1+Timoteo+2%3A6&amp;version=RVA" text:style-name="Internet_20_link" text:visited-style-name="Visited_20_Internet_20_Link"><text:span text:style-name="T245">RVA</text:span></text:a><text:bookmark-end text:name="__RefHeading___Toc38777_1836810514"/></text:p></text:note-body></text:note></text:span></text:span><text:span text:style-name="T245">.</text:span></text:p>
      <text:p text:style-name="P124"><text:span text:style-name="T245">Escrito está: El Señor </text:span><text:span text:style-name="Bible_5f_text"><text:span text:style-name="T245">“</text:span></text:span><text:bookmark text:name="es-RVA-2015-30499"/><text:span text:style-name="Bible_5f_text">no quiere que </text:span><text:span text:style-name="Bible_5f_text"><text:span text:style-name="T247">NADIE</text:span></text:span><text:span text:style-name="Bible_5f_text"> se pierda sino que </text:span><text:span text:style-name="Bible_5f_text"><text:span text:style-name="T247">TODOS</text:span></text:span><text:span text:style-name="Bible_5f_text"> procedan al arrepentimiento</text:span><text:span text:style-name="Bible_5f_text"><text:span text:style-name="T245">”</text:span></text:span><text:span text:style-name="Bible_5f_text"><text:span text:style-name="T245"><text:note text:id="ftn219" text:note-class="footnote"><text:note-citation>219</text:note-citation><text:note-body><text:p text:style-name="Footnote"><text:bookmark-start text:name="__RefHeading___Toc38775_1836810514"/><text:s/><text:alphabetical-index-mark-start text:id="IMark94726685311712"/><text:span text:style-name="T247">2 Pedro 3</text:span><text:alphabetical-index-mark-end text:id="IMark94726685311712"/><text:span text:style-name="T247">:9 </text:span><text:a xlink:type="simple" xlink:href="https://www.biblegateway.com/passage/?search=2+Pedro+3%3A9&amp;version=RVA-2015" text:style-name="Internet_20_link" text:visited-style-name="Visited_20_Internet_20_Link"><text:span text:style-name="T247">RVA-2015</text:span></text:a><text:bookmark-end text:name="__RefHeading___Toc38775_1836810514"/></text:p></text:note-body></text:note></text:span></text:span><text:span text:style-name="T245">.</text:span></text:p>
      <text:p text:style-name="P124"><text:span text:style-name="T245">Escrito está: </text:span><text:span text:style-name="Bible_5f_text"><text:span text:style-name="T245">“TODA</text:span></text:span><text:span text:style-name="Bible_5f_text"> carne verá la salvación de Dio</text:span><text:span text:style-name="Bible_5f_text"><text:span text:style-name="T251">s” </text:span></text:span><text:span text:style-name="Bible_5f_text"><text:span text:style-name="T251"><text:note text:id="ftn220" text:note-class="footnote"><text:note-citation>220</text:note-citation><text:note-body><text:p text:style-name="Footnote"><text:bookmark-start text:name="__RefHeading___Toc38773_1836810514"/><text:s/><text:alphabetical-index-mark-start text:id="IMark94726695947136"/>Lucas 3<text:alphabetical-index-mark-end text:id="IMark94726695947136"/>:6 <text:a xlink:type="simple" xlink:href="https://www.biblegateway.com/passage/?search=Lucas+3%3A6&amp;version=RVA-2015" text:style-name="Internet_20_link" text:visited-style-name="Visited_20_Internet_20_Link"><text:span text:style-name="T251">RVA-2015</text:span></text:a><text:bookmark-end text:name="__RefHeading___Toc38773_1836810514"/></text:p></text:note-body></text:note></text:span></text:span><text:span text:style-name="T251">.</text:span></text:p>
      <text:p text:style-name="P124"><text:span text:style-name="T245">Escrito está: </text:span><text:span text:style-name="Bible_5f_text"><text:span text:style-name="T245">“</text:span></text:span><text:span text:style-name="Bible_5f_text">¡Canten al S</text:span><text:span text:style-name="Bible_5f_text"><text:span text:style-name="T252">eñor</text:span></text:span><text:span text:style-name="Bible_5f_text">, </text:span><text:span text:style-name="Bible_5f_text"><text:span text:style-name="T252">TODA</text:span></text:span><text:span text:style-name="Bible_5f_text"> la tierra! Anuncien de día en día su salvación” </text:span><text:span text:style-name="Bible_5f_text"><text:note text:id="ftn221" text:note-class="footnote"><text:note-citation>221</text:note-citation><text:note-body><text:p text:style-name="Footnote"><text:bookmark-start text:name="__RefHeading___Toc38771_1836810514"/><text:s/><text:alphabetical-index-mark-start text:id="IMark94726717636640"/>1 Cr<text:span text:style-name="T252">ó</text:span>nicas 16<text:alphabetical-index-mark-end text:id="IMark94726717636640"/>:23 <text:a xlink:type="simple" xlink:href="https://www.biblegateway.com/passage/?search=1+Cronicas+16%3A23&amp;version=RVA-2015" text:style-name="Internet_20_link" text:visited-style-name="Visited_20_Internet_20_Link"><text:span text:style-name="T252">RVA-2015</text:span></text:a><text:bookmark-end text:name="__RefHeading___Toc38771_1836810514"/></text:p></text:note-body></text:note></text:span>.</text:p>
      <text:p text:style-name="P124"><text:span text:style-name="T252">Escrito está: </text:span><text:span text:style-name="Bible_5f_text"><text:span text:style-name="T252">“</text:span></text:span><text:span text:style-name="Bible_5f_text">El S</text:span><text:span text:style-name="Bible_5f_text"><text:span text:style-name="T252">eñor</text:span></text:span><text:span text:style-name="Bible_5f_text"> ha descubierto el brazo de su santidad ante los ojos de </text:span><text:span text:style-name="Bible_5f_text"><text:span text:style-name="T252">TODAS</text:span></text:span><text:span text:style-name="Bible_5f_text"> las naciones. </text:span><text:span text:style-name="Bible_5f_text"><text:span text:style-name="T252">TODOS</text:span></text:span><text:span text:style-name="Bible_5f_text"> los confines de la tierra verán la salvación de nuestro Dios</text:span><text:span text:style-name="Bible_5f_text"><text:span text:style-name="T252">” </text:span></text:span><text:span text:style-name="Bible_5f_text"><text:span text:style-name="T252"><text:note text:id="ftn222" text:note-class="footnote"><text:note-citation>222</text:note-citation><text:note-body><text:p text:style-name="Footnote"><text:bookmark-start text:name="__RefHeading___Toc38769_1836810514"/><text:s/><text:alphabetical-index-mark-start text:id="IMark94726740672192"/>Isa<text:span text:style-name="T252">í</text:span>as 52<text:alphabetical-index-mark-end text:id="IMark94726740672192"/>:10 <text:a xlink:type="simple" xlink:href="https://www.biblegateway.com/passage/?search=Isaias+52%3A10&amp;version=RVA-2015" text:style-name="Internet_20_link" text:visited-style-name="Visited_20_Internet_20_Link"><text:span text:style-name="T252">RVA-2015</text:span></text:a><text:bookmark-end text:name="__RefHeading___Toc38769_1836810514"/></text:p></text:note-body></text:note></text:span></text:span><text:span text:style-name="T252">.</text:span></text:p>
      <text:p text:style-name="P196"><text:soft-page-break/>Escrito está: <text:span text:style-name="Bible_5f_text">“TODOS los confines de la tierra han visto la victoria de nuestro Dios” </text:span><text:span text:style-name="Bible_5f_text"><text:note text:id="ftn223" text:note-class="footnote"><text:note-citation>223</text:note-citation><text:note-body><text:p text:style-name="Footnote"><text:bookmark-start text:name="__RefHeading___Toc38767_1836810514"/><text:s/><text:alphabetical-index-mark-start text:id="IMark94726739930384"/>Salmo 98<text:alphabetical-index-mark-end text:id="IMark94726739930384"/>:3 <text:a xlink:type="simple" xlink:href="https://www.biblegateway.com/passage/?search=Salmos+98%3A3&amp;version=RVA-2015" text:style-name="Internet_20_link" text:visited-style-name="Visited_20_Internet_20_Link"><text:span text:style-name="T252">RVA-2015</text:span></text:a><text:bookmark-end text:name="__RefHeading___Toc38767_1836810514"/></text:p></text:note-body></text:note></text:span>.</text:p>
      <text:p text:style-name="P124"><text:span text:style-name="T253">Escrito está: Se manifestará </text:span><text:span text:style-name="Bible_5f_text"><text:span text:style-name="T253">”</text:span></text:span><text:span text:style-name="Bible_5f_text">la gloria de Jehová, y </text:span><text:span text:style-name="Bible_5f_text"><text:span text:style-name="T253">TODA</text:span></text:span><text:span text:style-name="Bible_5f_text"> carne juntamente la verá” </text:span><text:span text:style-name="Bible_5f_text"><text:note text:id="ftn224" text:note-class="footnote"><text:note-citation>224</text:note-citation><text:note-body><text:p text:style-name="Footnote"><text:bookmark-start text:name="__RefHeading___Toc38765_1836810514"/><text:s/><text:alphabetical-index-mark-start text:id="IMark94726657171408"/>Isaías 40<text:alphabetical-index-mark-end text:id="IMark94726657171408"/>:5 <text:a xlink:type="simple" xlink:href="https://www.biblegateway.com/passage/?search=Isaías+40%3A5&amp;version=RVA" text:style-name="Internet_20_link" text:visited-style-name="Visited_20_Internet_20_Link"><text:span text:style-name="T253">RVA</text:span></text:a><text:bookmark-end text:name="__RefHeading___Toc38765_1836810514"/></text:p></text:note-body></text:note></text:span>.</text:p>
      <text:p text:style-name="P124"><text:span text:style-name="T254">Escrito está: Jesucristo sabía </text:span><text:span text:style-name="Bible_5f_text"><text:span text:style-name="T254">“</text:span></text:span><text:span text:style-name="Bible_5f_text">que el Padre le había dado </text:span><text:span text:style-name="Bible_5f_text"><text:span text:style-name="T254">TODAS</text:span></text:span><text:span text:style-name="Bible_5f_text"> las cosas en las manos</text:span><text:span text:style-name="Bible_5f_text"><text:span text:style-name="T254">” </text:span></text:span><text:span text:style-name="Bible_5f_text"><text:span text:style-name="T254"><text:note text:id="ftn225" text:note-class="footnote"><text:note-citation>225</text:note-citation><text:note-body><text:p text:style-name="Footnote"><text:bookmark-start text:name="__RefHeading___Toc38763_1836810514"/><text:s/><text:alphabetical-index-mark-start text:id="IMark94726657992000"/>Juan 13<text:alphabetical-index-mark-end text:id="IMark94726657992000"/>:3 <text:a xlink:type="simple" xlink:href="https://www.biblegateway.com/passage/?search=Juan+13%3A3&amp;version=RVA" text:style-name="Internet_20_link" text:visited-style-name="Visited_20_Internet_20_Link"><text:span text:style-name="T254">RVA</text:span></text:a><text:bookmark-end text:name="__RefHeading___Toc38763_1836810514"/></text:p></text:note-body></text:note></text:span></text:span><text:span text:style-name="T254">.</text:span></text:p>
      <text:p text:style-name="P124"><text:span text:style-name="T254">Escrito está: Jesucristo dijo: </text:span><text:span text:style-name="Bible_5f_text"><text:span text:style-name="T254">“</text:span></text:span><text:bookmark text:name="es-RVA-2015-26580"/><text:span text:style-name="Bible_5f_text">cuando sea levantado de la tierra, atraeré a </text:span><text:span text:style-name="Bible_5f_text"><text:span text:style-name="T254">TODOS</text:span></text:span><text:span text:style-name="Bible_5f_text"> a mí mismo</text:span><text:span text:style-name="Bible_5f_text"><text:span text:style-name="T254">” </text:span></text:span><text:span text:style-name="Bible_5f_text"><text:span text:style-name="T254"><text:note text:id="ftn226" text:note-class="footnote"><text:note-citation>226</text:note-citation><text:note-body><text:p text:style-name="Footnote"><text:bookmark-start text:name="__RefHeading___Toc38761_1836810514"/><text:s/><text:alphabetical-index-mark-start text:id="IMark94726588842336"/>Juan 12<text:alphabetical-index-mark-end text:id="IMark94726588842336"/>:32 <text:a xlink:type="simple" xlink:href="https://www.biblegateway.com/passage/?search=Juan+12%3A32&amp;version=RVA-2015" text:style-name="Internet_20_link" text:visited-style-name="Visited_20_Internet_20_Link"><text:span text:style-name="T254">RVA-2015</text:span></text:a><text:bookmark-end text:name="__RefHeading___Toc38761_1836810514"/></text:p></text:note-body></text:note></text:span></text:span><text:span text:style-name="T254">.</text:span></text:p>
      <text:p text:style-name="P124"><text:span text:style-name="T256">Escrito está: </text:span><text:span text:style-name="Bible_5f_text"><text:span text:style-name="T256">”</text:span></text:span><text:bookmark text:name="es-RVA-2015-29725"/><text:span text:style-name="Bible_5f_text">trabajamos arduamente y luchamos, pues esperamos en el Dios viviente, quien es el Salvador de </text:span><text:span text:style-name="Bible_5f_text"><text:span text:style-name="T256">TODOS</text:span></text:span><text:span text:style-name="Bible_5f_text"> los hombres, </text:span><text:span text:style-name="Bible_5f_text"><text:span text:style-name="T256">ESPECIALMENTE</text:span></text:span><text:span text:style-name="Bible_5f_text"> de los que creen</text:span><text:span text:style-name="Bible_5f_text"><text:span text:style-name="T256">” </text:span></text:span><text:span text:style-name="Bible_5f_text"><text:span text:style-name="T256"><text:note text:id="ftn227" text:note-class="footnote"><text:note-citation>227</text:note-citation><text:note-body><text:p text:style-name="Footnote"><text:bookmark-start text:name="__RefHeading___Toc38759_1836810514"/><text:s/><text:alphabetical-index-mark-start text:id="IMark94726740796064"/>1 Timoteo 4<text:alphabetical-index-mark-end text:id="IMark94726740796064"/>:10 <text:a xlink:type="simple" xlink:href="https://www.biblegateway.com/passage/?search=1+Timoteo+4%3A10&amp;version=RVA-2015" text:style-name="Internet_20_link" text:visited-style-name="Visited_20_Internet_20_Link"><text:span text:style-name="T256">RVA-2015</text:span></text:a><text:bookmark-end text:name="__RefHeading___Toc38759_1836810514"/></text:p></text:note-body></text:note></text:span></text:span><text:span text:style-name="T256">.</text:span></text:p>
      <text:p text:style-name="P198">Escrito está: E<text:span text:style-name="T6">l plan de Dios es que: </text:span><text:span text:style-name="Bible_5f_text"><text:span text:style-name="T6">”</text:span></text:span><text:span text:style-name="Bible_5f_text"><text:span text:style-name="T1">en Cristo sean reunidas bajo una cabeza TODAS las cosas, tanto las que están en los cielos como las que están en la tierra</text:span></text:span><text:span text:style-name="Bible_5f_text"><text:span text:style-name="T6">” </text:span></text:span><text:span text:style-name="Bible_5f_text"><text:span text:style-name="T6"><text:note text:id="ftn228" text:note-class="footnote"><text:note-citation>228</text:note-citation><text:note-body><text:p text:style-name="Footnote"><text:bookmark-start text:name="__RefHeading___Toc38757_1836810514"/><text:span text:style-name="T1"><text:s/></text:span><text:alphabetical-index-mark-start text:id="IMark94726688432608"/><text:span text:style-name="T7">Efesios 1</text:span><text:alphabetical-index-mark-end text:id="IMark94726688432608"/><text:span text:style-name="T7">:10 </text:span><text:a xlink:type="simple" xlink:href="https://www.biblegateway.com/passage/?search=Efesios+1%3A10&amp;version=RVA-2015" text:style-name="Internet_20_link" text:visited-style-name="Visited_20_Internet_20_Link"><text:span text:style-name="T7">RVA-2015</text:span></text:a><text:bookmark-end text:name="__RefHeading___Toc38757_1836810514"/></text:p></text:note-body></text:note></text:span></text:span><text:span text:style-name="T6">.</text:span></text:p>
      <text:p text:style-name="P124"><text:span text:style-name="T256">Escrito está: </text:span><text:span text:style-name="Bible_5f_text"><text:span text:style-name="T256">“</text:span></text:span><text:bookmark text:name="es-RVA-29400"/><text:span text:style-name="Bible_5f_text">Dios también le ensalzó á lo sumo, y dióle un nombre que es sobre </text:span><text:span text:style-name="Bible_5f_text"><text:span text:style-name="T257">TODO</text:span></text:span><text:span text:style-name="Bible_5f_text"> nombre; Para que en el nombre de Jesús se doble </text:span><text:span text:style-name="Bible_5f_text"><text:span text:style-name="T257">TODA</text:span></text:span><text:span text:style-name="Bible_5f_text"> rodilla de los que están en los cielos, y de los que en la tierra, y de los que debajo de la tierra; Y </text:span><text:span text:style-name="Bible_5f_text"><text:span text:style-name="T257">TODA</text:span></text:span><text:span text:style-name="Bible_5f_text"> lengua confiese que Jesucristo es el Señor, á la gloria de Dios Padre” </text:span><text:span text:style-name="Bible_5f_text"><text:note text:id="ftn229" text:note-class="footnote"><text:note-citation>229</text:note-citation><text:note-body><text:p text:style-name="Footnote"><text:bookmark-start text:name="__RefHeading___Toc38755_1836810514"/><text:s/><text:alphabetical-index-mark-start text:id="IMark94726794556288"/>Filipenses 2<text:alphabetical-index-mark-end text:id="IMark94726794556288"/>:9-11 <text:a xlink:type="simple" xlink:href="https://www.biblegateway.com/passage/?search=Filipenses+2%3A9-11&amp;version=RVA" text:style-name="Internet_20_link" text:visited-style-name="Visited_20_Internet_20_Link"><text:span text:style-name="T257">RVA</text:span></text:a><text:bookmark-end text:name="__RefHeading___Toc38755_1836810514"/></text:p></text:note-body></text:note></text:span>.</text:p>
      <text:p text:style-name="P124"><text:span text:style-name="T258">Escrito está: </text:span><text:span text:style-name="Bible_5f_text"><text:span text:style-name="T258">Dice Jehová “p</text:span></text:span><text:span text:style-name="Bible_5f_text">or mí mismo </text:span><text:span text:style-name="Bible_5f_text"><text:span text:style-name="T543">LO</text:span></text:span><text:span text:style-name="Bible_5f_text"> </text:span><text:span text:style-name="Bible_5f_text"><text:span text:style-name="T543">HE</text:span></text:span><text:span text:style-name="Bible_5f_text"> </text:span><text:span text:style-name="Bible_5f_text"><text:span text:style-name="T543">JURADO</text:span></text:span><text:span text:style-name="Bible_5f_text">; de mi boca salió palabra en justicia, y no será revocada: que </text:span><text:soft-page-break/><text:span text:style-name="Bible_5f_text">delante de mí se doblará </text:span><text:span text:style-name="Bible_5f_text"><text:span text:style-name="T258">TODA</text:span></text:span><text:span text:style-name="Bible_5f_text"> rodilla, y jurará </text:span><text:span text:style-name="Bible_5f_text"><text:span text:style-name="T258">TODA </text:span></text:span><text:span text:style-name="Bible_5f_text">lengua</text:span><text:span text:style-name="Bible_5f_text"><text:span text:style-name="T258">” </text:span></text:span><text:span text:style-name="Bible_5f_text"><text:span text:style-name="T258"><text:note text:id="ftn230" text:note-class="footnote"><text:note-citation>230</text:note-citation><text:note-body><text:p text:style-name="Footnote"><text:bookmark-start text:name="__RefHeading___Toc38753_1836810514"/><text:s/><text:alphabetical-index-mark-start text:id="IMark94726717636640"/><text:span text:style-name="T258">Isaías 45</text:span><text:alphabetical-index-mark-end text:id="IMark94726717636640"/><text:span text:style-name="T258">:23 </text:span><text:a xlink:type="simple" xlink:href="https://www.biblegateway.com/passage/?search=Isaias+45%3A23&amp;version=RVA-2015" text:style-name="Internet_20_link" text:visited-style-name="Visited_20_Internet_20_Link"><text:span text:style-name="T258">RVA-2015</text:span></text:a><text:bookmark-end text:name="__RefHeading___Toc38753_1836810514"/></text:p></text:note-body></text:note></text:span></text:span><text:span text:style-name="T258">.</text:span></text:p>
      <text:p text:style-name="P199"><text:span text:style-name="T546">El Dios Creador del Cielo y de la Tierra</text:span> JURA por sí mismo en Isaías y Pablo nos lo recuerda en Romanos:</text:p>
      <text:p text:style-name="P199">Escrito está: <text:span text:style-name="Bible_5f_text">“</text:span><text:span text:style-name="Bible_5f_text"><text:span text:style-name="T546">JURO</text:span></text:span><text:span text:style-name="Bible_5f_text"> </text:span><text:span text:style-name="Bible_5f_text"><text:span text:style-name="T546">POR MI VIDA</text:span></text:span><text:span text:style-name="Bible_5f_text">, dice el Señor, que ante mí TODOS doblarán la rodilla y TODOS alabarán a Dios” </text:span><text:span text:style-name="Bible_5f_text"><text:note text:id="ftn231" text:note-class="footnote"><text:note-citation>231</text:note-citation><text:note-body><text:p text:style-name="Footnote"><text:bookmark-start text:name="__RefHeading___Toc38751_1836810514"/><text:s/><text:alphabetical-index-mark-start text:id="IMark94726696074496"/><text:span text:style-name="T543">Romanos 14</text:span><text:alphabetical-index-mark-end text:id="IMark94726696074496"/><text:span text:style-name="T543"> </text:span><text:a xlink:type="simple" xlink:href="https://www.biblegateway.com/passage/?search=Romanos+14%3A11&amp;version=DHH" text:style-name="Internet_20_link" text:visited-style-name="Visited_20_Internet_20_Link"><text:span text:style-name="T543">DHH</text:span></text:a><text:bookmark-end text:name="__RefHeading___Toc38751_1836810514"/></text:p></text:note-body></text:note></text:span>.</text:p>
      <text:p text:style-name="P200"><text:span text:style-name="T545">¿Por qué</text:span> algunos piensan que la victoria de Jesucristo en la Cruz es como una victoria de un cesar romano? <text:span text:style-name="T545">¿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545">a </text:span>Jesucristo diciendo: “¿Quien es el rey de reyes? ¿Quien? ¿QUIEN? ¿Quien es el vencedor? AJÁ ! Ahora PAL INFIERNO !”. </text:p>
      <text:p text:style-name="P201">Esa NO es la victoria de Jesucristo en NINGUNO de sus súbditos. Todos los que lo tenemos por Rey lo hacemos por voluntad propia luego de que el Padre Celestial nos cambi<text:span text:style-name="T546">a</text:span> nuestro corazón de piedra por uno tierno que pu<text:span text:style-name="T546">eda</text:span> amarlo sobre todas las cosas por nuestro propio bien. <text:span text:style-name="T544">Esa fue su promesa y la está cumpliendo.</text:span></text:p>
      <text:p text:style-name="P124"><text:span text:style-name="T258">Escrito está: </text:span><text:span text:style-name="Bible_5f_text"><text:span text:style-name="T258">”</text:span></text:span><text:span text:style-name="Bible_5f_text">Y oí á </text:span><text:span text:style-name="Bible_5f_text"><text:span text:style-name="T258">TODA</text:span></text:span><text:span text:style-name="Bible_5f_text"> criatura que está en el cielo, y sobre la tierra, y debajo de la tierra, y que está en el mar, y </text:span><text:span text:style-name="Bible_5f_text"><text:span text:style-name="T258">TODAS</text:span></text:span><text:span text:style-name="Bible_5f_text"> las cosas que en ellos están, diciendo: Al que está sentado en el trono, y al Cordero, sea la bendición, y la honra, y la gloria, y el poder, para siempre jamás</text:span><text:span text:style-name="Bible_5f_text"><text:span text:style-name="T258">” </text:span></text:span><text:span text:style-name="Bible_5f_text"><text:span text:style-name="T258"><text:note text:id="ftn232" text:note-class="footnote"><text:note-citation>232</text:note-citation><text:note-body><text:p text:style-name="Footnote"><text:bookmark-start text:name="__RefHeading___Toc38749_1836810514"/><text:s/><text:alphabetical-index-mark-start text:id="IMark94726765837840"/><text:span text:style-name="T258">Revelación 5</text:span><text:alphabetical-index-mark-end text:id="IMark94726765837840"/><text:span text:style-name="T258">:13 </text:span><text:a xlink:type="simple" xlink:href="https://www.biblegateway.com/passage/?search=Apocalipsis+5%3A13&amp;version=RVA" text:style-name="Internet_20_link" text:visited-style-name="Visited_20_Internet_20_Link"><text:span text:style-name="T258">RVA</text:span></text:a><text:bookmark-end text:name="__RefHeading___Toc38749_1836810514"/></text:p></text:note-body></text:note></text:span></text:span><text:span text:style-name="T258">.</text:span></text:p>
      <text:p text:style-name="P197"><text:soft-page-break/>En fin. Podría<text:span text:style-name="T260">mos</text:span> terminar <text:span text:style-name="T459">estudiando toda</text:span> la biblia. El punto es que la promesa es para todos. Obviamente eso todavía no ha sucedido porque sino <text:span text:style-name="T260">ya </text:span>no <text:span text:style-name="T261">existirían</text:span> <text:span text:style-name="T260">los </text:span>que <text:span text:style-name="T260">piensan </text:span>que la cosa es <text:span text:style-name="T260">solo </text:span>para unos pocos, <text:span text:style-name="T260">entre los cuales, por supuesto, están ellos mismos</text:span>.</text:p>
      <text:p text:style-name="P197">Ademas la promesa de resurrección <text:span text:style-name="T497">física y espiritual </text:span>es para todos y eso tampoco ha sucedido, <text:span text:style-name="T262">sin embargo esa</text:span> es la promesa del Dios vivo, del Creador del Cielo y de la tierra: <text:span text:style-name="T259">TODOS, ABSOLUTAMENTE TODOS. </text:span>Y Dios no es hombre para mentir.</text:p>
      <text:p text:style-name="P218"><text:span text:style-name="T292">ESTAS</text:span> son las <text:span text:style-name="T292">buenas noticias</text:span>. <text:span text:style-name="T293">Las realmente BUENAS NOTICIA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page"/>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7</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text:p>
      </style:header>
      <style:footer>
        <text:p text:style-name="Footer"><text:page-number text:select-page="current">0</text:page-number></text:p>
      </style:footer>
    </style:master-page>
    <style:master-page style:name="Right_20_Page" style:display-name="Right Page" style:page-layout-name="Mpm5" draw:style-name="Mdp1" style:next-style-name="Left_20_Page">
      <style:header>
        <text:p text:style-name="MP1"><text:chapter text:display="name" text:outline-level="1"/></text:p>
      </style:header>
      <style:footer>
        <text:p text:style-name="Footer"><text:page-number text:select-page="current">0</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9-04T15:26:54.291286739</dc:date>
    <meta:editing-duration>P18DT11H33M17S</meta:editing-duration>
    <meta:editing-cycles>6014</meta:editing-cycles>
    <meta:generator>LibreOffice/7.6.0.3$Linux_X86_64 LibreOffice_project/60$Build-3</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67" meta:paragraph-count="534" meta:word-count="17562" meta:character-count="97033" meta:non-whitespace-character-count="79714"/>
    <meta:user-defined meta:name="Autor">Jose Luis Quiroga</meta:user-defined>
  </office:meta>
</office:document-meta>
</file>